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ce3" style:family="table-cell" style:parent-style-name="Default" style:data-style-name="N0">
      <style:table-cell-properties fo:border-top="none" fo:border-bottom="none" fo:border-left="thin solid #000000" fo:border-right="none"/>
    </style:style>
    <style:style style:name="ce4" style:family="table-cell" style:parent-style-name="Default" style:data-style-name="N0">
      <style:table-cell-properties fo:border-top="none" fo:border-bottom="none" fo:border-left="none" fo:border-right="thin solid #000000"/>
    </style:style>
    <style:style style:name="ce5" style:family="table-cell" style:parent-style-name="Default" style:data-style-name="N0">
      <style:table-cell-properties fo:border-top="none" fo:border-bottom="thin solid #000000" fo:border-left="thin solid #000000" fo:border-right="none"/>
    </style:style>
    <style:style style:name="ce6" style:family="table-cell" style:parent-style-name="Default" style:data-style-name="N0">
      <style:table-cell-properties fo:border-top="none" fo:border-bottom="thin solid #000000" fo:border-left="none" fo:border-right="none"/>
    </style:style>
    <style:style style:name="ce7" style:family="table-cell" style:parent-style-name="Default" style:data-style-name="N0">
      <style:table-cell-properties fo:border-top="none" fo:border-bottom="thin solid #000000" fo:border-left="none" fo:border-right="thin solid #000000"/>
    </style:style>
    <style:style style:name="ce8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transparent" style:repeat-content="false"/>
      <style:paragraph-properties fo:text-align="center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3.46604166666667cm"/>
    </style:style>
    <style:style style:name="co4" style:family="table-column">
      <style:table-column-properties fo:break-before="auto" style:column-width="1.00541666666667cm"/>
    </style:style>
    <style:style style:name="co5" style:family="table-column">
      <style:table-column-properties fo:break-before="auto" style:column-width="0.899583333333333cm"/>
    </style:style>
    <style:style style:name="co6" style:family="table-column">
      <style:table-column-properties fo:break-before="auto" style:column-width="2.32833333333333cm"/>
    </style:style>
    <style:style style:name="co7" style:family="table-column">
      <style:table-column-properties fo:break-before="auto" style:column-width="0.926041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Calculations" table:style-name="ta1">
        <table:table-column table:style-name="co1" table:number-columns-repeated="13" table:default-cell-style-name="ce1"/>
        <table:table-column table:style-name="co2" table:number-columns-repeated="16371" table:default-cell-style-name="ce1"/>
        <table:table-row table:style-name="ro1">
          <table:table-cell table:style-name="ce2"/>
          <table:table-cell office:value-type="string" table:number-columns-spanned="12" table:number-rows-spanned="1" table:style-name="ce8">
            <text:p>Calculations</text:p>
          </table:table-cell>
          <table:covered-table-cell table:number-columns-repeated="11"/>
          <table:table-cell table:number-columns-repeated="16371"/>
        </table:table-row>
        <table:table-row table:style-name="ro1">
          <table:table-cell table:style-name="ce2"/>
          <table:table-cell office:value-type="string" table:number-columns-spanned="3" table:number-rows-spanned="1" table:style-name="ce9">
            <text:p>MILP</text:p>
          </table:table-cell>
          <table:covered-table-cell table:number-columns-repeated="2"/>
          <table:table-cell office:value-type="string" table:number-columns-spanned="3" table:number-rows-spanned="1" table:style-name="ce9">
            <text:p>QM</text:p>
          </table:table-cell>
          <table:covered-table-cell table:number-columns-repeated="2"/>
          <table:table-cell office:value-type="string" table:number-columns-spanned="3" table:number-rows-spanned="1" table:style-name="ce9">
            <text:p>Exhaustive</text:p>
          </table:table-cell>
          <table:covered-table-cell table:number-columns-repeated="2"/>
          <table:table-cell office:value-type="string" table:number-columns-spanned="3" table:number-rows-spanned="1" table:style-name="ce9">
            <text:p>Quick</text:p>
          </table:table-cell>
          <table:covered-table-cell table:number-columns-repeated="2"/>
          <table:table-cell table:number-columns-repeated="16371"/>
        </table:table-row>
        <table:table-row table:style-name="ro1">
          <table:table-cell table:style-name="ce2"/>
          <table:table-cell office:value-type="string" table:style-name="ce3">
            <text:p>Slow</text:p>
          </table:table-cell>
          <table:table-cell office:value-type="string" table:style-name="ce2">
            <text:p>Fast</text:p>
          </table:table-cell>
          <table:table-cell office:value-type="string" table:style-name="ce4">
            <text:p>Combined</text:p>
          </table:table-cell>
          <table:table-cell office:value-type="string" table:style-name="ce3">
            <text:p>Slow</text:p>
          </table:table-cell>
          <table:table-cell office:value-type="string" table:style-name="ce2">
            <text:p>Fast</text:p>
          </table:table-cell>
          <table:table-cell office:value-type="string" table:style-name="ce4">
            <text:p>Combined</text:p>
          </table:table-cell>
          <table:table-cell office:value-type="string" table:style-name="ce3">
            <text:p>Slow</text:p>
          </table:table-cell>
          <table:table-cell office:value-type="string" table:style-name="ce2">
            <text:p>Fast</text:p>
          </table:table-cell>
          <table:table-cell office:value-type="string" table:style-name="ce4">
            <text:p>Combined</text:p>
          </table:table-cell>
          <table:table-cell office:value-type="string" table:style-name="ce3">
            <text:p>Slow</text:p>
          </table:table-cell>
          <table:table-cell office:value-type="string" table:style-name="ce2">
            <text:p>Fast</text:p>
          </table:table-cell>
          <table:table-cell office:value-type="string" table:style-name="ce4">
            <text:p>Combined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Mean</text:p>
          </table:table-cell>
          <table:table-cell office:value-type="float" office:value="1.6990000000000001" table:formula="of:=AVERAGE(['milp-charge-cnt'.B2:.B1001])" table:style-name="ce3">
            <text:p>1.699</text:p>
          </table:table-cell>
          <table:table-cell office:value-type="float" office:value="0.13800000000000001" table:formula="of:=AVERAGE(['milp-charge-cnt'.C2:.C1001])" table:style-name="ce2">
            <text:p>0.138</text:p>
          </table:table-cell>
          <table:table-cell office:value-type="float" office:value="0.91849999999999998" table:formula="of:=AVERAGE(['milp-charge-cnt'.B2:.B1001]; ['milp-charge-cnt'.C2:.C1001])" table:style-name="ce4">
            <text:p>0.9185</text:p>
          </table:table-cell>
          <table:table-cell office:value-type="float" office:value="2.7389999999999999" table:formula="of:=AVERAGE(['qm-charge-cnt'.B2:.B1001])" table:style-name="ce3">
            <text:p>2.739</text:p>
          </table:table-cell>
          <table:table-cell office:value-type="float" office:value="0.378" table:formula="of:=AVERAGE(['qm-charge-cnt'.C2:.C1001])" table:style-name="ce2">
            <text:p>0.378</text:p>
          </table:table-cell>
          <table:table-cell office:value-type="float" office:value="1.5585" table:formula="of:=AVERAGE(['qm-charge-cnt'.B2:.B1001]; ['qm-charge-cnt'.C2:.C1001])" table:style-name="ce4">
            <text:p>1.5585</text:p>
          </table:table-cell>
          <table:table-cell office:value-type="float" office:value="3.2029999999999998" table:formula="of:=AVERAGE(['sa-exhaustive-charge-cnt'.C2:.C1001])" table:style-name="ce3">
            <text:p>3.203</text:p>
          </table:table-cell>
          <table:table-cell office:value-type="float" office:value="9.0999999999999998E-2" table:formula="of:=AVERAGE(['sa-exhaustive-charge-cnt'.D2:.D1001])" table:style-name="ce2">
            <text:p>0.091</text:p>
          </table:table-cell>
          <table:table-cell office:value-type="float" office:value="1.647" table:formula="of:=AVERAGE(['sa-exhaustive-charge-cnt'.C2:.C1001]; ['sa-exhaustive-charge-cnt'.D2:.D1001])" table:style-name="ce4">
            <text:p>1.647</text:p>
          </table:table-cell>
          <table:table-cell office:value-type="float" office:value="2.1120000000000001" table:formula="of:=AVERAGE(['sa-quick-charge-cnt'.C2:.C1001])" table:style-name="ce3">
            <text:p>2.112</text:p>
          </table:table-cell>
          <table:table-cell office:value-type="float" office:value="0.13300000000000001" table:formula="of:=AVERAGE(['sa-quick-charge-cnt'.D2:.D1001])" table:style-name="ce2">
            <text:p>0.133</text:p>
          </table:table-cell>
          <table:table-cell office:value-type="float" office:value="5.7584999999999997" table:formula="of:=AVERAGE(['sa-quick-charge-cnt'.B2:.B1001]; ['sa-quick-charge-cnt'.C2:.C1001])" table:style-name="ce4">
            <text:p>5.7585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Min</text:p>
          </table:table-cell>
          <table:table-cell office:value-type="float" office:value="1" table:formula="of:=COM.MICROSOFT.MINIFS(['milp-charge-cnt'.B2:.B2002]; ['milp-charge-cnt'.B2:.B2002]; &quot;&gt;0&quot;)" table:style-name="ce3">
            <text:p>1</text:p>
          </table:table-cell>
          <table:table-cell office:value-type="float" office:value="1" table:formula="of:=COM.MICROSOFT.MINIFS(['milp-charge-cnt'.C2:.C2002]; ['milp-charge-cnt'.C2:.C2002]; &quot;&gt;0&quot;)" table:style-name="ce2">
            <text:p>1</text:p>
          </table:table-cell>
          <table:table-cell office:value-type="float" office:value="1" table:formula="of:=COM.MICROSOFT.MINIFS(['milp-charge-cnt'.B2:.B1002]; ['milp-charge-cnt'.B2:.B1002]; &quot;&gt;0&quot;; ['milp-charge-cnt'.C2:.C1002]; &quot;&gt;0&quot;)" table:style-name="ce4">
            <text:p>1</text:p>
          </table:table-cell>
          <table:table-cell office:value-type="float" office:value="1" table:formula="of:=COM.MICROSOFT.MINIFS(['qm-charge-cnt'.B2:.B2002]; ['qm-charge-cnt'.B2:.B2002]; &quot;&gt;0&quot;)" table:style-name="ce3">
            <text:p>1</text:p>
          </table:table-cell>
          <table:table-cell office:value-type="float" office:value="1" table:formula="of:=COM.MICROSOFT.MINIFS(['qm-charge-cnt'.C2:.C2002]; ['qm-charge-cnt'.C2:.C2002]; &quot;&gt;0&quot;)" table:style-name="ce2">
            <text:p>1</text:p>
          </table:table-cell>
          <table:table-cell office:value-type="float" office:value="1" table:formula="of:=COM.MICROSOFT.MINIFS(['qm-charge-cnt'.B2:.B1002]; ['qm-charge-cnt'.B2:.B1002]; &quot;&gt;0&quot;; ['qm-charge-cnt'.C2:.C1002]; &quot;&gt;0&quot;)" table:style-name="ce4">
            <text:p>1</text:p>
          </table:table-cell>
          <table:table-cell office:value-type="float" office:value="1" table:formula="of:=COM.MICROSOFT.MINIFS(['sa-exhaustive-charge-cnt'.C2:.C2002]; ['sa-exhaustive-charge-cnt'.C2:.C2002]; &quot;&gt;0&quot;)" table:style-name="ce3">
            <text:p>1</text:p>
          </table:table-cell>
          <table:table-cell office:value-type="float" office:value="1" table:formula="of:=COM.MICROSOFT.MINIFS(['sa-exhaustive-charge-cnt'.D2:.D2002]; ['sa-exhaustive-charge-cnt'.D2:.D2002]; &quot;&gt;0&quot;)" table:style-name="ce2">
            <text:p>1</text:p>
          </table:table-cell>
          <table:table-cell office:value-type="float" office:value="3" table:formula="of:=COM.MICROSOFT.MINIFS(['sa-exhaustive-charge-cnt'.C2:.C1002]; ['sa-exhaustive-charge-cnt'.C2:.C1002]; &quot;&gt;0&quot;; ['sa-exhaustive-charge-cnt'.D2:.D1002]; &quot;&gt;0&quot;)" table:style-name="ce4">
            <text:p>3</text:p>
          </table:table-cell>
          <table:table-cell office:value-type="float" office:value="1" table:formula="of:=COM.MICROSOFT.MINIFS(['sa-quick-charge-cnt'.C2:.C2002]; ['sa-quick-charge-cnt'.C2:.C2002]; &quot;&gt;0&quot;)" table:style-name="ce3">
            <text:p>1</text:p>
          </table:table-cell>
          <table:table-cell office:value-type="float" office:value="1" table:formula="of:=COM.MICROSOFT.MINIFS(['sa-quick-charge-cnt'.D2:.D2002]; ['sa-quick-charge-cnt'.D2:.D2002]; &quot;&gt;0&quot;)" table:style-name="ce2">
            <text:p>1</text:p>
          </table:table-cell>
          <table:table-cell office:value-type="float" office:value="1" table:formula="of:=COM.MICROSOFT.MINIFS(['sa-quick-charge-cnt'.C2:.C1002]; ['sa-quick-charge-cnt'.C2:.C1002]; &quot;&gt;0&quot;; ['sa-quick-charge-cnt'.D2:.D1002]; &quot;&gt;0&quot;)" table:style-name="ce4">
            <text:p>1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Max</text:p>
          </table:table-cell>
          <table:table-cell office:value-type="float" office:value="4" table:formula="of:=MAX(['milp-charge-cnt'.B2:.B1003])" table:style-name="ce5">
            <text:p>4</text:p>
          </table:table-cell>
          <table:table-cell office:value-type="float" office:value="2" table:formula="of:=MAX(['milp-charge-cnt'.C2:.C1003])" table:style-name="ce6">
            <text:p>2</text:p>
          </table:table-cell>
          <table:table-cell office:value-type="float" office:value="4" table:formula="of:=MAX(['milp-charge-cnt'.B2:.B1003]; ['milp-charge-cnt'.B2:.B1003])" table:style-name="ce7">
            <text:p>4</text:p>
          </table:table-cell>
          <table:table-cell office:value-type="float" office:value="11" table:formula="of:=MAX(['qm-charge-cnt'.B2:.B2003])" table:style-name="ce5">
            <text:p>11</text:p>
          </table:table-cell>
          <table:table-cell office:value-type="float" office:value="2" table:formula="of:=MAX(['qm-charge-cnt'.C2:.C2003])" table:style-name="ce6">
            <text:p>2</text:p>
          </table:table-cell>
          <table:table-cell office:value-type="float" office:value="11" table:formula="of:=MAX(['qm-charge-cnt'.B2:.B1003]; ['qm-charge-cnt'.C2:.C1003])" table:style-name="ce7">
            <text:p>11</text:p>
          </table:table-cell>
          <table:table-cell office:value-type="float" office:value="8" table:formula="of:=MAX(['sa-exhaustive-charge-cnt'.C2:.C2003])" table:style-name="ce5">
            <text:p>8</text:p>
          </table:table-cell>
          <table:table-cell office:value-type="float" office:value="1" table:formula="of:=MAX(['sa-exhaustive-charge-cnt'.D2:.D2003])" table:style-name="ce6">
            <text:p>1</text:p>
          </table:table-cell>
          <table:table-cell office:value-type="float" office:value="8" table:formula="of:=MAX(['sa-exhaustive-charge-cnt'.C2:.C1003]; ['sa-exhaustive-charge-cnt'.D2:.D1003])" table:style-name="ce7">
            <text:p>8</text:p>
          </table:table-cell>
          <table:table-cell office:value-type="float" office:value="7" table:formula="of:=MAX(['sa-quick-charge-cnt'.C2:.C2003])" table:style-name="ce5">
            <text:p>7</text:p>
          </table:table-cell>
          <table:table-cell office:value-type="float" office:value="1" table:formula="of:=MAX(['sa-quick-charge-cnt'.D2:.D2003])" table:style-name="ce6">
            <text:p>1</text:p>
          </table:table-cell>
          <table:table-cell office:value-type="float" office:value="7" table:formula="of:=MAX(['sa-quick-charge-cnt'.C2:.C1003]; ['sa-quick-charge-cnt'.D2:.D1003])" table:style-name="ce7">
            <text:p>7</text:p>
          </table:table-cell>
          <table:table-cell table:number-columns-repeated="16371"/>
        </table:table-row>
        <table:table-row table:number-rows-repeated="1048570" table:style-name="ro2">
          <table:table-cell table:number-columns-repeated="16384"/>
        </table:table-row>
      </table:table>
      <table:table table:name="milp-charge-cnt" table:style-name="ta1"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2" table:number-columns-repeated="16381" table:default-cell-style-name="ce1"/>
        <table:table-row table:style-name="ro1">
          <table:table-cell office:value-type="string" table:style-name="ce2">
            <text:p>visit</text:p>
          </table:table-cell>
          <table:table-cell office:value-type="string" table:style-name="ce2">
            <text:p>slow</text:p>
          </table:table-cell>
          <table:table-cell office:value-type="string" table:style-name="ce2">
            <text:p>fast</text:p>
          </table:table-cell>
          <table:table-cell table:number-columns-repeated="16381"/>
        </table:table-row>
        <table:table-row table:style-name="ro1">
          <table:table-cell office:value-type="float" office:value="0.01" table:style-name="ce2">
            <text:p>0.0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3.4004004004004003E-2" table:style-name="ce2">
            <text:p>0.034004004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5.8008008008007997E-2" table:style-name="ce2">
            <text:p>0.058008008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8.2012012012011998E-2" table:style-name="ce2">
            <text:p>0.08201201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0.106016016016016" table:style-name="ce2">
            <text:p>0.106016016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0.13002002002002" table:style-name="ce2">
            <text:p>0.1300200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0.15402402402402399" table:style-name="ce2">
            <text:p>0.154024024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0.178028028028028" table:style-name="ce2">
            <text:p>0.178028028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0.20203203203203199" table:style-name="ce2">
            <text:p>0.20203203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0.226036036036036" table:style-name="ce2">
            <text:p>0.226036036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0.25004004004003999" table:style-name="ce2">
            <text:p>0.25004004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0.27404404404404398" table:style-name="ce2">
            <text:p>0.274044044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0.29804804804804802" table:style-name="ce2">
            <text:p>0.298048048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0.32205205205205201" table:style-name="ce2">
            <text:p>0.32205205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0.34605605605605599" table:style-name="ce2">
            <text:p>0.346056056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0.37006006006005998" table:style-name="ce2">
            <text:p>0.37006006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0.39406406406406402" table:style-name="ce2">
            <text:p>0.394064064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0.41806806806806801" table:style-name="ce2">
            <text:p>0.418068068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0.442072072072072" table:style-name="ce2">
            <text:p>0.44207207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0.46607607607607598" table:style-name="ce2">
            <text:p>0.466076076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0.49008008008008003" table:style-name="ce2">
            <text:p>0.49008008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0.51408408408408401" table:style-name="ce2">
            <text:p>0.514084084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0.53808808808808795" table:style-name="ce2">
            <text:p>0.538088088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0.56209209209209199" table:style-name="ce2">
            <text:p>0.56209209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0.58609609609609603" table:style-name="ce2">
            <text:p>0.586096096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0.61010010010009996" table:style-name="ce2">
            <text:p>0.610100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0.634104104104104" table:style-name="ce2">
            <text:p>0.634104104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0.65810810810810805" table:style-name="ce2">
            <text:p>0.658108108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0.68211211211211198" table:style-name="ce2">
            <text:p>0.68211211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0.70611611611611602" table:style-name="ce2">
            <text:p>0.706116116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0.73012012012011995" table:style-name="ce2">
            <text:p>0.7301201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0.754124124124124" table:style-name="ce2">
            <text:p>0.754124124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0.77812812812812804" table:style-name="ce2">
            <text:p>0.778128128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0.80213213213213197" table:style-name="ce2">
            <text:p>0.80213213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0.82613613613613601" table:style-name="ce2">
            <text:p>0.826136136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0.85014014014014005" table:style-name="ce2">
            <text:p>0.85014014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0.87414414414414399" table:style-name="ce2">
            <text:p>0.874144144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0.89814814814814803" table:style-name="ce2">
            <text:p>0.898148148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0.92215215215215196" table:style-name="ce2">
            <text:p>0.92215215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0.946156156156156" table:style-name="ce2">
            <text:p>0.946156156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0.97016016016016005" table:style-name="ce2">
            <text:p>0.97016016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0.99416416416416398" table:style-name="ce2">
            <text:p>0.994164164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.01816816816817" table:style-name="ce2">
            <text:p>1.018168168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.04217217217217" table:style-name="ce2">
            <text:p>1.04217217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.0661761761761801" table:style-name="ce2">
            <text:p>1.066176176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.09018018018018" table:style-name="ce2">
            <text:p>1.09018018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.11418418418418" table:style-name="ce2">
            <text:p>1.114184184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.1381881881881899" table:style-name="ce2">
            <text:p>1.138188188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.1621921921921901" table:style-name="ce2">
            <text:p>1.16219219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.1861961961962" table:style-name="ce2">
            <text:p>1.186196196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.2102002002001999" table:style-name="ce2">
            <text:p>1.210200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.2342042042042001" table:style-name="ce2">
            <text:p>1.234204204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.25820820820821" table:style-name="ce2">
            <text:p>1.258208208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.2822122122122099" table:style-name="ce2">
            <text:p>1.28221221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.3062162162162201" table:style-name="ce2">
            <text:p>1.306216216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.33022022022022" table:style-name="ce2">
            <text:p>1.3302202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.35422422422422" table:style-name="ce2">
            <text:p>1.354224224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.3782282282282301" table:style-name="ce2">
            <text:p>1.378228228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.40223223223223" table:style-name="ce2">
            <text:p>1.40223223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.42623623623624" table:style-name="ce2">
            <text:p>1.426236236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.4502402402402399" table:style-name="ce2">
            <text:p>1.45024024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.4742442442442401" table:style-name="ce2">
            <text:p>1.474244244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.49824824824825" table:style-name="ce2">
            <text:p>1.498248248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.5222522522522499" table:style-name="ce2">
            <text:p>1.52225225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.5462562562562601" table:style-name="ce2">
            <text:p>1.546256256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.57026026026026" table:style-name="ce2">
            <text:p>1.57026026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.5942642642642599" table:style-name="ce2">
            <text:p>1.594264264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.6182682682682701" table:style-name="ce2">
            <text:p>1.618268268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.64227227227227" table:style-name="ce2">
            <text:p>1.64227227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.6662762762762799" table:style-name="ce2">
            <text:p>1.666276276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.6902802802802801" table:style-name="ce2">
            <text:p>1.69028028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.71428428428428" table:style-name="ce2">
            <text:p>1.714284284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.73828828828829" table:style-name="ce2">
            <text:p>1.738288288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.7622922922922899" table:style-name="ce2">
            <text:p>1.76229229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.7862962962963" table:style-name="ce2">
            <text:p>1.786296296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.8103003003003" table:style-name="ce2">
            <text:p>1.810300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.8343043043042999" table:style-name="ce2">
            <text:p>1.834304304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.8583083083083101" table:style-name="ce2">
            <text:p>1.858308308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.88231231231231" table:style-name="ce2">
            <text:p>1.88231231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.9063163163163199" table:style-name="ce2">
            <text:p>1.906316316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.9303203203203201" table:style-name="ce2">
            <text:p>1.9303203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.95432432432432" table:style-name="ce2">
            <text:p>1.954324324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.9783283283283299" table:style-name="ce2">
            <text:p>1.978328328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2.0023323323323301" table:style-name="ce2">
            <text:p>2.00233233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2.0263363363363398" table:style-name="ce2">
            <text:p>2.026336336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2.0503403403403402" table:style-name="ce2">
            <text:p>2.05034034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2.0743443443443401" table:style-name="ce2">
            <text:p>2.074344344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2.0983483483483498" table:style-name="ce2">
            <text:p>2.098348348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2.1223523523523502" table:style-name="ce2">
            <text:p>2.12235235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2.1463563563563599" table:style-name="ce2">
            <text:p>2.146356356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2.1703603603603598" table:style-name="ce2">
            <text:p>2.17036036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2.1943643643643602" table:style-name="ce2">
            <text:p>2.194364364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2.2183683683683699" table:style-name="ce2">
            <text:p>2.218368368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2.2423723723723699" table:style-name="ce2">
            <text:p>2.24237237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2.26637637637638" table:style-name="ce2">
            <text:p>2.266376376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2.2903803803803799" table:style-name="ce2">
            <text:p>2.29038038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2.3143843843843799" table:style-name="ce2">
            <text:p>2.314384384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2.33838838838839" table:style-name="ce2">
            <text:p>2.338388388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2.36239239239239" table:style-name="ce2">
            <text:p>2.36239239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2.3863963963964001" table:style-name="ce2">
            <text:p>2.386396396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2.4104004004004" table:style-name="ce2">
            <text:p>2.4104004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2.4344044044044" table:style-name="ce2">
            <text:p>2.434404404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2.4584084084084101" table:style-name="ce2">
            <text:p>2.458408408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2.4824124124124101" table:style-name="ce2">
            <text:p>2.48241241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2.5064164164164202" table:style-name="ce2">
            <text:p>2.506416416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2.5304204204204201" table:style-name="ce2">
            <text:p>2.5304204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2.5544244244244201" table:style-name="ce2">
            <text:p>2.554424424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2.5784284284284298" table:style-name="ce2">
            <text:p>2.578428428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2.6024324324324302" table:style-name="ce2">
            <text:p>2.60243243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2.6264364364364399" table:style-name="ce2">
            <text:p>2.626436436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2.6504404404404398" table:style-name="ce2">
            <text:p>2.65044044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2.6744444444444402" table:style-name="ce2">
            <text:p>2.674444444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2.6984484484484499" table:style-name="ce2">
            <text:p>2.698448448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2.7224524524524498" table:style-name="ce2">
            <text:p>2.72245245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2.74645645645646" table:style-name="ce2">
            <text:p>2.746456456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2.7704604604604599" table:style-name="ce2">
            <text:p>2.77046046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2.7944644644644598" table:style-name="ce2">
            <text:p>2.794464464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2.81846846846847" table:style-name="ce2">
            <text:p>2.818468468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2.8424724724724699" table:style-name="ce2">
            <text:p>2.84247247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2.8664764764764801" table:style-name="ce2">
            <text:p>2.866476476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2.89048048048048" table:style-name="ce2">
            <text:p>2.89048048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2.9144844844844799" table:style-name="ce2">
            <text:p>2.914484484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2.9384884884884901" table:style-name="ce2">
            <text:p>2.938488488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2.96249249249249" table:style-name="ce2">
            <text:p>2.96249249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2.9864964964965002" table:style-name="ce2">
            <text:p>2.986496496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3.0105005005005001" table:style-name="ce2">
            <text:p>3.01050050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3.0345045045045" table:style-name="ce2">
            <text:p>3.034504505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3.0585085085085102" table:style-name="ce2">
            <text:p>3.058508509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3.0825125125125101" table:style-name="ce2">
            <text:p>3.08251251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3.1065165165165198" table:style-name="ce2">
            <text:p>3.106516517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3.1305205205205202" table:style-name="ce2">
            <text:p>3.13052052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3.1545245245245201" table:style-name="ce2">
            <text:p>3.154524525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3.1785285285285299" table:style-name="ce2">
            <text:p>3.178528529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3.2025325325325298" table:style-name="ce2">
            <text:p>3.20253253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3.2265365365365399" table:style-name="ce2">
            <text:p>3.226536537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3.2505405405405399" table:style-name="ce2">
            <text:p>3.25054054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3.2745445445445398" table:style-name="ce2">
            <text:p>3.274544545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3.29854854854855" table:style-name="ce2">
            <text:p>3.298548549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3.3225525525525499" table:style-name="ce2">
            <text:p>3.32255255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3.34655655655656" table:style-name="ce2">
            <text:p>3.346556557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3.37056056056056" table:style-name="ce2">
            <text:p>3.37056056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3.3945645645645599" table:style-name="ce2">
            <text:p>3.394564565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3.4185685685685701" table:style-name="ce2">
            <text:p>3.418568569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3.44257257257257" table:style-name="ce2">
            <text:p>3.44257257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3.4665765765765801" table:style-name="ce2">
            <text:p>3.466576577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3.4905805805805801" table:style-name="ce2">
            <text:p>3.49058058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3.51458458458458" table:style-name="ce2">
            <text:p>3.514584585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3.5385885885885902" table:style-name="ce2">
            <text:p>3.538588589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3.5625925925925901" table:style-name="ce2">
            <text:p>3.56259259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3.5865965965965998" table:style-name="ce2">
            <text:p>3.586596597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3.6106006006006002" table:style-name="ce2">
            <text:p>3.61060060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3.6346046046046001" table:style-name="ce2">
            <text:p>3.634604605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3.6586086086086098" table:style-name="ce2">
            <text:p>3.658608609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3.6826126126126102" table:style-name="ce2">
            <text:p>3.68261261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3.7066166166166199" table:style-name="ce2">
            <text:p>3.706616617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3.7306206206206198" table:style-name="ce2">
            <text:p>3.73062062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3.7546246246246202" table:style-name="ce2">
            <text:p>3.754624625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3.7786286286286299" table:style-name="ce2">
            <text:p>3.778628629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3.8026326326326298" table:style-name="ce2">
            <text:p>3.80263263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3.82663663663664" table:style-name="ce2">
            <text:p>3.826636637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3.8506406406406399" table:style-name="ce2">
            <text:p>3.85064064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3.8746446446446399" table:style-name="ce2">
            <text:p>3.874644645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3.89864864864865" table:style-name="ce2">
            <text:p>3.898648649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3.92265265265265" table:style-name="ce2">
            <text:p>3.92265265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3.9466566566566601" table:style-name="ce2">
            <text:p>3.946656657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3.97066066066066" table:style-name="ce2">
            <text:p>3.97066066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3.99466466466466" table:style-name="ce2">
            <text:p>3.994664665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4.0186686686686697" table:style-name="ce2">
            <text:p>4.018668669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4.0426726726726701" table:style-name="ce2">
            <text:p>4.04267267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4.0666766766766802" table:style-name="ce2">
            <text:p>4.066676677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4.0906806806806797" table:style-name="ce2">
            <text:p>4.09068068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4.1146846846846801" table:style-name="ce2">
            <text:p>4.114684685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4.1386886886886902" table:style-name="ce2">
            <text:p>4.138688689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4.1626926926926897" table:style-name="ce2">
            <text:p>4.16269269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4.1866966966966999" table:style-name="ce2">
            <text:p>4.186696697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4.2107007007007002" table:style-name="ce2">
            <text:p>4.21070070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4.2347047047046997" table:style-name="ce2">
            <text:p>4.234704705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4.2587087087087099" table:style-name="ce2">
            <text:p>4.258708709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4.2827127127127103" table:style-name="ce2">
            <text:p>4.28271271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4.3067167167167204" table:style-name="ce2">
            <text:p>4.306716717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4.3307207207207199" table:style-name="ce2">
            <text:p>4.33072072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4.3547247247247203" table:style-name="ce2">
            <text:p>4.354724725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4.3787287287287304" table:style-name="ce2">
            <text:p>4.378728729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4.4027327327327299" table:style-name="ce2">
            <text:p>4.40273273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4.4267367367367401" table:style-name="ce2">
            <text:p>4.426736737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4.4507407407407404" table:style-name="ce2">
            <text:p>4.45074074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4.4747447447447399" table:style-name="ce2">
            <text:p>4.474744745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4.4987487487487501" table:style-name="ce2">
            <text:p>4.498748749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4.5227527527527496" table:style-name="ce2">
            <text:p>4.52275275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4.5467567567567597" table:style-name="ce2">
            <text:p>4.546756757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4.5707607607607601" table:style-name="ce2">
            <text:p>4.57076076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4.5947647647647596" table:style-name="ce2">
            <text:p>4.594764765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4.6187687687687697" table:style-name="ce2">
            <text:p>4.618768769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4.6427727727727701" table:style-name="ce2">
            <text:p>4.64277277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4.6667767767767803" table:style-name="ce2">
            <text:p>4.666776777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4.6907807807807798" table:style-name="ce2">
            <text:p>4.69078078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4.7147847847847801" table:style-name="ce2">
            <text:p>4.714784785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4.7387887887887903" table:style-name="ce2">
            <text:p>4.738788789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4.7627927927927898" table:style-name="ce2">
            <text:p>4.76279279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4.7867967967967999" table:style-name="ce2">
            <text:p>4.786796797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4.8108008008008003" table:style-name="ce2">
            <text:p>4.81080080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4.8348048048047998" table:style-name="ce2">
            <text:p>4.834804805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4.8588088088088099" table:style-name="ce2">
            <text:p>4.858808809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4.8828128128128103" table:style-name="ce2">
            <text:p>4.88281281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4.9068168168168196" table:style-name="ce2">
            <text:p>4.906816817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4.93082082082082" table:style-name="ce2">
            <text:p>4.93082082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4.9548248248248203" table:style-name="ce2">
            <text:p>4.954824825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4.9788288288288296" table:style-name="ce2">
            <text:p>4.978828829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5.00283283283283" table:style-name="ce2">
            <text:p>5.002832833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5.0268368368368401" table:style-name="ce2">
            <text:p>5.026836837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5.0508408408408396" table:style-name="ce2">
            <text:p>5.05084084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5.07484484484484" table:style-name="ce2">
            <text:p>5.074844845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5.0988488488488501" table:style-name="ce2">
            <text:p>5.098848849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5.1228528528528496" table:style-name="ce2">
            <text:p>5.122852853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5.1468568568568598" table:style-name="ce2">
            <text:p>5.146856857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5.1708608608608602" table:style-name="ce2">
            <text:p>5.17086086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5.1948648648648597" table:style-name="ce2">
            <text:p>5.194864865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5.2188688688688698" table:style-name="ce2">
            <text:p>5.218868869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5.2428728728728702" table:style-name="ce2">
            <text:p>5.242872873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5.2668768768768803" table:style-name="ce2">
            <text:p>5.266876877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5.2908808808808798" table:style-name="ce2">
            <text:p>5.29088088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5.3148848848848802" table:style-name="ce2">
            <text:p>5.314884885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5.3388888888888903" table:style-name="ce2">
            <text:p>5.338888889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5.3628928928928898" table:style-name="ce2">
            <text:p>5.362892893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5.3868968968969" table:style-name="ce2">
            <text:p>5.386896897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5.4109009009009004" table:style-name="ce2">
            <text:p>5.41090090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5.4349049049048999" table:style-name="ce2">
            <text:p>5.434904905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table:number-columns-repeated="16381"/>
        </table:table-row>
        <table:table-row table:style-name="ro1">
          <table:table-cell office:value-type="float" office:value="5.45890890890891" table:style-name="ce2">
            <text:p>5.458908909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table:number-columns-repeated="16381"/>
        </table:table-row>
        <table:table-row table:style-name="ro1">
          <table:table-cell office:value-type="float" office:value="5.4829129129129104" table:style-name="ce2">
            <text:p>5.482912913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table:number-columns-repeated="16381"/>
        </table:table-row>
        <table:table-row table:style-name="ro1">
          <table:table-cell office:value-type="float" office:value="5.5069169169169196" table:style-name="ce2">
            <text:p>5.506916917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table:number-columns-repeated="16381"/>
        </table:table-row>
        <table:table-row table:style-name="ro1">
          <table:table-cell office:value-type="float" office:value="5.53092092092092" table:style-name="ce2">
            <text:p>5.53092092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table:number-columns-repeated="16381"/>
        </table:table-row>
        <table:table-row table:style-name="ro1">
          <table:table-cell office:value-type="float" office:value="5.5549249249249204" table:style-name="ce2">
            <text:p>5.554924925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table:number-columns-repeated="16381"/>
        </table:table-row>
        <table:table-row table:style-name="ro1">
          <table:table-cell office:value-type="float" office:value="5.5789289289289297" table:style-name="ce2">
            <text:p>5.578928929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table:number-columns-repeated="16381"/>
        </table:table-row>
        <table:table-row table:style-name="ro1">
          <table:table-cell office:value-type="float" office:value="5.60293293293293" table:style-name="ce2">
            <text:p>5.602932933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table:number-columns-repeated="16381"/>
        </table:table-row>
        <table:table-row table:style-name="ro1">
          <table:table-cell office:value-type="float" office:value="5.6269369369369402" table:style-name="ce2">
            <text:p>5.626936937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table:number-columns-repeated="16381"/>
        </table:table-row>
        <table:table-row table:style-name="ro1">
          <table:table-cell office:value-type="float" office:value="5.6509409409409397" table:style-name="ce2">
            <text:p>5.65094094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5.6749449449449401" table:style-name="ce2">
            <text:p>5.674944945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5.6989489489489502" table:style-name="ce2">
            <text:p>5.698948949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5.7229529529529497" table:style-name="ce2">
            <text:p>5.722952953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5.7469569569569598" table:style-name="ce2">
            <text:p>5.746956957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5.7709609609609602" table:style-name="ce2">
            <text:p>5.77096096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5.7949649649649597" table:style-name="ce2">
            <text:p>5.794964965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table:number-columns-repeated="16381"/>
        </table:table-row>
        <table:table-row table:style-name="ro1">
          <table:table-cell office:value-type="float" office:value="5.8189689689689699" table:style-name="ce2">
            <text:p>5.818968969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table:number-columns-repeated="16381"/>
        </table:table-row>
        <table:table-row table:style-name="ro1">
          <table:table-cell office:value-type="float" office:value="5.8429729729729702" table:style-name="ce2">
            <text:p>5.842972973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table:number-columns-repeated="16381"/>
        </table:table-row>
        <table:table-row table:style-name="ro1">
          <table:table-cell office:value-type="float" office:value="5.8669769769769804" table:style-name="ce2">
            <text:p>5.866976977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table:number-columns-repeated="16381"/>
        </table:table-row>
        <table:table-row table:style-name="ro1">
          <table:table-cell office:value-type="float" office:value="5.8909809809809799" table:style-name="ce2">
            <text:p>5.89098098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table:number-columns-repeated="16381"/>
        </table:table-row>
        <table:table-row table:style-name="ro1">
          <table:table-cell office:value-type="float" office:value="5.9149849849849803" table:style-name="ce2">
            <text:p>5.914984985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table:number-columns-repeated="16381"/>
        </table:table-row>
        <table:table-row table:style-name="ro1">
          <table:table-cell office:value-type="float" office:value="5.9389889889889904" table:style-name="ce2">
            <text:p>5.938988989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table:number-columns-repeated="16381"/>
        </table:table-row>
        <table:table-row table:style-name="ro1">
          <table:table-cell office:value-type="float" office:value="5.9629929929929899" table:style-name="ce2">
            <text:p>5.962992993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table:number-columns-repeated="16381"/>
        </table:table-row>
        <table:table-row table:style-name="ro1">
          <table:table-cell office:value-type="float" office:value="5.9869969969970001" table:style-name="ce2">
            <text:p>5.986996997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table:number-columns-repeated="16381"/>
        </table:table-row>
        <table:table-row table:style-name="ro1">
          <table:table-cell office:value-type="float" office:value="6.0110010010010004" table:style-name="ce2">
            <text:p>6.011001001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6.0350050050049999" table:style-name="ce2">
            <text:p>6.035005005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6.0590090090090101" table:style-name="ce2">
            <text:p>6.059009009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6.0830130130130096" table:style-name="ce2">
            <text:p>6.083013013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6.1070170170170197" table:style-name="ce2">
            <text:p>6.107017017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6.1310210210210201" table:style-name="ce2">
            <text:p>6.131021021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6.1550250250250196" table:style-name="ce2">
            <text:p>6.155025025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6.1790290290290297" table:style-name="ce2">
            <text:p>6.179029029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6.2030330330330301" table:style-name="ce2">
            <text:p>6.203033033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6.2270370370370403" table:style-name="ce2">
            <text:p>6.227037037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6.2510410410410397" table:style-name="ce2">
            <text:p>6.251041041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6.2750450450450401" table:style-name="ce2">
            <text:p>6.275045045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6.2990490490490503" table:style-name="ce2">
            <text:p>6.299049049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6.3230530530530498" table:style-name="ce2">
            <text:p>6.323053053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6.3470570570570599" table:style-name="ce2">
            <text:p>6.347057057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6.3710610610610603" table:style-name="ce2">
            <text:p>6.371061061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6.3950650650650598" table:style-name="ce2">
            <text:p>6.395065065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table:number-columns-repeated="16381"/>
        </table:table-row>
        <table:table-row table:style-name="ro1">
          <table:table-cell office:value-type="float" office:value="6.4190690690690699" table:style-name="ce2">
            <text:p>6.419069069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table:number-columns-repeated="16381"/>
        </table:table-row>
        <table:table-row table:style-name="ro1">
          <table:table-cell office:value-type="float" office:value="6.4430730730730703" table:style-name="ce2">
            <text:p>6.443073073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table:number-columns-repeated="16381"/>
        </table:table-row>
        <table:table-row table:style-name="ro1">
          <table:table-cell office:value-type="float" office:value="6.4670770770770796" table:style-name="ce2">
            <text:p>6.467077077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table:number-columns-repeated="16381"/>
        </table:table-row>
        <table:table-row table:style-name="ro1">
          <table:table-cell office:value-type="float" office:value="6.49108108108108" table:style-name="ce2">
            <text:p>6.491081081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table:number-columns-repeated="16381"/>
        </table:table-row>
        <table:table-row table:style-name="ro1">
          <table:table-cell office:value-type="float" office:value="6.5150850850850803" table:style-name="ce2">
            <text:p>6.515085085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table:number-columns-repeated="16381"/>
        </table:table-row>
        <table:table-row table:style-name="ro1">
          <table:table-cell office:value-type="float" office:value="6.5390890890890896" table:style-name="ce2">
            <text:p>6.539089089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table:number-columns-repeated="16381"/>
        </table:table-row>
        <table:table-row table:style-name="ro1">
          <table:table-cell office:value-type="float" office:value="6.56309309309309" table:style-name="ce2">
            <text:p>6.563093093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table:number-columns-repeated="16381"/>
        </table:table-row>
        <table:table-row table:style-name="ro1">
          <table:table-cell office:value-type="float" office:value="6.5870970970971001" table:style-name="ce2">
            <text:p>6.587097097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table:number-columns-repeated="16381"/>
        </table:table-row>
        <table:table-row table:style-name="ro1">
          <table:table-cell office:value-type="float" office:value="6.6111011011010996" table:style-name="ce2">
            <text:p>6.611101101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6.6351051051051" table:style-name="ce2">
            <text:p>6.635105105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6.6591091091091101" table:style-name="ce2">
            <text:p>6.659109109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6.6831131131131096" table:style-name="ce2">
            <text:p>6.683113113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6.7071171171171198" table:style-name="ce2">
            <text:p>6.707117117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6.7311211211211202" table:style-name="ce2">
            <text:p>6.73112112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6.7551251251251196" table:style-name="ce2">
            <text:p>6.755125125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6.7791291291291298" table:style-name="ce2">
            <text:p>6.779129129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6.8031331331331302" table:style-name="ce2">
            <text:p>6.803133133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6.8271371371371403" table:style-name="ce2">
            <text:p>6.827137137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6.8511411411411398" table:style-name="ce2">
            <text:p>6.851141141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6.8751451451451402" table:style-name="ce2">
            <text:p>6.875145145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6.8991491491491503" table:style-name="ce2">
            <text:p>6.899149149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6.9231531531531498" table:style-name="ce2">
            <text:p>6.923153153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6.94715715715716" table:style-name="ce2">
            <text:p>6.947157157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6.9711611611611604" table:style-name="ce2">
            <text:p>6.971161161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6.9951651651651598" table:style-name="ce2">
            <text:p>6.995165165</text:p>
          </table:table-cell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7.01916916916917" table:style-name="ce2">
            <text:p>7.019169169</text:p>
          </table:table-cell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7.0431731731731704" table:style-name="ce2">
            <text:p>7.043173173</text:p>
          </table:table-cell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7.0671771771771796" table:style-name="ce2">
            <text:p>7.067177177</text:p>
          </table:table-cell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7.09118118118118" table:style-name="ce2">
            <text:p>7.091181181</text:p>
          </table:table-cell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7.1151851851851804" table:style-name="ce2">
            <text:p>7.115185185</text:p>
          </table:table-cell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7.1391891891891897" table:style-name="ce2">
            <text:p>7.139189189</text:p>
          </table:table-cell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7.16319319319319" table:style-name="ce2">
            <text:p>7.163193193</text:p>
          </table:table-cell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7.1871971971972002" table:style-name="ce2">
            <text:p>7.187197197</text:p>
          </table:table-cell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7.2112012012011997" table:style-name="ce2">
            <text:p>7.211201201</text:p>
          </table:table-cell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7.2352052052052001" table:style-name="ce2">
            <text:p>7.235205205</text:p>
          </table:table-cell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7.2592092092092102" table:style-name="ce2">
            <text:p>7.259209209</text:p>
          </table:table-cell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7.2832132132132097" table:style-name="ce2">
            <text:p>7.283213213</text:p>
          </table:table-cell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7.3072172172172198" table:style-name="ce2">
            <text:p>7.307217217</text:p>
          </table:table-cell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7.3312212212212202" table:style-name="ce2">
            <text:p>7.331221221</text:p>
          </table:table-cell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7.3552252252252197" table:style-name="ce2">
            <text:p>7.355225225</text:p>
          </table:table-cell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7.3792292292292299" table:style-name="ce2">
            <text:p>7.379229229</text:p>
          </table:table-cell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7.4032332332332302" table:style-name="ce2">
            <text:p>7.403233233</text:p>
          </table:table-cell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7.4272372372372404" table:style-name="ce2">
            <text:p>7.427237237</text:p>
          </table:table-cell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7.4512412412412399" table:style-name="ce2">
            <text:p>7.451241241</text:p>
          </table:table-cell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7.4752452452452403" table:style-name="ce2">
            <text:p>7.475245245</text:p>
          </table:table-cell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7.4992492492492504" table:style-name="ce2">
            <text:p>7.499249249</text:p>
          </table:table-cell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7.5232532532532499" table:style-name="ce2">
            <text:p>7.523253253</text:p>
          </table:table-cell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7.54725725725726" table:style-name="ce2">
            <text:p>7.547257257</text:p>
          </table:table-cell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7.5712612612612604" table:style-name="ce2">
            <text:p>7.571261261</text:p>
          </table:table-cell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table:number-columns-repeated="16381"/>
        </table:table-row>
        <table:table-row table:style-name="ro1">
          <table:table-cell office:value-type="float" office:value="7.5952652652652599" table:style-name="ce2">
            <text:p>7.595265265</text:p>
          </table:table-cell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table:number-columns-repeated="16381"/>
        </table:table-row>
        <table:table-row table:style-name="ro1">
          <table:table-cell office:value-type="float" office:value="7.6192692692692701" table:style-name="ce2">
            <text:p>7.619269269</text:p>
          </table:table-cell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table:number-columns-repeated="16381"/>
        </table:table-row>
        <table:table-row table:style-name="ro1">
          <table:table-cell office:value-type="float" office:value="7.6432732732732704" table:style-name="ce2">
            <text:p>7.643273273</text:p>
          </table:table-cell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table:number-columns-repeated="16381"/>
        </table:table-row>
        <table:table-row table:style-name="ro1">
          <table:table-cell office:value-type="float" office:value="7.6672772772772797" table:style-name="ce2">
            <text:p>7.667277277</text:p>
          </table:table-cell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table:number-columns-repeated="16381"/>
        </table:table-row>
        <table:table-row table:style-name="ro1">
          <table:table-cell office:value-type="float" office:value="7.6912812812812801" table:style-name="ce2">
            <text:p>7.691281281</text:p>
          </table:table-cell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table:number-columns-repeated="16381"/>
        </table:table-row>
        <table:table-row table:style-name="ro1">
          <table:table-cell office:value-type="float" office:value="7.7152852852852796" table:style-name="ce2">
            <text:p>7.715285285</text:p>
          </table:table-cell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table:number-columns-repeated="16381"/>
        </table:table-row>
        <table:table-row table:style-name="ro1">
          <table:table-cell office:value-type="float" office:value="7.7392892892892897" table:style-name="ce2">
            <text:p>7.739289289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table:number-columns-repeated="16381"/>
        </table:table-row>
        <table:table-row table:style-name="ro1">
          <table:table-cell office:value-type="float" office:value="7.7632932932932901" table:style-name="ce2">
            <text:p>7.763293293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table:number-columns-repeated="16381"/>
        </table:table-row>
        <table:table-row table:style-name="ro1">
          <table:table-cell office:value-type="float" office:value="7.7872972972973002" table:style-name="ce2">
            <text:p>7.787297297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table:number-columns-repeated="16381"/>
        </table:table-row>
        <table:table-row table:style-name="ro1">
          <table:table-cell office:value-type="float" office:value="7.8113013013012997" table:style-name="ce2">
            <text:p>7.811301301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table:number-columns-repeated="16381"/>
        </table:table-row>
        <table:table-row table:style-name="ro1">
          <table:table-cell office:value-type="float" office:value="7.8353053053053001" table:style-name="ce2">
            <text:p>7.835305305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table:number-columns-repeated="16381"/>
        </table:table-row>
        <table:table-row table:style-name="ro1">
          <table:table-cell office:value-type="float" office:value="7.8593093093093103" table:style-name="ce2">
            <text:p>7.859309309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table:number-columns-repeated="16381"/>
        </table:table-row>
        <table:table-row table:style-name="ro1">
          <table:table-cell office:value-type="float" office:value="7.8833133133133098" table:style-name="ce2">
            <text:p>7.883313313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table:number-columns-repeated="16381"/>
        </table:table-row>
        <table:table-row table:style-name="ro1">
          <table:table-cell office:value-type="float" office:value="7.9073173173173199" table:style-name="ce2">
            <text:p>7.907317317</text:p>
          </table:table-cell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table:number-columns-repeated="16381"/>
        </table:table-row>
        <table:table-row table:style-name="ro1">
          <table:table-cell office:value-type="float" office:value="7.9313213213213203" table:style-name="ce2">
            <text:p>7.931321321</text:p>
          </table:table-cell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table:number-columns-repeated="16381"/>
        </table:table-row>
        <table:table-row table:style-name="ro1">
          <table:table-cell office:value-type="float" office:value="7.9553253253253198" table:style-name="ce2">
            <text:p>7.955325325</text:p>
          </table:table-cell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table:number-columns-repeated="16381"/>
        </table:table-row>
        <table:table-row table:style-name="ro1">
          <table:table-cell office:value-type="float" office:value="7.9793293293293299" table:style-name="ce2">
            <text:p>7.979329329</text:p>
          </table:table-cell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table:number-columns-repeated="16381"/>
        </table:table-row>
        <table:table-row table:style-name="ro1">
          <table:table-cell office:value-type="float" office:value="8.0033333333333303" table:style-name="ce2">
            <text:p>8.003333333</text:p>
          </table:table-cell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table:number-columns-repeated="16381"/>
        </table:table-row>
        <table:table-row table:style-name="ro1">
          <table:table-cell office:value-type="float" office:value="8.0273373373373396" table:style-name="ce2">
            <text:p>8.027337337</text:p>
          </table:table-cell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table:number-columns-repeated="16381"/>
        </table:table-row>
        <table:table-row table:style-name="ro1">
          <table:table-cell office:value-type="float" office:value="8.0513413413413399" table:style-name="ce2">
            <text:p>8.051341341</text:p>
          </table:table-cell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table:number-columns-repeated="16381"/>
        </table:table-row>
        <table:table-row table:style-name="ro1">
          <table:table-cell office:value-type="float" office:value="8.0753453453453403" table:style-name="ce2">
            <text:p>8.075345345</text:p>
          </table:table-cell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table:number-columns-repeated="16381"/>
        </table:table-row>
        <table:table-row table:style-name="ro1">
          <table:table-cell office:value-type="float" office:value="8.0993493493493496" table:style-name="ce2">
            <text:p>8.099349349</text:p>
          </table:table-cell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table:number-columns-repeated="16381"/>
        </table:table-row>
        <table:table-row table:style-name="ro1">
          <table:table-cell office:value-type="float" office:value="8.12335335335335" table:style-name="ce2">
            <text:p>8.123353353</text:p>
          </table:table-cell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table:number-columns-repeated="16381"/>
        </table:table-row>
        <table:table-row table:style-name="ro1">
          <table:table-cell office:value-type="float" office:value="8.1473573573573592" table:style-name="ce2">
            <text:p>8.147357357</text:p>
          </table:table-cell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table:number-columns-repeated="16381"/>
        </table:table-row>
        <table:table-row table:style-name="ro1">
          <table:table-cell office:value-type="float" office:value="8.1713613613613596" table:style-name="ce2">
            <text:p>8.171361361</text:p>
          </table:table-cell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table:number-columns-repeated="16381"/>
        </table:table-row>
        <table:table-row table:style-name="ro1">
          <table:table-cell office:value-type="float" office:value="8.19536536536536" table:style-name="ce2">
            <text:p>8.195365365</text:p>
          </table:table-cell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table:number-columns-repeated="16381"/>
        </table:table-row>
        <table:table-row table:style-name="ro1">
          <table:table-cell office:value-type="float" office:value="8.2193693693693692" table:style-name="ce2">
            <text:p>8.219369369</text:p>
          </table:table-cell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table:number-columns-repeated="16381"/>
        </table:table-row>
        <table:table-row table:style-name="ro1">
          <table:table-cell office:value-type="float" office:value="8.2433733733733696" table:style-name="ce2">
            <text:p>8.243373373</text:p>
          </table:table-cell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table:number-columns-repeated="16381"/>
        </table:table-row>
        <table:table-row table:style-name="ro1">
          <table:table-cell office:value-type="float" office:value="8.2673773773773807" table:style-name="ce2">
            <text:p>8.267377377</text:p>
          </table:table-cell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table:number-columns-repeated="16381"/>
        </table:table-row>
        <table:table-row table:style-name="ro1">
          <table:table-cell office:value-type="float" office:value="8.2913813813813793" table:style-name="ce2">
            <text:p>8.291381381</text:p>
          </table:table-cell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8.3153853853853903" table:style-name="ce2">
            <text:p>8.315385385</text:p>
          </table:table-cell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8.3393893893893907" table:style-name="ce2">
            <text:p>8.339389389</text:p>
          </table:table-cell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8.3633933933933893" table:style-name="ce2">
            <text:p>8.363393393</text:p>
          </table:table-cell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8.3873973973974003" table:style-name="ce2">
            <text:p>8.387397397</text:p>
          </table:table-cell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8.4114014014014007" table:style-name="ce2">
            <text:p>8.411401401</text:p>
          </table:table-cell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8.43540540540541" table:style-name="ce2">
            <text:p>8.435405405</text:p>
          </table:table-cell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8.4594094094094103" table:style-name="ce2">
            <text:p>8.459409409</text:p>
          </table:table-cell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8.4834134134134107" table:style-name="ce2">
            <text:p>8.483413413</text:p>
          </table:table-cell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8.50741741741742" table:style-name="ce2">
            <text:p>8.507417417</text:p>
          </table:table-cell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8.5314214214214203" table:style-name="ce2">
            <text:p>8.531421421</text:p>
          </table:table-cell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8.5554254254254207" table:style-name="ce2">
            <text:p>8.555425425</text:p>
          </table:table-cell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8.57942942942943" table:style-name="ce2">
            <text:p>8.579429429</text:p>
          </table:table-cell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8.6034334334334304" table:style-name="ce2">
            <text:p>8.603433433</text:p>
          </table:table-cell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8.6274374374374396" table:style-name="ce2">
            <text:p>8.627437437</text:p>
          </table:table-cell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8.65144144144144" table:style-name="ce2">
            <text:p>8.651441441</text:p>
          </table:table-cell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8.6754454454454404" table:style-name="ce2">
            <text:p>8.675445445</text:p>
          </table:table-cell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8.6994494494494496" table:style-name="ce2">
            <text:p>8.699449449</text:p>
          </table:table-cell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8.72345345345345" table:style-name="ce2">
            <text:p>8.723453453</text:p>
          </table:table-cell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8.7474574574574593" table:style-name="ce2">
            <text:p>8.747457457</text:p>
          </table:table-cell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8.7714614614614597" table:style-name="ce2">
            <text:p>8.771461461</text:p>
          </table:table-cell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table:number-columns-repeated="16381"/>
        </table:table-row>
        <table:table-row table:style-name="ro1">
          <table:table-cell office:value-type="float" office:value="8.79546546546546" table:style-name="ce2">
            <text:p>8.795465465</text:p>
          </table:table-cell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table:number-columns-repeated="16381"/>
        </table:table-row>
        <table:table-row table:style-name="ro1">
          <table:table-cell office:value-type="float" office:value="8.8194694694694693" table:style-name="ce2">
            <text:p>8.819469469</text:p>
          </table:table-cell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table:number-columns-repeated="16381"/>
        </table:table-row>
        <table:table-row table:style-name="ro1">
          <table:table-cell office:value-type="float" office:value="8.8434734734734697" table:style-name="ce2">
            <text:p>8.843473473</text:p>
          </table:table-cell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table:number-columns-repeated="16381"/>
        </table:table-row>
        <table:table-row table:style-name="ro1">
          <table:table-cell office:value-type="float" office:value="8.8674774774774807" table:style-name="ce2">
            <text:p>8.867477477</text:p>
          </table:table-cell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table:number-columns-repeated="16381"/>
        </table:table-row>
        <table:table-row table:style-name="ro1">
          <table:table-cell office:value-type="float" office:value="8.8914814814814793" table:style-name="ce2">
            <text:p>8.891481481</text:p>
          </table:table-cell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table:number-columns-repeated="16381"/>
        </table:table-row>
        <table:table-row table:style-name="ro1">
          <table:table-cell office:value-type="float" office:value="8.9154854854854797" table:style-name="ce2">
            <text:p>8.915485485</text:p>
          </table:table-cell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table:number-columns-repeated="16381"/>
        </table:table-row>
        <table:table-row table:style-name="ro1">
          <table:table-cell office:value-type="float" office:value="8.9394894894894907" table:style-name="ce2">
            <text:p>8.939489489</text:p>
          </table:table-cell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table:number-columns-repeated="16381"/>
        </table:table-row>
        <table:table-row table:style-name="ro1">
          <table:table-cell office:value-type="float" office:value="8.9634934934934893" table:style-name="ce2">
            <text:p>8.963493493</text:p>
          </table:table-cell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table:number-columns-repeated="16381"/>
        </table:table-row>
        <table:table-row table:style-name="ro1">
          <table:table-cell office:value-type="float" office:value="8.9874974974975004" table:style-name="ce2">
            <text:p>8.987497497</text:p>
          </table:table-cell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table:number-columns-repeated="16381"/>
        </table:table-row>
        <table:table-row table:style-name="ro1">
          <table:table-cell office:value-type="float" office:value="9.0115015015015008" table:style-name="ce2">
            <text:p>9.011501502</text:p>
          </table:table-cell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9.03550550550551" table:style-name="ce2">
            <text:p>9.035505506</text:p>
          </table:table-cell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9.0595095095095104" table:style-name="ce2">
            <text:p>9.05950951</text:p>
          </table:table-cell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9.0835135135135108" table:style-name="ce2">
            <text:p>9.083513514</text:p>
          </table:table-cell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9.10751751751752" table:style-name="ce2">
            <text:p>9.107517518</text:p>
          </table:table-cell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9.1315215215215204" table:style-name="ce2">
            <text:p>9.131521522</text:p>
          </table:table-cell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9.1555255255255208" table:style-name="ce2">
            <text:p>9.155525526</text:p>
          </table:table-cell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9.1795295295295301" table:style-name="ce2">
            <text:p>9.17952953</text:p>
          </table:table-cell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9.2035335335335304" table:style-name="ce2">
            <text:p>9.203533534</text:p>
          </table:table-cell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9.2275375375375397" table:style-name="ce2">
            <text:p>9.227537538</text:p>
          </table:table-cell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9.2515415415415401" table:style-name="ce2">
            <text:p>9.251541542</text:p>
          </table:table-cell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9.2755455455455404" table:style-name="ce2">
            <text:p>9.275545546</text:p>
          </table:table-cell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9.2995495495495497" table:style-name="ce2">
            <text:p>9.29954955</text:p>
          </table:table-cell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9.3235535535535501" table:style-name="ce2">
            <text:p>9.323553554</text:p>
          </table:table-cell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9.3475575575575593" table:style-name="ce2">
            <text:p>9.347557558</text:p>
          </table:table-cell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9.3715615615615597" table:style-name="ce2">
            <text:p>9.371561562</text:p>
          </table:table-cell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9.3955655655655601" table:style-name="ce2">
            <text:p>9.395565566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9.4195695695695694" table:style-name="ce2">
            <text:p>9.41956957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9.4435735735735697" table:style-name="ce2">
            <text:p>9.443573574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9.4675775775775808" table:style-name="ce2">
            <text:p>9.467577578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9.4915815815815794" table:style-name="ce2">
            <text:p>9.491581582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table:number-columns-repeated="16381"/>
        </table:table-row>
        <table:table-row table:style-name="ro1">
          <table:table-cell office:value-type="float" office:value="9.5155855855855798" table:style-name="ce2">
            <text:p>9.515585586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table:number-columns-repeated="16381"/>
        </table:table-row>
        <table:table-row table:style-name="ro1">
          <table:table-cell office:value-type="float" office:value="9.5395895895895908" table:style-name="ce2">
            <text:p>9.53958959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table:number-columns-repeated="16381"/>
        </table:table-row>
        <table:table-row table:style-name="ro1">
          <table:table-cell office:value-type="float" office:value="9.5635935935935894" table:style-name="ce2">
            <text:p>9.563593594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table:number-columns-repeated="16381"/>
        </table:table-row>
        <table:table-row table:style-name="ro1">
          <table:table-cell office:value-type="float" office:value="9.5875975975976004" table:style-name="ce2">
            <text:p>9.587597598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table:number-columns-repeated="16381"/>
        </table:table-row>
        <table:table-row table:style-name="ro1">
          <table:table-cell office:value-type="float" office:value="9.6116016016016008" table:style-name="ce2">
            <text:p>9.611601602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table:number-columns-repeated="16381"/>
        </table:table-row>
        <table:table-row table:style-name="ro1">
          <table:table-cell office:value-type="float" office:value="9.6356056056056101" table:style-name="ce2">
            <text:p>9.635605606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table:number-columns-repeated="16381"/>
        </table:table-row>
        <table:table-row table:style-name="ro1">
          <table:table-cell office:value-type="float" office:value="9.6596096096096105" table:style-name="ce2">
            <text:p>9.65960961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table:number-columns-repeated="16381"/>
        </table:table-row>
        <table:table-row table:style-name="ro1">
          <table:table-cell office:value-type="float" office:value="9.6836136136136108" table:style-name="ce2">
            <text:p>9.683613614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table:number-columns-repeated="16381"/>
        </table:table-row>
        <table:table-row table:style-name="ro1">
          <table:table-cell office:value-type="float" office:value="9.7076176176176201" table:style-name="ce2">
            <text:p>9.707617618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table:number-columns-repeated="16381"/>
        </table:table-row>
        <table:table-row table:style-name="ro1">
          <table:table-cell office:value-type="float" office:value="9.7316216216216205" table:style-name="ce2">
            <text:p>9.731621622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table:number-columns-repeated="16381"/>
        </table:table-row>
        <table:table-row table:style-name="ro1">
          <table:table-cell office:value-type="float" office:value="9.7556256256256209" table:style-name="ce2">
            <text:p>9.755625626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table:number-columns-repeated="16381"/>
        </table:table-row>
        <table:table-row table:style-name="ro1">
          <table:table-cell office:value-type="float" office:value="9.7796296296296301" table:style-name="ce2">
            <text:p>9.77962963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table:number-columns-repeated="16381"/>
        </table:table-row>
        <table:table-row table:style-name="ro1">
          <table:table-cell office:value-type="float" office:value="9.8036336336336305" table:style-name="ce2">
            <text:p>9.803633634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table:number-columns-repeated="16381"/>
        </table:table-row>
        <table:table-row table:style-name="ro1">
          <table:table-cell office:value-type="float" office:value="9.8276376376376398" table:style-name="ce2">
            <text:p>9.827637638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table:number-columns-repeated="16381"/>
        </table:table-row>
        <table:table-row table:style-name="ro1">
          <table:table-cell office:value-type="float" office:value="9.8516416416416401" table:style-name="ce2">
            <text:p>9.851641642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table:number-columns-repeated="16381"/>
        </table:table-row>
        <table:table-row table:style-name="ro1">
          <table:table-cell office:value-type="float" office:value="9.8756456456456405" table:style-name="ce2">
            <text:p>9.875645646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table:number-columns-repeated="16381"/>
        </table:table-row>
        <table:table-row table:style-name="ro1">
          <table:table-cell office:value-type="float" office:value="9.8996496496496498" table:style-name="ce2">
            <text:p>9.89964965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table:number-columns-repeated="16381"/>
        </table:table-row>
        <table:table-row table:style-name="ro1">
          <table:table-cell office:value-type="float" office:value="9.9236536536536502" table:style-name="ce2">
            <text:p>9.923653654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table:number-columns-repeated="16381"/>
        </table:table-row>
        <table:table-row table:style-name="ro1">
          <table:table-cell office:value-type="float" office:value="9.9476576576576594" table:style-name="ce2">
            <text:p>9.947657658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table:number-columns-repeated="16381"/>
        </table:table-row>
        <table:table-row table:style-name="ro1">
          <table:table-cell office:value-type="float" office:value="9.9716616616616598" table:style-name="ce2">
            <text:p>9.971661662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table:number-columns-repeated="16381"/>
        </table:table-row>
        <table:table-row table:style-name="ro1">
          <table:table-cell office:value-type="float" office:value="9.9956656656656602" table:style-name="ce2">
            <text:p>9.995665666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table:number-columns-repeated="16381"/>
        </table:table-row>
        <table:table-row table:style-name="ro1">
          <table:table-cell office:value-type="float" office:value="10.0196696696697" table:style-name="ce2">
            <text:p>10.01966967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0.0436736736737" table:style-name="ce2">
            <text:p>10.04367367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0.0676776776777" table:style-name="ce2">
            <text:p>10.06767768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0.091681681681701" table:style-name="ce2">
            <text:p>10.09168168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0.115685685685699" table:style-name="ce2">
            <text:p>10.11568569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0.1396896896897" table:style-name="ce2">
            <text:p>10.13968969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0.1636936936937" table:style-name="ce2">
            <text:p>10.16369369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0.187697697697701" table:style-name="ce2">
            <text:p>10.1876977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0.211701701701701" table:style-name="ce2">
            <text:p>10.2117017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0.235705705705699" table:style-name="ce2">
            <text:p>10.2357057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0.2597097097097" table:style-name="ce2">
            <text:p>10.25970971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0.2837137137137" table:style-name="ce2">
            <text:p>10.28371371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0.307717717717701" table:style-name="ce2">
            <text:p>10.30771772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0.331721721721699" table:style-name="ce2">
            <text:p>10.33172172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0.3557257257257" table:style-name="ce2">
            <text:p>10.35572573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table:number-columns-repeated="16381"/>
        </table:table-row>
        <table:table-row table:style-name="ro1">
          <table:table-cell office:value-type="float" office:value="10.3797297297297" table:style-name="ce2">
            <text:p>10.37972973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table:number-columns-repeated="16381"/>
        </table:table-row>
        <table:table-row table:style-name="ro1">
          <table:table-cell office:value-type="float" office:value="10.4037337337337" table:style-name="ce2">
            <text:p>10.40373373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table:number-columns-repeated="16381"/>
        </table:table-row>
        <table:table-row table:style-name="ro1">
          <table:table-cell office:value-type="float" office:value="10.427737737737701" table:style-name="ce2">
            <text:p>10.42773774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table:number-columns-repeated="16381"/>
        </table:table-row>
        <table:table-row table:style-name="ro1">
          <table:table-cell office:value-type="float" office:value="10.451741741741699" table:style-name="ce2">
            <text:p>10.45174174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table:number-columns-repeated="16381"/>
        </table:table-row>
        <table:table-row table:style-name="ro1">
          <table:table-cell office:value-type="float" office:value="10.4757457457457" table:style-name="ce2">
            <text:p>10.47574575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table:number-columns-repeated="16381"/>
        </table:table-row>
        <table:table-row table:style-name="ro1">
          <table:table-cell office:value-type="float" office:value="10.4997497497497" table:style-name="ce2">
            <text:p>10.49974975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table:number-columns-repeated="16381"/>
        </table:table-row>
        <table:table-row table:style-name="ro1">
          <table:table-cell office:value-type="float" office:value="10.5237537537538" table:style-name="ce2">
            <text:p>10.52375375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table:number-columns-repeated="16381"/>
        </table:table-row>
        <table:table-row table:style-name="ro1">
          <table:table-cell office:value-type="float" office:value="10.5477577577578" table:style-name="ce2">
            <text:p>10.54775776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table:number-columns-repeated="16381"/>
        </table:table-row>
        <table:table-row table:style-name="ro1">
          <table:table-cell office:value-type="float" office:value="10.571761761761801" table:style-name="ce2">
            <text:p>10.57176176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table:number-columns-repeated="16381"/>
        </table:table-row>
        <table:table-row table:style-name="ro1">
          <table:table-cell office:value-type="float" office:value="10.595765765765799" table:style-name="ce2">
            <text:p>10.59576577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table:number-columns-repeated="16381"/>
        </table:table-row>
        <table:table-row table:style-name="ro1">
          <table:table-cell office:value-type="float" office:value="10.6197697697698" table:style-name="ce2">
            <text:p>10.61976977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table:number-columns-repeated="16381"/>
        </table:table-row>
        <table:table-row table:style-name="ro1">
          <table:table-cell office:value-type="float" office:value="10.6437737737738" table:style-name="ce2">
            <text:p>10.64377377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table:number-columns-repeated="16381"/>
        </table:table-row>
        <table:table-row table:style-name="ro1">
          <table:table-cell office:value-type="float" office:value="10.6677777777778" table:style-name="ce2">
            <text:p>10.66777778</text:p>
          </table:table-cell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table:number-columns-repeated="16381"/>
        </table:table-row>
        <table:table-row table:style-name="ro1">
          <table:table-cell office:value-type="float" office:value="10.691781781781801" table:style-name="ce2">
            <text:p>10.69178178</text:p>
          </table:table-cell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table:number-columns-repeated="16381"/>
        </table:table-row>
        <table:table-row table:style-name="ro1">
          <table:table-cell office:value-type="float" office:value="10.715785785785799" table:style-name="ce2">
            <text:p>10.71578579</text:p>
          </table:table-cell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table:number-columns-repeated="16381"/>
        </table:table-row>
        <table:table-row table:style-name="ro1">
          <table:table-cell office:value-type="float" office:value="10.7397897897898" table:style-name="ce2">
            <text:p>10.73978979</text:p>
          </table:table-cell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table:number-columns-repeated="16381"/>
        </table:table-row>
        <table:table-row table:style-name="ro1">
          <table:table-cell office:value-type="float" office:value="10.7637937937938" table:style-name="ce2">
            <text:p>10.76379379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table:number-columns-repeated="16381"/>
        </table:table-row>
        <table:table-row table:style-name="ro1">
          <table:table-cell office:value-type="float" office:value="10.787797797797801" table:style-name="ce2">
            <text:p>10.7877978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table:number-columns-repeated="16381"/>
        </table:table-row>
        <table:table-row table:style-name="ro1">
          <table:table-cell office:value-type="float" office:value="10.811801801801799" table:style-name="ce2">
            <text:p>10.8118018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table:number-columns-repeated="16381"/>
        </table:table-row>
        <table:table-row table:style-name="ro1">
          <table:table-cell office:value-type="float" office:value="10.8358058058058" table:style-name="ce2">
            <text:p>10.83580581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table:number-columns-repeated="16381"/>
        </table:table-row>
        <table:table-row table:style-name="ro1">
          <table:table-cell office:value-type="float" office:value="10.8598098098098" table:style-name="ce2">
            <text:p>10.85980981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table:number-columns-repeated="16381"/>
        </table:table-row>
        <table:table-row table:style-name="ro1">
          <table:table-cell office:value-type="float" office:value="10.8838138138138" table:style-name="ce2">
            <text:p>10.88381381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table:number-columns-repeated="16381"/>
        </table:table-row>
        <table:table-row table:style-name="ro1">
          <table:table-cell office:value-type="float" office:value="10.907817817817801" table:style-name="ce2">
            <text:p>10.90781782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table:number-columns-repeated="16381"/>
        </table:table-row>
        <table:table-row table:style-name="ro1">
          <table:table-cell office:value-type="float" office:value="10.931821821821799" table:style-name="ce2">
            <text:p>10.93182182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table:number-columns-repeated="16381"/>
        </table:table-row>
        <table:table-row table:style-name="ro1">
          <table:table-cell office:value-type="float" office:value="10.9558258258258" table:style-name="ce2">
            <text:p>10.95582583</text:p>
          </table:table-cell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0.9798298298298" table:style-name="ce2">
            <text:p>10.97982983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table:number-columns-repeated="16381"/>
        </table:table-row>
        <table:table-row table:style-name="ro1">
          <table:table-cell office:value-type="float" office:value="11.0038338338338" table:style-name="ce2">
            <text:p>11.00383383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table:number-columns-repeated="16381"/>
        </table:table-row>
        <table:table-row table:style-name="ro1">
          <table:table-cell office:value-type="float" office:value="11.027837837837801" table:style-name="ce2">
            <text:p>11.02783784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table:number-columns-repeated="16381"/>
        </table:table-row>
        <table:table-row table:style-name="ro1">
          <table:table-cell office:value-type="float" office:value="11.051841841841799" table:style-name="ce2">
            <text:p>11.05184184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table:number-columns-repeated="16381"/>
        </table:table-row>
        <table:table-row table:style-name="ro1">
          <table:table-cell office:value-type="float" office:value="11.0758458458458" table:style-name="ce2">
            <text:p>11.07584585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table:number-columns-repeated="16381"/>
        </table:table-row>
        <table:table-row table:style-name="ro1">
          <table:table-cell office:value-type="float" office:value="11.0998498498498" table:style-name="ce2">
            <text:p>11.09984985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table:number-columns-repeated="16381"/>
        </table:table-row>
        <table:table-row table:style-name="ro1">
          <table:table-cell office:value-type="float" office:value="11.1238538538539" table:style-name="ce2">
            <text:p>11.12385385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table:number-columns-repeated="16381"/>
        </table:table-row>
        <table:table-row table:style-name="ro1">
          <table:table-cell office:value-type="float" office:value="11.1478578578579" table:style-name="ce2">
            <text:p>11.14785786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table:number-columns-repeated="16381"/>
        </table:table-row>
        <table:table-row table:style-name="ro1">
          <table:table-cell office:value-type="float" office:value="11.171861861861901" table:style-name="ce2">
            <text:p>11.17186186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table:number-columns-repeated="16381"/>
        </table:table-row>
        <table:table-row table:style-name="ro1">
          <table:table-cell office:value-type="float" office:value="11.195865865865899" table:style-name="ce2">
            <text:p>11.19586587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table:number-columns-repeated="16381"/>
        </table:table-row>
        <table:table-row table:style-name="ro1">
          <table:table-cell office:value-type="float" office:value="11.2198698698699" table:style-name="ce2">
            <text:p>11.21986987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table:number-columns-repeated="16381"/>
        </table:table-row>
        <table:table-row table:style-name="ro1">
          <table:table-cell office:value-type="float" office:value="11.2438738738739" table:style-name="ce2">
            <text:p>11.24387387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table:number-columns-repeated="16381"/>
        </table:table-row>
        <table:table-row table:style-name="ro1">
          <table:table-cell office:value-type="float" office:value="11.267877877877901" table:style-name="ce2">
            <text:p>11.26787788</text:p>
          </table:table-cell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1.291881881881899" table:style-name="ce2">
            <text:p>11.29188188</text:p>
          </table:table-cell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1.315885885885899" table:style-name="ce2">
            <text:p>11.31588589</text:p>
          </table:table-cell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1.3398898898899" table:style-name="ce2">
            <text:p>11.33988989</text:p>
          </table:table-cell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1.3638938938939" table:style-name="ce2">
            <text:p>11.36389389</text:p>
          </table:table-cell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1.387897897897901" table:style-name="ce2">
            <text:p>11.3878979</text:p>
          </table:table-cell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1.411901901901899" table:style-name="ce2">
            <text:p>11.4119019</text:p>
          </table:table-cell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1.4359059059059" table:style-name="ce2">
            <text:p>11.43590591</text:p>
          </table:table-cell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1.4599099099099" table:style-name="ce2">
            <text:p>11.45990991</text:p>
          </table:table-cell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1.4839139139139" table:style-name="ce2">
            <text:p>11.48391391</text:p>
          </table:table-cell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1.507917917917901" table:style-name="ce2">
            <text:p>11.50791792</text:p>
          </table:table-cell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1.531921921921899" table:style-name="ce2">
            <text:p>11.53192192</text:p>
          </table:table-cell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1.5559259259259" table:style-name="ce2">
            <text:p>11.55592593</text:p>
          </table:table-cell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1.5799299299299" table:style-name="ce2">
            <text:p>11.57992993</text:p>
          </table:table-cell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1.6039339339339" table:style-name="ce2">
            <text:p>11.60393393</text:p>
          </table:table-cell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1.627937937937901" table:style-name="ce2">
            <text:p>11.62793794</text:p>
          </table:table-cell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1.651941941941899" table:style-name="ce2">
            <text:p>11.65194194</text:p>
          </table:table-cell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1.6759459459459" table:style-name="ce2">
            <text:p>11.67594595</text:p>
          </table:table-cell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1.6999499499499" table:style-name="ce2">
            <text:p>11.69994995</text:p>
          </table:table-cell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1.723953953954" table:style-name="ce2">
            <text:p>11.72395395</text:p>
          </table:table-cell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1.747957957958" table:style-name="ce2">
            <text:p>11.74795796</text:p>
          </table:table-cell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1.771961961962001" table:style-name="ce2">
            <text:p>11.77196196</text:p>
          </table:table-cell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1.795965965965999" table:style-name="ce2">
            <text:p>11.79596597</text:p>
          </table:table-cell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1.81996996997" table:style-name="ce2">
            <text:p>11.81996997</text:p>
          </table:table-cell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1.843973973974" table:style-name="ce2">
            <text:p>11.84397397</text:p>
          </table:table-cell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1.867977977978001" table:style-name="ce2">
            <text:p>11.86797798</text:p>
          </table:table-cell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1.891981981981999" table:style-name="ce2">
            <text:p>11.89198198</text:p>
          </table:table-cell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1.915985985986" table:style-name="ce2">
            <text:p>11.91598599</text:p>
          </table:table-cell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1.93998998999" table:style-name="ce2">
            <text:p>11.93998999</text:p>
          </table:table-cell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1.963993993994" table:style-name="ce2">
            <text:p>11.96399399</text:p>
          </table:table-cell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1.987997997998001" table:style-name="ce2">
            <text:p>11.987998</text:p>
          </table:table-cell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2.012002002001999" table:style-name="ce2">
            <text:p>12.012002</text:p>
          </table:table-cell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2.036006006006" table:style-name="ce2">
            <text:p>12.03600601</text:p>
          </table:table-cell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2.06001001001" table:style-name="ce2">
            <text:p>12.06001001</text:p>
          </table:table-cell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2.084014014014" table:style-name="ce2">
            <text:p>12.08401401</text:p>
          </table:table-cell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2.108018018018001" table:style-name="ce2">
            <text:p>12.10801802</text:p>
          </table:table-cell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2.132022022021999" table:style-name="ce2">
            <text:p>12.13202202</text:p>
          </table:table-cell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2.156026026026" table:style-name="ce2">
            <text:p>12.15602603</text:p>
          </table:table-cell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2.18003003003" table:style-name="ce2">
            <text:p>12.18003003</text:p>
          </table:table-cell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2.204034034034001" table:style-name="ce2">
            <text:p>12.20403403</text:p>
          </table:table-cell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2.228038038037999" table:style-name="ce2">
            <text:p>12.22803804</text:p>
          </table:table-cell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2.252042042042" table:style-name="ce2">
            <text:p>12.25204204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2.276046046046" table:style-name="ce2">
            <text:p>12.27604605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2.30005005005" table:style-name="ce2">
            <text:p>12.30005005</text:p>
          </table:table-cell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2.3240540540541" table:style-name="ce2">
            <text:p>12.32405405</text:p>
          </table:table-cell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2.348058058058101" table:style-name="ce2">
            <text:p>12.34805806</text:p>
          </table:table-cell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2.372062062062099" table:style-name="ce2">
            <text:p>12.37206206</text:p>
          </table:table-cell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2.3960660660661" table:style-name="ce2">
            <text:p>12.39606607</text:p>
          </table:table-cell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2.4200700700701" table:style-name="ce2">
            <text:p>12.42007007</text:p>
          </table:table-cell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2.4440740740741" table:style-name="ce2">
            <text:p>12.44407407</text:p>
          </table:table-cell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2.468078078078101" table:style-name="ce2">
            <text:p>12.46807808</text:p>
          </table:table-cell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2.492082082082099" table:style-name="ce2">
            <text:p>12.49208208</text:p>
          </table:table-cell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2.5160860860861" table:style-name="ce2">
            <text:p>12.51608609</text:p>
          </table:table-cell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2.5400900900901" table:style-name="ce2">
            <text:p>12.54009009</text:p>
          </table:table-cell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2.5640940940941" table:style-name="ce2">
            <text:p>12.56409409</text:p>
          </table:table-cell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2.588098098098101" table:style-name="ce2">
            <text:p>12.5880981</text:p>
          </table:table-cell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2.612102102102099" table:style-name="ce2">
            <text:p>12.6121021</text:p>
          </table:table-cell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2.6361061061061" table:style-name="ce2">
            <text:p>12.63610611</text:p>
          </table:table-cell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2.6601101101101" table:style-name="ce2">
            <text:p>12.66011011</text:p>
          </table:table-cell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2.684114114114101" table:style-name="ce2">
            <text:p>12.68411411</text:p>
          </table:table-cell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2.708118118118101" table:style-name="ce2">
            <text:p>12.70811812</text:p>
          </table:table-cell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2.732122122122099" table:style-name="ce2">
            <text:p>12.73212212</text:p>
          </table:table-cell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2.7561261261261" table:style-name="ce2">
            <text:p>12.75612613</text:p>
          </table:table-cell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2.7801301301301" table:style-name="ce2">
            <text:p>12.78013013</text:p>
          </table:table-cell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2.804134134134101" table:style-name="ce2">
            <text:p>12.80413413</text:p>
          </table:table-cell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2.828138138138099" table:style-name="ce2">
            <text:p>12.82813814</text:p>
          </table:table-cell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2.8521421421421" table:style-name="ce2">
            <text:p>12.85214214</text:p>
          </table:table-cell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2.8761461461461" table:style-name="ce2">
            <text:p>12.87614615</text:p>
          </table:table-cell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2.9001501501501" table:style-name="ce2">
            <text:p>12.90015015</text:p>
          </table:table-cell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2.9241541541542" table:style-name="ce2">
            <text:p>12.92415415</text:p>
          </table:table-cell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2.948158158158201" table:style-name="ce2">
            <text:p>12.94815816</text:p>
          </table:table-cell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2.972162162162199" table:style-name="ce2">
            <text:p>12.97216216</text:p>
          </table:table-cell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2.9961661661662" table:style-name="ce2">
            <text:p>12.99616617</text:p>
          </table:table-cell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3.0201701701702" table:style-name="ce2">
            <text:p>13.02017017</text:p>
          </table:table-cell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3.0441741741742" table:style-name="ce2">
            <text:p>13.04417417</text:p>
          </table:table-cell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3.068178178178201" table:style-name="ce2">
            <text:p>13.06817818</text:p>
          </table:table-cell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3.092182182182199" table:style-name="ce2">
            <text:p>13.09218218</text:p>
          </table:table-cell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3.1161861861862" table:style-name="ce2">
            <text:p>13.11618619</text:p>
          </table:table-cell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3.1401901901902" table:style-name="ce2">
            <text:p>13.14019019</text:p>
          </table:table-cell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3.1641941941942" table:style-name="ce2">
            <text:p>13.16419419</text:p>
          </table:table-cell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3.188198198198201" table:style-name="ce2">
            <text:p>13.1881982</text:p>
          </table:table-cell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3.212202202202199" table:style-name="ce2">
            <text:p>13.2122022</text:p>
          </table:table-cell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3.2362062062062" table:style-name="ce2">
            <text:p>13.23620621</text:p>
          </table:table-cell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3.2602102102102" table:style-name="ce2">
            <text:p>13.26021021</text:p>
          </table:table-cell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3.284214214214201" table:style-name="ce2">
            <text:p>13.28421421</text:p>
          </table:table-cell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3.308218218218199" table:style-name="ce2">
            <text:p>13.30821822</text:p>
          </table:table-cell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3.3322222222222" table:style-name="ce2">
            <text:p>13.33222222</text:p>
          </table:table-cell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3.3562262262262" table:style-name="ce2">
            <text:p>13.35622623</text:p>
          </table:table-cell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3.3802302302302" table:style-name="ce2">
            <text:p>13.38023023</text:p>
          </table:table-cell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3.404234234234201" table:style-name="ce2">
            <text:p>13.40423423</text:p>
          </table:table-cell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3.428238238238199" table:style-name="ce2">
            <text:p>13.42823824</text:p>
          </table:table-cell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3.4522422422422" table:style-name="ce2">
            <text:p>13.45224224</text:p>
          </table:table-cell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3.4762462462462" table:style-name="ce2">
            <text:p>13.47624625</text:p>
          </table:table-cell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3.5002502502502" table:style-name="ce2">
            <text:p>13.50025025</text:p>
          </table:table-cell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3.5242542542543" table:style-name="ce2">
            <text:p>13.52425425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3.548258258258301" table:style-name="ce2">
            <text:p>13.54825826</text:p>
          </table:table-cell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3.572262262262299" table:style-name="ce2">
            <text:p>13.57226226</text:p>
          </table:table-cell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3.5962662662663" table:style-name="ce2">
            <text:p>13.59626627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3.6202702702703" table:style-name="ce2">
            <text:p>13.62027027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3.6442742742743" table:style-name="ce2">
            <text:p>13.64427427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3.668278278278301" table:style-name="ce2">
            <text:p>13.66827828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3.692282282282299" table:style-name="ce2">
            <text:p>13.69228228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3.7162862862863" table:style-name="ce2">
            <text:p>13.71628629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3.7402902902903" table:style-name="ce2">
            <text:p>13.74029029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3.764294294294301" table:style-name="ce2">
            <text:p>13.76429429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3.788298298298299" table:style-name="ce2">
            <text:p>13.7882983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3.812302302302299" table:style-name="ce2">
            <text:p>13.8123023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3.8363063063063" table:style-name="ce2">
            <text:p>13.83630631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3.8603103103103" table:style-name="ce2">
            <text:p>13.86031031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3.884314314314301" table:style-name="ce2">
            <text:p>13.88431431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3.908318318318299" table:style-name="ce2">
            <text:p>13.90831832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3.9323223223223" table:style-name="ce2">
            <text:p>13.93232232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3.9563263263263" table:style-name="ce2">
            <text:p>13.95632633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3.9803303303303" table:style-name="ce2">
            <text:p>13.98033033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4.004334334334301" table:style-name="ce2">
            <text:p>14.00433433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4.028338338338299" table:style-name="ce2">
            <text:p>14.02833834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4.0523423423423" table:style-name="ce2">
            <text:p>14.05234234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4.0763463463463" table:style-name="ce2">
            <text:p>14.07634635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4.1003503503503" table:style-name="ce2">
            <text:p>14.10035035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4.1243543543544" table:style-name="ce2">
            <text:p>14.12435435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4.148358358358401" table:style-name="ce2">
            <text:p>14.14835836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4.172362362362399" table:style-name="ce2">
            <text:p>14.17236236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4.1963663663664" table:style-name="ce2">
            <text:p>14.19636637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4.2203703703704" table:style-name="ce2">
            <text:p>14.22037037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4.2443743743744" table:style-name="ce2">
            <text:p>14.24437437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4.268378378378401" table:style-name="ce2">
            <text:p>14.26837838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4.292382382382399" table:style-name="ce2">
            <text:p>14.29238238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4.3163863863864" table:style-name="ce2">
            <text:p>14.31638639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4.3403903903904" table:style-name="ce2">
            <text:p>14.34039039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4.364394394394401" table:style-name="ce2">
            <text:p>14.36439439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4.388398398398399" table:style-name="ce2">
            <text:p>14.3883984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4.4124024024024" table:style-name="ce2">
            <text:p>14.4124024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4.4364064064064" table:style-name="ce2">
            <text:p>14.43640641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4.4604104104104" table:style-name="ce2">
            <text:p>14.46041041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4.484414414414401" table:style-name="ce2">
            <text:p>14.48441441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4.508418418418399" table:style-name="ce2">
            <text:p>14.50841842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4.5324224224224" table:style-name="ce2">
            <text:p>14.53242242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4.5564264264264" table:style-name="ce2">
            <text:p>14.55642643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4.5804304304304" table:style-name="ce2">
            <text:p>14.58043043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4.604434434434401" table:style-name="ce2">
            <text:p>14.60443443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4.628438438438399" table:style-name="ce2">
            <text:p>14.62843844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4.6524424424424" table:style-name="ce2">
            <text:p>14.65244244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4.6764464464464" table:style-name="ce2">
            <text:p>14.67644645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4.700450450450401" table:style-name="ce2">
            <text:p>14.70045045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4.7244544544545" table:style-name="ce2">
            <text:p>14.72445445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4.748458458458501" table:style-name="ce2">
            <text:p>14.74845846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4.772462462462499" table:style-name="ce2">
            <text:p>14.77246246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4.7964664664665" table:style-name="ce2">
            <text:p>14.79646647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4.8204704704705" table:style-name="ce2">
            <text:p>14.82047047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4.844474474474501" table:style-name="ce2">
            <text:p>14.84447447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4.868478478478499" table:style-name="ce2">
            <text:p>14.86847848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4.8924824824825" table:style-name="ce2">
            <text:p>14.89248248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4.9164864864865" table:style-name="ce2">
            <text:p>14.91648649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4.9404904904905" table:style-name="ce2">
            <text:p>14.94049049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4.964494494494501" table:style-name="ce2">
            <text:p>14.96449449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4.988498498498499" table:style-name="ce2">
            <text:p>14.9884985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5.0125025025025" table:style-name="ce2">
            <text:p>15.0125025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5.0365065065065" table:style-name="ce2">
            <text:p>15.03650651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5.0605105105105" table:style-name="ce2">
            <text:p>15.06051051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5.084514514514501" table:style-name="ce2">
            <text:p>15.08451451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5.108518518518499" table:style-name="ce2">
            <text:p>15.10851852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5.1325225225225" table:style-name="ce2">
            <text:p>15.13252252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5.1565265265265" table:style-name="ce2">
            <text:p>15.15652653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5.1805305305305" table:style-name="ce2">
            <text:p>15.18053053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5.204534534534501" table:style-name="ce2">
            <text:p>15.20453453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5.228538538538499" table:style-name="ce2">
            <text:p>15.22853854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5.2525425425425" table:style-name="ce2">
            <text:p>15.25254254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5.2765465465465" table:style-name="ce2">
            <text:p>15.27654655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5.300550550550501" table:style-name="ce2">
            <text:p>15.30055055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5.3245545545546" table:style-name="ce2">
            <text:p>15.32455455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5.348558558558601" table:style-name="ce2">
            <text:p>15.34855856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5.372562562562599" table:style-name="ce2">
            <text:p>15.37256256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5.3965665665666" table:style-name="ce2">
            <text:p>15.39656657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5.4205705705706" table:style-name="ce2">
            <text:p>15.42057057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5.444574574574601" table:style-name="ce2">
            <text:p>15.44457457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5.468578578578599" table:style-name="ce2">
            <text:p>15.46857858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5.4925825825826" table:style-name="ce2">
            <text:p>15.49258258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5.5165865865866" table:style-name="ce2">
            <text:p>15.51658659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5.5405905905906" table:style-name="ce2">
            <text:p>15.54059059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5.564594594594601" table:style-name="ce2">
            <text:p>15.56459459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5.588598598598599" table:style-name="ce2">
            <text:p>15.5885986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5.6126026026026" table:style-name="ce2">
            <text:p>15.6126026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5.6366066066066" table:style-name="ce2">
            <text:p>15.63660661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5.6606106106106" table:style-name="ce2">
            <text:p>15.66061061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5.684614614614601" table:style-name="ce2">
            <text:p>15.68461461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5.708618618618599" table:style-name="ce2">
            <text:p>15.70861862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5.7326226226226" table:style-name="ce2">
            <text:p>15.73262262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5.7566266266266" table:style-name="ce2">
            <text:p>15.75662663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5.780630630630601" table:style-name="ce2">
            <text:p>15.78063063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5.804634634634599" table:style-name="ce2">
            <text:p>15.80463463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5.8286386386386" table:style-name="ce2">
            <text:p>15.82863864</text:p>
          </table:table-cell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5.8526426426426" table:style-name="ce2">
            <text:p>15.85264264</text:p>
          </table:table-cell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5.8766466466466" table:style-name="ce2">
            <text:p>15.87664665</text:p>
          </table:table-cell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5.900650650650601" table:style-name="ce2">
            <text:p>15.90065065</text:p>
          </table:table-cell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5.924654654654701" table:style-name="ce2">
            <text:p>15.92465465</text:p>
          </table:table-cell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5.948658658658699" table:style-name="ce2">
            <text:p>15.94865866</text:p>
          </table:table-cell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5.9726626626627" table:style-name="ce2">
            <text:p>15.97266266</text:p>
          </table:table-cell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5.9966666666667" table:style-name="ce2">
            <text:p>15.99666667</text:p>
          </table:table-cell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6.0206706706707" table:style-name="ce2">
            <text:p>16.02067067</text:p>
          </table:table-cell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6.044674674674699" table:style-name="ce2">
            <text:p>16.04467467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6.068678678678701" table:style-name="ce2">
            <text:p>16.06867868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6.0926826826827" table:style-name="ce2">
            <text:p>16.09268268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6.116686686686698" table:style-name="ce2">
            <text:p>16.11668669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6.1406906906907" table:style-name="ce2">
            <text:p>16.14069069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6.164694694694699" table:style-name="ce2">
            <text:p>16.16469469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table:number-columns-repeated="16381"/>
        </table:table-row>
        <table:table-row table:style-name="ro1">
          <table:table-cell office:value-type="float" office:value="16.188698698698701" table:style-name="ce2">
            <text:p>16.1886987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table:number-columns-repeated="16381"/>
        </table:table-row>
        <table:table-row table:style-name="ro1">
          <table:table-cell office:value-type="float" office:value="16.2127027027027" table:style-name="ce2">
            <text:p>16.2127027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table:number-columns-repeated="16381"/>
        </table:table-row>
        <table:table-row table:style-name="ro1">
          <table:table-cell office:value-type="float" office:value="16.236706706706698" table:style-name="ce2">
            <text:p>16.23670671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table:number-columns-repeated="16381"/>
        </table:table-row>
        <table:table-row table:style-name="ro1">
          <table:table-cell office:value-type="float" office:value="16.260710710710701" table:style-name="ce2">
            <text:p>16.26071071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6.284714714714699" table:style-name="ce2">
            <text:p>16.28471471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6.308718718718701" table:style-name="ce2">
            <text:p>16.30871872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6.3327227227227" table:style-name="ce2">
            <text:p>16.33272272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6.356726726726698" table:style-name="ce2">
            <text:p>16.35672673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6.380730730730701" table:style-name="ce2">
            <text:p>16.38073073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6.404734734734699" table:style-name="ce2">
            <text:p>16.40473473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6.428738738738701" table:style-name="ce2">
            <text:p>16.42873874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6.4527427427427" table:style-name="ce2">
            <text:p>16.45274274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6.476746746746699" table:style-name="ce2">
            <text:p>16.47674675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6.5007507507508" table:style-name="ce2">
            <text:p>16.50075075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6.524754754754799" table:style-name="ce2">
            <text:p>16.52475475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6.548758758758801" table:style-name="ce2">
            <text:p>16.54875876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6.5727627627628" table:style-name="ce2">
            <text:p>16.57276276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6.596766766766802" table:style-name="ce2">
            <text:p>16.59676677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6.6207707707708" table:style-name="ce2">
            <text:p>16.62077077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6.644774774774799" table:style-name="ce2">
            <text:p>16.64477477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6.668778778778801" table:style-name="ce2">
            <text:p>16.66877878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6.6927827827828" table:style-name="ce2">
            <text:p>16.69278278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6.716786786786798" table:style-name="ce2">
            <text:p>16.71678679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6.7407907907908" table:style-name="ce2">
            <text:p>16.74079079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6.764794794794799" table:style-name="ce2">
            <text:p>16.76479479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6.788798798798801" table:style-name="ce2">
            <text:p>16.7887988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6.8128028028028" table:style-name="ce2">
            <text:p>16.8128028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6.836806806806798" table:style-name="ce2">
            <text:p>16.8368068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6.860810810810801" table:style-name="ce2">
            <text:p>16.8608108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6.884814814814799" table:style-name="ce2">
            <text:p>16.8848148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6.908818818818801" table:style-name="ce2">
            <text:p>16.90881882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6.9328228228228" table:style-name="ce2">
            <text:p>16.93282282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6.956826826826799" table:style-name="ce2">
            <text:p>16.95682683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6.980830830830801" table:style-name="ce2">
            <text:p>16.98083083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7.004834834834799" table:style-name="ce2">
            <text:p>17.00483483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7.028838838838801" table:style-name="ce2">
            <text:p>17.02883884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7.0528428428428" table:style-name="ce2">
            <text:p>17.05284284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7.076846846846799" table:style-name="ce2">
            <text:p>17.07684685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7.1008508508509" table:style-name="ce2">
            <text:p>17.10085085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7.124854854854899" table:style-name="ce2">
            <text:p>17.12485485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7.148858858858901" table:style-name="ce2">
            <text:p>17.14885886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7.1728628628629" table:style-name="ce2">
            <text:p>17.17286286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7.196866866866898" table:style-name="ce2">
            <text:p>17.19686687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7.2208708708709" table:style-name="ce2">
            <text:p>17.22087087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7.244874874874899" table:style-name="ce2">
            <text:p>17.24487487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7.268878878878901" table:style-name="ce2">
            <text:p>17.26887888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7.2928828828829" table:style-name="ce2">
            <text:p>17.29288288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7.316886886886898" table:style-name="ce2">
            <text:p>17.31688689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7.340890890890901" table:style-name="ce2">
            <text:p>17.34089089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7.364894894894899" table:style-name="ce2">
            <text:p>17.36489489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7.388898898898901" table:style-name="ce2">
            <text:p>17.3888989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7.4129029029029" table:style-name="ce2">
            <text:p>17.4129029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7.436906906906898" table:style-name="ce2">
            <text:p>17.43690691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7.460910910910901" table:style-name="ce2">
            <text:p>17.46091091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7.484914914914899" table:style-name="ce2">
            <text:p>17.48491491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7.508918918918901" table:style-name="ce2">
            <text:p>17.50891892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7.5329229229229" table:style-name="ce2">
            <text:p>17.53292292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7.556926926926899" table:style-name="ce2">
            <text:p>17.55692693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7.580930930930901" table:style-name="ce2">
            <text:p>17.58093093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7.604934934934899" table:style-name="ce2">
            <text:p>17.60493493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7.628938938938902" table:style-name="ce2">
            <text:p>17.62893894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7.6529429429429" table:style-name="ce2">
            <text:p>17.65294294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7.676946946946899" table:style-name="ce2">
            <text:p>17.67694695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7.700950950951" table:style-name="ce2">
            <text:p>17.70095095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7.724954954954999" table:style-name="ce2">
            <text:p>17.72495495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7.748958958959001" table:style-name="ce2">
            <text:p>17.74895896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7.772962962963" table:style-name="ce2">
            <text:p>17.77296296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7.796966966966998" table:style-name="ce2">
            <text:p>17.79696697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7.820970970971" table:style-name="ce2">
            <text:p>17.82097097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7.844974974974999" table:style-name="ce2">
            <text:p>17.84497497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7.868978978979001" table:style-name="ce2">
            <text:p>17.86897898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7.892982982983" table:style-name="ce2">
            <text:p>17.89298298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7.916986986986998" table:style-name="ce2">
            <text:p>17.91698699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7.940990990991001" table:style-name="ce2">
            <text:p>17.94099099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7.964994994994999" table:style-name="ce2">
            <text:p>17.96499499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7.988998998999001" table:style-name="ce2">
            <text:p>17.988999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8.013003003003" table:style-name="ce2">
            <text:p>18.013003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8.037007007006999" table:style-name="ce2">
            <text:p>18.03700701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8.061011011011001" table:style-name="ce2">
            <text:p>18.06101101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8.085015015014999" table:style-name="ce2">
            <text:p>18.08501502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8.109019019019001" table:style-name="ce2">
            <text:p>18.10901902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8.133023023023" table:style-name="ce2">
            <text:p>18.13302302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8.157027027026999" table:style-name="ce2">
            <text:p>18.15702703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8.181031031031001" table:style-name="ce2">
            <text:p>18.18103103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8.205035035034999" table:style-name="ce2">
            <text:p>18.20503504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8.229039039039002" table:style-name="ce2">
            <text:p>18.22903904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8.253043043043" table:style-name="ce2">
            <text:p>18.25304304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8.277047047046999" table:style-name="ce2">
            <text:p>18.27704705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8.3010510510511" table:style-name="ce2">
            <text:p>18.30105105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8.325055055055099" table:style-name="ce2">
            <text:p>18.32505506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8.349059059059101" table:style-name="ce2">
            <text:p>18.34905906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8.3730630630631" table:style-name="ce2">
            <text:p>18.37306306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8.397067067067098" table:style-name="ce2">
            <text:p>18.39706707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8.421071071071101" table:style-name="ce2">
            <text:p>18.42107107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8.445075075075099" table:style-name="ce2">
            <text:p>18.44507508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8.469079079079101" table:style-name="ce2">
            <text:p>18.46907908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8.4930830830831" table:style-name="ce2">
            <text:p>18.49308308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8.517087087087098" table:style-name="ce2">
            <text:p>18.51708709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8.541091091091101" table:style-name="ce2">
            <text:p>18.54109109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8.565095095095099" table:style-name="ce2">
            <text:p>18.565095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8.589099099099101" table:style-name="ce2">
            <text:p>18.589099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8.6131031031031" table:style-name="ce2">
            <text:p>18.613103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8.637107107107099" table:style-name="ce2">
            <text:p>18.6371071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8.661111111111101" table:style-name="ce2">
            <text:p>18.6611111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8.685115115115099" table:style-name="ce2">
            <text:p>18.68511512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8.709119119119102" table:style-name="ce2">
            <text:p>18.70911912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8.7331231231231" table:style-name="ce2">
            <text:p>18.73312312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8.757127127127099" table:style-name="ce2">
            <text:p>18.75712713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8.781131131131101" table:style-name="ce2">
            <text:p>18.78113113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8.805135135135099" table:style-name="ce2">
            <text:p>18.80513514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8.829139139139102" table:style-name="ce2">
            <text:p>18.82913914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8.8531431431431" table:style-name="ce2">
            <text:p>18.85314314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8.877147147147099" table:style-name="ce2">
            <text:p>18.87714715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8.9011511511512" table:style-name="ce2">
            <text:p>18.90115115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8.925155155155199" table:style-name="ce2">
            <text:p>18.92515516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8.949159159159201" table:style-name="ce2">
            <text:p>18.94915916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8.9731631631632" table:style-name="ce2">
            <text:p>18.97316316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8.997167167167198" table:style-name="ce2">
            <text:p>18.99716717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9.021171171171201" table:style-name="ce2">
            <text:p>19.02117117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9.045175175175199" table:style-name="ce2">
            <text:p>19.04517518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9.069179179179201" table:style-name="ce2">
            <text:p>19.06917918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9.0931831831832" table:style-name="ce2">
            <text:p>19.09318318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9.117187187187199" table:style-name="ce2">
            <text:p>19.11718719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9.141191191191201" table:style-name="ce2">
            <text:p>19.14119119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9.165195195195199" table:style-name="ce2">
            <text:p>19.1651952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9.189199199199201" table:style-name="ce2">
            <text:p>19.1891992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9.2132032032032" table:style-name="ce2">
            <text:p>19.2132032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9.237207207207199" table:style-name="ce2">
            <text:p>19.23720721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9.261211211211201" table:style-name="ce2">
            <text:p>19.26121121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9.285215215215199" table:style-name="ce2">
            <text:p>19.28521522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table:number-columns-repeated="16381"/>
        </table:table-row>
        <table:table-row table:style-name="ro1">
          <table:table-cell office:value-type="float" office:value="19.309219219219202" table:style-name="ce2">
            <text:p>19.30921922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table:number-columns-repeated="16381"/>
        </table:table-row>
        <table:table-row table:style-name="ro1">
          <table:table-cell office:value-type="float" office:value="19.3332232232232" table:style-name="ce2">
            <text:p>19.33322322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table:number-columns-repeated="16381"/>
        </table:table-row>
        <table:table-row table:style-name="ro1">
          <table:table-cell office:value-type="float" office:value="19.357227227227199" table:style-name="ce2">
            <text:p>19.35722723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table:number-columns-repeated="16381"/>
        </table:table-row>
        <table:table-row table:style-name="ro1">
          <table:table-cell office:value-type="float" office:value="19.381231231231201" table:style-name="ce2">
            <text:p>19.38123123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9.4052352352352" table:style-name="ce2">
            <text:p>19.40523524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9.429239239239202" table:style-name="ce2">
            <text:p>19.42923924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9.4532432432432" table:style-name="ce2">
            <text:p>19.45324324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9.477247247247199" table:style-name="ce2">
            <text:p>19.47724725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9.501251251251301" table:style-name="ce2">
            <text:p>19.50125125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9.525255255255299" table:style-name="ce2">
            <text:p>19.52525526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9.549259259259301" table:style-name="ce2">
            <text:p>19.54925926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9.5732632632633" table:style-name="ce2">
            <text:p>19.57326326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9.597267267267299" table:style-name="ce2">
            <text:p>19.59726727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9.621271271271301" table:style-name="ce2">
            <text:p>19.62127127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9.645275275275299" table:style-name="ce2">
            <text:p>19.64527528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9.669279279279301" table:style-name="ce2">
            <text:p>19.66927928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9.6932832832833" table:style-name="ce2">
            <text:p>19.69328328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9.717287287287299" table:style-name="ce2">
            <text:p>19.71728729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9.741291291291301" table:style-name="ce2">
            <text:p>19.74129129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9.765295295295299" table:style-name="ce2">
            <text:p>19.7652953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9.789299299299302" table:style-name="ce2">
            <text:p>19.7892993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9.8133033033033" table:style-name="ce2">
            <text:p>19.8133033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9.837307307307299" table:style-name="ce2">
            <text:p>19.83730731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9.861311311311301" table:style-name="ce2">
            <text:p>19.86131131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9.8853153153153" table:style-name="ce2">
            <text:p>19.88531532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9.909319319319302" table:style-name="ce2">
            <text:p>19.90931932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9.9333233233233" table:style-name="ce2">
            <text:p>19.93332332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9.957327327327299" table:style-name="ce2">
            <text:p>19.95732733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9.981331331331301" table:style-name="ce2">
            <text:p>19.98133133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20.0053353353353" table:style-name="ce2">
            <text:p>20.00533534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20.029339339339302" table:style-name="ce2">
            <text:p>20.02933934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20.0533433433433" table:style-name="ce2">
            <text:p>20.05334334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20.077347347347299" table:style-name="ce2">
            <text:p>20.07734735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20.101351351351401" table:style-name="ce2">
            <text:p>20.10135135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20.125355355355399" table:style-name="ce2">
            <text:p>20.12535536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20.149359359359401" table:style-name="ce2">
            <text:p>20.14935936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20.1733633633634" table:style-name="ce2">
            <text:p>20.17336336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20.197367367367399" table:style-name="ce2">
            <text:p>20.19736737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20.221371371371401" table:style-name="ce2">
            <text:p>20.22137137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20.245375375375399" table:style-name="ce2">
            <text:p>20.24537538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20.269379379379401" table:style-name="ce2">
            <text:p>20.26937938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20.2933833833834" table:style-name="ce2">
            <text:p>20.29338338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20.317387387387399" table:style-name="ce2">
            <text:p>20.31738739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20.341391391391401" table:style-name="ce2">
            <text:p>20.34139139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20.365395395395399" table:style-name="ce2">
            <text:p>20.3653954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20.389399399399402" table:style-name="ce2">
            <text:p>20.3893994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20.4134034034034" table:style-name="ce2">
            <text:p>20.4134034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20.437407407407399" table:style-name="ce2">
            <text:p>20.43740741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20.461411411411401" table:style-name="ce2">
            <text:p>20.46141141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20.4854154154154" table:style-name="ce2">
            <text:p>20.48541542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20.509419419419402" table:style-name="ce2">
            <text:p>20.50941942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20.5334234234234" table:style-name="ce2">
            <text:p>20.53342342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20.557427427427399" table:style-name="ce2">
            <text:p>20.55742743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20.581431431431401" table:style-name="ce2">
            <text:p>20.58143143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20.6054354354354" table:style-name="ce2">
            <text:p>20.60543544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20.629439439439398" table:style-name="ce2">
            <text:p>20.62943944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20.6534434434434" table:style-name="ce2">
            <text:p>20.65344344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20.677447447447399" table:style-name="ce2">
            <text:p>20.67744745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20.701451451451501" table:style-name="ce2">
            <text:p>20.70145145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20.725455455455499" table:style-name="ce2">
            <text:p>20.72545546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20.749459459459501" table:style-name="ce2">
            <text:p>20.74945946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20.7734634634635" table:style-name="ce2">
            <text:p>20.77346346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20.797467467467499" table:style-name="ce2">
            <text:p>20.79746747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20.821471471471501" table:style-name="ce2">
            <text:p>20.82147147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20.845475475475499" table:style-name="ce2">
            <text:p>20.84547548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20.869479479479502" table:style-name="ce2">
            <text:p>20.86947948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20.8934834834835" table:style-name="ce2">
            <text:p>20.89348348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20.917487487487499" table:style-name="ce2">
            <text:p>20.91748749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20.941491491491501" table:style-name="ce2">
            <text:p>20.94149149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20.9654954954955" table:style-name="ce2">
            <text:p>20.9654955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20.989499499499502" table:style-name="ce2">
            <text:p>20.9894995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21.0135035035035" table:style-name="ce2">
            <text:p>21.0135035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21.037507507507499" table:style-name="ce2">
            <text:p>21.03750751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21.061511511511501" table:style-name="ce2">
            <text:p>21.06151151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21.0855155155155" table:style-name="ce2">
            <text:p>21.08551552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21.109519519519498" table:style-name="ce2">
            <text:p>21.10951952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21.1335235235235" table:style-name="ce2">
            <text:p>21.13352352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21.157527527527499" table:style-name="ce2">
            <text:p>21.15752753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21.181531531531501" table:style-name="ce2">
            <text:p>21.18153153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21.2055355355355" table:style-name="ce2">
            <text:p>21.20553554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21.229539539539498" table:style-name="ce2">
            <text:p>21.22953954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21.253543543543501" table:style-name="ce2">
            <text:p>21.25354354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21.277547547547499" table:style-name="ce2">
            <text:p>21.27754755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21.301551551551601" table:style-name="ce2">
            <text:p>21.30155155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21.325555555555599" table:style-name="ce2">
            <text:p>21.32555556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21.349559559559601" table:style-name="ce2">
            <text:p>21.34955956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21.3735635635636" table:style-name="ce2">
            <text:p>21.37356356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21.397567567567599" table:style-name="ce2">
            <text:p>21.39756757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21.421571571571601" table:style-name="ce2">
            <text:p>21.42157157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21.445575575575599" table:style-name="ce2">
            <text:p>21.44557558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21.469579579579602" table:style-name="ce2">
            <text:p>21.46957958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21.4935835835836" table:style-name="ce2">
            <text:p>21.49358358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21.517587587587599" table:style-name="ce2">
            <text:p>21.51758759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21.541591591591601" table:style-name="ce2">
            <text:p>21.54159159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21.5655955955956" table:style-name="ce2">
            <text:p>21.5655956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21.589599599599602" table:style-name="ce2">
            <text:p>21.5895996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21.6136036036036" table:style-name="ce2">
            <text:p>21.6136036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21.637607607607599" table:style-name="ce2">
            <text:p>21.63760761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21.661611611611601" table:style-name="ce2">
            <text:p>21.66161161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21.6856156156156" table:style-name="ce2">
            <text:p>21.68561562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21.709619619619598" table:style-name="ce2">
            <text:p>21.70961962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21.7336236236236" table:style-name="ce2">
            <text:p>21.73362362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21.757627627627599" table:style-name="ce2">
            <text:p>21.75762763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21.781631631631601" table:style-name="ce2">
            <text:p>21.78163163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21.8056356356356" table:style-name="ce2">
            <text:p>21.80563564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21.829639639639598" table:style-name="ce2">
            <text:p>21.82963964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21.853643643643601" table:style-name="ce2">
            <text:p>21.85364364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21.877647647647599" table:style-name="ce2">
            <text:p>21.87764765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21.901651651651701" table:style-name="ce2">
            <text:p>21.90165165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21.925655655655699" table:style-name="ce2">
            <text:p>21.92565566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21.949659659659702" table:style-name="ce2">
            <text:p>21.94965966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21.9736636636637" table:style-name="ce2">
            <text:p>21.97366366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21.997667667667699" table:style-name="ce2">
            <text:p>21.99766767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22.021671671671701" table:style-name="ce2">
            <text:p>22.02167167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22.0456756756757" table:style-name="ce2">
            <text:p>22.04567568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22.069679679679702" table:style-name="ce2">
            <text:p>22.06967968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22.0936836836837" table:style-name="ce2">
            <text:p>22.09368368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22.117687687687699" table:style-name="ce2">
            <text:p>22.11768769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22.141691691691701" table:style-name="ce2">
            <text:p>22.14169169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22.1656956956957" table:style-name="ce2">
            <text:p>22.1656957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22.189699699699698" table:style-name="ce2">
            <text:p>22.1896997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22.2137037037037" table:style-name="ce2">
            <text:p>22.2137037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22.237707707707699" table:style-name="ce2">
            <text:p>22.2377077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22.261711711711701" table:style-name="ce2">
            <text:p>22.2617117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22.2857157157157" table:style-name="ce2">
            <text:p>22.28571572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22.309719719719698" table:style-name="ce2">
            <text:p>22.30971972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22.333723723723701" table:style-name="ce2">
            <text:p>22.3337237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22.357727727727699" table:style-name="ce2">
            <text:p>22.3577277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22.381731731731701" table:style-name="ce2">
            <text:p>22.3817317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22.4057357357357" table:style-name="ce2">
            <text:p>22.40573574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22.429739739739698" table:style-name="ce2">
            <text:p>22.42973974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22.453743743743701" table:style-name="ce2">
            <text:p>22.45374374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22.477747747747699" table:style-name="ce2">
            <text:p>22.47774775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22.501751751751801" table:style-name="ce2">
            <text:p>22.50175175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22.525755755755799" table:style-name="ce2">
            <text:p>22.52575576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22.549759759759802" table:style-name="ce2">
            <text:p>22.54975976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22.5737637637638" table:style-name="ce2">
            <text:p>22.57376376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22.597767767767799" table:style-name="ce2">
            <text:p>22.59776777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22.621771771771801" table:style-name="ce2">
            <text:p>22.62177177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22.6457757757758" table:style-name="ce2">
            <text:p>22.64577578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22.669779779779802" table:style-name="ce2">
            <text:p>22.66977978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22.6937837837838" table:style-name="ce2">
            <text:p>22.69378378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22.717787787787799" table:style-name="ce2">
            <text:p>22.71778779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22.741791791791801" table:style-name="ce2">
            <text:p>22.74179179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22.7657957957958" table:style-name="ce2">
            <text:p>22.7657958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22.789799799799798" table:style-name="ce2">
            <text:p>22.7897998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22.8138038038038" table:style-name="ce2">
            <text:p>22.8138038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22.837807807807799" table:style-name="ce2">
            <text:p>22.8378078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22.861811811811801" table:style-name="ce2">
            <text:p>22.8618118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22.8858158158158" table:style-name="ce2">
            <text:p>22.88581582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22.909819819819798" table:style-name="ce2">
            <text:p>22.90981982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22.933823823823801" table:style-name="ce2">
            <text:p>22.93382382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22.957827827827799" table:style-name="ce2">
            <text:p>22.95782783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22.981831831831801" table:style-name="ce2">
            <text:p>22.98183183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23.0058358358358" table:style-name="ce2">
            <text:p>23.00583584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23.029839839839799" table:style-name="ce2">
            <text:p>23.02983984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23.053843843843801" table:style-name="ce2">
            <text:p>23.05384384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23.077847847847799" table:style-name="ce2">
            <text:p>23.07784785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23.101851851851901" table:style-name="ce2">
            <text:p>23.10185185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23.1258558558559" table:style-name="ce2">
            <text:p>23.12585586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23.149859859859902" table:style-name="ce2">
            <text:p>23.14985986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23.1738638638639" table:style-name="ce2">
            <text:p>23.17386386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23.197867867867899" table:style-name="ce2">
            <text:p>23.19786787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23.221871871871901" table:style-name="ce2">
            <text:p>23.22187187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23.2458758758759" table:style-name="ce2">
            <text:p>23.24587588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23.269879879879898" table:style-name="ce2">
            <text:p>23.26987988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23.2938838838839" table:style-name="ce2">
            <text:p>23.29388388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23.317887887887899" table:style-name="ce2">
            <text:p>23.31788789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23.341891891891901" table:style-name="ce2">
            <text:p>23.34189189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23.3658958958959" table:style-name="ce2">
            <text:p>23.3658959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23.389899899899898" table:style-name="ce2">
            <text:p>23.3898999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23.413903903903901" table:style-name="ce2">
            <text:p>23.4139039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23.437907907907899" table:style-name="ce2">
            <text:p>23.4379079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23.461911911911901" table:style-name="ce2">
            <text:p>23.4619119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23.4859159159159" table:style-name="ce2">
            <text:p>23.4859159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23.509919919919898" table:style-name="ce2">
            <text:p>23.5099199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23.533923923923901" table:style-name="ce2">
            <text:p>23.5339239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23.557927927927899" table:style-name="ce2">
            <text:p>23.5579279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23.581931931931901" table:style-name="ce2">
            <text:p>23.5819319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23.6059359359359" table:style-name="ce2">
            <text:p>23.60593594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23.629939939939899" table:style-name="ce2">
            <text:p>23.62993994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23.653943943943901" table:style-name="ce2">
            <text:p>23.65394394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23.677947947947899" table:style-name="ce2">
            <text:p>23.67794795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23.701951951952001" table:style-name="ce2">
            <text:p>23.70195195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23.725955955956" table:style-name="ce2">
            <text:p>23.72595596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23.749959959960002" table:style-name="ce2">
            <text:p>23.74995996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23.773963963964" table:style-name="ce2">
            <text:p>23.77396396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23.797967967967999" table:style-name="ce2">
            <text:p>23.79796797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23.821971971972001" table:style-name="ce2">
            <text:p>23.82197197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23.845975975976" table:style-name="ce2">
            <text:p>23.84597598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23.869979979979998" table:style-name="ce2">
            <text:p>23.86997998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23.893983983984" table:style-name="ce2">
            <text:p>23.89398398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23.917987987987999" table:style-name="ce2">
            <text:p>23.91798799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23.941991991992001" table:style-name="ce2">
            <text:p>23.94199199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23.965995995996" table:style-name="ce2">
            <text:p>23.965996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23.99" table:style-name="ce2">
            <text:p>23.99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number-rows-repeated="1047575" table:style-name="ro2">
          <table:table-cell table:number-columns-repeated="16384"/>
        </table:table-row>
      </table:table>
      <table:table table:name="qm-charge-cnt" table:style-name="ta1"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2" table:number-columns-repeated="16381" table:default-cell-style-name="ce1"/>
        <table:table-row table:style-name="ro1">
          <table:table-cell office:value-type="string" table:style-name="ce2">
            <text:p>visit</text:p>
          </table:table-cell>
          <table:table-cell office:value-type="string" table:style-name="ce2">
            <text:p>slow</text:p>
          </table:table-cell>
          <table:table-cell office:value-type="string" table:style-name="ce2">
            <text:p>fast</text:p>
          </table:table-cell>
          <table:table-cell table:number-columns-repeated="16381"/>
        </table:table-row>
        <table:table-row table:style-name="ro1">
          <table:table-cell office:value-type="float" office:value="0.01" table:style-name="ce2">
            <text:p>0.0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3.4004004004004003E-2" table:style-name="ce2">
            <text:p>0.034004004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5.8008008008007997E-2" table:style-name="ce2">
            <text:p>0.058008008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8.2012012012011998E-2" table:style-name="ce2">
            <text:p>0.08201201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0.106016016016016" table:style-name="ce2">
            <text:p>0.106016016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0.13002002002002" table:style-name="ce2">
            <text:p>0.1300200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0.15402402402402399" table:style-name="ce2">
            <text:p>0.154024024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0.178028028028028" table:style-name="ce2">
            <text:p>0.178028028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0.20203203203203199" table:style-name="ce2">
            <text:p>0.20203203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0.226036036036036" table:style-name="ce2">
            <text:p>0.226036036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0.25004004004003999" table:style-name="ce2">
            <text:p>0.25004004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0.27404404404404398" table:style-name="ce2">
            <text:p>0.274044044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0.29804804804804802" table:style-name="ce2">
            <text:p>0.298048048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0.32205205205205201" table:style-name="ce2">
            <text:p>0.32205205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0.34605605605605599" table:style-name="ce2">
            <text:p>0.346056056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0.37006006006005998" table:style-name="ce2">
            <text:p>0.37006006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0.39406406406406402" table:style-name="ce2">
            <text:p>0.394064064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0.41806806806806801" table:style-name="ce2">
            <text:p>0.418068068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0.442072072072072" table:style-name="ce2">
            <text:p>0.44207207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0.46607607607607598" table:style-name="ce2">
            <text:p>0.466076076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0.49008008008008003" table:style-name="ce2">
            <text:p>0.49008008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0.51408408408408401" table:style-name="ce2">
            <text:p>0.514084084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0.53808808808808795" table:style-name="ce2">
            <text:p>0.538088088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0.56209209209209199" table:style-name="ce2">
            <text:p>0.56209209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0.58609609609609603" table:style-name="ce2">
            <text:p>0.586096096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0.61010010010009996" table:style-name="ce2">
            <text:p>0.610100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0.634104104104104" table:style-name="ce2">
            <text:p>0.634104104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0.65810810810810805" table:style-name="ce2">
            <text:p>0.658108108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0.68211211211211198" table:style-name="ce2">
            <text:p>0.68211211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0.70611611611611602" table:style-name="ce2">
            <text:p>0.706116116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0.73012012012011995" table:style-name="ce2">
            <text:p>0.7301201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0.754124124124124" table:style-name="ce2">
            <text:p>0.754124124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0.77812812812812804" table:style-name="ce2">
            <text:p>0.778128128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0.80213213213213197" table:style-name="ce2">
            <text:p>0.80213213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0.82613613613613601" table:style-name="ce2">
            <text:p>0.826136136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0.85014014014014005" table:style-name="ce2">
            <text:p>0.85014014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0.87414414414414399" table:style-name="ce2">
            <text:p>0.874144144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0.89814814814814803" table:style-name="ce2">
            <text:p>0.898148148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0.92215215215215196" table:style-name="ce2">
            <text:p>0.92215215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0.946156156156156" table:style-name="ce2">
            <text:p>0.946156156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0.97016016016016005" table:style-name="ce2">
            <text:p>0.97016016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0.99416416416416398" table:style-name="ce2">
            <text:p>0.994164164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.01816816816817" table:style-name="ce2">
            <text:p>1.018168168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.04217217217217" table:style-name="ce2">
            <text:p>1.04217217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.0661761761761801" table:style-name="ce2">
            <text:p>1.066176176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.09018018018018" table:style-name="ce2">
            <text:p>1.09018018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.11418418418418" table:style-name="ce2">
            <text:p>1.114184184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.1381881881881899" table:style-name="ce2">
            <text:p>1.138188188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.1621921921921901" table:style-name="ce2">
            <text:p>1.16219219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.1861961961962" table:style-name="ce2">
            <text:p>1.186196196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.2102002002001999" table:style-name="ce2">
            <text:p>1.210200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.2342042042042001" table:style-name="ce2">
            <text:p>1.234204204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.25820820820821" table:style-name="ce2">
            <text:p>1.258208208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.2822122122122099" table:style-name="ce2">
            <text:p>1.28221221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.3062162162162201" table:style-name="ce2">
            <text:p>1.306216216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.33022022022022" table:style-name="ce2">
            <text:p>1.3302202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.35422422422422" table:style-name="ce2">
            <text:p>1.354224224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.3782282282282301" table:style-name="ce2">
            <text:p>1.378228228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.40223223223223" table:style-name="ce2">
            <text:p>1.40223223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.42623623623624" table:style-name="ce2">
            <text:p>1.426236236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.4502402402402399" table:style-name="ce2">
            <text:p>1.45024024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.4742442442442401" table:style-name="ce2">
            <text:p>1.474244244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.49824824824825" table:style-name="ce2">
            <text:p>1.498248248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.5222522522522499" table:style-name="ce2">
            <text:p>1.52225225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.5462562562562601" table:style-name="ce2">
            <text:p>1.546256256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.57026026026026" table:style-name="ce2">
            <text:p>1.57026026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.5942642642642599" table:style-name="ce2">
            <text:p>1.594264264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.6182682682682701" table:style-name="ce2">
            <text:p>1.618268268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.64227227227227" table:style-name="ce2">
            <text:p>1.64227227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.6662762762762799" table:style-name="ce2">
            <text:p>1.666276276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.6902802802802801" table:style-name="ce2">
            <text:p>1.69028028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.71428428428428" table:style-name="ce2">
            <text:p>1.714284284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.73828828828829" table:style-name="ce2">
            <text:p>1.738288288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.7622922922922899" table:style-name="ce2">
            <text:p>1.76229229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.7862962962963" table:style-name="ce2">
            <text:p>1.786296296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.8103003003003" table:style-name="ce2">
            <text:p>1.810300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.8343043043042999" table:style-name="ce2">
            <text:p>1.834304304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.8583083083083101" table:style-name="ce2">
            <text:p>1.858308308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.88231231231231" table:style-name="ce2">
            <text:p>1.88231231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.9063163163163199" table:style-name="ce2">
            <text:p>1.906316316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.9303203203203201" table:style-name="ce2">
            <text:p>1.9303203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.95432432432432" table:style-name="ce2">
            <text:p>1.954324324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.9783283283283299" table:style-name="ce2">
            <text:p>1.978328328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2.0023323323323301" table:style-name="ce2">
            <text:p>2.00233233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2.0263363363363398" table:style-name="ce2">
            <text:p>2.026336336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2.0503403403403402" table:style-name="ce2">
            <text:p>2.05034034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2.0743443443443401" table:style-name="ce2">
            <text:p>2.074344344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2.0983483483483498" table:style-name="ce2">
            <text:p>2.098348348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2.1223523523523502" table:style-name="ce2">
            <text:p>2.12235235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2.1463563563563599" table:style-name="ce2">
            <text:p>2.146356356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2.1703603603603598" table:style-name="ce2">
            <text:p>2.17036036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2.1943643643643602" table:style-name="ce2">
            <text:p>2.194364364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2.2183683683683699" table:style-name="ce2">
            <text:p>2.218368368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2.2423723723723699" table:style-name="ce2">
            <text:p>2.24237237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2.26637637637638" table:style-name="ce2">
            <text:p>2.266376376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2.2903803803803799" table:style-name="ce2">
            <text:p>2.29038038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2.3143843843843799" table:style-name="ce2">
            <text:p>2.314384384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2.33838838838839" table:style-name="ce2">
            <text:p>2.338388388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2.36239239239239" table:style-name="ce2">
            <text:p>2.36239239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2.3863963963964001" table:style-name="ce2">
            <text:p>2.386396396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2.4104004004004" table:style-name="ce2">
            <text:p>2.4104004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2.4344044044044" table:style-name="ce2">
            <text:p>2.434404404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2.4584084084084101" table:style-name="ce2">
            <text:p>2.458408408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2.4824124124124101" table:style-name="ce2">
            <text:p>2.48241241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2.5064164164164202" table:style-name="ce2">
            <text:p>2.506416416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2.5304204204204201" table:style-name="ce2">
            <text:p>2.5304204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2.5544244244244201" table:style-name="ce2">
            <text:p>2.554424424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2.5784284284284298" table:style-name="ce2">
            <text:p>2.578428428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2.6024324324324302" table:style-name="ce2">
            <text:p>2.60243243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2.6264364364364399" table:style-name="ce2">
            <text:p>2.626436436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2.6504404404404398" table:style-name="ce2">
            <text:p>2.65044044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2.6744444444444402" table:style-name="ce2">
            <text:p>2.674444444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2.6984484484484499" table:style-name="ce2">
            <text:p>2.698448448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2.7224524524524498" table:style-name="ce2">
            <text:p>2.72245245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2.74645645645646" table:style-name="ce2">
            <text:p>2.746456456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2.7704604604604599" table:style-name="ce2">
            <text:p>2.77046046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2.7944644644644598" table:style-name="ce2">
            <text:p>2.794464464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2.81846846846847" table:style-name="ce2">
            <text:p>2.818468468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2.8424724724724699" table:style-name="ce2">
            <text:p>2.84247247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2.8664764764764801" table:style-name="ce2">
            <text:p>2.866476476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2.89048048048048" table:style-name="ce2">
            <text:p>2.89048048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2.9144844844844799" table:style-name="ce2">
            <text:p>2.914484484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2.9384884884884901" table:style-name="ce2">
            <text:p>2.938488488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2.96249249249249" table:style-name="ce2">
            <text:p>2.96249249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2.9864964964965002" table:style-name="ce2">
            <text:p>2.986496496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3.0105005005005001" table:style-name="ce2">
            <text:p>3.01050050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3.0345045045045" table:style-name="ce2">
            <text:p>3.034504505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3.0585085085085102" table:style-name="ce2">
            <text:p>3.058508509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3.0825125125125101" table:style-name="ce2">
            <text:p>3.08251251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3.1065165165165198" table:style-name="ce2">
            <text:p>3.106516517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3.1305205205205202" table:style-name="ce2">
            <text:p>3.13052052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3.1545245245245201" table:style-name="ce2">
            <text:p>3.154524525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3.1785285285285299" table:style-name="ce2">
            <text:p>3.178528529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3.2025325325325298" table:style-name="ce2">
            <text:p>3.20253253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3.2265365365365399" table:style-name="ce2">
            <text:p>3.226536537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3.2505405405405399" table:style-name="ce2">
            <text:p>3.25054054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3.2745445445445398" table:style-name="ce2">
            <text:p>3.274544545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3.29854854854855" table:style-name="ce2">
            <text:p>3.298548549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3.3225525525525499" table:style-name="ce2">
            <text:p>3.32255255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3.34655655655656" table:style-name="ce2">
            <text:p>3.346556557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3.37056056056056" table:style-name="ce2">
            <text:p>3.37056056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3.3945645645645599" table:style-name="ce2">
            <text:p>3.394564565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3.4185685685685701" table:style-name="ce2">
            <text:p>3.418568569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3.44257257257257" table:style-name="ce2">
            <text:p>3.44257257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3.4665765765765801" table:style-name="ce2">
            <text:p>3.466576577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3.4905805805805801" table:style-name="ce2">
            <text:p>3.49058058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3.51458458458458" table:style-name="ce2">
            <text:p>3.514584585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3.5385885885885902" table:style-name="ce2">
            <text:p>3.538588589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3.5625925925925901" table:style-name="ce2">
            <text:p>3.56259259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3.5865965965965998" table:style-name="ce2">
            <text:p>3.586596597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3.6106006006006002" table:style-name="ce2">
            <text:p>3.61060060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3.6346046046046001" table:style-name="ce2">
            <text:p>3.634604605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3.6586086086086098" table:style-name="ce2">
            <text:p>3.658608609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3.6826126126126102" table:style-name="ce2">
            <text:p>3.68261261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3.7066166166166199" table:style-name="ce2">
            <text:p>3.706616617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3.7306206206206198" table:style-name="ce2">
            <text:p>3.73062062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3.7546246246246202" table:style-name="ce2">
            <text:p>3.754624625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3.7786286286286299" table:style-name="ce2">
            <text:p>3.778628629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3.8026326326326298" table:style-name="ce2">
            <text:p>3.80263263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3.82663663663664" table:style-name="ce2">
            <text:p>3.826636637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3.8506406406406399" table:style-name="ce2">
            <text:p>3.85064064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3.8746446446446399" table:style-name="ce2">
            <text:p>3.874644645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3.89864864864865" table:style-name="ce2">
            <text:p>3.898648649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3.92265265265265" table:style-name="ce2">
            <text:p>3.92265265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3.9466566566566601" table:style-name="ce2">
            <text:p>3.946656657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3.97066066066066" table:style-name="ce2">
            <text:p>3.97066066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3.99466466466466" table:style-name="ce2">
            <text:p>3.994664665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4.0186686686686697" table:style-name="ce2">
            <text:p>4.018668669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4.0426726726726701" table:style-name="ce2">
            <text:p>4.04267267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4.0666766766766802" table:style-name="ce2">
            <text:p>4.066676677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4.0906806806806797" table:style-name="ce2">
            <text:p>4.09068068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4.1146846846846801" table:style-name="ce2">
            <text:p>4.114684685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4.1386886886886902" table:style-name="ce2">
            <text:p>4.138688689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4.1626926926926897" table:style-name="ce2">
            <text:p>4.16269269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4.1866966966966999" table:style-name="ce2">
            <text:p>4.186696697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4.2107007007007002" table:style-name="ce2">
            <text:p>4.21070070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4.2347047047046997" table:style-name="ce2">
            <text:p>4.234704705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4.2587087087087099" table:style-name="ce2">
            <text:p>4.258708709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4.2827127127127103" table:style-name="ce2">
            <text:p>4.28271271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4.3067167167167204" table:style-name="ce2">
            <text:p>4.306716717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4.3307207207207199" table:style-name="ce2">
            <text:p>4.33072072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4.3547247247247203" table:style-name="ce2">
            <text:p>4.354724725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4.3787287287287304" table:style-name="ce2">
            <text:p>4.378728729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4.4027327327327299" table:style-name="ce2">
            <text:p>4.40273273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4.4267367367367401" table:style-name="ce2">
            <text:p>4.426736737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4.4507407407407404" table:style-name="ce2">
            <text:p>4.45074074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4.4747447447447399" table:style-name="ce2">
            <text:p>4.474744745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4.4987487487487501" table:style-name="ce2">
            <text:p>4.498748749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4.5227527527527496" table:style-name="ce2">
            <text:p>4.52275275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4.5467567567567597" table:style-name="ce2">
            <text:p>4.546756757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4.5707607607607601" table:style-name="ce2">
            <text:p>4.57076076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4.5947647647647596" table:style-name="ce2">
            <text:p>4.594764765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4.6187687687687697" table:style-name="ce2">
            <text:p>4.618768769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4.6427727727727701" table:style-name="ce2">
            <text:p>4.64277277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4.6667767767767803" table:style-name="ce2">
            <text:p>4.666776777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4.6907807807807798" table:style-name="ce2">
            <text:p>4.69078078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4.7147847847847801" table:style-name="ce2">
            <text:p>4.714784785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4.7387887887887903" table:style-name="ce2">
            <text:p>4.738788789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4.7627927927927898" table:style-name="ce2">
            <text:p>4.76279279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4.7867967967967999" table:style-name="ce2">
            <text:p>4.786796797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4.8108008008008003" table:style-name="ce2">
            <text:p>4.81080080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4.8348048048047998" table:style-name="ce2">
            <text:p>4.834804805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4.8588088088088099" table:style-name="ce2">
            <text:p>4.858808809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4.8828128128128103" table:style-name="ce2">
            <text:p>4.88281281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4.9068168168168196" table:style-name="ce2">
            <text:p>4.906816817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4.93082082082082" table:style-name="ce2">
            <text:p>4.93082082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4.9548248248248203" table:style-name="ce2">
            <text:p>4.954824825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4.9788288288288296" table:style-name="ce2">
            <text:p>4.978828829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5.00283283283283" table:style-name="ce2">
            <text:p>5.002832833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table:number-columns-repeated="16381"/>
        </table:table-row>
        <table:table-row table:style-name="ro1">
          <table:table-cell office:value-type="float" office:value="5.0268368368368401" table:style-name="ce2">
            <text:p>5.026836837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table:number-columns-repeated="16381"/>
        </table:table-row>
        <table:table-row table:style-name="ro1">
          <table:table-cell office:value-type="float" office:value="5.0508408408408396" table:style-name="ce2">
            <text:p>5.05084084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table:number-columns-repeated="16381"/>
        </table:table-row>
        <table:table-row table:style-name="ro1">
          <table:table-cell office:value-type="float" office:value="5.07484484484484" table:style-name="ce2">
            <text:p>5.074844845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table:number-columns-repeated="16381"/>
        </table:table-row>
        <table:table-row table:style-name="ro1">
          <table:table-cell office:value-type="float" office:value="5.0988488488488501" table:style-name="ce2">
            <text:p>5.098848849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table:number-columns-repeated="16381"/>
        </table:table-row>
        <table:table-row table:style-name="ro1">
          <table:table-cell office:value-type="float" office:value="5.1228528528528496" table:style-name="ce2">
            <text:p>5.122852853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table:number-columns-repeated="16381"/>
        </table:table-row>
        <table:table-row table:style-name="ro1">
          <table:table-cell office:value-type="float" office:value="5.1468568568568598" table:style-name="ce2">
            <text:p>5.146856857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table:number-columns-repeated="16381"/>
        </table:table-row>
        <table:table-row table:style-name="ro1">
          <table:table-cell office:value-type="float" office:value="5.1708608608608602" table:style-name="ce2">
            <text:p>5.17086086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table:number-columns-repeated="16381"/>
        </table:table-row>
        <table:table-row table:style-name="ro1">
          <table:table-cell office:value-type="float" office:value="5.1948648648648597" table:style-name="ce2">
            <text:p>5.194864865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table:number-columns-repeated="16381"/>
        </table:table-row>
        <table:table-row table:style-name="ro1">
          <table:table-cell office:value-type="float" office:value="5.2188688688688698" table:style-name="ce2">
            <text:p>5.218868869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table:number-columns-repeated="16381"/>
        </table:table-row>
        <table:table-row table:style-name="ro1">
          <table:table-cell office:value-type="float" office:value="5.2428728728728702" table:style-name="ce2">
            <text:p>5.242872873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table:number-columns-repeated="16381"/>
        </table:table-row>
        <table:table-row table:style-name="ro1">
          <table:table-cell office:value-type="float" office:value="5.2668768768768803" table:style-name="ce2">
            <text:p>5.266876877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table:number-columns-repeated="16381"/>
        </table:table-row>
        <table:table-row table:style-name="ro1">
          <table:table-cell office:value-type="float" office:value="5.2908808808808798" table:style-name="ce2">
            <text:p>5.29088088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table:number-columns-repeated="16381"/>
        </table:table-row>
        <table:table-row table:style-name="ro1">
          <table:table-cell office:value-type="float" office:value="5.3148848848848802" table:style-name="ce2">
            <text:p>5.314884885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table:number-columns-repeated="16381"/>
        </table:table-row>
        <table:table-row table:style-name="ro1">
          <table:table-cell office:value-type="float" office:value="5.3388888888888903" table:style-name="ce2">
            <text:p>5.338888889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table:number-columns-repeated="16381"/>
        </table:table-row>
        <table:table-row table:style-name="ro1">
          <table:table-cell office:value-type="float" office:value="5.3628928928928898" table:style-name="ce2">
            <text:p>5.362892893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table:number-columns-repeated="16381"/>
        </table:table-row>
        <table:table-row table:style-name="ro1">
          <table:table-cell office:value-type="float" office:value="5.3868968968969" table:style-name="ce2">
            <text:p>5.386896897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table:number-columns-repeated="16381"/>
        </table:table-row>
        <table:table-row table:style-name="ro1">
          <table:table-cell office:value-type="float" office:value="5.4109009009009004" table:style-name="ce2">
            <text:p>5.410900901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table:number-columns-repeated="16381"/>
        </table:table-row>
        <table:table-row table:style-name="ro1">
          <table:table-cell office:value-type="float" office:value="5.4349049049048999" table:style-name="ce2">
            <text:p>5.434904905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table:number-columns-repeated="16381"/>
        </table:table-row>
        <table:table-row table:style-name="ro1">
          <table:table-cell office:value-type="float" office:value="5.45890890890891" table:style-name="ce2">
            <text:p>5.458908909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table:number-columns-repeated="16381"/>
        </table:table-row>
        <table:table-row table:style-name="ro1">
          <table:table-cell office:value-type="float" office:value="5.4829129129129104" table:style-name="ce2">
            <text:p>5.482912913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table:number-columns-repeated="16381"/>
        </table:table-row>
        <table:table-row table:style-name="ro1">
          <table:table-cell office:value-type="float" office:value="5.5069169169169196" table:style-name="ce2">
            <text:p>5.506916917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table:number-columns-repeated="16381"/>
        </table:table-row>
        <table:table-row table:style-name="ro1">
          <table:table-cell office:value-type="float" office:value="5.53092092092092" table:style-name="ce2">
            <text:p>5.53092092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table:number-columns-repeated="16381"/>
        </table:table-row>
        <table:table-row table:style-name="ro1">
          <table:table-cell office:value-type="float" office:value="5.5549249249249204" table:style-name="ce2">
            <text:p>5.554924925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table:number-columns-repeated="16381"/>
        </table:table-row>
        <table:table-row table:style-name="ro1">
          <table:table-cell office:value-type="float" office:value="5.5789289289289297" table:style-name="ce2">
            <text:p>5.578928929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table:number-columns-repeated="16381"/>
        </table:table-row>
        <table:table-row table:style-name="ro1">
          <table:table-cell office:value-type="float" office:value="5.60293293293293" table:style-name="ce2">
            <text:p>5.602932933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table:number-columns-repeated="16381"/>
        </table:table-row>
        <table:table-row table:style-name="ro1">
          <table:table-cell office:value-type="float" office:value="5.6269369369369402" table:style-name="ce2">
            <text:p>5.626936937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table:number-columns-repeated="16381"/>
        </table:table-row>
        <table:table-row table:style-name="ro1">
          <table:table-cell office:value-type="float" office:value="5.6509409409409397" table:style-name="ce2">
            <text:p>5.650940941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table:number-columns-repeated="16381"/>
        </table:table-row>
        <table:table-row table:style-name="ro1">
          <table:table-cell office:value-type="float" office:value="5.6749449449449401" table:style-name="ce2">
            <text:p>5.674944945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table:number-columns-repeated="16381"/>
        </table:table-row>
        <table:table-row table:style-name="ro1">
          <table:table-cell office:value-type="float" office:value="5.6989489489489502" table:style-name="ce2">
            <text:p>5.698948949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table:number-columns-repeated="16381"/>
        </table:table-row>
        <table:table-row table:style-name="ro1">
          <table:table-cell office:value-type="float" office:value="5.7229529529529497" table:style-name="ce2">
            <text:p>5.722952953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table:number-columns-repeated="16381"/>
        </table:table-row>
        <table:table-row table:style-name="ro1">
          <table:table-cell office:value-type="float" office:value="5.7469569569569598" table:style-name="ce2">
            <text:p>5.746956957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table:number-columns-repeated="16381"/>
        </table:table-row>
        <table:table-row table:style-name="ro1">
          <table:table-cell office:value-type="float" office:value="5.7709609609609602" table:style-name="ce2">
            <text:p>5.770960961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table:number-columns-repeated="16381"/>
        </table:table-row>
        <table:table-row table:style-name="ro1">
          <table:table-cell office:value-type="float" office:value="5.7949649649649597" table:style-name="ce2">
            <text:p>5.794964965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table:number-columns-repeated="16381"/>
        </table:table-row>
        <table:table-row table:style-name="ro1">
          <table:table-cell office:value-type="float" office:value="5.8189689689689699" table:style-name="ce2">
            <text:p>5.818968969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table:number-columns-repeated="16381"/>
        </table:table-row>
        <table:table-row table:style-name="ro1">
          <table:table-cell office:value-type="float" office:value="5.8429729729729702" table:style-name="ce2">
            <text:p>5.842972973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table:number-columns-repeated="16381"/>
        </table:table-row>
        <table:table-row table:style-name="ro1">
          <table:table-cell office:value-type="float" office:value="5.8669769769769804" table:style-name="ce2">
            <text:p>5.866976977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table:number-columns-repeated="16381"/>
        </table:table-row>
        <table:table-row table:style-name="ro1">
          <table:table-cell office:value-type="float" office:value="5.8909809809809799" table:style-name="ce2">
            <text:p>5.890980981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table:number-columns-repeated="16381"/>
        </table:table-row>
        <table:table-row table:style-name="ro1">
          <table:table-cell office:value-type="float" office:value="5.9149849849849803" table:style-name="ce2">
            <text:p>5.914984985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table:number-columns-repeated="16381"/>
        </table:table-row>
        <table:table-row table:style-name="ro1">
          <table:table-cell office:value-type="float" office:value="5.9389889889889904" table:style-name="ce2">
            <text:p>5.938988989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table:number-columns-repeated="16381"/>
        </table:table-row>
        <table:table-row table:style-name="ro1">
          <table:table-cell office:value-type="float" office:value="5.9629929929929899" table:style-name="ce2">
            <text:p>5.962992993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table:number-columns-repeated="16381"/>
        </table:table-row>
        <table:table-row table:style-name="ro1">
          <table:table-cell office:value-type="float" office:value="5.9869969969970001" table:style-name="ce2">
            <text:p>5.986996997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table:number-columns-repeated="16381"/>
        </table:table-row>
        <table:table-row table:style-name="ro1">
          <table:table-cell office:value-type="float" office:value="6.0110010010010004" table:style-name="ce2">
            <text:p>6.011001001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table:number-columns-repeated="16381"/>
        </table:table-row>
        <table:table-row table:style-name="ro1">
          <table:table-cell office:value-type="float" office:value="6.0350050050049999" table:style-name="ce2">
            <text:p>6.035005005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table:number-columns-repeated="16381"/>
        </table:table-row>
        <table:table-row table:style-name="ro1">
          <table:table-cell office:value-type="float" office:value="6.0590090090090101" table:style-name="ce2">
            <text:p>6.059009009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table:number-columns-repeated="16381"/>
        </table:table-row>
        <table:table-row table:style-name="ro1">
          <table:table-cell office:value-type="float" office:value="6.0830130130130096" table:style-name="ce2">
            <text:p>6.083013013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table:number-columns-repeated="16381"/>
        </table:table-row>
        <table:table-row table:style-name="ro1">
          <table:table-cell office:value-type="float" office:value="6.1070170170170197" table:style-name="ce2">
            <text:p>6.107017017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table:number-columns-repeated="16381"/>
        </table:table-row>
        <table:table-row table:style-name="ro1">
          <table:table-cell office:value-type="float" office:value="6.1310210210210201" table:style-name="ce2">
            <text:p>6.131021021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table:number-columns-repeated="16381"/>
        </table:table-row>
        <table:table-row table:style-name="ro1">
          <table:table-cell office:value-type="float" office:value="6.1550250250250196" table:style-name="ce2">
            <text:p>6.155025025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table:number-columns-repeated="16381"/>
        </table:table-row>
        <table:table-row table:style-name="ro1">
          <table:table-cell office:value-type="float" office:value="6.1790290290290297" table:style-name="ce2">
            <text:p>6.179029029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table:number-columns-repeated="16381"/>
        </table:table-row>
        <table:table-row table:style-name="ro1">
          <table:table-cell office:value-type="float" office:value="6.2030330330330301" table:style-name="ce2">
            <text:p>6.203033033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table:number-columns-repeated="16381"/>
        </table:table-row>
        <table:table-row table:style-name="ro1">
          <table:table-cell office:value-type="float" office:value="6.2270370370370403" table:style-name="ce2">
            <text:p>6.227037037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table:number-columns-repeated="16381"/>
        </table:table-row>
        <table:table-row table:style-name="ro1">
          <table:table-cell office:value-type="float" office:value="6.2510410410410397" table:style-name="ce2">
            <text:p>6.251041041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table:number-columns-repeated="16381"/>
        </table:table-row>
        <table:table-row table:style-name="ro1">
          <table:table-cell office:value-type="float" office:value="6.2750450450450401" table:style-name="ce2">
            <text:p>6.275045045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table:number-columns-repeated="16381"/>
        </table:table-row>
        <table:table-row table:style-name="ro1">
          <table:table-cell office:value-type="float" office:value="6.2990490490490503" table:style-name="ce2">
            <text:p>6.299049049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table:number-columns-repeated="16381"/>
        </table:table-row>
        <table:table-row table:style-name="ro1">
          <table:table-cell office:value-type="float" office:value="6.3230530530530498" table:style-name="ce2">
            <text:p>6.323053053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table:number-columns-repeated="16381"/>
        </table:table-row>
        <table:table-row table:style-name="ro1">
          <table:table-cell office:value-type="float" office:value="6.3470570570570599" table:style-name="ce2">
            <text:p>6.347057057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table:number-columns-repeated="16381"/>
        </table:table-row>
        <table:table-row table:style-name="ro1">
          <table:table-cell office:value-type="float" office:value="6.3710610610610603" table:style-name="ce2">
            <text:p>6.371061061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table:number-columns-repeated="16381"/>
        </table:table-row>
        <table:table-row table:style-name="ro1">
          <table:table-cell office:value-type="float" office:value="6.3950650650650598" table:style-name="ce2">
            <text:p>6.395065065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table:number-columns-repeated="16381"/>
        </table:table-row>
        <table:table-row table:style-name="ro1">
          <table:table-cell office:value-type="float" office:value="6.4190690690690699" table:style-name="ce2">
            <text:p>6.419069069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table:number-columns-repeated="16381"/>
        </table:table-row>
        <table:table-row table:style-name="ro1">
          <table:table-cell office:value-type="float" office:value="6.4430730730730703" table:style-name="ce2">
            <text:p>6.443073073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table:number-columns-repeated="16381"/>
        </table:table-row>
        <table:table-row table:style-name="ro1">
          <table:table-cell office:value-type="float" office:value="6.4670770770770796" table:style-name="ce2">
            <text:p>6.467077077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table:number-columns-repeated="16381"/>
        </table:table-row>
        <table:table-row table:style-name="ro1">
          <table:table-cell office:value-type="float" office:value="6.49108108108108" table:style-name="ce2">
            <text:p>6.491081081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table:number-columns-repeated="16381"/>
        </table:table-row>
        <table:table-row table:style-name="ro1">
          <table:table-cell office:value-type="float" office:value="6.5150850850850803" table:style-name="ce2">
            <text:p>6.515085085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table:number-columns-repeated="16381"/>
        </table:table-row>
        <table:table-row table:style-name="ro1">
          <table:table-cell office:value-type="float" office:value="6.5390890890890896" table:style-name="ce2">
            <text:p>6.539089089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table:number-columns-repeated="16381"/>
        </table:table-row>
        <table:table-row table:style-name="ro1">
          <table:table-cell office:value-type="float" office:value="6.56309309309309" table:style-name="ce2">
            <text:p>6.563093093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table:number-columns-repeated="16381"/>
        </table:table-row>
        <table:table-row table:style-name="ro1">
          <table:table-cell office:value-type="float" office:value="6.5870970970971001" table:style-name="ce2">
            <text:p>6.587097097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table:number-columns-repeated="16381"/>
        </table:table-row>
        <table:table-row table:style-name="ro1">
          <table:table-cell office:value-type="float" office:value="6.6111011011010996" table:style-name="ce2">
            <text:p>6.611101101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table:number-columns-repeated="16381"/>
        </table:table-row>
        <table:table-row table:style-name="ro1">
          <table:table-cell office:value-type="float" office:value="6.6351051051051" table:style-name="ce2">
            <text:p>6.635105105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table:number-columns-repeated="16381"/>
        </table:table-row>
        <table:table-row table:style-name="ro1">
          <table:table-cell office:value-type="float" office:value="6.6591091091091101" table:style-name="ce2">
            <text:p>6.659109109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table:number-columns-repeated="16381"/>
        </table:table-row>
        <table:table-row table:style-name="ro1">
          <table:table-cell office:value-type="float" office:value="6.6831131131131096" table:style-name="ce2">
            <text:p>6.683113113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table:number-columns-repeated="16381"/>
        </table:table-row>
        <table:table-row table:style-name="ro1">
          <table:table-cell office:value-type="float" office:value="6.7071171171171198" table:style-name="ce2">
            <text:p>6.707117117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table:number-columns-repeated="16381"/>
        </table:table-row>
        <table:table-row table:style-name="ro1">
          <table:table-cell office:value-type="float" office:value="6.7311211211211202" table:style-name="ce2">
            <text:p>6.731121121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table:number-columns-repeated="16381"/>
        </table:table-row>
        <table:table-row table:style-name="ro1">
          <table:table-cell office:value-type="float" office:value="6.7551251251251196" table:style-name="ce2">
            <text:p>6.755125125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table:number-columns-repeated="16381"/>
        </table:table-row>
        <table:table-row table:style-name="ro1">
          <table:table-cell office:value-type="float" office:value="6.7791291291291298" table:style-name="ce2">
            <text:p>6.779129129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table:number-columns-repeated="16381"/>
        </table:table-row>
        <table:table-row table:style-name="ro1">
          <table:table-cell office:value-type="float" office:value="6.8031331331331302" table:style-name="ce2">
            <text:p>6.803133133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table:number-columns-repeated="16381"/>
        </table:table-row>
        <table:table-row table:style-name="ro1">
          <table:table-cell office:value-type="float" office:value="6.8271371371371403" table:style-name="ce2">
            <text:p>6.827137137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table:number-columns-repeated="16381"/>
        </table:table-row>
        <table:table-row table:style-name="ro1">
          <table:table-cell office:value-type="float" office:value="6.8511411411411398" table:style-name="ce2">
            <text:p>6.851141141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table:number-columns-repeated="16381"/>
        </table:table-row>
        <table:table-row table:style-name="ro1">
          <table:table-cell office:value-type="float" office:value="6.8751451451451402" table:style-name="ce2">
            <text:p>6.875145145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table:number-columns-repeated="16381"/>
        </table:table-row>
        <table:table-row table:style-name="ro1">
          <table:table-cell office:value-type="float" office:value="6.8991491491491503" table:style-name="ce2">
            <text:p>6.899149149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table:number-columns-repeated="16381"/>
        </table:table-row>
        <table:table-row table:style-name="ro1">
          <table:table-cell office:value-type="float" office:value="6.9231531531531498" table:style-name="ce2">
            <text:p>6.923153153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table:number-columns-repeated="16381"/>
        </table:table-row>
        <table:table-row table:style-name="ro1">
          <table:table-cell office:value-type="float" office:value="6.94715715715716" table:style-name="ce2">
            <text:p>6.947157157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table:number-columns-repeated="16381"/>
        </table:table-row>
        <table:table-row table:style-name="ro1">
          <table:table-cell office:value-type="float" office:value="6.9711611611611604" table:style-name="ce2">
            <text:p>6.971161161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table:number-columns-repeated="16381"/>
        </table:table-row>
        <table:table-row table:style-name="ro1">
          <table:table-cell office:value-type="float" office:value="6.9951651651651598" table:style-name="ce2">
            <text:p>6.995165165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table:number-columns-repeated="16381"/>
        </table:table-row>
        <table:table-row table:style-name="ro1">
          <table:table-cell office:value-type="float" office:value="7.01916916916917" table:style-name="ce2">
            <text:p>7.019169169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table:number-columns-repeated="16381"/>
        </table:table-row>
        <table:table-row table:style-name="ro1">
          <table:table-cell office:value-type="float" office:value="7.0431731731731704" table:style-name="ce2">
            <text:p>7.043173173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table:number-columns-repeated="16381"/>
        </table:table-row>
        <table:table-row table:style-name="ro1">
          <table:table-cell office:value-type="float" office:value="7.0671771771771796" table:style-name="ce2">
            <text:p>7.067177177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table:number-columns-repeated="16381"/>
        </table:table-row>
        <table:table-row table:style-name="ro1">
          <table:table-cell office:value-type="float" office:value="7.09118118118118" table:style-name="ce2">
            <text:p>7.091181181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table:number-columns-repeated="16381"/>
        </table:table-row>
        <table:table-row table:style-name="ro1">
          <table:table-cell office:value-type="float" office:value="7.1151851851851804" table:style-name="ce2">
            <text:p>7.115185185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table:number-columns-repeated="16381"/>
        </table:table-row>
        <table:table-row table:style-name="ro1">
          <table:table-cell office:value-type="float" office:value="7.1391891891891897" table:style-name="ce2">
            <text:p>7.139189189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table:number-columns-repeated="16381"/>
        </table:table-row>
        <table:table-row table:style-name="ro1">
          <table:table-cell office:value-type="float" office:value="7.16319319319319" table:style-name="ce2">
            <text:p>7.163193193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table:number-columns-repeated="16381"/>
        </table:table-row>
        <table:table-row table:style-name="ro1">
          <table:table-cell office:value-type="float" office:value="7.1871971971972002" table:style-name="ce2">
            <text:p>7.187197197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table:number-columns-repeated="16381"/>
        </table:table-row>
        <table:table-row table:style-name="ro1">
          <table:table-cell office:value-type="float" office:value="7.2112012012011997" table:style-name="ce2">
            <text:p>7.211201201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table:number-columns-repeated="16381"/>
        </table:table-row>
        <table:table-row table:style-name="ro1">
          <table:table-cell office:value-type="float" office:value="7.2352052052052001" table:style-name="ce2">
            <text:p>7.235205205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table:number-columns-repeated="16381"/>
        </table:table-row>
        <table:table-row table:style-name="ro1">
          <table:table-cell office:value-type="float" office:value="7.2592092092092102" table:style-name="ce2">
            <text:p>7.259209209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table:number-columns-repeated="16381"/>
        </table:table-row>
        <table:table-row table:style-name="ro1">
          <table:table-cell office:value-type="float" office:value="7.2832132132132097" table:style-name="ce2">
            <text:p>7.283213213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table:number-columns-repeated="16381"/>
        </table:table-row>
        <table:table-row table:style-name="ro1">
          <table:table-cell office:value-type="float" office:value="7.3072172172172198" table:style-name="ce2">
            <text:p>7.307217217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table:number-columns-repeated="16381"/>
        </table:table-row>
        <table:table-row table:style-name="ro1">
          <table:table-cell office:value-type="float" office:value="7.3312212212212202" table:style-name="ce2">
            <text:p>7.331221221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table:number-columns-repeated="16381"/>
        </table:table-row>
        <table:table-row table:style-name="ro1">
          <table:table-cell office:value-type="float" office:value="7.3552252252252197" table:style-name="ce2">
            <text:p>7.355225225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table:number-columns-repeated="16381"/>
        </table:table-row>
        <table:table-row table:style-name="ro1">
          <table:table-cell office:value-type="float" office:value="7.3792292292292299" table:style-name="ce2">
            <text:p>7.379229229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table:number-columns-repeated="16381"/>
        </table:table-row>
        <table:table-row table:style-name="ro1">
          <table:table-cell office:value-type="float" office:value="7.4032332332332302" table:style-name="ce2">
            <text:p>7.403233233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table:number-columns-repeated="16381"/>
        </table:table-row>
        <table:table-row table:style-name="ro1">
          <table:table-cell office:value-type="float" office:value="7.4272372372372404" table:style-name="ce2">
            <text:p>7.427237237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table:number-columns-repeated="16381"/>
        </table:table-row>
        <table:table-row table:style-name="ro1">
          <table:table-cell office:value-type="float" office:value="7.4512412412412399" table:style-name="ce2">
            <text:p>7.451241241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table:number-columns-repeated="16381"/>
        </table:table-row>
        <table:table-row table:style-name="ro1">
          <table:table-cell office:value-type="float" office:value="7.4752452452452403" table:style-name="ce2">
            <text:p>7.475245245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table:number-columns-repeated="16381"/>
        </table:table-row>
        <table:table-row table:style-name="ro1">
          <table:table-cell office:value-type="float" office:value="7.4992492492492504" table:style-name="ce2">
            <text:p>7.499249249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table:number-columns-repeated="16381"/>
        </table:table-row>
        <table:table-row table:style-name="ro1">
          <table:table-cell office:value-type="float" office:value="7.5232532532532499" table:style-name="ce2">
            <text:p>7.523253253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table:number-columns-repeated="16381"/>
        </table:table-row>
        <table:table-row table:style-name="ro1">
          <table:table-cell office:value-type="float" office:value="7.54725725725726" table:style-name="ce2">
            <text:p>7.547257257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table:number-columns-repeated="16381"/>
        </table:table-row>
        <table:table-row table:style-name="ro1">
          <table:table-cell office:value-type="float" office:value="7.5712612612612604" table:style-name="ce2">
            <text:p>7.571261261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table:number-columns-repeated="16381"/>
        </table:table-row>
        <table:table-row table:style-name="ro1">
          <table:table-cell office:value-type="float" office:value="7.5952652652652599" table:style-name="ce2">
            <text:p>7.595265265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table:number-columns-repeated="16381"/>
        </table:table-row>
        <table:table-row table:style-name="ro1">
          <table:table-cell office:value-type="float" office:value="7.6192692692692701" table:style-name="ce2">
            <text:p>7.619269269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table:number-columns-repeated="16381"/>
        </table:table-row>
        <table:table-row table:style-name="ro1">
          <table:table-cell office:value-type="float" office:value="7.6432732732732704" table:style-name="ce2">
            <text:p>7.643273273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table:number-columns-repeated="16381"/>
        </table:table-row>
        <table:table-row table:style-name="ro1">
          <table:table-cell office:value-type="float" office:value="7.6672772772772797" table:style-name="ce2">
            <text:p>7.667277277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table:number-columns-repeated="16381"/>
        </table:table-row>
        <table:table-row table:style-name="ro1">
          <table:table-cell office:value-type="float" office:value="7.6912812812812801" table:style-name="ce2">
            <text:p>7.691281281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table:number-columns-repeated="16381"/>
        </table:table-row>
        <table:table-row table:style-name="ro1">
          <table:table-cell office:value-type="float" office:value="7.7152852852852796" table:style-name="ce2">
            <text:p>7.715285285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table:number-columns-repeated="16381"/>
        </table:table-row>
        <table:table-row table:style-name="ro1">
          <table:table-cell office:value-type="float" office:value="7.7392892892892897" table:style-name="ce2">
            <text:p>7.739289289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table:number-columns-repeated="16381"/>
        </table:table-row>
        <table:table-row table:style-name="ro1">
          <table:table-cell office:value-type="float" office:value="7.7632932932932901" table:style-name="ce2">
            <text:p>7.763293293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table:number-columns-repeated="16381"/>
        </table:table-row>
        <table:table-row table:style-name="ro1">
          <table:table-cell office:value-type="float" office:value="7.7872972972973002" table:style-name="ce2">
            <text:p>7.787297297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table:number-columns-repeated="16381"/>
        </table:table-row>
        <table:table-row table:style-name="ro1">
          <table:table-cell office:value-type="float" office:value="7.8113013013012997" table:style-name="ce2">
            <text:p>7.811301301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table:number-columns-repeated="16381"/>
        </table:table-row>
        <table:table-row table:style-name="ro1">
          <table:table-cell office:value-type="float" office:value="7.8353053053053001" table:style-name="ce2">
            <text:p>7.835305305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table:number-columns-repeated="16381"/>
        </table:table-row>
        <table:table-row table:style-name="ro1">
          <table:table-cell office:value-type="float" office:value="7.8593093093093103" table:style-name="ce2">
            <text:p>7.859309309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table:number-columns-repeated="16381"/>
        </table:table-row>
        <table:table-row table:style-name="ro1">
          <table:table-cell office:value-type="float" office:value="7.8833133133133098" table:style-name="ce2">
            <text:p>7.883313313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table:number-columns-repeated="16381"/>
        </table:table-row>
        <table:table-row table:style-name="ro1">
          <table:table-cell office:value-type="float" office:value="7.9073173173173199" table:style-name="ce2">
            <text:p>7.907317317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table:number-columns-repeated="16381"/>
        </table:table-row>
        <table:table-row table:style-name="ro1">
          <table:table-cell office:value-type="float" office:value="7.9313213213213203" table:style-name="ce2">
            <text:p>7.93132132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table:number-columns-repeated="16381"/>
        </table:table-row>
        <table:table-row table:style-name="ro1">
          <table:table-cell office:value-type="float" office:value="7.9553253253253198" table:style-name="ce2">
            <text:p>7.955325325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table:number-columns-repeated="16381"/>
        </table:table-row>
        <table:table-row table:style-name="ro1">
          <table:table-cell office:value-type="float" office:value="7.9793293293293299" table:style-name="ce2">
            <text:p>7.979329329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table:number-columns-repeated="16381"/>
        </table:table-row>
        <table:table-row table:style-name="ro1">
          <table:table-cell office:value-type="float" office:value="8.0033333333333303" table:style-name="ce2">
            <text:p>8.003333333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table:number-columns-repeated="16381"/>
        </table:table-row>
        <table:table-row table:style-name="ro1">
          <table:table-cell office:value-type="float" office:value="8.0273373373373396" table:style-name="ce2">
            <text:p>8.027337337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table:number-columns-repeated="16381"/>
        </table:table-row>
        <table:table-row table:style-name="ro1">
          <table:table-cell office:value-type="float" office:value="8.0513413413413399" table:style-name="ce2">
            <text:p>8.05134134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table:number-columns-repeated="16381"/>
        </table:table-row>
        <table:table-row table:style-name="ro1">
          <table:table-cell office:value-type="float" office:value="8.0753453453453403" table:style-name="ce2">
            <text:p>8.075345345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table:number-columns-repeated="16381"/>
        </table:table-row>
        <table:table-row table:style-name="ro1">
          <table:table-cell office:value-type="float" office:value="8.0993493493493496" table:style-name="ce2">
            <text:p>8.099349349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table:number-columns-repeated="16381"/>
        </table:table-row>
        <table:table-row table:style-name="ro1">
          <table:table-cell office:value-type="float" office:value="8.12335335335335" table:style-name="ce2">
            <text:p>8.123353353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table:number-columns-repeated="16381"/>
        </table:table-row>
        <table:table-row table:style-name="ro1">
          <table:table-cell office:value-type="float" office:value="8.1473573573573592" table:style-name="ce2">
            <text:p>8.147357357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table:number-columns-repeated="16381"/>
        </table:table-row>
        <table:table-row table:style-name="ro1">
          <table:table-cell office:value-type="float" office:value="8.1713613613613596" table:style-name="ce2">
            <text:p>8.17136136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table:number-columns-repeated="16381"/>
        </table:table-row>
        <table:table-row table:style-name="ro1">
          <table:table-cell office:value-type="float" office:value="8.19536536536536" table:style-name="ce2">
            <text:p>8.195365365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table:number-columns-repeated="16381"/>
        </table:table-row>
        <table:table-row table:style-name="ro1">
          <table:table-cell office:value-type="float" office:value="8.2193693693693692" table:style-name="ce2">
            <text:p>8.219369369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table:number-columns-repeated="16381"/>
        </table:table-row>
        <table:table-row table:style-name="ro1">
          <table:table-cell office:value-type="float" office:value="8.2433733733733696" table:style-name="ce2">
            <text:p>8.243373373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table:number-columns-repeated="16381"/>
        </table:table-row>
        <table:table-row table:style-name="ro1">
          <table:table-cell office:value-type="float" office:value="8.2673773773773807" table:style-name="ce2">
            <text:p>8.267377377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table:number-columns-repeated="16381"/>
        </table:table-row>
        <table:table-row table:style-name="ro1">
          <table:table-cell office:value-type="float" office:value="8.2913813813813793" table:style-name="ce2">
            <text:p>8.29138138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table:number-columns-repeated="16381"/>
        </table:table-row>
        <table:table-row table:style-name="ro1">
          <table:table-cell office:value-type="float" office:value="8.3153853853853903" table:style-name="ce2">
            <text:p>8.315385385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table:number-columns-repeated="16381"/>
        </table:table-row>
        <table:table-row table:style-name="ro1">
          <table:table-cell office:value-type="float" office:value="8.3393893893893907" table:style-name="ce2">
            <text:p>8.339389389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table:number-columns-repeated="16381"/>
        </table:table-row>
        <table:table-row table:style-name="ro1">
          <table:table-cell office:value-type="float" office:value="8.3633933933933893" table:style-name="ce2">
            <text:p>8.363393393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table:number-columns-repeated="16381"/>
        </table:table-row>
        <table:table-row table:style-name="ro1">
          <table:table-cell office:value-type="float" office:value="8.3873973973974003" table:style-name="ce2">
            <text:p>8.387397397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table:number-columns-repeated="16381"/>
        </table:table-row>
        <table:table-row table:style-name="ro1">
          <table:table-cell office:value-type="float" office:value="8.4114014014014007" table:style-name="ce2">
            <text:p>8.41140140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table:number-columns-repeated="16381"/>
        </table:table-row>
        <table:table-row table:style-name="ro1">
          <table:table-cell office:value-type="float" office:value="8.43540540540541" table:style-name="ce2">
            <text:p>8.435405405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table:number-columns-repeated="16381"/>
        </table:table-row>
        <table:table-row table:style-name="ro1">
          <table:table-cell office:value-type="float" office:value="8.4594094094094103" table:style-name="ce2">
            <text:p>8.459409409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table:number-columns-repeated="16381"/>
        </table:table-row>
        <table:table-row table:style-name="ro1">
          <table:table-cell office:value-type="float" office:value="8.4834134134134107" table:style-name="ce2">
            <text:p>8.483413413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table:number-columns-repeated="16381"/>
        </table:table-row>
        <table:table-row table:style-name="ro1">
          <table:table-cell office:value-type="float" office:value="8.50741741741742" table:style-name="ce2">
            <text:p>8.507417417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table:number-columns-repeated="16381"/>
        </table:table-row>
        <table:table-row table:style-name="ro1">
          <table:table-cell office:value-type="float" office:value="8.5314214214214203" table:style-name="ce2">
            <text:p>8.53142142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table:number-columns-repeated="16381"/>
        </table:table-row>
        <table:table-row table:style-name="ro1">
          <table:table-cell office:value-type="float" office:value="8.5554254254254207" table:style-name="ce2">
            <text:p>8.555425425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table:number-columns-repeated="16381"/>
        </table:table-row>
        <table:table-row table:style-name="ro1">
          <table:table-cell office:value-type="float" office:value="8.57942942942943" table:style-name="ce2">
            <text:p>8.579429429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table:number-columns-repeated="16381"/>
        </table:table-row>
        <table:table-row table:style-name="ro1">
          <table:table-cell office:value-type="float" office:value="8.6034334334334304" table:style-name="ce2">
            <text:p>8.603433433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table:number-columns-repeated="16381"/>
        </table:table-row>
        <table:table-row table:style-name="ro1">
          <table:table-cell office:value-type="float" office:value="8.6274374374374396" table:style-name="ce2">
            <text:p>8.627437437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table:number-columns-repeated="16381"/>
        </table:table-row>
        <table:table-row table:style-name="ro1">
          <table:table-cell office:value-type="float" office:value="8.65144144144144" table:style-name="ce2">
            <text:p>8.651441441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table:number-columns-repeated="16381"/>
        </table:table-row>
        <table:table-row table:style-name="ro1">
          <table:table-cell office:value-type="float" office:value="8.6754454454454404" table:style-name="ce2">
            <text:p>8.675445445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table:number-columns-repeated="16381"/>
        </table:table-row>
        <table:table-row table:style-name="ro1">
          <table:table-cell office:value-type="float" office:value="8.6994494494494496" table:style-name="ce2">
            <text:p>8.699449449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table:number-columns-repeated="16381"/>
        </table:table-row>
        <table:table-row table:style-name="ro1">
          <table:table-cell office:value-type="float" office:value="8.72345345345345" table:style-name="ce2">
            <text:p>8.723453453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table:number-columns-repeated="16381"/>
        </table:table-row>
        <table:table-row table:style-name="ro1">
          <table:table-cell office:value-type="float" office:value="8.7474574574574593" table:style-name="ce2">
            <text:p>8.747457457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table:number-columns-repeated="16381"/>
        </table:table-row>
        <table:table-row table:style-name="ro1">
          <table:table-cell office:value-type="float" office:value="8.7714614614614597" table:style-name="ce2">
            <text:p>8.771461461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table:number-columns-repeated="16381"/>
        </table:table-row>
        <table:table-row table:style-name="ro1">
          <table:table-cell office:value-type="float" office:value="8.79546546546546" table:style-name="ce2">
            <text:p>8.795465465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table:number-columns-repeated="16381"/>
        </table:table-row>
        <table:table-row table:style-name="ro1">
          <table:table-cell office:value-type="float" office:value="8.8194694694694693" table:style-name="ce2">
            <text:p>8.819469469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table:number-columns-repeated="16381"/>
        </table:table-row>
        <table:table-row table:style-name="ro1">
          <table:table-cell office:value-type="float" office:value="8.8434734734734697" table:style-name="ce2">
            <text:p>8.843473473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table:number-columns-repeated="16381"/>
        </table:table-row>
        <table:table-row table:style-name="ro1">
          <table:table-cell office:value-type="float" office:value="8.8674774774774807" table:style-name="ce2">
            <text:p>8.867477477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table:number-columns-repeated="16381"/>
        </table:table-row>
        <table:table-row table:style-name="ro1">
          <table:table-cell office:value-type="float" office:value="8.8914814814814793" table:style-name="ce2">
            <text:p>8.891481481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table:number-columns-repeated="16381"/>
        </table:table-row>
        <table:table-row table:style-name="ro1">
          <table:table-cell office:value-type="float" office:value="8.9154854854854797" table:style-name="ce2">
            <text:p>8.915485485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table:number-columns-repeated="16381"/>
        </table:table-row>
        <table:table-row table:style-name="ro1">
          <table:table-cell office:value-type="float" office:value="8.9394894894894907" table:style-name="ce2">
            <text:p>8.939489489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table:number-columns-repeated="16381"/>
        </table:table-row>
        <table:table-row table:style-name="ro1">
          <table:table-cell office:value-type="float" office:value="8.9634934934934893" table:style-name="ce2">
            <text:p>8.963493493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table:number-columns-repeated="16381"/>
        </table:table-row>
        <table:table-row table:style-name="ro1">
          <table:table-cell office:value-type="float" office:value="8.9874974974975004" table:style-name="ce2">
            <text:p>8.987497497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table:number-columns-repeated="16381"/>
        </table:table-row>
        <table:table-row table:style-name="ro1">
          <table:table-cell office:value-type="float" office:value="9.0115015015015008" table:style-name="ce2">
            <text:p>9.011501502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table:number-columns-repeated="16381"/>
        </table:table-row>
        <table:table-row table:style-name="ro1">
          <table:table-cell office:value-type="float" office:value="9.03550550550551" table:style-name="ce2">
            <text:p>9.035505506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table:number-columns-repeated="16381"/>
        </table:table-row>
        <table:table-row table:style-name="ro1">
          <table:table-cell office:value-type="float" office:value="9.0595095095095104" table:style-name="ce2">
            <text:p>9.05950951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table:number-columns-repeated="16381"/>
        </table:table-row>
        <table:table-row table:style-name="ro1">
          <table:table-cell office:value-type="float" office:value="9.0835135135135108" table:style-name="ce2">
            <text:p>9.083513514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table:number-columns-repeated="16381"/>
        </table:table-row>
        <table:table-row table:style-name="ro1">
          <table:table-cell office:value-type="float" office:value="9.10751751751752" table:style-name="ce2">
            <text:p>9.107517518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table:number-columns-repeated="16381"/>
        </table:table-row>
        <table:table-row table:style-name="ro1">
          <table:table-cell office:value-type="float" office:value="9.1315215215215204" table:style-name="ce2">
            <text:p>9.131521522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table:number-columns-repeated="16381"/>
        </table:table-row>
        <table:table-row table:style-name="ro1">
          <table:table-cell office:value-type="float" office:value="9.1555255255255208" table:style-name="ce2">
            <text:p>9.155525526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table:number-columns-repeated="16381"/>
        </table:table-row>
        <table:table-row table:style-name="ro1">
          <table:table-cell office:value-type="float" office:value="9.1795295295295301" table:style-name="ce2">
            <text:p>9.17952953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table:number-columns-repeated="16381"/>
        </table:table-row>
        <table:table-row table:style-name="ro1">
          <table:table-cell office:value-type="float" office:value="9.2035335335335304" table:style-name="ce2">
            <text:p>9.203533534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table:number-columns-repeated="16381"/>
        </table:table-row>
        <table:table-row table:style-name="ro1">
          <table:table-cell office:value-type="float" office:value="9.2275375375375397" table:style-name="ce2">
            <text:p>9.227537538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table:number-columns-repeated="16381"/>
        </table:table-row>
        <table:table-row table:style-name="ro1">
          <table:table-cell office:value-type="float" office:value="9.2515415415415401" table:style-name="ce2">
            <text:p>9.251541542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table:number-columns-repeated="16381"/>
        </table:table-row>
        <table:table-row table:style-name="ro1">
          <table:table-cell office:value-type="float" office:value="9.2755455455455404" table:style-name="ce2">
            <text:p>9.275545546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table:number-columns-repeated="16381"/>
        </table:table-row>
        <table:table-row table:style-name="ro1">
          <table:table-cell office:value-type="float" office:value="9.2995495495495497" table:style-name="ce2">
            <text:p>9.29954955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table:number-columns-repeated="16381"/>
        </table:table-row>
        <table:table-row table:style-name="ro1">
          <table:table-cell office:value-type="float" office:value="9.3235535535535501" table:style-name="ce2">
            <text:p>9.323553554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table:number-columns-repeated="16381"/>
        </table:table-row>
        <table:table-row table:style-name="ro1">
          <table:table-cell office:value-type="float" office:value="9.3475575575575593" table:style-name="ce2">
            <text:p>9.347557558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table:number-columns-repeated="16381"/>
        </table:table-row>
        <table:table-row table:style-name="ro1">
          <table:table-cell office:value-type="float" office:value="9.3715615615615597" table:style-name="ce2">
            <text:p>9.371561562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table:number-columns-repeated="16381"/>
        </table:table-row>
        <table:table-row table:style-name="ro1">
          <table:table-cell office:value-type="float" office:value="9.3955655655655601" table:style-name="ce2">
            <text:p>9.395565566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table:number-columns-repeated="16381"/>
        </table:table-row>
        <table:table-row table:style-name="ro1">
          <table:table-cell office:value-type="float" office:value="9.4195695695695694" table:style-name="ce2">
            <text:p>9.41956957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table:number-columns-repeated="16381"/>
        </table:table-row>
        <table:table-row table:style-name="ro1">
          <table:table-cell office:value-type="float" office:value="9.4435735735735697" table:style-name="ce2">
            <text:p>9.443573574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table:number-columns-repeated="16381"/>
        </table:table-row>
        <table:table-row table:style-name="ro1">
          <table:table-cell office:value-type="float" office:value="9.4675775775775808" table:style-name="ce2">
            <text:p>9.467577578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table:number-columns-repeated="16381"/>
        </table:table-row>
        <table:table-row table:style-name="ro1">
          <table:table-cell office:value-type="float" office:value="9.4915815815815794" table:style-name="ce2">
            <text:p>9.491581582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table:number-columns-repeated="16381"/>
        </table:table-row>
        <table:table-row table:style-name="ro1">
          <table:table-cell office:value-type="float" office:value="9.5155855855855798" table:style-name="ce2">
            <text:p>9.515585586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9.5395895895895908" table:style-name="ce2">
            <text:p>9.53958959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9.5635935935935894" table:style-name="ce2">
            <text:p>9.563593594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9.5875975975976004" table:style-name="ce2">
            <text:p>9.587597598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9.6116016016016008" table:style-name="ce2">
            <text:p>9.611601602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9.6356056056056101" table:style-name="ce2">
            <text:p>9.635605606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9.6596096096096105" table:style-name="ce2">
            <text:p>9.65960961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9.6836136136136108" table:style-name="ce2">
            <text:p>9.683613614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9.7076176176176201" table:style-name="ce2">
            <text:p>9.707617618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9.7316216216216205" table:style-name="ce2">
            <text:p>9.731621622</text:p>
          </table:table-cell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9.7556256256256209" table:style-name="ce2">
            <text:p>9.755625626</text:p>
          </table:table-cell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9.7796296296296301" table:style-name="ce2">
            <text:p>9.77962963</text:p>
          </table:table-cell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9.8036336336336305" table:style-name="ce2">
            <text:p>9.803633634</text:p>
          </table:table-cell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9.8276376376376398" table:style-name="ce2">
            <text:p>9.827637638</text:p>
          </table:table-cell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9.8516416416416401" table:style-name="ce2">
            <text:p>9.851641642</text:p>
          </table:table-cell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9.8756456456456405" table:style-name="ce2">
            <text:p>9.875645646</text:p>
          </table:table-cell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9.8996496496496498" table:style-name="ce2">
            <text:p>9.89964965</text:p>
          </table:table-cell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9.9236536536536502" table:style-name="ce2">
            <text:p>9.923653654</text:p>
          </table:table-cell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9.9476576576576594" table:style-name="ce2">
            <text:p>9.947657658</text:p>
          </table:table-cell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9.9716616616616598" table:style-name="ce2">
            <text:p>9.971661662</text:p>
          </table:table-cell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9.9956656656656602" table:style-name="ce2">
            <text:p>9.995665666</text:p>
          </table:table-cell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0.0196696696697" table:style-name="ce2">
            <text:p>10.01966967</text:p>
          </table:table-cell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0.0436736736737" table:style-name="ce2">
            <text:p>10.04367367</text:p>
          </table:table-cell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0.0676776776777" table:style-name="ce2">
            <text:p>10.06767768</text:p>
          </table:table-cell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0.091681681681701" table:style-name="ce2">
            <text:p>10.09168168</text:p>
          </table:table-cell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0.115685685685699" table:style-name="ce2">
            <text:p>10.11568569</text:p>
          </table:table-cell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0.1396896896897" table:style-name="ce2">
            <text:p>10.13968969</text:p>
          </table:table-cell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0.1636936936937" table:style-name="ce2">
            <text:p>10.16369369</text:p>
          </table:table-cell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0.187697697697701" table:style-name="ce2">
            <text:p>10.1876977</text:p>
          </table:table-cell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0.211701701701701" table:style-name="ce2">
            <text:p>10.2117017</text:p>
          </table:table-cell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0.235705705705699" table:style-name="ce2">
            <text:p>10.23570571</text:p>
          </table:table-cell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0.2597097097097" table:style-name="ce2">
            <text:p>10.25970971</text:p>
          </table:table-cell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0.2837137137137" table:style-name="ce2">
            <text:p>10.28371371</text:p>
          </table:table-cell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0.307717717717701" table:style-name="ce2">
            <text:p>10.30771772</text:p>
          </table:table-cell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0.331721721721699" table:style-name="ce2">
            <text:p>10.33172172</text:p>
          </table:table-cell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0.3557257257257" table:style-name="ce2">
            <text:p>10.35572573</text:p>
          </table:table-cell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0.3797297297297" table:style-name="ce2">
            <text:p>10.37972973</text:p>
          </table:table-cell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0.4037337337337" table:style-name="ce2">
            <text:p>10.40373373</text:p>
          </table:table-cell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0.427737737737701" table:style-name="ce2">
            <text:p>10.42773774</text:p>
          </table:table-cell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0.451741741741699" table:style-name="ce2">
            <text:p>10.45174174</text:p>
          </table:table-cell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0.4757457457457" table:style-name="ce2">
            <text:p>10.47574575</text:p>
          </table:table-cell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0.4997497497497" table:style-name="ce2">
            <text:p>10.49974975</text:p>
          </table:table-cell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0.5237537537538" table:style-name="ce2">
            <text:p>10.52375375</text:p>
          </table:table-cell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0.5477577577578" table:style-name="ce2">
            <text:p>10.54775776</text:p>
          </table:table-cell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0.571761761761801" table:style-name="ce2">
            <text:p>10.57176176</text:p>
          </table:table-cell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0.595765765765799" table:style-name="ce2">
            <text:p>10.59576577</text:p>
          </table:table-cell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0.6197697697698" table:style-name="ce2">
            <text:p>10.61976977</text:p>
          </table:table-cell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0.6437737737738" table:style-name="ce2">
            <text:p>10.64377377</text:p>
          </table:table-cell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0.6677777777778" table:style-name="ce2">
            <text:p>10.66777778</text:p>
          </table:table-cell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0.691781781781801" table:style-name="ce2">
            <text:p>10.69178178</text:p>
          </table:table-cell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0.715785785785799" table:style-name="ce2">
            <text:p>10.71578579</text:p>
          </table:table-cell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0.7397897897898" table:style-name="ce2">
            <text:p>10.73978979</text:p>
          </table:table-cell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0.7637937937938" table:style-name="ce2">
            <text:p>10.76379379</text:p>
          </table:table-cell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0.787797797797801" table:style-name="ce2">
            <text:p>10.7877978</text:p>
          </table:table-cell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0.811801801801799" table:style-name="ce2">
            <text:p>10.8118018</text:p>
          </table:table-cell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0.8358058058058" table:style-name="ce2">
            <text:p>10.83580581</text:p>
          </table:table-cell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0.8598098098098" table:style-name="ce2">
            <text:p>10.85980981</text:p>
          </table:table-cell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0.8838138138138" table:style-name="ce2">
            <text:p>10.88381381</text:p>
          </table:table-cell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0.907817817817801" table:style-name="ce2">
            <text:p>10.90781782</text:p>
          </table:table-cell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0.931821821821799" table:style-name="ce2">
            <text:p>10.93182182</text:p>
          </table:table-cell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0.9558258258258" table:style-name="ce2">
            <text:p>10.95582583</text:p>
          </table:table-cell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0.9798298298298" table:style-name="ce2">
            <text:p>10.97982983</text:p>
          </table:table-cell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1.0038338338338" table:style-name="ce2">
            <text:p>11.00383383</text:p>
          </table:table-cell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1.027837837837801" table:style-name="ce2">
            <text:p>11.02783784</text:p>
          </table:table-cell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1.051841841841799" table:style-name="ce2">
            <text:p>11.05184184</text:p>
          </table:table-cell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1.0758458458458" table:style-name="ce2">
            <text:p>11.07584585</text:p>
          </table:table-cell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1.0998498498498" table:style-name="ce2">
            <text:p>11.09984985</text:p>
          </table:table-cell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1.1238538538539" table:style-name="ce2">
            <text:p>11.12385385</text:p>
          </table:table-cell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1.1478578578579" table:style-name="ce2">
            <text:p>11.14785786</text:p>
          </table:table-cell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1.171861861861901" table:style-name="ce2">
            <text:p>11.17186186</text:p>
          </table:table-cell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1.195865865865899" table:style-name="ce2">
            <text:p>11.19586587</text:p>
          </table:table-cell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1.2198698698699" table:style-name="ce2">
            <text:p>11.21986987</text:p>
          </table:table-cell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1.2438738738739" table:style-name="ce2">
            <text:p>11.24387387</text:p>
          </table:table-cell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1.267877877877901" table:style-name="ce2">
            <text:p>11.26787788</text:p>
          </table:table-cell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1.291881881881899" table:style-name="ce2">
            <text:p>11.29188188</text:p>
          </table:table-cell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1.315885885885899" table:style-name="ce2">
            <text:p>11.31588589</text:p>
          </table:table-cell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1.3398898898899" table:style-name="ce2">
            <text:p>11.33988989</text:p>
          </table:table-cell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1.3638938938939" table:style-name="ce2">
            <text:p>11.36389389</text:p>
          </table:table-cell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1.387897897897901" table:style-name="ce2">
            <text:p>11.3878979</text:p>
          </table:table-cell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1.411901901901899" table:style-name="ce2">
            <text:p>11.4119019</text:p>
          </table:table-cell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1.4359059059059" table:style-name="ce2">
            <text:p>11.43590591</text:p>
          </table:table-cell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1.4599099099099" table:style-name="ce2">
            <text:p>11.45990991</text:p>
          </table:table-cell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1.4839139139139" table:style-name="ce2">
            <text:p>11.48391391</text:p>
          </table:table-cell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1.507917917917901" table:style-name="ce2">
            <text:p>11.50791792</text:p>
          </table:table-cell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1.531921921921899" table:style-name="ce2">
            <text:p>11.53192192</text:p>
          </table:table-cell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1.5559259259259" table:style-name="ce2">
            <text:p>11.55592593</text:p>
          </table:table-cell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1.5799299299299" table:style-name="ce2">
            <text:p>11.57992993</text:p>
          </table:table-cell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1.6039339339339" table:style-name="ce2">
            <text:p>11.60393393</text:p>
          </table:table-cell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1.627937937937901" table:style-name="ce2">
            <text:p>11.62793794</text:p>
          </table:table-cell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1.651941941941899" table:style-name="ce2">
            <text:p>11.65194194</text:p>
          </table:table-cell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1.6759459459459" table:style-name="ce2">
            <text:p>11.67594595</text:p>
          </table:table-cell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1.6999499499499" table:style-name="ce2">
            <text:p>11.69994995</text:p>
          </table:table-cell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1.723953953954" table:style-name="ce2">
            <text:p>11.72395395</text:p>
          </table:table-cell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1.747957957958" table:style-name="ce2">
            <text:p>11.74795796</text:p>
          </table:table-cell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1.771961961962001" table:style-name="ce2">
            <text:p>11.77196196</text:p>
          </table:table-cell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1.795965965965999" table:style-name="ce2">
            <text:p>11.79596597</text:p>
          </table:table-cell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1.81996996997" table:style-name="ce2">
            <text:p>11.81996997</text:p>
          </table:table-cell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1.843973973974" table:style-name="ce2">
            <text:p>11.84397397</text:p>
          </table:table-cell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1.867977977978001" table:style-name="ce2">
            <text:p>11.86797798</text:p>
          </table:table-cell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1.891981981981999" table:style-name="ce2">
            <text:p>11.89198198</text:p>
          </table:table-cell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1.915985985986" table:style-name="ce2">
            <text:p>11.91598599</text:p>
          </table:table-cell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1.93998998999" table:style-name="ce2">
            <text:p>11.93998999</text:p>
          </table:table-cell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1.963993993994" table:style-name="ce2">
            <text:p>11.96399399</text:p>
          </table:table-cell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1.987997997998001" table:style-name="ce2">
            <text:p>11.987998</text:p>
          </table:table-cell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2.012002002001999" table:style-name="ce2">
            <text:p>12.012002</text:p>
          </table:table-cell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2.036006006006" table:style-name="ce2">
            <text:p>12.03600601</text:p>
          </table:table-cell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2.06001001001" table:style-name="ce2">
            <text:p>12.06001001</text:p>
          </table:table-cell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2.084014014014" table:style-name="ce2">
            <text:p>12.08401401</text:p>
          </table:table-cell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2.108018018018001" table:style-name="ce2">
            <text:p>12.10801802</text:p>
          </table:table-cell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2.132022022021999" table:style-name="ce2">
            <text:p>12.13202202</text:p>
          </table:table-cell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2.156026026026" table:style-name="ce2">
            <text:p>12.15602603</text:p>
          </table:table-cell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2.18003003003" table:style-name="ce2">
            <text:p>12.18003003</text:p>
          </table:table-cell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2.204034034034001" table:style-name="ce2">
            <text:p>12.20403403</text:p>
          </table:table-cell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2.228038038037999" table:style-name="ce2">
            <text:p>12.22803804</text:p>
          </table:table-cell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2.252042042042" table:style-name="ce2">
            <text:p>12.25204204</text:p>
          </table:table-cell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2.276046046046" table:style-name="ce2">
            <text:p>12.27604605</text:p>
          </table:table-cell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2.30005005005" table:style-name="ce2">
            <text:p>12.30005005</text:p>
          </table:table-cell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2.3240540540541" table:style-name="ce2">
            <text:p>12.32405405</text:p>
          </table:table-cell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2.348058058058101" table:style-name="ce2">
            <text:p>12.34805806</text:p>
          </table:table-cell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2.372062062062099" table:style-name="ce2">
            <text:p>12.37206206</text:p>
          </table:table-cell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2.3960660660661" table:style-name="ce2">
            <text:p>12.39606607</text:p>
          </table:table-cell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2.4200700700701" table:style-name="ce2">
            <text:p>12.42007007</text:p>
          </table:table-cell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2.4440740740741" table:style-name="ce2">
            <text:p>12.44407407</text:p>
          </table:table-cell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2.468078078078101" table:style-name="ce2">
            <text:p>12.46807808</text:p>
          </table:table-cell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2.492082082082099" table:style-name="ce2">
            <text:p>12.49208208</text:p>
          </table:table-cell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2.5160860860861" table:style-name="ce2">
            <text:p>12.51608609</text:p>
          </table:table-cell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2.5400900900901" table:style-name="ce2">
            <text:p>12.54009009</text:p>
          </table:table-cell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2.5640940940941" table:style-name="ce2">
            <text:p>12.56409409</text:p>
          </table:table-cell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2.588098098098101" table:style-name="ce2">
            <text:p>12.5880981</text:p>
          </table:table-cell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2.612102102102099" table:style-name="ce2">
            <text:p>12.6121021</text:p>
          </table:table-cell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2.6361061061061" table:style-name="ce2">
            <text:p>12.63610611</text:p>
          </table:table-cell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2.6601101101101" table:style-name="ce2">
            <text:p>12.66011011</text:p>
          </table:table-cell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2.684114114114101" table:style-name="ce2">
            <text:p>12.68411411</text:p>
          </table:table-cell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2.708118118118101" table:style-name="ce2">
            <text:p>12.70811812</text:p>
          </table:table-cell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2.732122122122099" table:style-name="ce2">
            <text:p>12.73212212</text:p>
          </table:table-cell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2.7561261261261" table:style-name="ce2">
            <text:p>12.75612613</text:p>
          </table:table-cell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2.7801301301301" table:style-name="ce2">
            <text:p>12.78013013</text:p>
          </table:table-cell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2.804134134134101" table:style-name="ce2">
            <text:p>12.80413413</text:p>
          </table:table-cell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2.828138138138099" table:style-name="ce2">
            <text:p>12.82813814</text:p>
          </table:table-cell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2.8521421421421" table:style-name="ce2">
            <text:p>12.85214214</text:p>
          </table:table-cell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2.8761461461461" table:style-name="ce2">
            <text:p>12.87614615</text:p>
          </table:table-cell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2.9001501501501" table:style-name="ce2">
            <text:p>12.90015015</text:p>
          </table:table-cell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2.9241541541542" table:style-name="ce2">
            <text:p>12.92415415</text:p>
          </table:table-cell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2.948158158158201" table:style-name="ce2">
            <text:p>12.94815816</text:p>
          </table:table-cell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2.972162162162199" table:style-name="ce2">
            <text:p>12.97216216</text:p>
          </table:table-cell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2.9961661661662" table:style-name="ce2">
            <text:p>12.99616617</text:p>
          </table:table-cell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3.0201701701702" table:style-name="ce2">
            <text:p>13.02017017</text:p>
          </table:table-cell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3.0441741741742" table:style-name="ce2">
            <text:p>13.04417417</text:p>
          </table:table-cell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3.068178178178201" table:style-name="ce2">
            <text:p>13.06817818</text:p>
          </table:table-cell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3.092182182182199" table:style-name="ce2">
            <text:p>13.09218218</text:p>
          </table:table-cell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3.1161861861862" table:style-name="ce2">
            <text:p>13.11618619</text:p>
          </table:table-cell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3.1401901901902" table:style-name="ce2">
            <text:p>13.14019019</text:p>
          </table:table-cell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3.1641941941942" table:style-name="ce2">
            <text:p>13.16419419</text:p>
          </table:table-cell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3.188198198198201" table:style-name="ce2">
            <text:p>13.1881982</text:p>
          </table:table-cell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3.212202202202199" table:style-name="ce2">
            <text:p>13.2122022</text:p>
          </table:table-cell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3.2362062062062" table:style-name="ce2">
            <text:p>13.23620621</text:p>
          </table:table-cell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3.2602102102102" table:style-name="ce2">
            <text:p>13.26021021</text:p>
          </table:table-cell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3.284214214214201" table:style-name="ce2">
            <text:p>13.28421421</text:p>
          </table:table-cell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3.308218218218199" table:style-name="ce2">
            <text:p>13.30821822</text:p>
          </table:table-cell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3.3322222222222" table:style-name="ce2">
            <text:p>13.33222222</text:p>
          </table:table-cell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3.3562262262262" table:style-name="ce2">
            <text:p>13.35622623</text:p>
          </table:table-cell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3.3802302302302" table:style-name="ce2">
            <text:p>13.38023023</text:p>
          </table:table-cell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3.404234234234201" table:style-name="ce2">
            <text:p>13.40423423</text:p>
          </table:table-cell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3.428238238238199" table:style-name="ce2">
            <text:p>13.42823824</text:p>
          </table:table-cell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3.4522422422422" table:style-name="ce2">
            <text:p>13.45224224</text:p>
          </table:table-cell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3.4762462462462" table:style-name="ce2">
            <text:p>13.47624625</text:p>
          </table:table-cell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3.5002502502502" table:style-name="ce2">
            <text:p>13.50025025</text:p>
          </table:table-cell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3.5242542542543" table:style-name="ce2">
            <text:p>13.52425425</text:p>
          </table:table-cell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3.548258258258301" table:style-name="ce2">
            <text:p>13.54825826</text:p>
          </table:table-cell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3.572262262262299" table:style-name="ce2">
            <text:p>13.57226226</text:p>
          </table:table-cell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3.5962662662663" table:style-name="ce2">
            <text:p>13.59626627</text:p>
          </table:table-cell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3.6202702702703" table:style-name="ce2">
            <text:p>13.62027027</text:p>
          </table:table-cell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3.6442742742743" table:style-name="ce2">
            <text:p>13.64427427</text:p>
          </table:table-cell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3.668278278278301" table:style-name="ce2">
            <text:p>13.66827828</text:p>
          </table:table-cell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3.692282282282299" table:style-name="ce2">
            <text:p>13.69228228</text:p>
          </table:table-cell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3.7162862862863" table:style-name="ce2">
            <text:p>13.71628629</text:p>
          </table:table-cell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3.7402902902903" table:style-name="ce2">
            <text:p>13.74029029</text:p>
          </table:table-cell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3.764294294294301" table:style-name="ce2">
            <text:p>13.76429429</text:p>
          </table:table-cell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3.788298298298299" table:style-name="ce2">
            <text:p>13.7882983</text:p>
          </table:table-cell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3.812302302302299" table:style-name="ce2">
            <text:p>13.8123023</text:p>
          </table:table-cell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3.8363063063063" table:style-name="ce2">
            <text:p>13.83630631</text:p>
          </table:table-cell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3.8603103103103" table:style-name="ce2">
            <text:p>13.86031031</text:p>
          </table:table-cell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3.884314314314301" table:style-name="ce2">
            <text:p>13.88431431</text:p>
          </table:table-cell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3.908318318318299" table:style-name="ce2">
            <text:p>13.90831832</text:p>
          </table:table-cell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3.9323223223223" table:style-name="ce2">
            <text:p>13.93232232</text:p>
          </table:table-cell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3.9563263263263" table:style-name="ce2">
            <text:p>13.95632633</text:p>
          </table:table-cell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3.9803303303303" table:style-name="ce2">
            <text:p>13.98033033</text:p>
          </table:table-cell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4.004334334334301" table:style-name="ce2">
            <text:p>14.00433433</text:p>
          </table:table-cell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4.028338338338299" table:style-name="ce2">
            <text:p>14.02833834</text:p>
          </table:table-cell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4.0523423423423" table:style-name="ce2">
            <text:p>14.05234234</text:p>
          </table:table-cell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4.0763463463463" table:style-name="ce2">
            <text:p>14.07634635</text:p>
          </table:table-cell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4.1003503503503" table:style-name="ce2">
            <text:p>14.10035035</text:p>
          </table:table-cell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4.1243543543544" table:style-name="ce2">
            <text:p>14.12435435</text:p>
          </table:table-cell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4.148358358358401" table:style-name="ce2">
            <text:p>14.14835836</text:p>
          </table:table-cell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4.172362362362399" table:style-name="ce2">
            <text:p>14.17236236</text:p>
          </table:table-cell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4.1963663663664" table:style-name="ce2">
            <text:p>14.19636637</text:p>
          </table:table-cell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4.2203703703704" table:style-name="ce2">
            <text:p>14.22037037</text:p>
          </table:table-cell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4.2443743743744" table:style-name="ce2">
            <text:p>14.24437437</text:p>
          </table:table-cell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4.268378378378401" table:style-name="ce2">
            <text:p>14.26837838</text:p>
          </table:table-cell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4.292382382382399" table:style-name="ce2">
            <text:p>14.29238238</text:p>
          </table:table-cell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4.3163863863864" table:style-name="ce2">
            <text:p>14.31638639</text:p>
          </table:table-cell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4.3403903903904" table:style-name="ce2">
            <text:p>14.34039039</text:p>
          </table:table-cell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4.364394394394401" table:style-name="ce2">
            <text:p>14.36439439</text:p>
          </table:table-cell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4.388398398398399" table:style-name="ce2">
            <text:p>14.3883984</text:p>
          </table:table-cell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4.4124024024024" table:style-name="ce2">
            <text:p>14.4124024</text:p>
          </table:table-cell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4.4364064064064" table:style-name="ce2">
            <text:p>14.43640641</text:p>
          </table:table-cell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4.4604104104104" table:style-name="ce2">
            <text:p>14.46041041</text:p>
          </table:table-cell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4.484414414414401" table:style-name="ce2">
            <text:p>14.48441441</text:p>
          </table:table-cell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4.508418418418399" table:style-name="ce2">
            <text:p>14.50841842</text:p>
          </table:table-cell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4.5324224224224" table:style-name="ce2">
            <text:p>14.53242242</text:p>
          </table:table-cell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4.5564264264264" table:style-name="ce2">
            <text:p>14.55642643</text:p>
          </table:table-cell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4.5804304304304" table:style-name="ce2">
            <text:p>14.58043043</text:p>
          </table:table-cell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4.604434434434401" table:style-name="ce2">
            <text:p>14.60443443</text:p>
          </table:table-cell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4.628438438438399" table:style-name="ce2">
            <text:p>14.62843844</text:p>
          </table:table-cell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4.6524424424424" table:style-name="ce2">
            <text:p>14.65244244</text:p>
          </table:table-cell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4.6764464464464" table:style-name="ce2">
            <text:p>14.67644645</text:p>
          </table:table-cell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4.700450450450401" table:style-name="ce2">
            <text:p>14.70045045</text:p>
          </table:table-cell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4.7244544544545" table:style-name="ce2">
            <text:p>14.72445445</text:p>
          </table:table-cell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4.748458458458501" table:style-name="ce2">
            <text:p>14.74845846</text:p>
          </table:table-cell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4.772462462462499" table:style-name="ce2">
            <text:p>14.77246246</text:p>
          </table:table-cell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4.7964664664665" table:style-name="ce2">
            <text:p>14.79646647</text:p>
          </table:table-cell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4.8204704704705" table:style-name="ce2">
            <text:p>14.82047047</text:p>
          </table:table-cell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4.844474474474501" table:style-name="ce2">
            <text:p>14.84447447</text:p>
          </table:table-cell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4.868478478478499" table:style-name="ce2">
            <text:p>14.86847848</text:p>
          </table:table-cell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4.8924824824825" table:style-name="ce2">
            <text:p>14.89248248</text:p>
          </table:table-cell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4.9164864864865" table:style-name="ce2">
            <text:p>14.91648649</text:p>
          </table:table-cell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4.9404904904905" table:style-name="ce2">
            <text:p>14.94049049</text:p>
          </table:table-cell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4.964494494494501" table:style-name="ce2">
            <text:p>14.96449449</text:p>
          </table:table-cell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4.988498498498499" table:style-name="ce2">
            <text:p>14.9884985</text:p>
          </table:table-cell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5.0125025025025" table:style-name="ce2">
            <text:p>15.0125025</text:p>
          </table:table-cell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5.0365065065065" table:style-name="ce2">
            <text:p>15.03650651</text:p>
          </table:table-cell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5.0605105105105" table:style-name="ce2">
            <text:p>15.06051051</text:p>
          </table:table-cell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5.084514514514501" table:style-name="ce2">
            <text:p>15.08451451</text:p>
          </table:table-cell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5.108518518518499" table:style-name="ce2">
            <text:p>15.10851852</text:p>
          </table:table-cell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5.1325225225225" table:style-name="ce2">
            <text:p>15.13252252</text:p>
          </table:table-cell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5.1565265265265" table:style-name="ce2">
            <text:p>15.15652653</text:p>
          </table:table-cell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5.1805305305305" table:style-name="ce2">
            <text:p>15.18053053</text:p>
          </table:table-cell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5.204534534534501" table:style-name="ce2">
            <text:p>15.20453453</text:p>
          </table:table-cell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5.228538538538499" table:style-name="ce2">
            <text:p>15.22853854</text:p>
          </table:table-cell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5.2525425425425" table:style-name="ce2">
            <text:p>15.25254254</text:p>
          </table:table-cell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5.2765465465465" table:style-name="ce2">
            <text:p>15.27654655</text:p>
          </table:table-cell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5.300550550550501" table:style-name="ce2">
            <text:p>15.30055055</text:p>
          </table:table-cell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5.3245545545546" table:style-name="ce2">
            <text:p>15.32455455</text:p>
          </table:table-cell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5.348558558558601" table:style-name="ce2">
            <text:p>15.34855856</text:p>
          </table:table-cell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5.372562562562599" table:style-name="ce2">
            <text:p>15.37256256</text:p>
          </table:table-cell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5.3965665665666" table:style-name="ce2">
            <text:p>15.39656657</text:p>
          </table:table-cell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5.4205705705706" table:style-name="ce2">
            <text:p>15.42057057</text:p>
          </table:table-cell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5.444574574574601" table:style-name="ce2">
            <text:p>15.44457457</text:p>
          </table:table-cell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5.468578578578599" table:style-name="ce2">
            <text:p>15.46857858</text:p>
          </table:table-cell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5.4925825825826" table:style-name="ce2">
            <text:p>15.49258258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table:number-columns-repeated="16381"/>
        </table:table-row>
        <table:table-row table:style-name="ro1">
          <table:table-cell office:value-type="float" office:value="15.5165865865866" table:style-name="ce2">
            <text:p>15.51658659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table:number-columns-repeated="16381"/>
        </table:table-row>
        <table:table-row table:style-name="ro1">
          <table:table-cell office:value-type="float" office:value="15.5405905905906" table:style-name="ce2">
            <text:p>15.54059059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table:number-columns-repeated="16381"/>
        </table:table-row>
        <table:table-row table:style-name="ro1">
          <table:table-cell office:value-type="float" office:value="15.564594594594601" table:style-name="ce2">
            <text:p>15.56459459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table:number-columns-repeated="16381"/>
        </table:table-row>
        <table:table-row table:style-name="ro1">
          <table:table-cell office:value-type="float" office:value="15.588598598598599" table:style-name="ce2">
            <text:p>15.5885986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table:number-columns-repeated="16381"/>
        </table:table-row>
        <table:table-row table:style-name="ro1">
          <table:table-cell office:value-type="float" office:value="15.6126026026026" table:style-name="ce2">
            <text:p>15.6126026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table:number-columns-repeated="16381"/>
        </table:table-row>
        <table:table-row table:style-name="ro1">
          <table:table-cell office:value-type="float" office:value="15.6366066066066" table:style-name="ce2">
            <text:p>15.63660661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table:number-columns-repeated="16381"/>
        </table:table-row>
        <table:table-row table:style-name="ro1">
          <table:table-cell office:value-type="float" office:value="15.6606106106106" table:style-name="ce2">
            <text:p>15.66061061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table:number-columns-repeated="16381"/>
        </table:table-row>
        <table:table-row table:style-name="ro1">
          <table:table-cell office:value-type="float" office:value="15.684614614614601" table:style-name="ce2">
            <text:p>15.68461461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table:number-columns-repeated="16381"/>
        </table:table-row>
        <table:table-row table:style-name="ro1">
          <table:table-cell office:value-type="float" office:value="15.708618618618599" table:style-name="ce2">
            <text:p>15.70861862</text:p>
          </table:table-cell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5.7326226226226" table:style-name="ce2">
            <text:p>15.73262262</text:p>
          </table:table-cell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5.7566266266266" table:style-name="ce2">
            <text:p>15.75662663</text:p>
          </table:table-cell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5.780630630630601" table:style-name="ce2">
            <text:p>15.78063063</text:p>
          </table:table-cell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5.804634634634599" table:style-name="ce2">
            <text:p>15.80463463</text:p>
          </table:table-cell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5.8286386386386" table:style-name="ce2">
            <text:p>15.82863864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table:number-columns-repeated="16381"/>
        </table:table-row>
        <table:table-row table:style-name="ro1">
          <table:table-cell office:value-type="float" office:value="15.8526426426426" table:style-name="ce2">
            <text:p>15.85264264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table:number-columns-repeated="16381"/>
        </table:table-row>
        <table:table-row table:style-name="ro1">
          <table:table-cell office:value-type="float" office:value="15.8766466466466" table:style-name="ce2">
            <text:p>15.87664665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table:number-columns-repeated="16381"/>
        </table:table-row>
        <table:table-row table:style-name="ro1">
          <table:table-cell office:value-type="float" office:value="15.900650650650601" table:style-name="ce2">
            <text:p>15.90065065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table:number-columns-repeated="16381"/>
        </table:table-row>
        <table:table-row table:style-name="ro1">
          <table:table-cell office:value-type="float" office:value="15.924654654654701" table:style-name="ce2">
            <text:p>15.92465465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table:number-columns-repeated="16381"/>
        </table:table-row>
        <table:table-row table:style-name="ro1">
          <table:table-cell office:value-type="float" office:value="15.948658658658699" table:style-name="ce2">
            <text:p>15.94865866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table:number-columns-repeated="16381"/>
        </table:table-row>
        <table:table-row table:style-name="ro1">
          <table:table-cell office:value-type="float" office:value="15.9726626626627" table:style-name="ce2">
            <text:p>15.97266266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table:number-columns-repeated="16381"/>
        </table:table-row>
        <table:table-row table:style-name="ro1">
          <table:table-cell office:value-type="float" office:value="15.9966666666667" table:style-name="ce2">
            <text:p>15.99666667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table:number-columns-repeated="16381"/>
        </table:table-row>
        <table:table-row table:style-name="ro1">
          <table:table-cell office:value-type="float" office:value="16.0206706706707" table:style-name="ce2">
            <text:p>16.02067067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table:number-columns-repeated="16381"/>
        </table:table-row>
        <table:table-row table:style-name="ro1">
          <table:table-cell office:value-type="float" office:value="16.044674674674699" table:style-name="ce2">
            <text:p>16.04467467</text:p>
          </table:table-cell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6.068678678678701" table:style-name="ce2">
            <text:p>16.06867868</text:p>
          </table:table-cell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6.0926826826827" table:style-name="ce2">
            <text:p>16.09268268</text:p>
          </table:table-cell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6.116686686686698" table:style-name="ce2">
            <text:p>16.11668669</text:p>
          </table:table-cell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6.1406906906907" table:style-name="ce2">
            <text:p>16.14069069</text:p>
          </table:table-cell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6.164694694694699" table:style-name="ce2">
            <text:p>16.16469469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table:number-columns-repeated="16381"/>
        </table:table-row>
        <table:table-row table:style-name="ro1">
          <table:table-cell office:value-type="float" office:value="16.188698698698701" table:style-name="ce2">
            <text:p>16.1886987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table:number-columns-repeated="16381"/>
        </table:table-row>
        <table:table-row table:style-name="ro1">
          <table:table-cell office:value-type="float" office:value="16.2127027027027" table:style-name="ce2">
            <text:p>16.2127027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table:number-columns-repeated="16381"/>
        </table:table-row>
        <table:table-row table:style-name="ro1">
          <table:table-cell office:value-type="float" office:value="16.236706706706698" table:style-name="ce2">
            <text:p>16.23670671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table:number-columns-repeated="16381"/>
        </table:table-row>
        <table:table-row table:style-name="ro1">
          <table:table-cell office:value-type="float" office:value="16.260710710710701" table:style-name="ce2">
            <text:p>16.26071071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table:number-columns-repeated="16381"/>
        </table:table-row>
        <table:table-row table:style-name="ro1">
          <table:table-cell office:value-type="float" office:value="16.284714714714699" table:style-name="ce2">
            <text:p>16.28471471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table:number-columns-repeated="16381"/>
        </table:table-row>
        <table:table-row table:style-name="ro1">
          <table:table-cell office:value-type="float" office:value="16.308718718718701" table:style-name="ce2">
            <text:p>16.30871872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table:number-columns-repeated="16381"/>
        </table:table-row>
        <table:table-row table:style-name="ro1">
          <table:table-cell office:value-type="float" office:value="16.3327227227227" table:style-name="ce2">
            <text:p>16.33272272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table:number-columns-repeated="16381"/>
        </table:table-row>
        <table:table-row table:style-name="ro1">
          <table:table-cell office:value-type="float" office:value="16.356726726726698" table:style-name="ce2">
            <text:p>16.35672673</text:p>
          </table:table-cell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6.380730730730701" table:style-name="ce2">
            <text:p>16.38073073</text:p>
          </table:table-cell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6.404734734734699" table:style-name="ce2">
            <text:p>16.40473473</text:p>
          </table:table-cell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6.428738738738701" table:style-name="ce2">
            <text:p>16.42873874</text:p>
          </table:table-cell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6.4527427427427" table:style-name="ce2">
            <text:p>16.45274274</text:p>
          </table:table-cell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6.476746746746699" table:style-name="ce2">
            <text:p>16.47674675</text:p>
          </table:table-cell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6.5007507507508" table:style-name="ce2">
            <text:p>16.50075075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table:number-columns-repeated="16381"/>
        </table:table-row>
        <table:table-row table:style-name="ro1">
          <table:table-cell office:value-type="float" office:value="16.524754754754799" table:style-name="ce2">
            <text:p>16.52475475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table:number-columns-repeated="16381"/>
        </table:table-row>
        <table:table-row table:style-name="ro1">
          <table:table-cell office:value-type="float" office:value="16.548758758758801" table:style-name="ce2">
            <text:p>16.54875876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table:number-columns-repeated="16381"/>
        </table:table-row>
        <table:table-row table:style-name="ro1">
          <table:table-cell office:value-type="float" office:value="16.5727627627628" table:style-name="ce2">
            <text:p>16.57276276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table:number-columns-repeated="16381"/>
        </table:table-row>
        <table:table-row table:style-name="ro1">
          <table:table-cell office:value-type="float" office:value="16.596766766766802" table:style-name="ce2">
            <text:p>16.59676677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table:number-columns-repeated="16381"/>
        </table:table-row>
        <table:table-row table:style-name="ro1">
          <table:table-cell office:value-type="float" office:value="16.6207707707708" table:style-name="ce2">
            <text:p>16.62077077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table:number-columns-repeated="16381"/>
        </table:table-row>
        <table:table-row table:style-name="ro1">
          <table:table-cell office:value-type="float" office:value="16.644774774774799" table:style-name="ce2">
            <text:p>16.64477477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table:number-columns-repeated="16381"/>
        </table:table-row>
        <table:table-row table:style-name="ro1">
          <table:table-cell office:value-type="float" office:value="16.668778778778801" table:style-name="ce2">
            <text:p>16.66877878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table:number-columns-repeated="16381"/>
        </table:table-row>
        <table:table-row table:style-name="ro1">
          <table:table-cell office:value-type="float" office:value="16.6927827827828" table:style-name="ce2">
            <text:p>16.69278278</text:p>
          </table:table-cell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6.716786786786798" table:style-name="ce2">
            <text:p>16.71678679</text:p>
          </table:table-cell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6.7407907907908" table:style-name="ce2">
            <text:p>16.74079079</text:p>
          </table:table-cell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6.764794794794799" table:style-name="ce2">
            <text:p>16.76479479</text:p>
          </table:table-cell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6.788798798798801" table:style-name="ce2">
            <text:p>16.7887988</text:p>
          </table:table-cell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6.8128028028028" table:style-name="ce2">
            <text:p>16.8128028</text:p>
          </table:table-cell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6.836806806806798" table:style-name="ce2">
            <text:p>16.83680681</text:p>
          </table:table-cell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6.860810810810801" table:style-name="ce2">
            <text:p>16.86081081</text:p>
          </table:table-cell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6.884814814814799" table:style-name="ce2">
            <text:p>16.88481481</text:p>
          </table:table-cell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6.908818818818801" table:style-name="ce2">
            <text:p>16.90881882</text:p>
          </table:table-cell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6.9328228228228" table:style-name="ce2">
            <text:p>16.93282282</text:p>
          </table:table-cell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6.956826826826799" table:style-name="ce2">
            <text:p>16.95682683</text:p>
          </table:table-cell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6.980830830830801" table:style-name="ce2">
            <text:p>16.98083083</text:p>
          </table:table-cell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7.004834834834799" table:style-name="ce2">
            <text:p>17.00483483</text:p>
          </table:table-cell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7.028838838838801" table:style-name="ce2">
            <text:p>17.02883884</text:p>
          </table:table-cell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7.0528428428428" table:style-name="ce2">
            <text:p>17.05284284</text:p>
          </table:table-cell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7.076846846846799" table:style-name="ce2">
            <text:p>17.07684685</text:p>
          </table:table-cell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7.1008508508509" table:style-name="ce2">
            <text:p>17.10085085</text:p>
          </table:table-cell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7.124854854854899" table:style-name="ce2">
            <text:p>17.12485485</text:p>
          </table:table-cell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7.148858858858901" table:style-name="ce2">
            <text:p>17.14885886</text:p>
          </table:table-cell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7.1728628628629" table:style-name="ce2">
            <text:p>17.17286286</text:p>
          </table:table-cell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7.196866866866898" table:style-name="ce2">
            <text:p>17.19686687</text:p>
          </table:table-cell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7.2208708708709" table:style-name="ce2">
            <text:p>17.22087087</text:p>
          </table:table-cell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7.244874874874899" table:style-name="ce2">
            <text:p>17.24487487</text:p>
          </table:table-cell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7.268878878878901" table:style-name="ce2">
            <text:p>17.26887888</text:p>
          </table:table-cell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7.2928828828829" table:style-name="ce2">
            <text:p>17.29288288</text:p>
          </table:table-cell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7.316886886886898" table:style-name="ce2">
            <text:p>17.31688689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table:number-columns-repeated="16381"/>
        </table:table-row>
        <table:table-row table:style-name="ro1">
          <table:table-cell office:value-type="float" office:value="17.340890890890901" table:style-name="ce2">
            <text:p>17.34089089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table:number-columns-repeated="16381"/>
        </table:table-row>
        <table:table-row table:style-name="ro1">
          <table:table-cell office:value-type="float" office:value="17.364894894894899" table:style-name="ce2">
            <text:p>17.36489489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table:number-columns-repeated="16381"/>
        </table:table-row>
        <table:table-row table:style-name="ro1">
          <table:table-cell office:value-type="float" office:value="17.388898898898901" table:style-name="ce2">
            <text:p>17.3888989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table:number-columns-repeated="16381"/>
        </table:table-row>
        <table:table-row table:style-name="ro1">
          <table:table-cell office:value-type="float" office:value="17.4129029029029" table:style-name="ce2">
            <text:p>17.4129029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table:number-columns-repeated="16381"/>
        </table:table-row>
        <table:table-row table:style-name="ro1">
          <table:table-cell office:value-type="float" office:value="17.436906906906898" table:style-name="ce2">
            <text:p>17.43690691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table:number-columns-repeated="16381"/>
        </table:table-row>
        <table:table-row table:style-name="ro1">
          <table:table-cell office:value-type="float" office:value="17.460910910910901" table:style-name="ce2">
            <text:p>17.46091091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table:number-columns-repeated="16381"/>
        </table:table-row>
        <table:table-row table:style-name="ro1">
          <table:table-cell office:value-type="float" office:value="17.484914914914899" table:style-name="ce2">
            <text:p>17.48491491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table:number-columns-repeated="16381"/>
        </table:table-row>
        <table:table-row table:style-name="ro1">
          <table:table-cell office:value-type="float" office:value="17.508918918918901" table:style-name="ce2">
            <text:p>17.50891892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table:number-columns-repeated="16381"/>
        </table:table-row>
        <table:table-row table:style-name="ro1">
          <table:table-cell office:value-type="float" office:value="17.5329229229229" table:style-name="ce2">
            <text:p>17.53292292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table:number-columns-repeated="16381"/>
        </table:table-row>
        <table:table-row table:style-name="ro1">
          <table:table-cell office:value-type="float" office:value="17.556926926926899" table:style-name="ce2">
            <text:p>17.55692693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table:number-columns-repeated="16381"/>
        </table:table-row>
        <table:table-row table:style-name="ro1">
          <table:table-cell office:value-type="float" office:value="17.580930930930901" table:style-name="ce2">
            <text:p>17.58093093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table:number-columns-repeated="16381"/>
        </table:table-row>
        <table:table-row table:style-name="ro1">
          <table:table-cell office:value-type="float" office:value="17.604934934934899" table:style-name="ce2">
            <text:p>17.60493493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table:number-columns-repeated="16381"/>
        </table:table-row>
        <table:table-row table:style-name="ro1">
          <table:table-cell office:value-type="float" office:value="17.628938938938902" table:style-name="ce2">
            <text:p>17.62893894</text:p>
          </table:table-cell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7.6529429429429" table:style-name="ce2">
            <text:p>17.65294294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table:number-columns-repeated="16381"/>
        </table:table-row>
        <table:table-row table:style-name="ro1">
          <table:table-cell office:value-type="float" office:value="17.676946946946899" table:style-name="ce2">
            <text:p>17.67694695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table:number-columns-repeated="16381"/>
        </table:table-row>
        <table:table-row table:style-name="ro1">
          <table:table-cell office:value-type="float" office:value="17.700950950951" table:style-name="ce2">
            <text:p>17.70095095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table:number-columns-repeated="16381"/>
        </table:table-row>
        <table:table-row table:style-name="ro1">
          <table:table-cell office:value-type="float" office:value="17.724954954954999" table:style-name="ce2">
            <text:p>17.72495495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table:number-columns-repeated="16381"/>
        </table:table-row>
        <table:table-row table:style-name="ro1">
          <table:table-cell office:value-type="float" office:value="17.748958958959001" table:style-name="ce2">
            <text:p>17.74895896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table:number-columns-repeated="16381"/>
        </table:table-row>
        <table:table-row table:style-name="ro1">
          <table:table-cell office:value-type="float" office:value="17.772962962963" table:style-name="ce2">
            <text:p>17.77296296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table:number-columns-repeated="16381"/>
        </table:table-row>
        <table:table-row table:style-name="ro1">
          <table:table-cell office:value-type="float" office:value="17.796966966966998" table:style-name="ce2">
            <text:p>17.79696697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table:number-columns-repeated="16381"/>
        </table:table-row>
        <table:table-row table:style-name="ro1">
          <table:table-cell office:value-type="float" office:value="17.820970970971" table:style-name="ce2">
            <text:p>17.82097097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table:number-columns-repeated="16381"/>
        </table:table-row>
        <table:table-row table:style-name="ro1">
          <table:table-cell office:value-type="float" office:value="17.844974974974999" table:style-name="ce2">
            <text:p>17.84497497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table:number-columns-repeated="16381"/>
        </table:table-row>
        <table:table-row table:style-name="ro1">
          <table:table-cell office:value-type="float" office:value="17.868978978979001" table:style-name="ce2">
            <text:p>17.86897898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table:number-columns-repeated="16381"/>
        </table:table-row>
        <table:table-row table:style-name="ro1">
          <table:table-cell office:value-type="float" office:value="17.892982982983" table:style-name="ce2">
            <text:p>17.89298298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table:number-columns-repeated="16381"/>
        </table:table-row>
        <table:table-row table:style-name="ro1">
          <table:table-cell office:value-type="float" office:value="17.916986986986998" table:style-name="ce2">
            <text:p>17.91698699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table:number-columns-repeated="16381"/>
        </table:table-row>
        <table:table-row table:style-name="ro1">
          <table:table-cell office:value-type="float" office:value="17.940990990991001" table:style-name="ce2">
            <text:p>17.94099099</text:p>
          </table:table-cell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7.964994994994999" table:style-name="ce2">
            <text:p>17.96499499</text:p>
          </table:table-cell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7.988998998999001" table:style-name="ce2">
            <text:p>17.988999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table:number-columns-repeated="16381"/>
        </table:table-row>
        <table:table-row table:style-name="ro1">
          <table:table-cell office:value-type="float" office:value="18.013003003003" table:style-name="ce2">
            <text:p>18.013003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table:number-columns-repeated="16381"/>
        </table:table-row>
        <table:table-row table:style-name="ro1">
          <table:table-cell office:value-type="float" office:value="18.037007007006999" table:style-name="ce2">
            <text:p>18.03700701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table:number-columns-repeated="16381"/>
        </table:table-row>
        <table:table-row table:style-name="ro1">
          <table:table-cell office:value-type="float" office:value="18.061011011011001" table:style-name="ce2">
            <text:p>18.06101101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table:number-columns-repeated="16381"/>
        </table:table-row>
        <table:table-row table:style-name="ro1">
          <table:table-cell office:value-type="float" office:value="18.085015015014999" table:style-name="ce2">
            <text:p>18.08501502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table:number-columns-repeated="16381"/>
        </table:table-row>
        <table:table-row table:style-name="ro1">
          <table:table-cell office:value-type="float" office:value="18.109019019019001" table:style-name="ce2">
            <text:p>18.10901902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table:number-columns-repeated="16381"/>
        </table:table-row>
        <table:table-row table:style-name="ro1">
          <table:table-cell office:value-type="float" office:value="18.133023023023" table:style-name="ce2">
            <text:p>18.13302302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table:number-columns-repeated="16381"/>
        </table:table-row>
        <table:table-row table:style-name="ro1">
          <table:table-cell office:value-type="float" office:value="18.157027027026999" table:style-name="ce2">
            <text:p>18.15702703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table:number-columns-repeated="16381"/>
        </table:table-row>
        <table:table-row table:style-name="ro1">
          <table:table-cell office:value-type="float" office:value="18.181031031031001" table:style-name="ce2">
            <text:p>18.18103103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table:number-columns-repeated="16381"/>
        </table:table-row>
        <table:table-row table:style-name="ro1">
          <table:table-cell office:value-type="float" office:value="18.205035035034999" table:style-name="ce2">
            <text:p>18.20503504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table:number-columns-repeated="16381"/>
        </table:table-row>
        <table:table-row table:style-name="ro1">
          <table:table-cell office:value-type="float" office:value="18.229039039039002" table:style-name="ce2">
            <text:p>18.22903904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table:number-columns-repeated="16381"/>
        </table:table-row>
        <table:table-row table:style-name="ro1">
          <table:table-cell office:value-type="float" office:value="18.253043043043" table:style-name="ce2">
            <text:p>18.25304304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table:number-columns-repeated="16381"/>
        </table:table-row>
        <table:table-row table:style-name="ro1">
          <table:table-cell office:value-type="float" office:value="18.277047047046999" table:style-name="ce2">
            <text:p>18.27704705</text:p>
          </table:table-cell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8.3010510510511" table:style-name="ce2">
            <text:p>18.30105105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table:number-columns-repeated="16381"/>
        </table:table-row>
        <table:table-row table:style-name="ro1">
          <table:table-cell office:value-type="float" office:value="18.325055055055099" table:style-name="ce2">
            <text:p>18.32505506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table:number-columns-repeated="16381"/>
        </table:table-row>
        <table:table-row table:style-name="ro1">
          <table:table-cell office:value-type="float" office:value="18.349059059059101" table:style-name="ce2">
            <text:p>18.34905906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table:number-columns-repeated="16381"/>
        </table:table-row>
        <table:table-row table:style-name="ro1">
          <table:table-cell office:value-type="float" office:value="18.3730630630631" table:style-name="ce2">
            <text:p>18.37306306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table:number-columns-repeated="16381"/>
        </table:table-row>
        <table:table-row table:style-name="ro1">
          <table:table-cell office:value-type="float" office:value="18.397067067067098" table:style-name="ce2">
            <text:p>18.39706707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table:number-columns-repeated="16381"/>
        </table:table-row>
        <table:table-row table:style-name="ro1">
          <table:table-cell office:value-type="float" office:value="18.421071071071101" table:style-name="ce2">
            <text:p>18.42107107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table:number-columns-repeated="16381"/>
        </table:table-row>
        <table:table-row table:style-name="ro1">
          <table:table-cell office:value-type="float" office:value="18.445075075075099" table:style-name="ce2">
            <text:p>18.44507508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table:number-columns-repeated="16381"/>
        </table:table-row>
        <table:table-row table:style-name="ro1">
          <table:table-cell office:value-type="float" office:value="18.469079079079101" table:style-name="ce2">
            <text:p>18.46907908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table:number-columns-repeated="16381"/>
        </table:table-row>
        <table:table-row table:style-name="ro1">
          <table:table-cell office:value-type="float" office:value="18.4930830830831" table:style-name="ce2">
            <text:p>18.49308308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table:number-columns-repeated="16381"/>
        </table:table-row>
        <table:table-row table:style-name="ro1">
          <table:table-cell office:value-type="float" office:value="18.517087087087098" table:style-name="ce2">
            <text:p>18.51708709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table:number-columns-repeated="16381"/>
        </table:table-row>
        <table:table-row table:style-name="ro1">
          <table:table-cell office:value-type="float" office:value="18.541091091091101" table:style-name="ce2">
            <text:p>18.54109109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table:number-columns-repeated="16381"/>
        </table:table-row>
        <table:table-row table:style-name="ro1">
          <table:table-cell office:value-type="float" office:value="18.565095095095099" table:style-name="ce2">
            <text:p>18.5650951</text:p>
          </table:table-cell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table:number-columns-repeated="16381"/>
        </table:table-row>
        <table:table-row table:style-name="ro1">
          <table:table-cell office:value-type="float" office:value="18.589099099099101" table:style-name="ce2">
            <text:p>18.5890991</text:p>
          </table:table-cell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table:number-columns-repeated="16381"/>
        </table:table-row>
        <table:table-row table:style-name="ro1">
          <table:table-cell office:value-type="float" office:value="18.6131031031031" table:style-name="ce2">
            <text:p>18.6131031</text:p>
          </table:table-cell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table:number-columns-repeated="16381"/>
        </table:table-row>
        <table:table-row table:style-name="ro1">
          <table:table-cell office:value-type="float" office:value="18.637107107107099" table:style-name="ce2">
            <text:p>18.63710711</text:p>
          </table:table-cell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8.661111111111101" table:style-name="ce2">
            <text:p>18.66111111</text:p>
          </table:table-cell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8.685115115115099" table:style-name="ce2">
            <text:p>18.68511512</text:p>
          </table:table-cell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8.709119119119102" table:style-name="ce2">
            <text:p>18.70911912</text:p>
          </table:table-cell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8.7331231231231" table:style-name="ce2">
            <text:p>18.73312312</text:p>
          </table:table-cell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8.757127127127099" table:style-name="ce2">
            <text:p>18.75712713</text:p>
          </table:table-cell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8.781131131131101" table:style-name="ce2">
            <text:p>18.78113113</text:p>
          </table:table-cell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8.805135135135099" table:style-name="ce2">
            <text:p>18.80513514</text:p>
          </table:table-cell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8.829139139139102" table:style-name="ce2">
            <text:p>18.82913914</text:p>
          </table:table-cell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8.8531431431431" table:style-name="ce2">
            <text:p>18.85314314</text:p>
          </table:table-cell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8.877147147147099" table:style-name="ce2">
            <text:p>18.87714715</text:p>
          </table:table-cell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8.9011511511512" table:style-name="ce2">
            <text:p>18.90115115</text:p>
          </table:table-cell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8.925155155155199" table:style-name="ce2">
            <text:p>18.92515516</text:p>
          </table:table-cell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8.949159159159201" table:style-name="ce2">
            <text:p>18.94915916</text:p>
          </table:table-cell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8.9731631631632" table:style-name="ce2">
            <text:p>18.97316316</text:p>
          </table:table-cell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8.997167167167198" table:style-name="ce2">
            <text:p>18.99716717</text:p>
          </table:table-cell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9.021171171171201" table:style-name="ce2">
            <text:p>19.02117117</text:p>
          </table:table-cell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9.045175175175199" table:style-name="ce2">
            <text:p>19.04517518</text:p>
          </table:table-cell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9.069179179179201" table:style-name="ce2">
            <text:p>19.06917918</text:p>
          </table:table-cell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9.0931831831832" table:style-name="ce2">
            <text:p>19.09318318</text:p>
          </table:table-cell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9.117187187187199" table:style-name="ce2">
            <text:p>19.11718719</text:p>
          </table:table-cell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9.141191191191201" table:style-name="ce2">
            <text:p>19.14119119</text:p>
          </table:table-cell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9.165195195195199" table:style-name="ce2">
            <text:p>19.1651952</text:p>
          </table:table-cell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9.189199199199201" table:style-name="ce2">
            <text:p>19.1891992</text:p>
          </table:table-cell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9.2132032032032" table:style-name="ce2">
            <text:p>19.2132032</text:p>
          </table:table-cell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9.237207207207199" table:style-name="ce2">
            <text:p>19.23720721</text:p>
          </table:table-cell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9.261211211211201" table:style-name="ce2">
            <text:p>19.26121121</text:p>
          </table:table-cell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9.285215215215199" table:style-name="ce2">
            <text:p>19.28521522</text:p>
          </table:table-cell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9.309219219219202" table:style-name="ce2">
            <text:p>19.30921922</text:p>
          </table:table-cell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9.3332232232232" table:style-name="ce2">
            <text:p>19.33322322</text:p>
          </table:table-cell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9.357227227227199" table:style-name="ce2">
            <text:p>19.35722723</text:p>
          </table:table-cell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9.381231231231201" table:style-name="ce2">
            <text:p>19.38123123</text:p>
          </table:table-cell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9.4052352352352" table:style-name="ce2">
            <text:p>19.40523524</text:p>
          </table:table-cell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9.429239239239202" table:style-name="ce2">
            <text:p>19.42923924</text:p>
          </table:table-cell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9.4532432432432" table:style-name="ce2">
            <text:p>19.45324324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9.477247247247199" table:style-name="ce2">
            <text:p>19.47724725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9.501251251251301" table:style-name="ce2">
            <text:p>19.50125125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9.525255255255299" table:style-name="ce2">
            <text:p>19.52525526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9.549259259259301" table:style-name="ce2">
            <text:p>19.54925926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9.5732632632633" table:style-name="ce2">
            <text:p>19.57326326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9.597267267267299" table:style-name="ce2">
            <text:p>19.59726727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9.621271271271301" table:style-name="ce2">
            <text:p>19.62127127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9.645275275275299" table:style-name="ce2">
            <text:p>19.64527528</text:p>
          </table:table-cell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9.669279279279301" table:style-name="ce2">
            <text:p>19.66927928</text:p>
          </table:table-cell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9.6932832832833" table:style-name="ce2">
            <text:p>19.69328328</text:p>
          </table:table-cell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9.717287287287299" table:style-name="ce2">
            <text:p>19.71728729</text:p>
          </table:table-cell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9.741291291291301" table:style-name="ce2">
            <text:p>19.74129129</text:p>
          </table:table-cell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9.765295295295299" table:style-name="ce2">
            <text:p>19.7652953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9.789299299299302" table:style-name="ce2">
            <text:p>19.7892993</text:p>
          </table:table-cell>
          <table:table-cell office:value-type="float" office:value="6" table:style-name="ce2">
            <text:p>6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9.8133033033033" table:style-name="ce2">
            <text:p>19.8133033</text:p>
          </table:table-cell>
          <table:table-cell office:value-type="float" office:value="6" table:style-name="ce2">
            <text:p>6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9.837307307307299" table:style-name="ce2">
            <text:p>19.83730731</text:p>
          </table:table-cell>
          <table:table-cell office:value-type="float" office:value="6" table:style-name="ce2">
            <text:p>6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9.861311311311301" table:style-name="ce2">
            <text:p>19.86131131</text:p>
          </table:table-cell>
          <table:table-cell office:value-type="float" office:value="6" table:style-name="ce2">
            <text:p>6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9.8853153153153" table:style-name="ce2">
            <text:p>19.88531532</text:p>
          </table:table-cell>
          <table:table-cell office:value-type="float" office:value="6" table:style-name="ce2">
            <text:p>6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9.909319319319302" table:style-name="ce2">
            <text:p>19.90931932</text:p>
          </table:table-cell>
          <table:table-cell office:value-type="float" office:value="6" table:style-name="ce2">
            <text:p>6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9.9333233233233" table:style-name="ce2">
            <text:p>19.93332332</text:p>
          </table:table-cell>
          <table:table-cell office:value-type="float" office:value="6" table:style-name="ce2">
            <text:p>6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9.957327327327299" table:style-name="ce2">
            <text:p>19.95732733</text:p>
          </table:table-cell>
          <table:table-cell office:value-type="float" office:value="6" table:style-name="ce2">
            <text:p>6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9.981331331331301" table:style-name="ce2">
            <text:p>19.98133133</text:p>
          </table:table-cell>
          <table:table-cell office:value-type="float" office:value="6" table:style-name="ce2">
            <text:p>6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20.0053353353353" table:style-name="ce2">
            <text:p>20.00533534</text:p>
          </table:table-cell>
          <table:table-cell office:value-type="float" office:value="6" table:style-name="ce2">
            <text:p>6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20.029339339339302" table:style-name="ce2">
            <text:p>20.02933934</text:p>
          </table:table-cell>
          <table:table-cell office:value-type="float" office:value="6" table:style-name="ce2">
            <text:p>6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20.0533433433433" table:style-name="ce2">
            <text:p>20.05334334</text:p>
          </table:table-cell>
          <table:table-cell office:value-type="float" office:value="6" table:style-name="ce2">
            <text:p>6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20.077347347347299" table:style-name="ce2">
            <text:p>20.07734735</text:p>
          </table:table-cell>
          <table:table-cell office:value-type="float" office:value="6" table:style-name="ce2">
            <text:p>6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20.101351351351401" table:style-name="ce2">
            <text:p>20.10135135</text:p>
          </table:table-cell>
          <table:table-cell office:value-type="float" office:value="6" table:style-name="ce2">
            <text:p>6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20.125355355355399" table:style-name="ce2">
            <text:p>20.12535536</text:p>
          </table:table-cell>
          <table:table-cell office:value-type="float" office:value="6" table:style-name="ce2">
            <text:p>6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20.149359359359401" table:style-name="ce2">
            <text:p>20.14935936</text:p>
          </table:table-cell>
          <table:table-cell office:value-type="float" office:value="6" table:style-name="ce2">
            <text:p>6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20.1733633633634" table:style-name="ce2">
            <text:p>20.17336336</text:p>
          </table:table-cell>
          <table:table-cell office:value-type="float" office:value="6" table:style-name="ce2">
            <text:p>6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20.197367367367399" table:style-name="ce2">
            <text:p>20.19736737</text:p>
          </table:table-cell>
          <table:table-cell office:value-type="float" office:value="6" table:style-name="ce2">
            <text:p>6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20.221371371371401" table:style-name="ce2">
            <text:p>20.22137137</text:p>
          </table:table-cell>
          <table:table-cell office:value-type="float" office:value="6" table:style-name="ce2">
            <text:p>6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20.245375375375399" table:style-name="ce2">
            <text:p>20.24537538</text:p>
          </table:table-cell>
          <table:table-cell office:value-type="float" office:value="6" table:style-name="ce2">
            <text:p>6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20.269379379379401" table:style-name="ce2">
            <text:p>20.26937938</text:p>
          </table:table-cell>
          <table:table-cell office:value-type="float" office:value="6" table:style-name="ce2">
            <text:p>6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20.2933833833834" table:style-name="ce2">
            <text:p>20.29338338</text:p>
          </table:table-cell>
          <table:table-cell office:value-type="float" office:value="6" table:style-name="ce2">
            <text:p>6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20.317387387387399" table:style-name="ce2">
            <text:p>20.31738739</text:p>
          </table:table-cell>
          <table:table-cell office:value-type="float" office:value="6" table:style-name="ce2">
            <text:p>6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20.341391391391401" table:style-name="ce2">
            <text:p>20.34139139</text:p>
          </table:table-cell>
          <table:table-cell office:value-type="float" office:value="6" table:style-name="ce2">
            <text:p>6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20.365395395395399" table:style-name="ce2">
            <text:p>20.3653954</text:p>
          </table:table-cell>
          <table:table-cell office:value-type="float" office:value="6" table:style-name="ce2">
            <text:p>6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20.389399399399402" table:style-name="ce2">
            <text:p>20.3893994</text:p>
          </table:table-cell>
          <table:table-cell office:value-type="float" office:value="6" table:style-name="ce2">
            <text:p>6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20.4134034034034" table:style-name="ce2">
            <text:p>20.4134034</text:p>
          </table:table-cell>
          <table:table-cell office:value-type="float" office:value="6" table:style-name="ce2">
            <text:p>6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20.437407407407399" table:style-name="ce2">
            <text:p>20.43740741</text:p>
          </table:table-cell>
          <table:table-cell office:value-type="float" office:value="6" table:style-name="ce2">
            <text:p>6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20.461411411411401" table:style-name="ce2">
            <text:p>20.46141141</text:p>
          </table:table-cell>
          <table:table-cell office:value-type="float" office:value="6" table:style-name="ce2">
            <text:p>6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20.4854154154154" table:style-name="ce2">
            <text:p>20.48541542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20.509419419419402" table:style-name="ce2">
            <text:p>20.50941942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20.5334234234234" table:style-name="ce2">
            <text:p>20.53342342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20.557427427427399" table:style-name="ce2">
            <text:p>20.55742743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20.581431431431401" table:style-name="ce2">
            <text:p>20.58143143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20.6054354354354" table:style-name="ce2">
            <text:p>20.60543544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20.629439439439398" table:style-name="ce2">
            <text:p>20.62943944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20.6534434434434" table:style-name="ce2">
            <text:p>20.65344344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20.677447447447399" table:style-name="ce2">
            <text:p>20.67744745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20.701451451451501" table:style-name="ce2">
            <text:p>20.70145145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20.725455455455499" table:style-name="ce2">
            <text:p>20.72545546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20.749459459459501" table:style-name="ce2">
            <text:p>20.74945946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20.7734634634635" table:style-name="ce2">
            <text:p>20.77346346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20.797467467467499" table:style-name="ce2">
            <text:p>20.79746747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20.821471471471501" table:style-name="ce2">
            <text:p>20.82147147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20.845475475475499" table:style-name="ce2">
            <text:p>20.84547548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20.869479479479502" table:style-name="ce2">
            <text:p>20.86947948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20.8934834834835" table:style-name="ce2">
            <text:p>20.89348348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20.917487487487499" table:style-name="ce2">
            <text:p>20.91748749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20.941491491491501" table:style-name="ce2">
            <text:p>20.94149149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20.9654954954955" table:style-name="ce2">
            <text:p>20.9654955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20.989499499499502" table:style-name="ce2">
            <text:p>20.9894995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21.0135035035035" table:style-name="ce2">
            <text:p>21.0135035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21.037507507507499" table:style-name="ce2">
            <text:p>21.03750751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21.061511511511501" table:style-name="ce2">
            <text:p>21.06151151</text:p>
          </table:table-cell>
          <table:table-cell office:value-type="float" office:value="6" table:style-name="ce2">
            <text:p>6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21.0855155155155" table:style-name="ce2">
            <text:p>21.08551552</text:p>
          </table:table-cell>
          <table:table-cell office:value-type="float" office:value="7" table:style-name="ce2">
            <text:p>7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21.109519519519498" table:style-name="ce2">
            <text:p>21.10951952</text:p>
          </table:table-cell>
          <table:table-cell office:value-type="float" office:value="7" table:style-name="ce2">
            <text:p>7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21.1335235235235" table:style-name="ce2">
            <text:p>21.13352352</text:p>
          </table:table-cell>
          <table:table-cell office:value-type="float" office:value="7" table:style-name="ce2">
            <text:p>7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21.157527527527499" table:style-name="ce2">
            <text:p>21.15752753</text:p>
          </table:table-cell>
          <table:table-cell office:value-type="float" office:value="7" table:style-name="ce2">
            <text:p>7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21.181531531531501" table:style-name="ce2">
            <text:p>21.18153153</text:p>
          </table:table-cell>
          <table:table-cell office:value-type="float" office:value="7" table:style-name="ce2">
            <text:p>7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21.2055355355355" table:style-name="ce2">
            <text:p>21.20553554</text:p>
          </table:table-cell>
          <table:table-cell office:value-type="float" office:value="7" table:style-name="ce2">
            <text:p>7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21.229539539539498" table:style-name="ce2">
            <text:p>21.22953954</text:p>
          </table:table-cell>
          <table:table-cell office:value-type="float" office:value="7" table:style-name="ce2">
            <text:p>7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21.253543543543501" table:style-name="ce2">
            <text:p>21.25354354</text:p>
          </table:table-cell>
          <table:table-cell office:value-type="float" office:value="7" table:style-name="ce2">
            <text:p>7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21.277547547547499" table:style-name="ce2">
            <text:p>21.27754755</text:p>
          </table:table-cell>
          <table:table-cell office:value-type="float" office:value="7" table:style-name="ce2">
            <text:p>7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21.301551551551601" table:style-name="ce2">
            <text:p>21.30155155</text:p>
          </table:table-cell>
          <table:table-cell office:value-type="float" office:value="7" table:style-name="ce2">
            <text:p>7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21.325555555555599" table:style-name="ce2">
            <text:p>21.32555556</text:p>
          </table:table-cell>
          <table:table-cell office:value-type="float" office:value="7" table:style-name="ce2">
            <text:p>7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21.349559559559601" table:style-name="ce2">
            <text:p>21.34955956</text:p>
          </table:table-cell>
          <table:table-cell office:value-type="float" office:value="7" table:style-name="ce2">
            <text:p>7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21.3735635635636" table:style-name="ce2">
            <text:p>21.37356356</text:p>
          </table:table-cell>
          <table:table-cell office:value-type="float" office:value="7" table:style-name="ce2">
            <text:p>7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21.397567567567599" table:style-name="ce2">
            <text:p>21.39756757</text:p>
          </table:table-cell>
          <table:table-cell office:value-type="float" office:value="8" table:style-name="ce2">
            <text:p>8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21.421571571571601" table:style-name="ce2">
            <text:p>21.42157157</text:p>
          </table:table-cell>
          <table:table-cell office:value-type="float" office:value="8" table:style-name="ce2">
            <text:p>8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21.445575575575599" table:style-name="ce2">
            <text:p>21.44557558</text:p>
          </table:table-cell>
          <table:table-cell office:value-type="float" office:value="8" table:style-name="ce2">
            <text:p>8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21.469579579579602" table:style-name="ce2">
            <text:p>21.46957958</text:p>
          </table:table-cell>
          <table:table-cell office:value-type="float" office:value="8" table:style-name="ce2">
            <text:p>8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21.4935835835836" table:style-name="ce2">
            <text:p>21.49358358</text:p>
          </table:table-cell>
          <table:table-cell office:value-type="float" office:value="8" table:style-name="ce2">
            <text:p>8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21.517587587587599" table:style-name="ce2">
            <text:p>21.51758759</text:p>
          </table:table-cell>
          <table:table-cell office:value-type="float" office:value="8" table:style-name="ce2">
            <text:p>8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21.541591591591601" table:style-name="ce2">
            <text:p>21.54159159</text:p>
          </table:table-cell>
          <table:table-cell office:value-type="float" office:value="8" table:style-name="ce2">
            <text:p>8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21.5655955955956" table:style-name="ce2">
            <text:p>21.5655956</text:p>
          </table:table-cell>
          <table:table-cell office:value-type="float" office:value="8" table:style-name="ce2">
            <text:p>8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21.589599599599602" table:style-name="ce2">
            <text:p>21.5895996</text:p>
          </table:table-cell>
          <table:table-cell office:value-type="float" office:value="8" table:style-name="ce2">
            <text:p>8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21.6136036036036" table:style-name="ce2">
            <text:p>21.6136036</text:p>
          </table:table-cell>
          <table:table-cell office:value-type="float" office:value="8" table:style-name="ce2">
            <text:p>8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21.637607607607599" table:style-name="ce2">
            <text:p>21.63760761</text:p>
          </table:table-cell>
          <table:table-cell office:value-type="float" office:value="8" table:style-name="ce2">
            <text:p>8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21.661611611611601" table:style-name="ce2">
            <text:p>21.66161161</text:p>
          </table:table-cell>
          <table:table-cell office:value-type="float" office:value="8" table:style-name="ce2">
            <text:p>8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21.6856156156156" table:style-name="ce2">
            <text:p>21.68561562</text:p>
          </table:table-cell>
          <table:table-cell office:value-type="float" office:value="8" table:style-name="ce2">
            <text:p>8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21.709619619619598" table:style-name="ce2">
            <text:p>21.70961962</text:p>
          </table:table-cell>
          <table:table-cell office:value-type="float" office:value="9" table:style-name="ce2">
            <text:p>9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21.7336236236236" table:style-name="ce2">
            <text:p>21.73362362</text:p>
          </table:table-cell>
          <table:table-cell office:value-type="float" office:value="9" table:style-name="ce2">
            <text:p>9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21.757627627627599" table:style-name="ce2">
            <text:p>21.75762763</text:p>
          </table:table-cell>
          <table:table-cell office:value-type="float" office:value="9" table:style-name="ce2">
            <text:p>9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21.781631631631601" table:style-name="ce2">
            <text:p>21.78163163</text:p>
          </table:table-cell>
          <table:table-cell office:value-type="float" office:value="10" table:style-name="ce2">
            <text:p>1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21.8056356356356" table:style-name="ce2">
            <text:p>21.80563564</text:p>
          </table:table-cell>
          <table:table-cell office:value-type="float" office:value="11" table:style-name="ce2">
            <text:p>11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21.829639639639598" table:style-name="ce2">
            <text:p>21.82963964</text:p>
          </table:table-cell>
          <table:table-cell office:value-type="float" office:value="11" table:style-name="ce2">
            <text:p>11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21.853643643643601" table:style-name="ce2">
            <text:p>21.85364364</text:p>
          </table:table-cell>
          <table:table-cell office:value-type="float" office:value="11" table:style-name="ce2">
            <text:p>11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21.877647647647599" table:style-name="ce2">
            <text:p>21.87764765</text:p>
          </table:table-cell>
          <table:table-cell office:value-type="float" office:value="11" table:style-name="ce2">
            <text:p>11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21.901651651651701" table:style-name="ce2">
            <text:p>21.90165165</text:p>
          </table:table-cell>
          <table:table-cell office:value-type="float" office:value="11" table:style-name="ce2">
            <text:p>11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21.925655655655699" table:style-name="ce2">
            <text:p>21.92565566</text:p>
          </table:table-cell>
          <table:table-cell office:value-type="float" office:value="11" table:style-name="ce2">
            <text:p>11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21.949659659659702" table:style-name="ce2">
            <text:p>21.94965966</text:p>
          </table:table-cell>
          <table:table-cell office:value-type="float" office:value="11" table:style-name="ce2">
            <text:p>11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21.9736636636637" table:style-name="ce2">
            <text:p>21.97366366</text:p>
          </table:table-cell>
          <table:table-cell office:value-type="float" office:value="11" table:style-name="ce2">
            <text:p>11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21.997667667667699" table:style-name="ce2">
            <text:p>21.99766767</text:p>
          </table:table-cell>
          <table:table-cell office:value-type="float" office:value="10" table:style-name="ce2">
            <text:p>1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22.021671671671701" table:style-name="ce2">
            <text:p>22.02167167</text:p>
          </table:table-cell>
          <table:table-cell office:value-type="float" office:value="10" table:style-name="ce2">
            <text:p>1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22.0456756756757" table:style-name="ce2">
            <text:p>22.04567568</text:p>
          </table:table-cell>
          <table:table-cell office:value-type="float" office:value="10" table:style-name="ce2">
            <text:p>1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22.069679679679702" table:style-name="ce2">
            <text:p>22.06967968</text:p>
          </table:table-cell>
          <table:table-cell office:value-type="float" office:value="10" table:style-name="ce2">
            <text:p>1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22.0936836836837" table:style-name="ce2">
            <text:p>22.09368368</text:p>
          </table:table-cell>
          <table:table-cell office:value-type="float" office:value="10" table:style-name="ce2">
            <text:p>1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22.117687687687699" table:style-name="ce2">
            <text:p>22.11768769</text:p>
          </table:table-cell>
          <table:table-cell office:value-type="float" office:value="10" table:style-name="ce2">
            <text:p>1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22.141691691691701" table:style-name="ce2">
            <text:p>22.14169169</text:p>
          </table:table-cell>
          <table:table-cell office:value-type="float" office:value="10" table:style-name="ce2">
            <text:p>10</text:p>
          </table:table-cell>
          <table:table-cell office:value-type="float" office:value="1" table:style-name="ce2">
            <text:p>1</text:p>
          </table:table-cell>
          <table:table-cell table:number-columns-repeated="16381"/>
        </table:table-row>
        <table:table-row table:style-name="ro1">
          <table:table-cell office:value-type="float" office:value="22.1656956956957" table:style-name="ce2">
            <text:p>22.1656957</text:p>
          </table:table-cell>
          <table:table-cell office:value-type="float" office:value="10" table:style-name="ce2">
            <text:p>10</text:p>
          </table:table-cell>
          <table:table-cell office:value-type="float" office:value="1" table:style-name="ce2">
            <text:p>1</text:p>
          </table:table-cell>
          <table:table-cell table:number-columns-repeated="16381"/>
        </table:table-row>
        <table:table-row table:style-name="ro1">
          <table:table-cell office:value-type="float" office:value="22.189699699699698" table:style-name="ce2">
            <text:p>22.1896997</text:p>
          </table:table-cell>
          <table:table-cell office:value-type="float" office:value="10" table:style-name="ce2">
            <text:p>10</text:p>
          </table:table-cell>
          <table:table-cell office:value-type="float" office:value="1" table:style-name="ce2">
            <text:p>1</text:p>
          </table:table-cell>
          <table:table-cell table:number-columns-repeated="16381"/>
        </table:table-row>
        <table:table-row table:style-name="ro1">
          <table:table-cell office:value-type="float" office:value="22.2137037037037" table:style-name="ce2">
            <text:p>22.2137037</text:p>
          </table:table-cell>
          <table:table-cell office:value-type="float" office:value="10" table:style-name="ce2">
            <text:p>10</text:p>
          </table:table-cell>
          <table:table-cell office:value-type="float" office:value="1" table:style-name="ce2">
            <text:p>1</text:p>
          </table:table-cell>
          <table:table-cell table:number-columns-repeated="16381"/>
        </table:table-row>
        <table:table-row table:style-name="ro1">
          <table:table-cell office:value-type="float" office:value="22.237707707707699" table:style-name="ce2">
            <text:p>22.23770771</text:p>
          </table:table-cell>
          <table:table-cell office:value-type="float" office:value="10" table:style-name="ce2">
            <text:p>10</text:p>
          </table:table-cell>
          <table:table-cell office:value-type="float" office:value="1" table:style-name="ce2">
            <text:p>1</text:p>
          </table:table-cell>
          <table:table-cell table:number-columns-repeated="16381"/>
        </table:table-row>
        <table:table-row table:style-name="ro1">
          <table:table-cell office:value-type="float" office:value="22.261711711711701" table:style-name="ce2">
            <text:p>22.26171171</text:p>
          </table:table-cell>
          <table:table-cell office:value-type="float" office:value="10" table:style-name="ce2">
            <text:p>1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22.2857157157157" table:style-name="ce2">
            <text:p>22.28571572</text:p>
          </table:table-cell>
          <table:table-cell office:value-type="float" office:value="10" table:style-name="ce2">
            <text:p>1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22.309719719719698" table:style-name="ce2">
            <text:p>22.30971972</text:p>
          </table:table-cell>
          <table:table-cell office:value-type="float" office:value="10" table:style-name="ce2">
            <text:p>1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22.333723723723701" table:style-name="ce2">
            <text:p>22.33372372</text:p>
          </table:table-cell>
          <table:table-cell office:value-type="float" office:value="9" table:style-name="ce2">
            <text:p>9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22.357727727727699" table:style-name="ce2">
            <text:p>22.35772773</text:p>
          </table:table-cell>
          <table:table-cell office:value-type="float" office:value="9" table:style-name="ce2">
            <text:p>9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22.381731731731701" table:style-name="ce2">
            <text:p>22.38173173</text:p>
          </table:table-cell>
          <table:table-cell office:value-type="float" office:value="9" table:style-name="ce2">
            <text:p>9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22.4057357357357" table:style-name="ce2">
            <text:p>22.40573574</text:p>
          </table:table-cell>
          <table:table-cell office:value-type="float" office:value="9" table:style-name="ce2">
            <text:p>9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22.429739739739698" table:style-name="ce2">
            <text:p>22.42973974</text:p>
          </table:table-cell>
          <table:table-cell office:value-type="float" office:value="9" table:style-name="ce2">
            <text:p>9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22.453743743743701" table:style-name="ce2">
            <text:p>22.45374374</text:p>
          </table:table-cell>
          <table:table-cell office:value-type="float" office:value="9" table:style-name="ce2">
            <text:p>9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22.477747747747699" table:style-name="ce2">
            <text:p>22.47774775</text:p>
          </table:table-cell>
          <table:table-cell office:value-type="float" office:value="9" table:style-name="ce2">
            <text:p>9</text:p>
          </table:table-cell>
          <table:table-cell office:value-type="float" office:value="1" table:style-name="ce2">
            <text:p>1</text:p>
          </table:table-cell>
          <table:table-cell table:number-columns-repeated="16381"/>
        </table:table-row>
        <table:table-row table:style-name="ro1">
          <table:table-cell office:value-type="float" office:value="22.501751751751801" table:style-name="ce2">
            <text:p>22.50175175</text:p>
          </table:table-cell>
          <table:table-cell office:value-type="float" office:value="9" table:style-name="ce2">
            <text:p>9</text:p>
          </table:table-cell>
          <table:table-cell office:value-type="float" office:value="1" table:style-name="ce2">
            <text:p>1</text:p>
          </table:table-cell>
          <table:table-cell table:number-columns-repeated="16381"/>
        </table:table-row>
        <table:table-row table:style-name="ro1">
          <table:table-cell office:value-type="float" office:value="22.525755755755799" table:style-name="ce2">
            <text:p>22.52575576</text:p>
          </table:table-cell>
          <table:table-cell office:value-type="float" office:value="9" table:style-name="ce2">
            <text:p>9</text:p>
          </table:table-cell>
          <table:table-cell office:value-type="float" office:value="1" table:style-name="ce2">
            <text:p>1</text:p>
          </table:table-cell>
          <table:table-cell table:number-columns-repeated="16381"/>
        </table:table-row>
        <table:table-row table:style-name="ro1">
          <table:table-cell office:value-type="float" office:value="22.549759759759802" table:style-name="ce2">
            <text:p>22.54975976</text:p>
          </table:table-cell>
          <table:table-cell office:value-type="float" office:value="9" table:style-name="ce2">
            <text:p>9</text:p>
          </table:table-cell>
          <table:table-cell office:value-type="float" office:value="1" table:style-name="ce2">
            <text:p>1</text:p>
          </table:table-cell>
          <table:table-cell table:number-columns-repeated="16381"/>
        </table:table-row>
        <table:table-row table:style-name="ro1">
          <table:table-cell office:value-type="float" office:value="22.5737637637638" table:style-name="ce2">
            <text:p>22.57376376</text:p>
          </table:table-cell>
          <table:table-cell office:value-type="float" office:value="9" table:style-name="ce2">
            <text:p>9</text:p>
          </table:table-cell>
          <table:table-cell office:value-type="float" office:value="1" table:style-name="ce2">
            <text:p>1</text:p>
          </table:table-cell>
          <table:table-cell table:number-columns-repeated="16381"/>
        </table:table-row>
        <table:table-row table:style-name="ro1">
          <table:table-cell office:value-type="float" office:value="22.597767767767799" table:style-name="ce2">
            <text:p>22.59776777</text:p>
          </table:table-cell>
          <table:table-cell office:value-type="float" office:value="9" table:style-name="ce2">
            <text:p>9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22.621771771771801" table:style-name="ce2">
            <text:p>22.62177177</text:p>
          </table:table-cell>
          <table:table-cell office:value-type="float" office:value="9" table:style-name="ce2">
            <text:p>9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22.6457757757758" table:style-name="ce2">
            <text:p>22.64577578</text:p>
          </table:table-cell>
          <table:table-cell office:value-type="float" office:value="9" table:style-name="ce2">
            <text:p>9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22.669779779779802" table:style-name="ce2">
            <text:p>22.66977978</text:p>
          </table:table-cell>
          <table:table-cell office:value-type="float" office:value="9" table:style-name="ce2">
            <text:p>9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22.6937837837838" table:style-name="ce2">
            <text:p>22.69378378</text:p>
          </table:table-cell>
          <table:table-cell office:value-type="float" office:value="10" table:style-name="ce2">
            <text:p>1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22.717787787787799" table:style-name="ce2">
            <text:p>22.71778779</text:p>
          </table:table-cell>
          <table:table-cell office:value-type="float" office:value="10" table:style-name="ce2">
            <text:p>1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22.741791791791801" table:style-name="ce2">
            <text:p>22.74179179</text:p>
          </table:table-cell>
          <table:table-cell office:value-type="float" office:value="10" table:style-name="ce2">
            <text:p>1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22.7657957957958" table:style-name="ce2">
            <text:p>22.7657958</text:p>
          </table:table-cell>
          <table:table-cell office:value-type="float" office:value="10" table:style-name="ce2">
            <text:p>1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22.789799799799798" table:style-name="ce2">
            <text:p>22.7897998</text:p>
          </table:table-cell>
          <table:table-cell office:value-type="float" office:value="10" table:style-name="ce2">
            <text:p>1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22.8138038038038" table:style-name="ce2">
            <text:p>22.8138038</text:p>
          </table:table-cell>
          <table:table-cell office:value-type="float" office:value="11" table:style-name="ce2">
            <text:p>11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22.837807807807799" table:style-name="ce2">
            <text:p>22.83780781</text:p>
          </table:table-cell>
          <table:table-cell office:value-type="float" office:value="11" table:style-name="ce2">
            <text:p>11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22.861811811811801" table:style-name="ce2">
            <text:p>22.86181181</text:p>
          </table:table-cell>
          <table:table-cell office:value-type="float" office:value="11" table:style-name="ce2">
            <text:p>11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22.8858158158158" table:style-name="ce2">
            <text:p>22.88581582</text:p>
          </table:table-cell>
          <table:table-cell office:value-type="float" office:value="11" table:style-name="ce2">
            <text:p>11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22.909819819819798" table:style-name="ce2">
            <text:p>22.90981982</text:p>
          </table:table-cell>
          <table:table-cell office:value-type="float" office:value="11" table:style-name="ce2">
            <text:p>11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22.933823823823801" table:style-name="ce2">
            <text:p>22.93382382</text:p>
          </table:table-cell>
          <table:table-cell office:value-type="float" office:value="11" table:style-name="ce2">
            <text:p>11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22.957827827827799" table:style-name="ce2">
            <text:p>22.95782783</text:p>
          </table:table-cell>
          <table:table-cell office:value-type="float" office:value="11" table:style-name="ce2">
            <text:p>11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22.981831831831801" table:style-name="ce2">
            <text:p>22.98183183</text:p>
          </table:table-cell>
          <table:table-cell office:value-type="float" office:value="11" table:style-name="ce2">
            <text:p>11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23.0058358358358" table:style-name="ce2">
            <text:p>23.00583584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23.029839839839799" table:style-name="ce2">
            <text:p>23.02983984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23.053843843843801" table:style-name="ce2">
            <text:p>23.05384384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23.077847847847799" table:style-name="ce2">
            <text:p>23.07784785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23.101851851851901" table:style-name="ce2">
            <text:p>23.10185185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23.1258558558559" table:style-name="ce2">
            <text:p>23.12585586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23.149859859859902" table:style-name="ce2">
            <text:p>23.14985986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23.1738638638639" table:style-name="ce2">
            <text:p>23.17386386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23.197867867867899" table:style-name="ce2">
            <text:p>23.19786787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23.221871871871901" table:style-name="ce2">
            <text:p>23.22187187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23.2458758758759" table:style-name="ce2">
            <text:p>23.24587588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23.269879879879898" table:style-name="ce2">
            <text:p>23.26987988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23.2938838838839" table:style-name="ce2">
            <text:p>23.29388388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23.317887887887899" table:style-name="ce2">
            <text:p>23.31788789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23.341891891891901" table:style-name="ce2">
            <text:p>23.34189189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23.3658958958959" table:style-name="ce2">
            <text:p>23.3658959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23.389899899899898" table:style-name="ce2">
            <text:p>23.3898999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23.413903903903901" table:style-name="ce2">
            <text:p>23.4139039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23.437907907907899" table:style-name="ce2">
            <text:p>23.4379079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23.461911911911901" table:style-name="ce2">
            <text:p>23.4619119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23.4859159159159" table:style-name="ce2">
            <text:p>23.4859159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23.509919919919898" table:style-name="ce2">
            <text:p>23.5099199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23.533923923923901" table:style-name="ce2">
            <text:p>23.5339239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23.557927927927899" table:style-name="ce2">
            <text:p>23.5579279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23.581931931931901" table:style-name="ce2">
            <text:p>23.5819319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23.6059359359359" table:style-name="ce2">
            <text:p>23.60593594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23.629939939939899" table:style-name="ce2">
            <text:p>23.62993994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23.653943943943901" table:style-name="ce2">
            <text:p>23.65394394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23.677947947947899" table:style-name="ce2">
            <text:p>23.67794795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23.701951951952001" table:style-name="ce2">
            <text:p>23.70195195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23.725955955956" table:style-name="ce2">
            <text:p>23.72595596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23.749959959960002" table:style-name="ce2">
            <text:p>23.74995996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23.773963963964" table:style-name="ce2">
            <text:p>23.77396396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23.797967967967999" table:style-name="ce2">
            <text:p>23.79796797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23.821971971972001" table:style-name="ce2">
            <text:p>23.82197197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23.845975975976" table:style-name="ce2">
            <text:p>23.84597598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23.869979979979998" table:style-name="ce2">
            <text:p>23.86997998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23.893983983984" table:style-name="ce2">
            <text:p>23.89398398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23.917987987987999" table:style-name="ce2">
            <text:p>23.91798799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23.941991991992001" table:style-name="ce2">
            <text:p>23.94199199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23.965995995996" table:style-name="ce2">
            <text:p>23.965996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23.99" table:style-name="ce2">
            <text:p>23.99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number-rows-repeated="1047575" table:style-name="ro2">
          <table:table-cell table:number-columns-repeated="16384"/>
        </table:table-row>
      </table:table>
      <table:table table:name="sa-exhaustive-charge-cnt" table:style-name="ta1">
        <table:table-column table:style-name="co6" table:default-cell-style-name="ce1"/>
        <table:table-column table:style-name="co7" table:default-cell-style-name="ce1"/>
        <table:table-column table:style-name="co4" table:default-cell-style-name="ce1"/>
        <table:table-column table:style-name="co5" table:default-cell-style-name="ce1"/>
        <table:table-column table:style-name="co2" table:number-columns-repeated="16380" table:default-cell-style-name="ce1"/>
        <table:table-row table:style-name="ro1">
          <table:table-cell office:value-type="string" table:style-name="ce1">
            <text:p>visit</text:p>
          </table:table-cell>
          <table:table-cell office:value-type="string" table:style-name="ce1">
            <text:p>wait</text:p>
          </table:table-cell>
          <table:table-cell office:value-type="string" table:style-name="ce1">
            <text:p>slow</text:p>
          </table:table-cell>
          <table:table-cell office:value-type="string" table:style-name="ce1">
            <text:p>fast</text:p>
          </table:table-cell>
          <table:table-cell table:number-columns-repeated="16380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.4E-2" table:style-name="ce1">
            <text:p>0.02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4.8000000000000001E-2" table:style-name="ce1">
            <text:p>0.04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7.1999999999999995E-2" table:style-name="ce1">
            <text:p>0.07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9.6000000000000002E-2" table:style-name="ce1">
            <text:p>0.09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0.12000000500000001" table:style-name="ce1">
            <text:p>0.12000000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0.14399999999999999" table:style-name="ce1">
            <text:p>0.14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0.16800000000000001" table:style-name="ce1">
            <text:p>0.16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0.192" table:style-name="ce1">
            <text:p>0.1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0.216" table:style-name="ce1">
            <text:p>0.2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0.24000001000000001" table:style-name="ce1">
            <text:p>0.2400000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0.26400000000000001" table:style-name="ce1">
            <text:p>0.26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0.28799999999999998" table:style-name="ce1">
            <text:p>0.28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0.312" table:style-name="ce1">
            <text:p>0.3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0.33600000000000002" table:style-name="ce1">
            <text:p>0.33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0.36" table:style-name="ce1">
            <text:p>0.3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0.38400000000000001" table:style-name="ce1">
            <text:p>0.38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0.40799999999999997" table:style-name="ce1">
            <text:p>0.40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0.432" table:style-name="ce1">
            <text:p>0.43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0.45600000000000002" table:style-name="ce1">
            <text:p>0.45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0.48000002000000003" table:style-name="ce1">
            <text:p>0.4800000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0.504" table:style-name="ce1">
            <text:p>0.50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0.52800000000000002" table:style-name="ce1">
            <text:p>0.52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0.55200000000000005" table:style-name="ce1">
            <text:p>0.55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0.57599999999999996" table:style-name="ce1">
            <text:p>0.57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0.6" table:style-name="ce1">
            <text:p>0.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0.624" table:style-name="ce1">
            <text:p>0.62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0.64800000000000002" table:style-name="ce1">
            <text:p>0.64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0.67200000000000004" table:style-name="ce1">
            <text:p>0.67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0.69599999999999995" table:style-name="ce1">
            <text:p>0.69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0.72" table:style-name="ce1">
            <text:p>0.7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0.74399999999999999" table:style-name="ce1">
            <text:p>0.74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0.76800000000000002" table:style-name="ce1">
            <text:p>0.76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0.79200000000000004" table:style-name="ce1">
            <text:p>0.7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0.81599999999999995" table:style-name="ce1">
            <text:p>0.8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0.84000003000000001" table:style-name="ce1">
            <text:p>0.8400000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0.86399999999999999" table:style-name="ce1">
            <text:p>0.86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0.88800000000000001" table:style-name="ce1">
            <text:p>0.88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0.91200000000000003" table:style-name="ce1">
            <text:p>0.9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0.93600000000000005" table:style-name="ce1">
            <text:p>0.93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0.96000004000000005" table:style-name="ce1">
            <text:p>0.9600000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0.98399999999999999" table:style-name="ce1">
            <text:p>0.98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.008" table:style-name="ce1">
            <text:p>1.00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.0320001000000001" table:style-name="ce1">
            <text:p>1.032000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.056" table:style-name="ce1">
            <text:p>1.05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.08" table:style-name="ce1">
            <text:p>1.0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.1040000000000001" table:style-name="ce1">
            <text:p>1.10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.1279999999999999" table:style-name="ce1">
            <text:p>1.12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.1519999999999999" table:style-name="ce1">
            <text:p>1.15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.1759999999999999" table:style-name="ce1">
            <text:p>1.17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.2" table:style-name="ce1">
            <text:p>1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.224" table:style-name="ce1">
            <text:p>1.22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.248" table:style-name="ce1">
            <text:p>1.24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.272" table:style-name="ce1">
            <text:p>1.27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.296" table:style-name="ce1">
            <text:p>1.29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.32" table:style-name="ce1">
            <text:p>1.3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.3440000000000001" table:style-name="ce1">
            <text:p>1.34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.3680000000000001" table:style-name="ce1">
            <text:p>1.36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.3919999999999999" table:style-name="ce1">
            <text:p>1.3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.4159999999999999" table:style-name="ce1">
            <text:p>1.4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.44" table:style-name="ce1">
            <text:p>1.4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.464" table:style-name="ce1">
            <text:p>1.46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.488" table:style-name="ce1">
            <text:p>1.48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.512" table:style-name="ce1">
            <text:p>1.5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.536" table:style-name="ce1">
            <text:p>1.53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.5600000999999999" table:style-name="ce1">
            <text:p>1.560000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.5840000000000001" table:style-name="ce1">
            <text:p>1.58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.6080000000000001" table:style-name="ce1">
            <text:p>1.60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.6319999999999999" table:style-name="ce1">
            <text:p>1.63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.6559999999999999" table:style-name="ce1">
            <text:p>1.65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.6800001" table:style-name="ce1">
            <text:p>1.680000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.704" table:style-name="ce1">
            <text:p>1.70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.728" table:style-name="ce1">
            <text:p>1.72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.752" table:style-name="ce1">
            <text:p>1.75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.776" table:style-name="ce1">
            <text:p>1.77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.8000001000000001" table:style-name="ce1">
            <text:p>1.800000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.8240000000000001" table:style-name="ce1">
            <text:p>1.82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.8480000000000001" table:style-name="ce1">
            <text:p>1.84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.8720000000000001" table:style-name="ce1">
            <text:p>1.87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.8959999999999999" table:style-name="ce1">
            <text:p>1.89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.9200001" table:style-name="ce1">
            <text:p>1.920000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.944" table:style-name="ce1">
            <text:p>1.94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.968" table:style-name="ce1">
            <text:p>1.96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.992" table:style-name="ce1">
            <text:p>1.9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.016" table:style-name="ce1">
            <text:p>2.0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.04" table:style-name="ce1">
            <text:p>2.0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.0640000999999999" table:style-name="ce1">
            <text:p>2.064000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.0880000000000001" table:style-name="ce1">
            <text:p>2.08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.1120000000000001" table:style-name="ce1">
            <text:p>2.1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.1360000000000001" table:style-name="ce1">
            <text:p>2.13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.16" table:style-name="ce1">
            <text:p>2.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.1840000000000002" table:style-name="ce1">
            <text:p>2.18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.2080000000000002" table:style-name="ce1">
            <text:p>2.20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.2320000000000002" table:style-name="ce1">
            <text:p>2.23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.2559999999999998" table:style-name="ce1">
            <text:p>2.25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.2799999999999998" table:style-name="ce1">
            <text:p>2.2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.3039999999999998" table:style-name="ce1">
            <text:p>2.30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.3279999999999998" table:style-name="ce1">
            <text:p>2.32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.3519999999999999" table:style-name="ce1">
            <text:p>2.35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.3759999999999999" table:style-name="ce1">
            <text:p>2.37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.4" table:style-name="ce1">
            <text:p>2.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.4239999999999999" table:style-name="ce1">
            <text:p>2.42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.448" table:style-name="ce1">
            <text:p>2.44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.4720000999999998" table:style-name="ce1">
            <text:p>2.472000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.496" table:style-name="ce1">
            <text:p>2.49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.52" table:style-name="ce1">
            <text:p>2.5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.544" table:style-name="ce1">
            <text:p>2.54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.5680000000000001" table:style-name="ce1">
            <text:p>2.56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.5920000000000001" table:style-name="ce1">
            <text:p>2.5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.6160000000000001" table:style-name="ce1">
            <text:p>2.6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.64" table:style-name="ce1">
            <text:p>2.6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.6640000000000001" table:style-name="ce1">
            <text:p>2.66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.6880000000000002" table:style-name="ce1">
            <text:p>2.68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.7120001" table:style-name="ce1">
            <text:p>2.712000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.7360000000000002" table:style-name="ce1">
            <text:p>2.73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.76" table:style-name="ce1">
            <text:p>2.7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.7839999999999998" table:style-name="ce1">
            <text:p>2.78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.8079999999999998" table:style-name="ce1">
            <text:p>2.80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.8319999999999999" table:style-name="ce1">
            <text:p>2.83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.8559999999999999" table:style-name="ce1">
            <text:p>2.85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.88" table:style-name="ce1">
            <text:p>2.8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.9039999999999999" table:style-name="ce1">
            <text:p>2.90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.9279999999999999" table:style-name="ce1">
            <text:p>2.92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.9520000999999998" table:style-name="ce1">
            <text:p>2.952000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.976" table:style-name="ce1">
            <text:p>2.97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3.024" table:style-name="ce1">
            <text:p>3.02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3.048" table:style-name="ce1">
            <text:p>3.04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3.0720000000000001" table:style-name="ce1">
            <text:p>3.07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3.0960000000000001" table:style-name="ce1">
            <text:p>3.09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3.1200000999999999" table:style-name="ce1">
            <text:p>3.120000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3.1440000000000001" table:style-name="ce1">
            <text:p>3.14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3.1680000000000001" table:style-name="ce1">
            <text:p>3.16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3.1920000000000002" table:style-name="ce1">
            <text:p>3.1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3.2160000000000002" table:style-name="ce1">
            <text:p>3.2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3.24" table:style-name="ce1">
            <text:p>3.2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3.2639999999999998" table:style-name="ce1">
            <text:p>3.26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3.2879999999999998" table:style-name="ce1">
            <text:p>3.28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3.3119999999999998" table:style-name="ce1">
            <text:p>3.3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3.3359999999999999" table:style-name="ce1">
            <text:p>3.33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3.3600001000000002" table:style-name="ce1">
            <text:p>3.360000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3.3839999999999999" table:style-name="ce1">
            <text:p>3.38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3.4079999999999999" table:style-name="ce1">
            <text:p>3.40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3.4319999999999999" table:style-name="ce1">
            <text:p>3.43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3.456" table:style-name="ce1">
            <text:p>3.45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3.48" table:style-name="ce1">
            <text:p>3.4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3.504" table:style-name="ce1">
            <text:p>3.50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3.528" table:style-name="ce1">
            <text:p>3.52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3.552" table:style-name="ce1">
            <text:p>3.55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3.5760000000000001" table:style-name="ce1">
            <text:p>3.57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3.6000000999999999" table:style-name="ce1">
            <text:p>3.600000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3.6240000000000001" table:style-name="ce1">
            <text:p>3.62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3.6480000000000001" table:style-name="ce1">
            <text:p>3.64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3.6720000000000002" table:style-name="ce1">
            <text:p>3.67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3.6960000000000002" table:style-name="ce1">
            <text:p>3.69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3.72" table:style-name="ce1">
            <text:p>3.7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3.7440000000000002" table:style-name="ce1">
            <text:p>3.74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3.7680001000000001" table:style-name="ce1">
            <text:p>3.768000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3.7919999999999998" table:style-name="ce1">
            <text:p>3.7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3.8159999999999998" table:style-name="ce1">
            <text:p>3.8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3.8400002" table:style-name="ce1">
            <text:p>3.840000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3.8639999999999999" table:style-name="ce1">
            <text:p>3.86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3.8879999999999999" table:style-name="ce1">
            <text:p>3.88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3.9119999999999999" table:style-name="ce1">
            <text:p>3.9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3.9359999999999999" table:style-name="ce1">
            <text:p>3.93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3.96" table:style-name="ce1">
            <text:p>3.9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3.984" table:style-name="ce1">
            <text:p>3.98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4.008" table:style-name="ce1">
            <text:p>4.00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4.032" table:style-name="ce1">
            <text:p>4.03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4.056" table:style-name="ce1">
            <text:p>4.05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4.08" table:style-name="ce1">
            <text:p>4.0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4.1040000000000001" table:style-name="ce1">
            <text:p>4.10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4.1280003000000001" table:style-name="ce1">
            <text:p>4.128000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4.1520000000000001" table:style-name="ce1">
            <text:p>4.15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4.1760000000000002" table:style-name="ce1">
            <text:p>4.17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4.2" table:style-name="ce1">
            <text:p>4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4.2240000000000002" table:style-name="ce1">
            <text:p>4.22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4.2480000000000002" table:style-name="ce1">
            <text:p>4.24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4.2720000000000002" table:style-name="ce1">
            <text:p>4.27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4.2960000000000003" table:style-name="ce1">
            <text:p>4.29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4.32" table:style-name="ce1">
            <text:p>4.3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4.3440000000000003" table:style-name="ce1">
            <text:p>4.34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4.3680000000000003" table:style-name="ce1">
            <text:p>4.36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4.3920000000000003" table:style-name="ce1">
            <text:p>4.3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4.4160000000000004" table:style-name="ce1">
            <text:p>4.4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4.4400000000000004" table:style-name="ce1">
            <text:p>4.4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4.4640000000000004" table:style-name="ce1">
            <text:p>4.46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4.4880000000000004" table:style-name="ce1">
            <text:p>4.48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4.5119999999999996" table:style-name="ce1">
            <text:p>4.5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4.5360003000000004" table:style-name="ce1">
            <text:p>4.536000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4.5599999999999996" table:style-name="ce1">
            <text:p>4.5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4.5839999999999996" table:style-name="ce1">
            <text:p>4.58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4.6079999999999997" table:style-name="ce1">
            <text:p>4.60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4.6319999999999997" table:style-name="ce1">
            <text:p>4.63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4.6559999999999997" table:style-name="ce1">
            <text:p>4.65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4.68" table:style-name="ce1">
            <text:p>4.6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4.7039999999999997" table:style-name="ce1">
            <text:p>4.70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4.7279999999999998" table:style-name="ce1">
            <text:p>4.72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4.7519999999999998" table:style-name="ce1">
            <text:p>4.75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4.7759999999999998" table:style-name="ce1">
            <text:p>4.77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4.8" table:style-name="ce1">
            <text:p>4.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4.8239999999999998" table:style-name="ce1">
            <text:p>4.82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4.8479999999999999" table:style-name="ce1">
            <text:p>4.84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4.8719999999999999" table:style-name="ce1">
            <text:p>4.87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4.8959999999999999" table:style-name="ce1">
            <text:p>4.89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4.92" table:style-name="ce1">
            <text:p>4.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4.9440001999999996" table:style-name="ce1">
            <text:p>4.944000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4.968" table:style-name="ce1">
            <text:p>4.96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4.992" table:style-name="ce1">
            <text:p>4.9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5.0160003" table:style-name="ce1">
            <text:p>5.0160003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5.04" table:style-name="ce1">
            <text:p>5.04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5.0640000000000001" table:style-name="ce1">
            <text:p>5.064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5.0880000000000001" table:style-name="ce1">
            <text:p>5.088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5.1120000000000001" table:style-name="ce1">
            <text:p>5.112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5.1360000000000001" table:style-name="ce1">
            <text:p>5.136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5.16" table:style-name="ce1">
            <text:p>5.16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5.1840000000000002" table:style-name="ce1">
            <text:p>5.184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5.2080000000000002" table:style-name="ce1">
            <text:p>5.208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5.2320000000000002" table:style-name="ce1">
            <text:p>5.232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5.2560000000000002" table:style-name="ce1">
            <text:p>5.256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5.28" table:style-name="ce1">
            <text:p>5.28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5.3040000000000003" table:style-name="ce1">
            <text:p>5.304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5.3280000000000003" table:style-name="ce1">
            <text:p>5.328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5.3520000000000003" table:style-name="ce1">
            <text:p>5.352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5.3760000000000003" table:style-name="ce1">
            <text:p>5.376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5.4" table:style-name="ce1">
            <text:p>5.4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5.4240003000000003" table:style-name="ce1">
            <text:p>5.4240003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5.4480000000000004" table:style-name="ce1">
            <text:p>5.448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5.4720000000000004" table:style-name="ce1">
            <text:p>5.472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5.4960000000000004" table:style-name="ce1">
            <text:p>5.496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5.52" table:style-name="ce1">
            <text:p>5.52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5.5439999999999996" table:style-name="ce1">
            <text:p>5.544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5.5679999999999996" table:style-name="ce1">
            <text:p>5.568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5.5919999999999996" table:style-name="ce1">
            <text:p>5.592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5.6159999999999997" table:style-name="ce1">
            <text:p>5.616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5.64" table:style-name="ce1">
            <text:p>5.64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5.6639999999999997" table:style-name="ce1">
            <text:p>5.664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5.6879999999999997" table:style-name="ce1">
            <text:p>5.688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5.7119999999999997" table:style-name="ce1">
            <text:p>5.712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5.7359999999999998" table:style-name="ce1">
            <text:p>5.736</text:p>
          </table:table-cell>
          <table:table-cell office:value-type="float" office:value="9" table:style-name="ce1">
            <text:p>9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5.76" table:style-name="ce1">
            <text:p>5.76</text:p>
          </table:table-cell>
          <table:table-cell office:value-type="float" office:value="9" table:style-name="ce1">
            <text:p>9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5.7839999999999998" table:style-name="ce1">
            <text:p>5.784</text:p>
          </table:table-cell>
          <table:table-cell office:value-type="float" office:value="9" table:style-name="ce1">
            <text:p>9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5.8079999999999998" table:style-name="ce1">
            <text:p>5.808</text:p>
          </table:table-cell>
          <table:table-cell office:value-type="float" office:value="9" table:style-name="ce1">
            <text:p>9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5.8320002999999998" table:style-name="ce1">
            <text:p>5.8320003</text:p>
          </table:table-cell>
          <table:table-cell office:value-type="float" office:value="9" table:style-name="ce1">
            <text:p>9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5.8559999999999999" table:style-name="ce1">
            <text:p>5.856</text:p>
          </table:table-cell>
          <table:table-cell office:value-type="float" office:value="9" table:style-name="ce1">
            <text:p>9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5.88" table:style-name="ce1">
            <text:p>5.88</text:p>
          </table:table-cell>
          <table:table-cell office:value-type="float" office:value="9" table:style-name="ce1">
            <text:p>9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5.9040002999999999" table:style-name="ce1">
            <text:p>5.9040003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5.9279999999999999" table:style-name="ce1">
            <text:p>5.928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5.952" table:style-name="ce1">
            <text:p>5.952</text:p>
          </table:table-cell>
          <table:table-cell office:value-type="float" office:value="11" table:style-name="ce1">
            <text:p>11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5.976" table:style-name="ce1">
            <text:p>5.976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17" table:style-name="ce1">
            <text:p>17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6.024" table:style-name="ce1">
            <text:p>6.024</text:p>
          </table:table-cell>
          <table:table-cell office:value-type="float" office:value="15" table:style-name="ce1">
            <text:p>15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6.048" table:style-name="ce1">
            <text:p>6.048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6.0720000000000001" table:style-name="ce1">
            <text:p>6.072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6.0960000000000001" table:style-name="ce1">
            <text:p>6.096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6.12" table:style-name="ce1">
            <text:p>6.12</text:p>
          </table:table-cell>
          <table:table-cell office:value-type="float" office:value="12" table:style-name="ce1">
            <text:p>12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6.1440000000000001" table:style-name="ce1">
            <text:p>6.144</text:p>
          </table:table-cell>
          <table:table-cell office:value-type="float" office:value="12" table:style-name="ce1">
            <text:p>12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6.1680000000000001" table:style-name="ce1">
            <text:p>6.168</text:p>
          </table:table-cell>
          <table:table-cell office:value-type="float" office:value="12" table:style-name="ce1">
            <text:p>12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6.1920000000000002" table:style-name="ce1">
            <text:p>6.192</text:p>
          </table:table-cell>
          <table:table-cell office:value-type="float" office:value="12" table:style-name="ce1">
            <text:p>12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6.2160000000000002" table:style-name="ce1">
            <text:p>6.216</text:p>
          </table:table-cell>
          <table:table-cell office:value-type="float" office:value="12" table:style-name="ce1">
            <text:p>12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6.2400001999999999" table:style-name="ce1">
            <text:p>6.2400002</text:p>
          </table:table-cell>
          <table:table-cell office:value-type="float" office:value="14" table:style-name="ce1">
            <text:p>14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6.2640000000000002" table:style-name="ce1">
            <text:p>6.264</text:p>
          </table:table-cell>
          <table:table-cell office:value-type="float" office:value="14" table:style-name="ce1">
            <text:p>14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6.2880000000000003" table:style-name="ce1">
            <text:p>6.288</text:p>
          </table:table-cell>
          <table:table-cell office:value-type="float" office:value="14" table:style-name="ce1">
            <text:p>14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6.3120003000000002" table:style-name="ce1">
            <text:p>6.3120003</text:p>
          </table:table-cell>
          <table:table-cell office:value-type="float" office:value="14" table:style-name="ce1">
            <text:p>14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6.3360000000000003" table:style-name="ce1">
            <text:p>6.336</text:p>
          </table:table-cell>
          <table:table-cell office:value-type="float" office:value="14" table:style-name="ce1">
            <text:p>14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6.36" table:style-name="ce1">
            <text:p>6.36</text:p>
          </table:table-cell>
          <table:table-cell office:value-type="float" office:value="15" table:style-name="ce1">
            <text:p>15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6.3840000000000003" table:style-name="ce1">
            <text:p>6.384</text:p>
          </table:table-cell>
          <table:table-cell office:value-type="float" office:value="14" table:style-name="ce1">
            <text:p>14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6.4080000000000004" table:style-name="ce1">
            <text:p>6.408</text:p>
          </table:table-cell>
          <table:table-cell office:value-type="float" office:value="14" table:style-name="ce1">
            <text:p>14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6.4320000000000004" table:style-name="ce1">
            <text:p>6.432</text:p>
          </table:table-cell>
          <table:table-cell office:value-type="float" office:value="13" table:style-name="ce1">
            <text:p>13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6.4560000000000004" table:style-name="ce1">
            <text:p>6.456</text:p>
          </table:table-cell>
          <table:table-cell office:value-type="float" office:value="13" table:style-name="ce1">
            <text:p>13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6.48" table:style-name="ce1">
            <text:p>6.48</text:p>
          </table:table-cell>
          <table:table-cell office:value-type="float" office:value="14" table:style-name="ce1">
            <text:p>14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6.5039999999999996" table:style-name="ce1">
            <text:p>6.504</text:p>
          </table:table-cell>
          <table:table-cell office:value-type="float" office:value="14" table:style-name="ce1">
            <text:p>14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6.5279999999999996" table:style-name="ce1">
            <text:p>6.528</text:p>
          </table:table-cell>
          <table:table-cell office:value-type="float" office:value="14" table:style-name="ce1">
            <text:p>14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6.5519999999999996" table:style-name="ce1">
            <text:p>6.552</text:p>
          </table:table-cell>
          <table:table-cell office:value-type="float" office:value="14" table:style-name="ce1">
            <text:p>14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6.5759999999999996" table:style-name="ce1">
            <text:p>6.576</text:p>
          </table:table-cell>
          <table:table-cell office:value-type="float" office:value="15" table:style-name="ce1">
            <text:p>15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6.6" table:style-name="ce1">
            <text:p>6.6</text:p>
          </table:table-cell>
          <table:table-cell office:value-type="float" office:value="15" table:style-name="ce1">
            <text:p>15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6.6239999999999997" table:style-name="ce1">
            <text:p>6.624</text:p>
          </table:table-cell>
          <table:table-cell office:value-type="float" office:value="15" table:style-name="ce1">
            <text:p>15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6.6480002000000002" table:style-name="ce1">
            <text:p>6.6480002</text:p>
          </table:table-cell>
          <table:table-cell office:value-type="float" office:value="15" table:style-name="ce1">
            <text:p>15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6.6719999999999997" table:style-name="ce1">
            <text:p>6.672</text:p>
          </table:table-cell>
          <table:table-cell office:value-type="float" office:value="15" table:style-name="ce1">
            <text:p>15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6.6959999999999997" table:style-name="ce1">
            <text:p>6.696</text:p>
          </table:table-cell>
          <table:table-cell office:value-type="float" office:value="15" table:style-name="ce1">
            <text:p>15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6.7200002999999997" table:style-name="ce1">
            <text:p>6.7200003</text:p>
          </table:table-cell>
          <table:table-cell office:value-type="float" office:value="15" table:style-name="ce1">
            <text:p>15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6.7439999999999998" table:style-name="ce1">
            <text:p>6.744</text:p>
          </table:table-cell>
          <table:table-cell office:value-type="float" office:value="14" table:style-name="ce1">
            <text:p>14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6.7679999999999998" table:style-name="ce1">
            <text:p>6.768</text:p>
          </table:table-cell>
          <table:table-cell office:value-type="float" office:value="14" table:style-name="ce1">
            <text:p>14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6.7920002999999998" table:style-name="ce1">
            <text:p>6.7920003</text:p>
          </table:table-cell>
          <table:table-cell office:value-type="float" office:value="14" table:style-name="ce1">
            <text:p>14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6.8159999999999998" table:style-name="ce1">
            <text:p>6.816</text:p>
          </table:table-cell>
          <table:table-cell office:value-type="float" office:value="16" table:style-name="ce1">
            <text:p>16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6.84" table:style-name="ce1">
            <text:p>6.84</text:p>
          </table:table-cell>
          <table:table-cell office:value-type="float" office:value="16" table:style-name="ce1">
            <text:p>16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6.8639999999999999" table:style-name="ce1">
            <text:p>6.864</text:p>
          </table:table-cell>
          <table:table-cell office:value-type="float" office:value="15" table:style-name="ce1">
            <text:p>15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6.8879999999999999" table:style-name="ce1">
            <text:p>6.888</text:p>
          </table:table-cell>
          <table:table-cell office:value-type="float" office:value="15" table:style-name="ce1">
            <text:p>15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6.9119999999999999" table:style-name="ce1">
            <text:p>6.912</text:p>
          </table:table-cell>
          <table:table-cell office:value-type="float" office:value="16" table:style-name="ce1">
            <text:p>16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6.9359999999999999" table:style-name="ce1">
            <text:p>6.936</text:p>
          </table:table-cell>
          <table:table-cell office:value-type="float" office:value="16" table:style-name="ce1">
            <text:p>16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6.96" table:style-name="ce1">
            <text:p>6.96</text:p>
          </table:table-cell>
          <table:table-cell office:value-type="float" office:value="16" table:style-name="ce1">
            <text:p>16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6.984" table:style-name="ce1">
            <text:p>6.984</text:p>
          </table:table-cell>
          <table:table-cell office:value-type="float" office:value="16" table:style-name="ce1">
            <text:p>16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7.008" table:style-name="ce1">
            <text:p>7.008</text:p>
          </table:table-cell>
          <table:table-cell office:value-type="float" office:value="16" table:style-name="ce1">
            <text:p>16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7.032" table:style-name="ce1">
            <text:p>7.032</text:p>
          </table:table-cell>
          <table:table-cell office:value-type="float" office:value="15" table:style-name="ce1">
            <text:p>15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7.056" table:style-name="ce1">
            <text:p>7.056</text:p>
          </table:table-cell>
          <table:table-cell office:value-type="float" office:value="15" table:style-name="ce1">
            <text:p>15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7.08" table:style-name="ce1">
            <text:p>7.08</text:p>
          </table:table-cell>
          <table:table-cell office:value-type="float" office:value="15" table:style-name="ce1">
            <text:p>15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7.1040000000000001" table:style-name="ce1">
            <text:p>7.104</text:p>
          </table:table-cell>
          <table:table-cell office:value-type="float" office:value="15" table:style-name="ce1">
            <text:p>15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7.1280003000000001" table:style-name="ce1">
            <text:p>7.1280003</text:p>
          </table:table-cell>
          <table:table-cell office:value-type="float" office:value="15" table:style-name="ce1">
            <text:p>15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7.1520000000000001" table:style-name="ce1">
            <text:p>7.152</text:p>
          </table:table-cell>
          <table:table-cell office:value-type="float" office:value="15" table:style-name="ce1">
            <text:p>15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7.1760000000000002" table:style-name="ce1">
            <text:p>7.176</text:p>
          </table:table-cell>
          <table:table-cell office:value-type="float" office:value="15" table:style-name="ce1">
            <text:p>15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7.2000003000000001" table:style-name="ce1">
            <text:p>7.2000003</text:p>
          </table:table-cell>
          <table:table-cell office:value-type="float" office:value="14" table:style-name="ce1">
            <text:p>14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7.2240000000000002" table:style-name="ce1">
            <text:p>7.224</text:p>
          </table:table-cell>
          <table:table-cell office:value-type="float" office:value="16" table:style-name="ce1">
            <text:p>16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7.2480000000000002" table:style-name="ce1">
            <text:p>7.248</text:p>
          </table:table-cell>
          <table:table-cell office:value-type="float" office:value="17" table:style-name="ce1">
            <text:p>17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7.2720000000000002" table:style-name="ce1">
            <text:p>7.272</text:p>
          </table:table-cell>
          <table:table-cell office:value-type="float" office:value="17" table:style-name="ce1">
            <text:p>17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7.2960000000000003" table:style-name="ce1">
            <text:p>7.296</text:p>
          </table:table-cell>
          <table:table-cell office:value-type="float" office:value="17" table:style-name="ce1">
            <text:p>17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7.32" table:style-name="ce1">
            <text:p>7.32</text:p>
          </table:table-cell>
          <table:table-cell office:value-type="float" office:value="16" table:style-name="ce1">
            <text:p>16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7.3440000000000003" table:style-name="ce1">
            <text:p>7.344</text:p>
          </table:table-cell>
          <table:table-cell office:value-type="float" office:value="16" table:style-name="ce1">
            <text:p>16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7.3680000000000003" table:style-name="ce1">
            <text:p>7.368</text:p>
          </table:table-cell>
          <table:table-cell office:value-type="float" office:value="15" table:style-name="ce1">
            <text:p>15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7.3920000000000003" table:style-name="ce1">
            <text:p>7.392</text:p>
          </table:table-cell>
          <table:table-cell office:value-type="float" office:value="15" table:style-name="ce1">
            <text:p>15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7.4160000000000004" table:style-name="ce1">
            <text:p>7.416</text:p>
          </table:table-cell>
          <table:table-cell office:value-type="float" office:value="16" table:style-name="ce1">
            <text:p>16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7.44" table:style-name="ce1">
            <text:p>7.44</text:p>
          </table:table-cell>
          <table:table-cell office:value-type="float" office:value="16" table:style-name="ce1">
            <text:p>16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7.4640000000000004" table:style-name="ce1">
            <text:p>7.464</text:p>
          </table:table-cell>
          <table:table-cell office:value-type="float" office:value="17" table:style-name="ce1">
            <text:p>17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7.4880000000000004" table:style-name="ce1">
            <text:p>7.488</text:p>
          </table:table-cell>
          <table:table-cell office:value-type="float" office:value="17" table:style-name="ce1">
            <text:p>17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7.5119999999999996" table:style-name="ce1">
            <text:p>7.512</text:p>
          </table:table-cell>
          <table:table-cell office:value-type="float" office:value="17" table:style-name="ce1">
            <text:p>17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7.5360003000000004" table:style-name="ce1">
            <text:p>7.5360003</text:p>
          </table:table-cell>
          <table:table-cell office:value-type="float" office:value="16" table:style-name="ce1">
            <text:p>16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7.56" table:style-name="ce1">
            <text:p>7.56</text:p>
          </table:table-cell>
          <table:table-cell office:value-type="float" office:value="17" table:style-name="ce1">
            <text:p>17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7.5839999999999996" table:style-name="ce1">
            <text:p>7.584</text:p>
          </table:table-cell>
          <table:table-cell office:value-type="float" office:value="17" table:style-name="ce1">
            <text:p>17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7.6080002999999996" table:style-name="ce1">
            <text:p>7.6080003</text:p>
          </table:table-cell>
          <table:table-cell office:value-type="float" office:value="17" table:style-name="ce1">
            <text:p>17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7.6319999999999997" table:style-name="ce1">
            <text:p>7.632</text:p>
          </table:table-cell>
          <table:table-cell office:value-type="float" office:value="17" table:style-name="ce1">
            <text:p>17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7.6559999999999997" table:style-name="ce1">
            <text:p>7.656</text:p>
          </table:table-cell>
          <table:table-cell office:value-type="float" office:value="17" table:style-name="ce1">
            <text:p>17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7.6800002999999997" table:style-name="ce1">
            <text:p>7.6800003</text:p>
          </table:table-cell>
          <table:table-cell office:value-type="float" office:value="17" table:style-name="ce1">
            <text:p>17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7.7039999999999997" table:style-name="ce1">
            <text:p>7.704</text:p>
          </table:table-cell>
          <table:table-cell office:value-type="float" office:value="17" table:style-name="ce1">
            <text:p>17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7.7279999999999998" table:style-name="ce1">
            <text:p>7.728</text:p>
          </table:table-cell>
          <table:table-cell office:value-type="float" office:value="17" table:style-name="ce1">
            <text:p>17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7.7519999999999998" table:style-name="ce1">
            <text:p>7.752</text:p>
          </table:table-cell>
          <table:table-cell office:value-type="float" office:value="19" table:style-name="ce1">
            <text:p>19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7.7759999999999998" table:style-name="ce1">
            <text:p>7.776</text:p>
          </table:table-cell>
          <table:table-cell office:value-type="float" office:value="19" table:style-name="ce1">
            <text:p>19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7.8" table:style-name="ce1">
            <text:p>7.8</text:p>
          </table:table-cell>
          <table:table-cell office:value-type="float" office:value="20" table:style-name="ce1">
            <text:p>2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7.8239999999999998" table:style-name="ce1">
            <text:p>7.824</text:p>
          </table:table-cell>
          <table:table-cell office:value-type="float" office:value="20" table:style-name="ce1">
            <text:p>2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7.8479999999999999" table:style-name="ce1">
            <text:p>7.848</text:p>
          </table:table-cell>
          <table:table-cell office:value-type="float" office:value="20" table:style-name="ce1">
            <text:p>2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7.8719999999999999" table:style-name="ce1">
            <text:p>7.872</text:p>
          </table:table-cell>
          <table:table-cell office:value-type="float" office:value="19" table:style-name="ce1">
            <text:p>19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7.8959999999999999" table:style-name="ce1">
            <text:p>7.896</text:p>
          </table:table-cell>
          <table:table-cell office:value-type="float" office:value="19" table:style-name="ce1">
            <text:p>19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7.92" table:style-name="ce1">
            <text:p>7.92</text:p>
          </table:table-cell>
          <table:table-cell office:value-type="float" office:value="19" table:style-name="ce1">
            <text:p>19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7.9440001999999996" table:style-name="ce1">
            <text:p>7.9440002</text:p>
          </table:table-cell>
          <table:table-cell office:value-type="float" office:value="19" table:style-name="ce1">
            <text:p>19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7.968" table:style-name="ce1">
            <text:p>7.968</text:p>
          </table:table-cell>
          <table:table-cell office:value-type="float" office:value="19" table:style-name="ce1">
            <text:p>19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7.992" table:style-name="ce1">
            <text:p>7.992</text:p>
          </table:table-cell>
          <table:table-cell office:value-type="float" office:value="18" table:style-name="ce1">
            <text:p>18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8.016" table:style-name="ce1">
            <text:p>8.016</text:p>
          </table:table-cell>
          <table:table-cell office:value-type="float" office:value="18" table:style-name="ce1">
            <text:p>18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8.0399999999999991" table:style-name="ce1">
            <text:p>8.04</text:p>
          </table:table-cell>
          <table:table-cell office:value-type="float" office:value="18" table:style-name="ce1">
            <text:p>18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8.0640000000000001" table:style-name="ce1">
            <text:p>8.064</text:p>
          </table:table-cell>
          <table:table-cell office:value-type="float" office:value="16" table:style-name="ce1">
            <text:p>16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8.0879999999999992" table:style-name="ce1">
            <text:p>8.088</text:p>
          </table:table-cell>
          <table:table-cell office:value-type="float" office:value="15" table:style-name="ce1">
            <text:p>15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8.1120000000000001" table:style-name="ce1">
            <text:p>8.112</text:p>
          </table:table-cell>
          <table:table-cell office:value-type="float" office:value="15" table:style-name="ce1">
            <text:p>15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8.1359999999999992" table:style-name="ce1">
            <text:p>8.136</text:p>
          </table:table-cell>
          <table:table-cell office:value-type="float" office:value="15" table:style-name="ce1">
            <text:p>15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8.16" table:style-name="ce1">
            <text:p>8.16</text:p>
          </table:table-cell>
          <table:table-cell office:value-type="float" office:value="15" table:style-name="ce1">
            <text:p>15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8.1839999999999993" table:style-name="ce1">
            <text:p>8.184</text:p>
          </table:table-cell>
          <table:table-cell office:value-type="float" office:value="16" table:style-name="ce1">
            <text:p>16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8.2080000000000002" table:style-name="ce1">
            <text:p>8.208</text:p>
          </table:table-cell>
          <table:table-cell office:value-type="float" office:value="16" table:style-name="ce1">
            <text:p>16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8.2319999999999993" table:style-name="ce1">
            <text:p>8.232</text:p>
          </table:table-cell>
          <table:table-cell office:value-type="float" office:value="17" table:style-name="ce1">
            <text:p>17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8.2560005000000007" table:style-name="ce1">
            <text:p>8.2560005</text:p>
          </table:table-cell>
          <table:table-cell office:value-type="float" office:value="17" table:style-name="ce1">
            <text:p>17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8.2799999999999994" table:style-name="ce1">
            <text:p>8.28</text:p>
          </table:table-cell>
          <table:table-cell office:value-type="float" office:value="17" table:style-name="ce1">
            <text:p>17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8.3040000000000003" table:style-name="ce1">
            <text:p>8.304</text:p>
          </table:table-cell>
          <table:table-cell office:value-type="float" office:value="17" table:style-name="ce1">
            <text:p>17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8.3279999999999994" table:style-name="ce1">
            <text:p>8.328</text:p>
          </table:table-cell>
          <table:table-cell office:value-type="float" office:value="16" table:style-name="ce1">
            <text:p>16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8.3520000000000003" table:style-name="ce1">
            <text:p>8.352</text:p>
          </table:table-cell>
          <table:table-cell office:value-type="float" office:value="15" table:style-name="ce1">
            <text:p>15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8.3759999999999994" table:style-name="ce1">
            <text:p>8.376</text:p>
          </table:table-cell>
          <table:table-cell office:value-type="float" office:value="14" table:style-name="ce1">
            <text:p>14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8.4" table:style-name="ce1">
            <text:p>8.4</text:p>
          </table:table-cell>
          <table:table-cell office:value-type="float" office:value="14" table:style-name="ce1">
            <text:p>14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8.4239999999999995" table:style-name="ce1">
            <text:p>8.424</text:p>
          </table:table-cell>
          <table:table-cell office:value-type="float" office:value="14" table:style-name="ce1">
            <text:p>14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8.4480000000000004" table:style-name="ce1">
            <text:p>8.448</text:p>
          </table:table-cell>
          <table:table-cell office:value-type="float" office:value="14" table:style-name="ce1">
            <text:p>14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8.4719999999999995" table:style-name="ce1">
            <text:p>8.472</text:p>
          </table:table-cell>
          <table:table-cell office:value-type="float" office:value="14" table:style-name="ce1">
            <text:p>14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8.4960000000000004" table:style-name="ce1">
            <text:p>8.496</text:p>
          </table:table-cell>
          <table:table-cell office:value-type="float" office:value="14" table:style-name="ce1">
            <text:p>14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8.52" table:style-name="ce1">
            <text:p>8.52</text:p>
          </table:table-cell>
          <table:table-cell office:value-type="float" office:value="15" table:style-name="ce1">
            <text:p>15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8.5440000000000005" table:style-name="ce1">
            <text:p>8.544</text:p>
          </table:table-cell>
          <table:table-cell office:value-type="float" office:value="15" table:style-name="ce1">
            <text:p>15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8.5679999999999996" table:style-name="ce1">
            <text:p>8.568</text:p>
          </table:table-cell>
          <table:table-cell office:value-type="float" office:value="16" table:style-name="ce1">
            <text:p>16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8.5920000000000005" table:style-name="ce1">
            <text:p>8.592</text:p>
          </table:table-cell>
          <table:table-cell office:value-type="float" office:value="16" table:style-name="ce1">
            <text:p>16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8.6159999999999997" table:style-name="ce1">
            <text:p>8.616</text:p>
          </table:table-cell>
          <table:table-cell office:value-type="float" office:value="16" table:style-name="ce1">
            <text:p>16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8.64" table:style-name="ce1">
            <text:p>8.64</text:p>
          </table:table-cell>
          <table:table-cell office:value-type="float" office:value="16" table:style-name="ce1">
            <text:p>16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8.6640005000000002" table:style-name="ce1">
            <text:p>8.6640005</text:p>
          </table:table-cell>
          <table:table-cell office:value-type="float" office:value="15" table:style-name="ce1">
            <text:p>15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8.6880000000000006" table:style-name="ce1">
            <text:p>8.688</text:p>
          </table:table-cell>
          <table:table-cell office:value-type="float" office:value="14" table:style-name="ce1">
            <text:p>14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8.7119999999999997" table:style-name="ce1">
            <text:p>8.712</text:p>
          </table:table-cell>
          <table:table-cell office:value-type="float" office:value="14" table:style-name="ce1">
            <text:p>14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8.7360000000000007" table:style-name="ce1">
            <text:p>8.736</text:p>
          </table:table-cell>
          <table:table-cell office:value-type="float" office:value="14" table:style-name="ce1">
            <text:p>14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8.76" table:style-name="ce1">
            <text:p>8.76</text:p>
          </table:table-cell>
          <table:table-cell office:value-type="float" office:value="14" table:style-name="ce1">
            <text:p>14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8.7840000000000007" table:style-name="ce1">
            <text:p>8.784</text:p>
          </table:table-cell>
          <table:table-cell office:value-type="float" office:value="14" table:style-name="ce1">
            <text:p>14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8.8079999999999998" table:style-name="ce1">
            <text:p>8.808</text:p>
          </table:table-cell>
          <table:table-cell office:value-type="float" office:value="14" table:style-name="ce1">
            <text:p>14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8.8320000000000007" table:style-name="ce1">
            <text:p>8.832</text:p>
          </table:table-cell>
          <table:table-cell office:value-type="float" office:value="15" table:style-name="ce1">
            <text:p>15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8.8559999999999999" table:style-name="ce1">
            <text:p>8.856</text:p>
          </table:table-cell>
          <table:table-cell office:value-type="float" office:value="16" table:style-name="ce1">
            <text:p>16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8.8800000000000008" table:style-name="ce1">
            <text:p>8.88</text:p>
          </table:table-cell>
          <table:table-cell office:value-type="float" office:value="17" table:style-name="ce1">
            <text:p>17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8.9039999999999999" table:style-name="ce1">
            <text:p>8.904</text:p>
          </table:table-cell>
          <table:table-cell office:value-type="float" office:value="16" table:style-name="ce1">
            <text:p>16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8.9280000000000008" table:style-name="ce1">
            <text:p>8.928</text:p>
          </table:table-cell>
          <table:table-cell office:value-type="float" office:value="15" table:style-name="ce1">
            <text:p>15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8.952" table:style-name="ce1">
            <text:p>8.952</text:p>
          </table:table-cell>
          <table:table-cell office:value-type="float" office:value="15" table:style-name="ce1">
            <text:p>15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8.9760000000000009" table:style-name="ce1">
            <text:p>8.976</text:p>
          </table:table-cell>
          <table:table-cell office:value-type="float" office:value="15" table:style-name="ce1">
            <text:p>15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5" table:style-name="ce1">
            <text:p>15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9.0239999999999991" table:style-name="ce1">
            <text:p>9.024</text:p>
          </table:table-cell>
          <table:table-cell office:value-type="float" office:value="16" table:style-name="ce1">
            <text:p>16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9.048" table:style-name="ce1">
            <text:p>9.048</text:p>
          </table:table-cell>
          <table:table-cell office:value-type="float" office:value="15" table:style-name="ce1">
            <text:p>15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9.0720004999999997" table:style-name="ce1">
            <text:p>9.0720005</text:p>
          </table:table-cell>
          <table:table-cell office:value-type="float" office:value="15" table:style-name="ce1">
            <text:p>15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9.0960000000000001" table:style-name="ce1">
            <text:p>9.096</text:p>
          </table:table-cell>
          <table:table-cell office:value-type="float" office:value="15" table:style-name="ce1">
            <text:p>15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9.1199999999999992" table:style-name="ce1">
            <text:p>9.12</text:p>
          </table:table-cell>
          <table:table-cell office:value-type="float" office:value="15" table:style-name="ce1">
            <text:p>15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9.1440000000000001" table:style-name="ce1">
            <text:p>9.144</text:p>
          </table:table-cell>
          <table:table-cell office:value-type="float" office:value="15" table:style-name="ce1">
            <text:p>15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9.1679999999999993" table:style-name="ce1">
            <text:p>9.168</text:p>
          </table:table-cell>
          <table:table-cell office:value-type="float" office:value="16" table:style-name="ce1">
            <text:p>16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9.1920000000000002" table:style-name="ce1">
            <text:p>9.192</text:p>
          </table:table-cell>
          <table:table-cell office:value-type="float" office:value="16" table:style-name="ce1">
            <text:p>16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9.2159999999999993" table:style-name="ce1">
            <text:p>9.216</text:p>
          </table:table-cell>
          <table:table-cell office:value-type="float" office:value="16" table:style-name="ce1">
            <text:p>16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9.24" table:style-name="ce1">
            <text:p>9.24</text:p>
          </table:table-cell>
          <table:table-cell office:value-type="float" office:value="16" table:style-name="ce1">
            <text:p>16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9.2639999999999993" table:style-name="ce1">
            <text:p>9.264</text:p>
          </table:table-cell>
          <table:table-cell office:value-type="float" office:value="15" table:style-name="ce1">
            <text:p>15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9.2880000000000003" table:style-name="ce1">
            <text:p>9.288</text:p>
          </table:table-cell>
          <table:table-cell office:value-type="float" office:value="15" table:style-name="ce1">
            <text:p>15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9.3119999999999994" table:style-name="ce1">
            <text:p>9.312</text:p>
          </table:table-cell>
          <table:table-cell office:value-type="float" office:value="15" table:style-name="ce1">
            <text:p>15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9.3360000000000003" table:style-name="ce1">
            <text:p>9.336</text:p>
          </table:table-cell>
          <table:table-cell office:value-type="float" office:value="15" table:style-name="ce1">
            <text:p>15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9.36" table:style-name="ce1">
            <text:p>9.36</text:p>
          </table:table-cell>
          <table:table-cell office:value-type="float" office:value="14" table:style-name="ce1">
            <text:p>14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9.3840000000000003" table:style-name="ce1">
            <text:p>9.384</text:p>
          </table:table-cell>
          <table:table-cell office:value-type="float" office:value="14" table:style-name="ce1">
            <text:p>14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9.4079999999999995" table:style-name="ce1">
            <text:p>9.408</text:p>
          </table:table-cell>
          <table:table-cell office:value-type="float" office:value="14" table:style-name="ce1">
            <text:p>14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9.4320000000000004" table:style-name="ce1">
            <text:p>9.432</text:p>
          </table:table-cell>
          <table:table-cell office:value-type="float" office:value="14" table:style-name="ce1">
            <text:p>14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9.4559999999999995" table:style-name="ce1">
            <text:p>9.456</text:p>
          </table:table-cell>
          <table:table-cell office:value-type="float" office:value="15" table:style-name="ce1">
            <text:p>15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9.4800004999999992" table:style-name="ce1">
            <text:p>9.4800005</text:p>
          </table:table-cell>
          <table:table-cell office:value-type="float" office:value="15" table:style-name="ce1">
            <text:p>15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9.5039999999999996" table:style-name="ce1">
            <text:p>9.504</text:p>
          </table:table-cell>
          <table:table-cell office:value-type="float" office:value="14" table:style-name="ce1">
            <text:p>14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9.5280000000000005" table:style-name="ce1">
            <text:p>9.528</text:p>
          </table:table-cell>
          <table:table-cell office:value-type="float" office:value="14" table:style-name="ce1">
            <text:p>14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9.5519999999999996" table:style-name="ce1">
            <text:p>9.552</text:p>
          </table:table-cell>
          <table:table-cell office:value-type="float" office:value="12" table:style-name="ce1">
            <text:p>12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9.5760000000000005" table:style-name="ce1">
            <text:p>9.576</text:p>
          </table:table-cell>
          <table:table-cell office:value-type="float" office:value="12" table:style-name="ce1">
            <text:p>12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9.6" table:style-name="ce1">
            <text:p>9.6</text:p>
          </table:table-cell>
          <table:table-cell office:value-type="float" office:value="11" table:style-name="ce1">
            <text:p>11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9.6240009999999998" table:style-name="ce1">
            <text:p>9.624001</text:p>
          </table:table-cell>
          <table:table-cell office:value-type="float" office:value="11" table:style-name="ce1">
            <text:p>11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9.6479999999999997" table:style-name="ce1">
            <text:p>9.648</text:p>
          </table:table-cell>
          <table:table-cell office:value-type="float" office:value="11" table:style-name="ce1">
            <text:p>11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9.6720000000000006" table:style-name="ce1">
            <text:p>9.672</text:p>
          </table:table-cell>
          <table:table-cell office:value-type="float" office:value="11" table:style-name="ce1">
            <text:p>11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9.6959999999999997" table:style-name="ce1">
            <text:p>9.696</text:p>
          </table:table-cell>
          <table:table-cell office:value-type="float" office:value="11" table:style-name="ce1">
            <text:p>11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9.7200000000000006" table:style-name="ce1">
            <text:p>9.72</text:p>
          </table:table-cell>
          <table:table-cell office:value-type="float" office:value="11" table:style-name="ce1">
            <text:p>11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9.7439999999999998" table:style-name="ce1">
            <text:p>9.744</text:p>
          </table:table-cell>
          <table:table-cell office:value-type="float" office:value="12" table:style-name="ce1">
            <text:p>12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9.7680000000000007" table:style-name="ce1">
            <text:p>9.768</text:p>
          </table:table-cell>
          <table:table-cell office:value-type="float" office:value="11" table:style-name="ce1">
            <text:p>11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9.7919999999999998" table:style-name="ce1">
            <text:p>9.792</text:p>
          </table:table-cell>
          <table:table-cell office:value-type="float" office:value="11" table:style-name="ce1">
            <text:p>11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9.8160000000000007" table:style-name="ce1">
            <text:p>9.816</text:p>
          </table:table-cell>
          <table:table-cell office:value-type="float" office:value="11" table:style-name="ce1">
            <text:p>11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9.84" table:style-name="ce1">
            <text:p>9.84</text:p>
          </table:table-cell>
          <table:table-cell office:value-type="float" office:value="11" table:style-name="ce1">
            <text:p>11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9.8640000000000008" table:style-name="ce1">
            <text:p>9.864</text:p>
          </table:table-cell>
          <table:table-cell office:value-type="float" office:value="12" table:style-name="ce1">
            <text:p>12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9.8880005000000004" table:style-name="ce1">
            <text:p>9.8880005</text:p>
          </table:table-cell>
          <table:table-cell office:value-type="float" office:value="11" table:style-name="ce1">
            <text:p>11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9.9120000000000008" table:style-name="ce1">
            <text:p>9.912</text:p>
          </table:table-cell>
          <table:table-cell office:value-type="float" office:value="10" table:style-name="ce1">
            <text:p>1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9.9359999999999999" table:style-name="ce1">
            <text:p>9.936</text:p>
          </table:table-cell>
          <table:table-cell office:value-type="float" office:value="10" table:style-name="ce1">
            <text:p>1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9.9600000000000009" table:style-name="ce1">
            <text:p>9.96</text:p>
          </table:table-cell>
          <table:table-cell office:value-type="float" office:value="10" table:style-name="ce1">
            <text:p>1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9.984" table:style-name="ce1">
            <text:p>9.984</text:p>
          </table:table-cell>
          <table:table-cell office:value-type="float" office:value="11" table:style-name="ce1">
            <text:p>11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0.007999999999999" table:style-name="ce1">
            <text:p>10.008</text:p>
          </table:table-cell>
          <table:table-cell office:value-type="float" office:value="12" table:style-name="ce1">
            <text:p>12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0.032000999999999" table:style-name="ce1">
            <text:p>10.032001</text:p>
          </table:table-cell>
          <table:table-cell office:value-type="float" office:value="13" table:style-name="ce1">
            <text:p>13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0.055999999999999" table:style-name="ce1">
            <text:p>10.056</text:p>
          </table:table-cell>
          <table:table-cell office:value-type="float" office:value="13" table:style-name="ce1">
            <text:p>13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0.08" table:style-name="ce1">
            <text:p>10.08</text:p>
          </table:table-cell>
          <table:table-cell office:value-type="float" office:value="12" table:style-name="ce1">
            <text:p>12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0.103999999999999" table:style-name="ce1">
            <text:p>10.104</text:p>
          </table:table-cell>
          <table:table-cell office:value-type="float" office:value="12" table:style-name="ce1">
            <text:p>12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0.128" table:style-name="ce1">
            <text:p>10.128</text:p>
          </table:table-cell>
          <table:table-cell office:value-type="float" office:value="12" table:style-name="ce1">
            <text:p>12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0.151999999999999" table:style-name="ce1">
            <text:p>10.152</text:p>
          </table:table-cell>
          <table:table-cell office:value-type="float" office:value="12" table:style-name="ce1">
            <text:p>12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0.176" table:style-name="ce1">
            <text:p>10.176</text:p>
          </table:table-cell>
          <table:table-cell office:value-type="float" office:value="12" table:style-name="ce1">
            <text:p>12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0.199999999999999" table:style-name="ce1">
            <text:p>10.2</text:p>
          </table:table-cell>
          <table:table-cell office:value-type="float" office:value="12" table:style-name="ce1">
            <text:p>12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0.224" table:style-name="ce1">
            <text:p>10.224</text:p>
          </table:table-cell>
          <table:table-cell office:value-type="float" office:value="11" table:style-name="ce1">
            <text:p>11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0.247999999999999" table:style-name="ce1">
            <text:p>10.248</text:p>
          </table:table-cell>
          <table:table-cell office:value-type="float" office:value="11" table:style-name="ce1">
            <text:p>11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0.272" table:style-name="ce1">
            <text:p>10.272</text:p>
          </table:table-cell>
          <table:table-cell office:value-type="float" office:value="10" table:style-name="ce1">
            <text:p>10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0.2960005" table:style-name="ce1">
            <text:p>10.2960005</text:p>
          </table:table-cell>
          <table:table-cell office:value-type="float" office:value="10" table:style-name="ce1">
            <text:p>10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0.32" table:style-name="ce1">
            <text:p>10.32</text:p>
          </table:table-cell>
          <table:table-cell office:value-type="float" office:value="10" table:style-name="ce1">
            <text:p>10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0.343999999999999" table:style-name="ce1">
            <text:p>10.344</text:p>
          </table:table-cell>
          <table:table-cell office:value-type="float" office:value="11" table:style-name="ce1">
            <text:p>11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0.368" table:style-name="ce1">
            <text:p>10.368</text:p>
          </table:table-cell>
          <table:table-cell office:value-type="float" office:value="12" table:style-name="ce1">
            <text:p>12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0.391999999999999" table:style-name="ce1">
            <text:p>10.392</text:p>
          </table:table-cell>
          <table:table-cell office:value-type="float" office:value="13" table:style-name="ce1">
            <text:p>13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0.416" table:style-name="ce1">
            <text:p>10.416</text:p>
          </table:table-cell>
          <table:table-cell office:value-type="float" office:value="13" table:style-name="ce1">
            <text:p>13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0.440001000000001" table:style-name="ce1">
            <text:p>10.440001</text:p>
          </table:table-cell>
          <table:table-cell office:value-type="float" office:value="13" table:style-name="ce1">
            <text:p>13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0.464" table:style-name="ce1">
            <text:p>10.464</text:p>
          </table:table-cell>
          <table:table-cell office:value-type="float" office:value="13" table:style-name="ce1">
            <text:p>13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0.488" table:style-name="ce1">
            <text:p>10.488</text:p>
          </table:table-cell>
          <table:table-cell office:value-type="float" office:value="13" table:style-name="ce1">
            <text:p>13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0.512" table:style-name="ce1">
            <text:p>10.512</text:p>
          </table:table-cell>
          <table:table-cell office:value-type="float" office:value="13" table:style-name="ce1">
            <text:p>13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0.536" table:style-name="ce1">
            <text:p>10.536</text:p>
          </table:table-cell>
          <table:table-cell office:value-type="float" office:value="13" table:style-name="ce1">
            <text:p>13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0.56" table:style-name="ce1">
            <text:p>10.56</text:p>
          </table:table-cell>
          <table:table-cell office:value-type="float" office:value="12" table:style-name="ce1">
            <text:p>12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0.584" table:style-name="ce1">
            <text:p>10.584</text:p>
          </table:table-cell>
          <table:table-cell office:value-type="float" office:value="11" table:style-name="ce1">
            <text:p>11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0.608000000000001" table:style-name="ce1">
            <text:p>10.608</text:p>
          </table:table-cell>
          <table:table-cell office:value-type="float" office:value="11" table:style-name="ce1">
            <text:p>11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0.632" table:style-name="ce1">
            <text:p>10.632</text:p>
          </table:table-cell>
          <table:table-cell office:value-type="float" office:value="10" table:style-name="ce1">
            <text:p>10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0.656000000000001" table:style-name="ce1">
            <text:p>10.656</text:p>
          </table:table-cell>
          <table:table-cell office:value-type="float" office:value="10" table:style-name="ce1">
            <text:p>10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0.68" table:style-name="ce1">
            <text:p>10.68</text:p>
          </table:table-cell>
          <table:table-cell office:value-type="float" office:value="10" table:style-name="ce1">
            <text:p>10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0.704000000000001" table:style-name="ce1">
            <text:p>10.704</text:p>
          </table:table-cell>
          <table:table-cell office:value-type="float" office:value="11" table:style-name="ce1">
            <text:p>11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0.728" table:style-name="ce1">
            <text:p>10.728</text:p>
          </table:table-cell>
          <table:table-cell office:value-type="float" office:value="12" table:style-name="ce1">
            <text:p>12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0.752000000000001" table:style-name="ce1">
            <text:p>10.752</text:p>
          </table:table-cell>
          <table:table-cell office:value-type="float" office:value="11" table:style-name="ce1">
            <text:p>11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0.776" table:style-name="ce1">
            <text:p>10.776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0.8" table:style-name="ce1">
            <text:p>10.8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0.824" table:style-name="ce1">
            <text:p>10.824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0.848001" table:style-name="ce1">
            <text:p>10.848001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0.872" table:style-name="ce1">
            <text:p>10.872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0.896000000000001" table:style-name="ce1">
            <text:p>10.896</text:p>
          </table:table-cell>
          <table:table-cell office:value-type="float" office:value="9" table:style-name="ce1">
            <text:p>9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0.92" table:style-name="ce1">
            <text:p>10.92</text:p>
          </table:table-cell>
          <table:table-cell office:value-type="float" office:value="9" table:style-name="ce1">
            <text:p>9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0.944000000000001" table:style-name="ce1">
            <text:p>10.944</text:p>
          </table:table-cell>
          <table:table-cell office:value-type="float" office:value="9" table:style-name="ce1">
            <text:p>9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0.968" table:style-name="ce1">
            <text:p>10.968</text:p>
          </table:table-cell>
          <table:table-cell office:value-type="float" office:value="8" table:style-name="ce1">
            <text:p>8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0.992000000000001" table:style-name="ce1">
            <text:p>10.992</text:p>
          </table:table-cell>
          <table:table-cell office:value-type="float" office:value="8" table:style-name="ce1">
            <text:p>8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1.016" table:style-name="ce1">
            <text:p>11.016</text:p>
          </table:table-cell>
          <table:table-cell office:value-type="float" office:value="8" table:style-name="ce1">
            <text:p>8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1.04" table:style-name="ce1">
            <text:p>11.04</text:p>
          </table:table-cell>
          <table:table-cell office:value-type="float" office:value="8" table:style-name="ce1">
            <text:p>8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1.064" table:style-name="ce1">
            <text:p>11.064</text:p>
          </table:table-cell>
          <table:table-cell office:value-type="float" office:value="8" table:style-name="ce1">
            <text:p>8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1.087999999999999" table:style-name="ce1">
            <text:p>11.088</text:p>
          </table:table-cell>
          <table:table-cell office:value-type="float" office:value="7" table:style-name="ce1">
            <text:p>7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1.112" table:style-name="ce1">
            <text:p>11.112</text:p>
          </table:table-cell>
          <table:table-cell office:value-type="float" office:value="7" table:style-name="ce1">
            <text:p>7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1.135999999999999" table:style-name="ce1">
            <text:p>11.136</text:p>
          </table:table-cell>
          <table:table-cell office:value-type="float" office:value="7" table:style-name="ce1">
            <text:p>7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1.16" table:style-name="ce1">
            <text:p>11.16</text:p>
          </table:table-cell>
          <table:table-cell office:value-type="float" office:value="7" table:style-name="ce1">
            <text:p>7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1.183999999999999" table:style-name="ce1">
            <text:p>11.184</text:p>
          </table:table-cell>
          <table:table-cell office:value-type="float" office:value="7" table:style-name="ce1">
            <text:p>7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1.208" table:style-name="ce1">
            <text:p>11.208</text:p>
          </table:table-cell>
          <table:table-cell office:value-type="float" office:value="7" table:style-name="ce1">
            <text:p>7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1.231999999999999" table:style-name="ce1">
            <text:p>11.232</text:p>
          </table:table-cell>
          <table:table-cell office:value-type="float" office:value="7" table:style-name="ce1">
            <text:p>7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1.256000500000001" table:style-name="ce1">
            <text:p>11.2560005</text:p>
          </table:table-cell>
          <table:table-cell office:value-type="float" office:value="7" table:style-name="ce1">
            <text:p>7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1.28" table:style-name="ce1">
            <text:p>11.28</text:p>
          </table:table-cell>
          <table:table-cell office:value-type="float" office:value="7" table:style-name="ce1">
            <text:p>7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1.304" table:style-name="ce1">
            <text:p>11.304</text:p>
          </table:table-cell>
          <table:table-cell office:value-type="float" office:value="8" table:style-name="ce1">
            <text:p>8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1.327999999999999" table:style-name="ce1">
            <text:p>11.328</text:p>
          </table:table-cell>
          <table:table-cell office:value-type="float" office:value="8" table:style-name="ce1">
            <text:p>8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1.352" table:style-name="ce1">
            <text:p>11.352</text:p>
          </table:table-cell>
          <table:table-cell office:value-type="float" office:value="8" table:style-name="ce1">
            <text:p>8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1.375999999999999" table:style-name="ce1">
            <text:p>11.376</text:p>
          </table:table-cell>
          <table:table-cell office:value-type="float" office:value="9" table:style-name="ce1">
            <text:p>9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1.400001" table:style-name="ce1">
            <text:p>11.400001</text:p>
          </table:table-cell>
          <table:table-cell office:value-type="float" office:value="9" table:style-name="ce1">
            <text:p>9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1.423999999999999" table:style-name="ce1">
            <text:p>11.424</text:p>
          </table:table-cell>
          <table:table-cell office:value-type="float" office:value="8" table:style-name="ce1">
            <text:p>8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1.448" table:style-name="ce1">
            <text:p>11.448</text:p>
          </table:table-cell>
          <table:table-cell office:value-type="float" office:value="8" table:style-name="ce1">
            <text:p>8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1.472" table:style-name="ce1">
            <text:p>11.472</text:p>
          </table:table-cell>
          <table:table-cell office:value-type="float" office:value="8" table:style-name="ce1">
            <text:p>8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1.496" table:style-name="ce1">
            <text:p>11.496</text:p>
          </table:table-cell>
          <table:table-cell office:value-type="float" office:value="8" table:style-name="ce1">
            <text:p>8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1.52" table:style-name="ce1">
            <text:p>11.52</text:p>
          </table:table-cell>
          <table:table-cell office:value-type="float" office:value="8" table:style-name="ce1">
            <text:p>8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1.544" table:style-name="ce1">
            <text:p>11.544</text:p>
          </table:table-cell>
          <table:table-cell office:value-type="float" office:value="8" table:style-name="ce1">
            <text:p>8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1.568" table:style-name="ce1">
            <text:p>11.568</text:p>
          </table:table-cell>
          <table:table-cell office:value-type="float" office:value="8" table:style-name="ce1">
            <text:p>8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1.592000000000001" table:style-name="ce1">
            <text:p>11.592</text:p>
          </table:table-cell>
          <table:table-cell office:value-type="float" office:value="8" table:style-name="ce1">
            <text:p>8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1.616" table:style-name="ce1">
            <text:p>11.616</text:p>
          </table:table-cell>
          <table:table-cell office:value-type="float" office:value="8" table:style-name="ce1">
            <text:p>8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1.64" table:style-name="ce1">
            <text:p>11.64</text:p>
          </table:table-cell>
          <table:table-cell office:value-type="float" office:value="8" table:style-name="ce1">
            <text:p>8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1.6640005" table:style-name="ce1">
            <text:p>11.6640005</text:p>
          </table:table-cell>
          <table:table-cell office:value-type="float" office:value="8" table:style-name="ce1">
            <text:p>8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1.688000000000001" table:style-name="ce1">
            <text:p>11.688</text:p>
          </table:table-cell>
          <table:table-cell office:value-type="float" office:value="11" table:style-name="ce1">
            <text:p>11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1.712" table:style-name="ce1">
            <text:p>11.712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1.736000000000001" table:style-name="ce1">
            <text:p>11.736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1.76" table:style-name="ce1">
            <text:p>11.76</text:p>
          </table:table-cell>
          <table:table-cell office:value-type="float" office:value="9" table:style-name="ce1">
            <text:p>9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1.784000000000001" table:style-name="ce1">
            <text:p>11.784</text:p>
          </table:table-cell>
          <table:table-cell office:value-type="float" office:value="9" table:style-name="ce1">
            <text:p>9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1.808001000000001" table:style-name="ce1">
            <text:p>11.808001</text:p>
          </table:table-cell>
          <table:table-cell office:value-type="float" office:value="9" table:style-name="ce1">
            <text:p>9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1.832000000000001" table:style-name="ce1">
            <text:p>11.832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1.856" table:style-name="ce1">
            <text:p>11.856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1.88" table:style-name="ce1">
            <text:p>11.88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1.904" table:style-name="ce1">
            <text:p>11.904</text:p>
          </table:table-cell>
          <table:table-cell office:value-type="float" office:value="9" table:style-name="ce1">
            <text:p>9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1.928000000000001" table:style-name="ce1">
            <text:p>11.928</text:p>
          </table:table-cell>
          <table:table-cell office:value-type="float" office:value="9" table:style-name="ce1">
            <text:p>9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1.952" table:style-name="ce1">
            <text:p>11.952</text:p>
          </table:table-cell>
          <table:table-cell office:value-type="float" office:value="9" table:style-name="ce1">
            <text:p>9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1.976000000000001" table:style-name="ce1">
            <text:p>11.976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0" table:style-name="ce1">
            <text:p>10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2.023999999999999" table:style-name="ce1">
            <text:p>12.024</text:p>
          </table:table-cell>
          <table:table-cell office:value-type="float" office:value="9" table:style-name="ce1">
            <text:p>9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2.048" table:style-name="ce1">
            <text:p>12.048</text:p>
          </table:table-cell>
          <table:table-cell office:value-type="float" office:value="9" table:style-name="ce1">
            <text:p>9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2.0720005" table:style-name="ce1">
            <text:p>12.0720005</text:p>
          </table:table-cell>
          <table:table-cell office:value-type="float" office:value="9" table:style-name="ce1">
            <text:p>9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2.096" table:style-name="ce1">
            <text:p>12.096</text:p>
          </table:table-cell>
          <table:table-cell office:value-type="float" office:value="9" table:style-name="ce1">
            <text:p>9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2.12" table:style-name="ce1">
            <text:p>12.12</text:p>
          </table:table-cell>
          <table:table-cell office:value-type="float" office:value="9" table:style-name="ce1">
            <text:p>9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2.144" table:style-name="ce1">
            <text:p>12.144</text:p>
          </table:table-cell>
          <table:table-cell office:value-type="float" office:value="10" table:style-name="ce1">
            <text:p>10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2.167999999999999" table:style-name="ce1">
            <text:p>12.168</text:p>
          </table:table-cell>
          <table:table-cell office:value-type="float" office:value="10" table:style-name="ce1">
            <text:p>10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2.192" table:style-name="ce1">
            <text:p>12.192</text:p>
          </table:table-cell>
          <table:table-cell office:value-type="float" office:value="10" table:style-name="ce1">
            <text:p>10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2.216001" table:style-name="ce1">
            <text:p>12.216001</text:p>
          </table:table-cell>
          <table:table-cell office:value-type="float" office:value="10" table:style-name="ce1">
            <text:p>10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2.24" table:style-name="ce1">
            <text:p>12.24</text:p>
          </table:table-cell>
          <table:table-cell office:value-type="float" office:value="10" table:style-name="ce1">
            <text:p>10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2.263999999999999" table:style-name="ce1">
            <text:p>12.264</text:p>
          </table:table-cell>
          <table:table-cell office:value-type="float" office:value="10" table:style-name="ce1">
            <text:p>10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2.288" table:style-name="ce1">
            <text:p>12.288</text:p>
          </table:table-cell>
          <table:table-cell office:value-type="float" office:value="10" table:style-name="ce1">
            <text:p>10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2.311999999999999" table:style-name="ce1">
            <text:p>12.312</text:p>
          </table:table-cell>
          <table:table-cell office:value-type="float" office:value="10" table:style-name="ce1">
            <text:p>10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2.336" table:style-name="ce1">
            <text:p>12.336</text:p>
          </table:table-cell>
          <table:table-cell office:value-type="float" office:value="10" table:style-name="ce1">
            <text:p>10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2.36" table:style-name="ce1">
            <text:p>12.36</text:p>
          </table:table-cell>
          <table:table-cell office:value-type="float" office:value="10" table:style-name="ce1">
            <text:p>10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2.384" table:style-name="ce1">
            <text:p>12.384</text:p>
          </table:table-cell>
          <table:table-cell office:value-type="float" office:value="10" table:style-name="ce1">
            <text:p>10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2.407999999999999" table:style-name="ce1">
            <text:p>12.408</text:p>
          </table:table-cell>
          <table:table-cell office:value-type="float" office:value="9" table:style-name="ce1">
            <text:p>9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2.432" table:style-name="ce1">
            <text:p>12.432</text:p>
          </table:table-cell>
          <table:table-cell office:value-type="float" office:value="9" table:style-name="ce1">
            <text:p>9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2.456" table:style-name="ce1">
            <text:p>12.456</text:p>
          </table:table-cell>
          <table:table-cell office:value-type="float" office:value="9" table:style-name="ce1">
            <text:p>9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2.480000499999999" table:style-name="ce1">
            <text:p>12.4800005</text:p>
          </table:table-cell>
          <table:table-cell office:value-type="float" office:value="9" table:style-name="ce1">
            <text:p>9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2.504" table:style-name="ce1">
            <text:p>12.504</text:p>
          </table:table-cell>
          <table:table-cell office:value-type="float" office:value="9" table:style-name="ce1">
            <text:p>9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2.528" table:style-name="ce1">
            <text:p>12.528</text:p>
          </table:table-cell>
          <table:table-cell office:value-type="float" office:value="9" table:style-name="ce1">
            <text:p>9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2.552" table:style-name="ce1">
            <text:p>12.552</text:p>
          </table:table-cell>
          <table:table-cell office:value-type="float" office:value="9" table:style-name="ce1">
            <text:p>9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2.576000000000001" table:style-name="ce1">
            <text:p>12.576</text:p>
          </table:table-cell>
          <table:table-cell office:value-type="float" office:value="8" table:style-name="ce1">
            <text:p>8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2.6" table:style-name="ce1">
            <text:p>12.6</text:p>
          </table:table-cell>
          <table:table-cell office:value-type="float" office:value="9" table:style-name="ce1">
            <text:p>9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2.624001" table:style-name="ce1">
            <text:p>12.624001</text:p>
          </table:table-cell>
          <table:table-cell office:value-type="float" office:value="9" table:style-name="ce1">
            <text:p>9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2.648" table:style-name="ce1">
            <text:p>12.648</text:p>
          </table:table-cell>
          <table:table-cell office:value-type="float" office:value="9" table:style-name="ce1">
            <text:p>9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2.672000000000001" table:style-name="ce1">
            <text:p>12.672</text:p>
          </table:table-cell>
          <table:table-cell office:value-type="float" office:value="9" table:style-name="ce1">
            <text:p>9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2.696" table:style-name="ce1">
            <text:p>12.696</text:p>
          </table:table-cell>
          <table:table-cell office:value-type="float" office:value="9" table:style-name="ce1">
            <text:p>9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2.72" table:style-name="ce1">
            <text:p>12.72</text:p>
          </table:table-cell>
          <table:table-cell office:value-type="float" office:value="9" table:style-name="ce1">
            <text:p>9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2.744" table:style-name="ce1">
            <text:p>12.744</text:p>
          </table:table-cell>
          <table:table-cell office:value-type="float" office:value="9" table:style-name="ce1">
            <text:p>9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2.768000000000001" table:style-name="ce1">
            <text:p>12.768</text:p>
          </table:table-cell>
          <table:table-cell office:value-type="float" office:value="9" table:style-name="ce1">
            <text:p>9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2.792" table:style-name="ce1">
            <text:p>12.792</text:p>
          </table:table-cell>
          <table:table-cell office:value-type="float" office:value="8" table:style-name="ce1">
            <text:p>8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2.816000000000001" table:style-name="ce1">
            <text:p>12.816</text:p>
          </table:table-cell>
          <table:table-cell office:value-type="float" office:value="8" table:style-name="ce1">
            <text:p>8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2.84" table:style-name="ce1">
            <text:p>12.84</text:p>
          </table:table-cell>
          <table:table-cell office:value-type="float" office:value="8" table:style-name="ce1">
            <text:p>8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2.864000000000001" table:style-name="ce1">
            <text:p>12.864</text:p>
          </table:table-cell>
          <table:table-cell office:value-type="float" office:value="9" table:style-name="ce1">
            <text:p>9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2.8880005" table:style-name="ce1">
            <text:p>12.8880005</text:p>
          </table:table-cell>
          <table:table-cell office:value-type="float" office:value="9" table:style-name="ce1">
            <text:p>9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2.912000000000001" table:style-name="ce1">
            <text:p>12.912</text:p>
          </table:table-cell>
          <table:table-cell office:value-type="float" office:value="10" table:style-name="ce1">
            <text:p>10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2.936" table:style-name="ce1">
            <text:p>12.936</text:p>
          </table:table-cell>
          <table:table-cell office:value-type="float" office:value="10" table:style-name="ce1">
            <text:p>10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2.96" table:style-name="ce1">
            <text:p>12.96</text:p>
          </table:table-cell>
          <table:table-cell office:value-type="float" office:value="9" table:style-name="ce1">
            <text:p>9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2.984" table:style-name="ce1">
            <text:p>12.984</text:p>
          </table:table-cell>
          <table:table-cell office:value-type="float" office:value="9" table:style-name="ce1">
            <text:p>9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3.007999999999999" table:style-name="ce1">
            <text:p>13.008</text:p>
          </table:table-cell>
          <table:table-cell office:value-type="float" office:value="9" table:style-name="ce1">
            <text:p>9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3.032000999999999" table:style-name="ce1">
            <text:p>13.032001</text:p>
          </table:table-cell>
          <table:table-cell office:value-type="float" office:value="9" table:style-name="ce1">
            <text:p>9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3.055999999999999" table:style-name="ce1">
            <text:p>13.056</text:p>
          </table:table-cell>
          <table:table-cell office:value-type="float" office:value="10" table:style-name="ce1">
            <text:p>10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3.08" table:style-name="ce1">
            <text:p>13.08</text:p>
          </table:table-cell>
          <table:table-cell office:value-type="float" office:value="9" table:style-name="ce1">
            <text:p>9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3.103999999999999" table:style-name="ce1">
            <text:p>13.104</text:p>
          </table:table-cell>
          <table:table-cell office:value-type="float" office:value="9" table:style-name="ce1">
            <text:p>9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3.128" table:style-name="ce1">
            <text:p>13.128</text:p>
          </table:table-cell>
          <table:table-cell office:value-type="float" office:value="9" table:style-name="ce1">
            <text:p>9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3.151999999999999" table:style-name="ce1">
            <text:p>13.152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3.176" table:style-name="ce1">
            <text:p>13.176</text:p>
          </table:table-cell>
          <table:table-cell office:value-type="float" office:value="11" table:style-name="ce1">
            <text:p>11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3.2" table:style-name="ce1">
            <text:p>13.2</text:p>
          </table:table-cell>
          <table:table-cell office:value-type="float" office:value="11" table:style-name="ce1">
            <text:p>11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3.224" table:style-name="ce1">
            <text:p>13.224</text:p>
          </table:table-cell>
          <table:table-cell office:value-type="float" office:value="11" table:style-name="ce1">
            <text:p>11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3.247999999999999" table:style-name="ce1">
            <text:p>13.248</text:p>
          </table:table-cell>
          <table:table-cell office:value-type="float" office:value="11" table:style-name="ce1">
            <text:p>11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3.272" table:style-name="ce1">
            <text:p>13.272</text:p>
          </table:table-cell>
          <table:table-cell office:value-type="float" office:value="11" table:style-name="ce1">
            <text:p>11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3.2960005" table:style-name="ce1">
            <text:p>13.2960005</text:p>
          </table:table-cell>
          <table:table-cell office:value-type="float" office:value="12" table:style-name="ce1">
            <text:p>12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3.32" table:style-name="ce1">
            <text:p>13.32</text:p>
          </table:table-cell>
          <table:table-cell office:value-type="float" office:value="12" table:style-name="ce1">
            <text:p>12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3.343999999999999" table:style-name="ce1">
            <text:p>13.344</text:p>
          </table:table-cell>
          <table:table-cell office:value-type="float" office:value="12" table:style-name="ce1">
            <text:p>12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3.368" table:style-name="ce1">
            <text:p>13.368</text:p>
          </table:table-cell>
          <table:table-cell office:value-type="float" office:value="12" table:style-name="ce1">
            <text:p>12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3.391999999999999" table:style-name="ce1">
            <text:p>13.392</text:p>
          </table:table-cell>
          <table:table-cell office:value-type="float" office:value="12" table:style-name="ce1">
            <text:p>12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3.416" table:style-name="ce1">
            <text:p>13.416</text:p>
          </table:table-cell>
          <table:table-cell office:value-type="float" office:value="12" table:style-name="ce1">
            <text:p>12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3.440001000000001" table:style-name="ce1">
            <text:p>13.440001</text:p>
          </table:table-cell>
          <table:table-cell office:value-type="float" office:value="12" table:style-name="ce1">
            <text:p>12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3.464" table:style-name="ce1">
            <text:p>13.464</text:p>
          </table:table-cell>
          <table:table-cell office:value-type="float" office:value="12" table:style-name="ce1">
            <text:p>12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3.488" table:style-name="ce1">
            <text:p>13.488</text:p>
          </table:table-cell>
          <table:table-cell office:value-type="float" office:value="12" table:style-name="ce1">
            <text:p>12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3.512" table:style-name="ce1">
            <text:p>13.512</text:p>
          </table:table-cell>
          <table:table-cell office:value-type="float" office:value="11" table:style-name="ce1">
            <text:p>11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3.536" table:style-name="ce1">
            <text:p>13.536</text:p>
          </table:table-cell>
          <table:table-cell office:value-type="float" office:value="11" table:style-name="ce1">
            <text:p>11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3.56" table:style-name="ce1">
            <text:p>13.56</text:p>
          </table:table-cell>
          <table:table-cell office:value-type="float" office:value="11" table:style-name="ce1">
            <text:p>11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3.584001000000001" table:style-name="ce1">
            <text:p>13.584001</text:p>
          </table:table-cell>
          <table:table-cell office:value-type="float" office:value="11" table:style-name="ce1">
            <text:p>11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3.608000000000001" table:style-name="ce1">
            <text:p>13.608</text:p>
          </table:table-cell>
          <table:table-cell office:value-type="float" office:value="11" table:style-name="ce1">
            <text:p>11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3.632" table:style-name="ce1">
            <text:p>13.632</text:p>
          </table:table-cell>
          <table:table-cell office:value-type="float" office:value="12" table:style-name="ce1">
            <text:p>12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3.656000000000001" table:style-name="ce1">
            <text:p>13.656</text:p>
          </table:table-cell>
          <table:table-cell office:value-type="float" office:value="12" table:style-name="ce1">
            <text:p>12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3.68" table:style-name="ce1">
            <text:p>13.68</text:p>
          </table:table-cell>
          <table:table-cell office:value-type="float" office:value="12" table:style-name="ce1">
            <text:p>12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3.704000000000001" table:style-name="ce1">
            <text:p>13.704</text:p>
          </table:table-cell>
          <table:table-cell office:value-type="float" office:value="12" table:style-name="ce1">
            <text:p>12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3.728" table:style-name="ce1">
            <text:p>13.728</text:p>
          </table:table-cell>
          <table:table-cell office:value-type="float" office:value="12" table:style-name="ce1">
            <text:p>12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3.752000000000001" table:style-name="ce1">
            <text:p>13.752</text:p>
          </table:table-cell>
          <table:table-cell office:value-type="float" office:value="12" table:style-name="ce1">
            <text:p>12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3.776" table:style-name="ce1">
            <text:p>13.776</text:p>
          </table:table-cell>
          <table:table-cell office:value-type="float" office:value="13" table:style-name="ce1">
            <text:p>13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3.8" table:style-name="ce1">
            <text:p>13.8</text:p>
          </table:table-cell>
          <table:table-cell office:value-type="float" office:value="11" table:style-name="ce1">
            <text:p>11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3.824" table:style-name="ce1">
            <text:p>13.824</text:p>
          </table:table-cell>
          <table:table-cell office:value-type="float" office:value="11" table:style-name="ce1">
            <text:p>11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3.848001" table:style-name="ce1">
            <text:p>13.848001</text:p>
          </table:table-cell>
          <table:table-cell office:value-type="float" office:value="10" table:style-name="ce1">
            <text:p>10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3.872" table:style-name="ce1">
            <text:p>13.872</text:p>
          </table:table-cell>
          <table:table-cell office:value-type="float" office:value="10" table:style-name="ce1">
            <text:p>10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3.896000000000001" table:style-name="ce1">
            <text:p>13.896</text:p>
          </table:table-cell>
          <table:table-cell office:value-type="float" office:value="11" table:style-name="ce1">
            <text:p>11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3.92" table:style-name="ce1">
            <text:p>13.92</text:p>
          </table:table-cell>
          <table:table-cell office:value-type="float" office:value="11" table:style-name="ce1">
            <text:p>11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3.944000000000001" table:style-name="ce1">
            <text:p>13.944</text:p>
          </table:table-cell>
          <table:table-cell office:value-type="float" office:value="11" table:style-name="ce1">
            <text:p>11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3.968" table:style-name="ce1">
            <text:p>13.968</text:p>
          </table:table-cell>
          <table:table-cell office:value-type="float" office:value="12" table:style-name="ce1">
            <text:p>12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3.992001" table:style-name="ce1">
            <text:p>13.992001</text:p>
          </table:table-cell>
          <table:table-cell office:value-type="float" office:value="11" table:style-name="ce1">
            <text:p>11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4.016" table:style-name="ce1">
            <text:p>14.016</text:p>
          </table:table-cell>
          <table:table-cell office:value-type="float" office:value="11" table:style-name="ce1">
            <text:p>11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4.04" table:style-name="ce1">
            <text:p>14.04</text:p>
          </table:table-cell>
          <table:table-cell office:value-type="float" office:value="11" table:style-name="ce1">
            <text:p>11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4.064" table:style-name="ce1">
            <text:p>14.064</text:p>
          </table:table-cell>
          <table:table-cell office:value-type="float" office:value="11" table:style-name="ce1">
            <text:p>11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4.087999999999999" table:style-name="ce1">
            <text:p>14.088</text:p>
          </table:table-cell>
          <table:table-cell office:value-type="float" office:value="11" table:style-name="ce1">
            <text:p>11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4.112" table:style-name="ce1">
            <text:p>14.112</text:p>
          </table:table-cell>
          <table:table-cell office:value-type="float" office:value="11" table:style-name="ce1">
            <text:p>11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4.135999999999999" table:style-name="ce1">
            <text:p>14.136</text:p>
          </table:table-cell>
          <table:table-cell office:value-type="float" office:value="11" table:style-name="ce1">
            <text:p>11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4.16" table:style-name="ce1">
            <text:p>14.16</text:p>
          </table:table-cell>
          <table:table-cell office:value-type="float" office:value="11" table:style-name="ce1">
            <text:p>11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4.183999999999999" table:style-name="ce1">
            <text:p>14.184</text:p>
          </table:table-cell>
          <table:table-cell office:value-type="float" office:value="11" table:style-name="ce1">
            <text:p>11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4.208" table:style-name="ce1">
            <text:p>14.208</text:p>
          </table:table-cell>
          <table:table-cell office:value-type="float" office:value="11" table:style-name="ce1">
            <text:p>11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4.231999999999999" table:style-name="ce1">
            <text:p>14.232</text:p>
          </table:table-cell>
          <table:table-cell office:value-type="float" office:value="12" table:style-name="ce1">
            <text:p>12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4.256000500000001" table:style-name="ce1">
            <text:p>14.2560005</text:p>
          </table:table-cell>
          <table:table-cell office:value-type="float" office:value="12" table:style-name="ce1">
            <text:p>12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4.28" table:style-name="ce1">
            <text:p>14.28</text:p>
          </table:table-cell>
          <table:table-cell office:value-type="float" office:value="13" table:style-name="ce1">
            <text:p>13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4.304" table:style-name="ce1">
            <text:p>14.304</text:p>
          </table:table-cell>
          <table:table-cell office:value-type="float" office:value="13" table:style-name="ce1">
            <text:p>13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4.327999999999999" table:style-name="ce1">
            <text:p>14.328</text:p>
          </table:table-cell>
          <table:table-cell office:value-type="float" office:value="13" table:style-name="ce1">
            <text:p>13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4.352" table:style-name="ce1">
            <text:p>14.352</text:p>
          </table:table-cell>
          <table:table-cell office:value-type="float" office:value="13" table:style-name="ce1">
            <text:p>13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4.375999999999999" table:style-name="ce1">
            <text:p>14.376</text:p>
          </table:table-cell>
          <table:table-cell office:value-type="float" office:value="13" table:style-name="ce1">
            <text:p>13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4.400001" table:style-name="ce1">
            <text:p>14.400001</text:p>
          </table:table-cell>
          <table:table-cell office:value-type="float" office:value="13" table:style-name="ce1">
            <text:p>13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4.423999999999999" table:style-name="ce1">
            <text:p>14.424</text:p>
          </table:table-cell>
          <table:table-cell office:value-type="float" office:value="13" table:style-name="ce1">
            <text:p>13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4.448" table:style-name="ce1">
            <text:p>14.448</text:p>
          </table:table-cell>
          <table:table-cell office:value-type="float" office:value="13" table:style-name="ce1">
            <text:p>13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4.472" table:style-name="ce1">
            <text:p>14.472</text:p>
          </table:table-cell>
          <table:table-cell office:value-type="float" office:value="13" table:style-name="ce1">
            <text:p>13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4.496" table:style-name="ce1">
            <text:p>14.496</text:p>
          </table:table-cell>
          <table:table-cell office:value-type="float" office:value="13" table:style-name="ce1">
            <text:p>13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4.52" table:style-name="ce1">
            <text:p>14.52</text:p>
          </table:table-cell>
          <table:table-cell office:value-type="float" office:value="13" table:style-name="ce1">
            <text:p>13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4.544" table:style-name="ce1">
            <text:p>14.544</text:p>
          </table:table-cell>
          <table:table-cell office:value-type="float" office:value="13" table:style-name="ce1">
            <text:p>13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4.568" table:style-name="ce1">
            <text:p>14.568</text:p>
          </table:table-cell>
          <table:table-cell office:value-type="float" office:value="13" table:style-name="ce1">
            <text:p>13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4.592000000000001" table:style-name="ce1">
            <text:p>14.592</text:p>
          </table:table-cell>
          <table:table-cell office:value-type="float" office:value="13" table:style-name="ce1">
            <text:p>13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4.616" table:style-name="ce1">
            <text:p>14.616</text:p>
          </table:table-cell>
          <table:table-cell office:value-type="float" office:value="13" table:style-name="ce1">
            <text:p>13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4.64" table:style-name="ce1">
            <text:p>14.64</text:p>
          </table:table-cell>
          <table:table-cell office:value-type="float" office:value="13" table:style-name="ce1">
            <text:p>13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4.6640005" table:style-name="ce1">
            <text:p>14.6640005</text:p>
          </table:table-cell>
          <table:table-cell office:value-type="float" office:value="13" table:style-name="ce1">
            <text:p>13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4.688000000000001" table:style-name="ce1">
            <text:p>14.688</text:p>
          </table:table-cell>
          <table:table-cell office:value-type="float" office:value="14" table:style-name="ce1">
            <text:p>14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4.712" table:style-name="ce1">
            <text:p>14.712</text:p>
          </table:table-cell>
          <table:table-cell office:value-type="float" office:value="14" table:style-name="ce1">
            <text:p>14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4.736000000000001" table:style-name="ce1">
            <text:p>14.736</text:p>
          </table:table-cell>
          <table:table-cell office:value-type="float" office:value="14" table:style-name="ce1">
            <text:p>14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4.76" table:style-name="ce1">
            <text:p>14.76</text:p>
          </table:table-cell>
          <table:table-cell office:value-type="float" office:value="14" table:style-name="ce1">
            <text:p>14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4.784000000000001" table:style-name="ce1">
            <text:p>14.784</text:p>
          </table:table-cell>
          <table:table-cell office:value-type="float" office:value="14" table:style-name="ce1">
            <text:p>14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4.808001000000001" table:style-name="ce1">
            <text:p>14.808001</text:p>
          </table:table-cell>
          <table:table-cell office:value-type="float" office:value="14" table:style-name="ce1">
            <text:p>14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4.832000000000001" table:style-name="ce1">
            <text:p>14.832</text:p>
          </table:table-cell>
          <table:table-cell office:value-type="float" office:value="14" table:style-name="ce1">
            <text:p>14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4.856" table:style-name="ce1">
            <text:p>14.856</text:p>
          </table:table-cell>
          <table:table-cell office:value-type="float" office:value="14" table:style-name="ce1">
            <text:p>14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4.88" table:style-name="ce1">
            <text:p>14.88</text:p>
          </table:table-cell>
          <table:table-cell office:value-type="float" office:value="14" table:style-name="ce1">
            <text:p>14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4.904" table:style-name="ce1">
            <text:p>14.904</text:p>
          </table:table-cell>
          <table:table-cell office:value-type="float" office:value="14" table:style-name="ce1">
            <text:p>14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4.928000000000001" table:style-name="ce1">
            <text:p>14.928</text:p>
          </table:table-cell>
          <table:table-cell office:value-type="float" office:value="13" table:style-name="ce1">
            <text:p>13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4.952" table:style-name="ce1">
            <text:p>14.952</text:p>
          </table:table-cell>
          <table:table-cell office:value-type="float" office:value="13" table:style-name="ce1">
            <text:p>13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4.976000000000001" table:style-name="ce1">
            <text:p>14.976</text:p>
          </table:table-cell>
          <table:table-cell office:value-type="float" office:value="13" table:style-name="ce1">
            <text:p>13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13" table:style-name="ce1">
            <text:p>13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5.023999999999999" table:style-name="ce1">
            <text:p>15.024</text:p>
          </table:table-cell>
          <table:table-cell office:value-type="float" office:value="14" table:style-name="ce1">
            <text:p>14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5.048" table:style-name="ce1">
            <text:p>15.048</text:p>
          </table:table-cell>
          <table:table-cell office:value-type="float" office:value="15" table:style-name="ce1">
            <text:p>15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5.0720005" table:style-name="ce1">
            <text:p>15.0720005</text:p>
          </table:table-cell>
          <table:table-cell office:value-type="float" office:value="15" table:style-name="ce1">
            <text:p>15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5.096" table:style-name="ce1">
            <text:p>15.096</text:p>
          </table:table-cell>
          <table:table-cell office:value-type="float" office:value="15" table:style-name="ce1">
            <text:p>15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5.12" table:style-name="ce1">
            <text:p>15.12</text:p>
          </table:table-cell>
          <table:table-cell office:value-type="float" office:value="14" table:style-name="ce1">
            <text:p>14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5.144" table:style-name="ce1">
            <text:p>15.144</text:p>
          </table:table-cell>
          <table:table-cell office:value-type="float" office:value="14" table:style-name="ce1">
            <text:p>14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5.167999999999999" table:style-name="ce1">
            <text:p>15.168</text:p>
          </table:table-cell>
          <table:table-cell office:value-type="float" office:value="13" table:style-name="ce1">
            <text:p>13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5.192" table:style-name="ce1">
            <text:p>15.192</text:p>
          </table:table-cell>
          <table:table-cell office:value-type="float" office:value="13" table:style-name="ce1">
            <text:p>13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5.216001" table:style-name="ce1">
            <text:p>15.216001</text:p>
          </table:table-cell>
          <table:table-cell office:value-type="float" office:value="13" table:style-name="ce1">
            <text:p>13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5.24" table:style-name="ce1">
            <text:p>15.24</text:p>
          </table:table-cell>
          <table:table-cell office:value-type="float" office:value="13" table:style-name="ce1">
            <text:p>13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5.263999999999999" table:style-name="ce1">
            <text:p>15.264</text:p>
          </table:table-cell>
          <table:table-cell office:value-type="float" office:value="13" table:style-name="ce1">
            <text:p>13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5.288" table:style-name="ce1">
            <text:p>15.288</text:p>
          </table:table-cell>
          <table:table-cell office:value-type="float" office:value="13" table:style-name="ce1">
            <text:p>13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5.311999999999999" table:style-name="ce1">
            <text:p>15.312</text:p>
          </table:table-cell>
          <table:table-cell office:value-type="float" office:value="14" table:style-name="ce1">
            <text:p>14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5.336" table:style-name="ce1">
            <text:p>15.336</text:p>
          </table:table-cell>
          <table:table-cell office:value-type="float" office:value="14" table:style-name="ce1">
            <text:p>14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5.360001" table:style-name="ce1">
            <text:p>15.360001</text:p>
          </table:table-cell>
          <table:table-cell office:value-type="float" office:value="14" table:style-name="ce1">
            <text:p>14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5.384" table:style-name="ce1">
            <text:p>15.384</text:p>
          </table:table-cell>
          <table:table-cell office:value-type="float" office:value="15" table:style-name="ce1">
            <text:p>15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5.407999999999999" table:style-name="ce1">
            <text:p>15.408</text:p>
          </table:table-cell>
          <table:table-cell office:value-type="float" office:value="15" table:style-name="ce1">
            <text:p>15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5.432" table:style-name="ce1">
            <text:p>15.432</text:p>
          </table:table-cell>
          <table:table-cell office:value-type="float" office:value="15" table:style-name="ce1">
            <text:p>15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5.456" table:style-name="ce1">
            <text:p>15.456</text:p>
          </table:table-cell>
          <table:table-cell office:value-type="float" office:value="15" table:style-name="ce1">
            <text:p>15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5.480000499999999" table:style-name="ce1">
            <text:p>15.4800005</text:p>
          </table:table-cell>
          <table:table-cell office:value-type="float" office:value="15" table:style-name="ce1">
            <text:p>15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5.504" table:style-name="ce1">
            <text:p>15.504</text:p>
          </table:table-cell>
          <table:table-cell office:value-type="float" office:value="15" table:style-name="ce1">
            <text:p>15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5.528" table:style-name="ce1">
            <text:p>15.528</text:p>
          </table:table-cell>
          <table:table-cell office:value-type="float" office:value="15" table:style-name="ce1">
            <text:p>15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5.552" table:style-name="ce1">
            <text:p>15.552</text:p>
          </table:table-cell>
          <table:table-cell office:value-type="float" office:value="15" table:style-name="ce1">
            <text:p>15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5.576000000000001" table:style-name="ce1">
            <text:p>15.576</text:p>
          </table:table-cell>
          <table:table-cell office:value-type="float" office:value="15" table:style-name="ce1">
            <text:p>15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5.6" table:style-name="ce1">
            <text:p>15.6</text:p>
          </table:table-cell>
          <table:table-cell office:value-type="float" office:value="15" table:style-name="ce1">
            <text:p>15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5.624001" table:style-name="ce1">
            <text:p>15.624001</text:p>
          </table:table-cell>
          <table:table-cell office:value-type="float" office:value="15" table:style-name="ce1">
            <text:p>15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5.648" table:style-name="ce1">
            <text:p>15.648</text:p>
          </table:table-cell>
          <table:table-cell office:value-type="float" office:value="15" table:style-name="ce1">
            <text:p>15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5.672000000000001" table:style-name="ce1">
            <text:p>15.672</text:p>
          </table:table-cell>
          <table:table-cell office:value-type="float" office:value="15" table:style-name="ce1">
            <text:p>15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5.696" table:style-name="ce1">
            <text:p>15.696</text:p>
          </table:table-cell>
          <table:table-cell office:value-type="float" office:value="15" table:style-name="ce1">
            <text:p>15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5.72" table:style-name="ce1">
            <text:p>15.72</text:p>
          </table:table-cell>
          <table:table-cell office:value-type="float" office:value="16" table:style-name="ce1">
            <text:p>16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5.744" table:style-name="ce1">
            <text:p>15.744</text:p>
          </table:table-cell>
          <table:table-cell office:value-type="float" office:value="15" table:style-name="ce1">
            <text:p>15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5.768001" table:style-name="ce1">
            <text:p>15.768001</text:p>
          </table:table-cell>
          <table:table-cell office:value-type="float" office:value="15" table:style-name="ce1">
            <text:p>15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5.792" table:style-name="ce1">
            <text:p>15.792</text:p>
          </table:table-cell>
          <table:table-cell office:value-type="float" office:value="15" table:style-name="ce1">
            <text:p>15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5.816000000000001" table:style-name="ce1">
            <text:p>15.816</text:p>
          </table:table-cell>
          <table:table-cell office:value-type="float" office:value="14" table:style-name="ce1">
            <text:p>14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5.84" table:style-name="ce1">
            <text:p>15.84</text:p>
          </table:table-cell>
          <table:table-cell office:value-type="float" office:value="14" table:style-name="ce1">
            <text:p>14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5.864000000000001" table:style-name="ce1">
            <text:p>15.864</text:p>
          </table:table-cell>
          <table:table-cell office:value-type="float" office:value="14" table:style-name="ce1">
            <text:p>14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5.8880005" table:style-name="ce1">
            <text:p>15.8880005</text:p>
          </table:table-cell>
          <table:table-cell office:value-type="float" office:value="14" table:style-name="ce1">
            <text:p>14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5.912000000000001" table:style-name="ce1">
            <text:p>15.912</text:p>
          </table:table-cell>
          <table:table-cell office:value-type="float" office:value="14" table:style-name="ce1">
            <text:p>14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5.936" table:style-name="ce1">
            <text:p>15.936</text:p>
          </table:table-cell>
          <table:table-cell office:value-type="float" office:value="14" table:style-name="ce1">
            <text:p>14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5.96" table:style-name="ce1">
            <text:p>15.96</text:p>
          </table:table-cell>
          <table:table-cell office:value-type="float" office:value="14" table:style-name="ce1">
            <text:p>14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5.984" table:style-name="ce1">
            <text:p>15.984</text:p>
          </table:table-cell>
          <table:table-cell office:value-type="float" office:value="14" table:style-name="ce1">
            <text:p>14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6.007999999999999" table:style-name="ce1">
            <text:p>16.008</text:p>
          </table:table-cell>
          <table:table-cell office:value-type="float" office:value="14" table:style-name="ce1">
            <text:p>14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6.032" table:style-name="ce1">
            <text:p>16.032</text:p>
          </table:table-cell>
          <table:table-cell office:value-type="float" office:value="13" table:style-name="ce1">
            <text:p>13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6.056000000000001" table:style-name="ce1">
            <text:p>16.056</text:p>
          </table:table-cell>
          <table:table-cell office:value-type="float" office:value="14" table:style-name="ce1">
            <text:p>14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6.079999999999998" table:style-name="ce1">
            <text:p>16.08</text:p>
          </table:table-cell>
          <table:table-cell office:value-type="float" office:value="14" table:style-name="ce1">
            <text:p>14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6.103999999999999" table:style-name="ce1">
            <text:p>16.104</text:p>
          </table:table-cell>
          <table:table-cell office:value-type="float" office:value="14" table:style-name="ce1">
            <text:p>14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6.128" table:style-name="ce1">
            <text:p>16.128</text:p>
          </table:table-cell>
          <table:table-cell office:value-type="float" office:value="14" table:style-name="ce1">
            <text:p>14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6.152000000000001" table:style-name="ce1">
            <text:p>16.152</text:p>
          </table:table-cell>
          <table:table-cell office:value-type="float" office:value="13" table:style-name="ce1">
            <text:p>1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6.175999999999998" table:style-name="ce1">
            <text:p>16.176</text:p>
          </table:table-cell>
          <table:table-cell office:value-type="float" office:value="13" table:style-name="ce1">
            <text:p>1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6.2" table:style-name="ce1">
            <text:p>16.2</text:p>
          </table:table-cell>
          <table:table-cell office:value-type="float" office:value="13" table:style-name="ce1">
            <text:p>13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6.224" table:style-name="ce1">
            <text:p>16.224</text:p>
          </table:table-cell>
          <table:table-cell office:value-type="float" office:value="13" table:style-name="ce1">
            <text:p>13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6.248000000000001" table:style-name="ce1">
            <text:p>16.248</text:p>
          </table:table-cell>
          <table:table-cell office:value-type="float" office:value="13" table:style-name="ce1">
            <text:p>13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6.271999999999998" table:style-name="ce1">
            <text:p>16.272</text:p>
          </table:table-cell>
          <table:table-cell office:value-type="float" office:value="14" table:style-name="ce1">
            <text:p>14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6.295999999999999" table:style-name="ce1">
            <text:p>16.296</text:p>
          </table:table-cell>
          <table:table-cell office:value-type="float" office:value="14" table:style-name="ce1">
            <text:p>14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6.32" table:style-name="ce1">
            <text:p>16.32</text:p>
          </table:table-cell>
          <table:table-cell office:value-type="float" office:value="14" table:style-name="ce1">
            <text:p>14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6.344000000000001" table:style-name="ce1">
            <text:p>16.344</text:p>
          </table:table-cell>
          <table:table-cell office:value-type="float" office:value="14" table:style-name="ce1">
            <text:p>14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6.367999999999999" table:style-name="ce1">
            <text:p>16.368</text:p>
          </table:table-cell>
          <table:table-cell office:value-type="float" office:value="13" table:style-name="ce1">
            <text:p>13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6.391999999999999" table:style-name="ce1">
            <text:p>16.392</text:p>
          </table:table-cell>
          <table:table-cell office:value-type="float" office:value="13" table:style-name="ce1">
            <text:p>13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6.416" table:style-name="ce1">
            <text:p>16.416</text:p>
          </table:table-cell>
          <table:table-cell office:value-type="float" office:value="13" table:style-name="ce1">
            <text:p>13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6.440000000000001" table:style-name="ce1">
            <text:p>16.44</text:p>
          </table:table-cell>
          <table:table-cell office:value-type="float" office:value="12" table:style-name="ce1">
            <text:p>12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6.463999999999999" table:style-name="ce1">
            <text:p>16.464</text:p>
          </table:table-cell>
          <table:table-cell office:value-type="float" office:value="12" table:style-name="ce1">
            <text:p>12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6.488" table:style-name="ce1">
            <text:p>16.488</text:p>
          </table:table-cell>
          <table:table-cell office:value-type="float" office:value="12" table:style-name="ce1">
            <text:p>12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6.512001000000001" table:style-name="ce1">
            <text:p>16.512001</text:p>
          </table:table-cell>
          <table:table-cell office:value-type="float" office:value="12" table:style-name="ce1">
            <text:p>12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6.536000000000001" table:style-name="ce1">
            <text:p>16.536</text:p>
          </table:table-cell>
          <table:table-cell office:value-type="float" office:value="13" table:style-name="ce1">
            <text:p>13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6.559999999999999" table:style-name="ce1">
            <text:p>16.56</text:p>
          </table:table-cell>
          <table:table-cell office:value-type="float" office:value="13" table:style-name="ce1">
            <text:p>13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6.584" table:style-name="ce1">
            <text:p>16.584</text:p>
          </table:table-cell>
          <table:table-cell office:value-type="float" office:value="13" table:style-name="ce1">
            <text:p>13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6.608000000000001" table:style-name="ce1">
            <text:p>16.608</text:p>
          </table:table-cell>
          <table:table-cell office:value-type="float" office:value="13" table:style-name="ce1">
            <text:p>13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6.632000000000001" table:style-name="ce1">
            <text:p>16.632</text:p>
          </table:table-cell>
          <table:table-cell office:value-type="float" office:value="12" table:style-name="ce1">
            <text:p>12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6.655999999999999" table:style-name="ce1">
            <text:p>16.656</text:p>
          </table:table-cell>
          <table:table-cell office:value-type="float" office:value="12" table:style-name="ce1">
            <text:p>12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6.68" table:style-name="ce1">
            <text:p>16.68</text:p>
          </table:table-cell>
          <table:table-cell office:value-type="float" office:value="12" table:style-name="ce1">
            <text:p>12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6.704000000000001" table:style-name="ce1">
            <text:p>16.704</text:p>
          </table:table-cell>
          <table:table-cell office:value-type="float" office:value="11" table:style-name="ce1">
            <text:p>11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6.728000000000002" table:style-name="ce1">
            <text:p>16.728</text:p>
          </table:table-cell>
          <table:table-cell office:value-type="float" office:value="11" table:style-name="ce1">
            <text:p>11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6.751999999999999" table:style-name="ce1">
            <text:p>16.752</text:p>
          </table:table-cell>
          <table:table-cell office:value-type="float" office:value="11" table:style-name="ce1">
            <text:p>11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6.776001000000001" table:style-name="ce1">
            <text:p>16.776001</text:p>
          </table:table-cell>
          <table:table-cell office:value-type="float" office:value="11" table:style-name="ce1">
            <text:p>11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6.8" table:style-name="ce1">
            <text:p>16.8</text:p>
          </table:table-cell>
          <table:table-cell office:value-type="float" office:value="11" table:style-name="ce1">
            <text:p>11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6.824000000000002" table:style-name="ce1">
            <text:p>16.824</text:p>
          </table:table-cell>
          <table:table-cell office:value-type="float" office:value="10" table:style-name="ce1">
            <text:p>10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6.847999999999999" table:style-name="ce1">
            <text:p>16.848</text:p>
          </table:table-cell>
          <table:table-cell office:value-type="float" office:value="11" table:style-name="ce1">
            <text:p>11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6.872" table:style-name="ce1">
            <text:p>16.872</text:p>
          </table:table-cell>
          <table:table-cell office:value-type="float" office:value="10" table:style-name="ce1">
            <text:p>10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6.896000000000001" table:style-name="ce1">
            <text:p>16.896</text:p>
          </table:table-cell>
          <table:table-cell office:value-type="float" office:value="10" table:style-name="ce1">
            <text:p>10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6.920000000000002" table:style-name="ce1">
            <text:p>16.92</text:p>
          </table:table-cell>
          <table:table-cell office:value-type="float" office:value="11" table:style-name="ce1">
            <text:p>11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6.943999999999999" table:style-name="ce1">
            <text:p>16.944</text:p>
          </table:table-cell>
          <table:table-cell office:value-type="float" office:value="11" table:style-name="ce1">
            <text:p>11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6.968" table:style-name="ce1">
            <text:p>16.968</text:p>
          </table:table-cell>
          <table:table-cell office:value-type="float" office:value="11" table:style-name="ce1">
            <text:p>11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6.992000000000001" table:style-name="ce1">
            <text:p>16.992</text:p>
          </table:table-cell>
          <table:table-cell office:value-type="float" office:value="11" table:style-name="ce1">
            <text:p>11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7.015999999999998" table:style-name="ce1">
            <text:p>17.016</text:p>
          </table:table-cell>
          <table:table-cell office:value-type="float" office:value="11" table:style-name="ce1">
            <text:p>11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7.04" table:style-name="ce1">
            <text:p>17.04</text:p>
          </table:table-cell>
          <table:table-cell office:value-type="float" office:value="10" table:style-name="ce1">
            <text:p>10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7.064001000000001" table:style-name="ce1">
            <text:p>17.064001</text:p>
          </table:table-cell>
          <table:table-cell office:value-type="float" office:value="10" table:style-name="ce1">
            <text:p>10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7.088000000000001" table:style-name="ce1">
            <text:p>17.088</text:p>
          </table:table-cell>
          <table:table-cell office:value-type="float" office:value="10" table:style-name="ce1">
            <text:p>10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7.111999999999998" table:style-name="ce1">
            <text:p>17.112</text:p>
          </table:table-cell>
          <table:table-cell office:value-type="float" office:value="10" table:style-name="ce1">
            <text:p>10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7.135999999999999" table:style-name="ce1">
            <text:p>17.136</text:p>
          </table:table-cell>
          <table:table-cell office:value-type="float" office:value="10" table:style-name="ce1">
            <text:p>10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7.16" table:style-name="ce1">
            <text:p>17.16</text:p>
          </table:table-cell>
          <table:table-cell office:value-type="float" office:value="10" table:style-name="ce1">
            <text:p>10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7.184000000000001" table:style-name="ce1">
            <text:p>17.184</text:p>
          </table:table-cell>
          <table:table-cell office:value-type="float" office:value="10" table:style-name="ce1">
            <text:p>10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7.207999999999998" table:style-name="ce1">
            <text:p>17.208</text:p>
          </table:table-cell>
          <table:table-cell office:value-type="float" office:value="10" table:style-name="ce1">
            <text:p>10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7.231999999999999" table:style-name="ce1">
            <text:p>17.232</text:p>
          </table:table-cell>
          <table:table-cell office:value-type="float" office:value="10" table:style-name="ce1">
            <text:p>1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7.256" table:style-name="ce1">
            <text:p>17.256</text:p>
          </table:table-cell>
          <table:table-cell office:value-type="float" office:value="10" table:style-name="ce1">
            <text:p>1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7.28" table:style-name="ce1">
            <text:p>17.28</text:p>
          </table:table-cell>
          <table:table-cell office:value-type="float" office:value="11" table:style-name="ce1">
            <text:p>11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7.303999999999998" table:style-name="ce1">
            <text:p>17.304</text:p>
          </table:table-cell>
          <table:table-cell office:value-type="float" office:value="11" table:style-name="ce1">
            <text:p>11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7.328001" table:style-name="ce1">
            <text:p>17.328001</text:p>
          </table:table-cell>
          <table:table-cell office:value-type="float" office:value="11" table:style-name="ce1">
            <text:p>11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7.352" table:style-name="ce1">
            <text:p>17.352</text:p>
          </table:table-cell>
          <table:table-cell office:value-type="float" office:value="11" table:style-name="ce1">
            <text:p>11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7.376000000000001" table:style-name="ce1">
            <text:p>17.376</text:p>
          </table:table-cell>
          <table:table-cell office:value-type="float" office:value="11" table:style-name="ce1">
            <text:p>11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7.399999999999999" table:style-name="ce1">
            <text:p>17.4</text:p>
          </table:table-cell>
          <table:table-cell office:value-type="float" office:value="11" table:style-name="ce1">
            <text:p>11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7.423999999999999" table:style-name="ce1">
            <text:p>17.424</text:p>
          </table:table-cell>
          <table:table-cell office:value-type="float" office:value="11" table:style-name="ce1">
            <text:p>11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7.448" table:style-name="ce1">
            <text:p>17.448</text:p>
          </table:table-cell>
          <table:table-cell office:value-type="float" office:value="11" table:style-name="ce1">
            <text:p>11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7.472000000000001" table:style-name="ce1">
            <text:p>17.472</text:p>
          </table:table-cell>
          <table:table-cell office:value-type="float" office:value="11" table:style-name="ce1">
            <text:p>11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7.495999999999999" table:style-name="ce1">
            <text:p>17.496</text:p>
          </table:table-cell>
          <table:table-cell office:value-type="float" office:value="11" table:style-name="ce1">
            <text:p>11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7.52" table:style-name="ce1">
            <text:p>17.52</text:p>
          </table:table-cell>
          <table:table-cell office:value-type="float" office:value="11" table:style-name="ce1">
            <text:p>11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7.544" table:style-name="ce1">
            <text:p>17.544</text:p>
          </table:table-cell>
          <table:table-cell office:value-type="float" office:value="12" table:style-name="ce1">
            <text:p>12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7.568000000000001" table:style-name="ce1">
            <text:p>17.568</text:p>
          </table:table-cell>
          <table:table-cell office:value-type="float" office:value="12" table:style-name="ce1">
            <text:p>12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7.592001" table:style-name="ce1">
            <text:p>17.592001</text:p>
          </table:table-cell>
          <table:table-cell office:value-type="float" office:value="11" table:style-name="ce1">
            <text:p>11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7.616" table:style-name="ce1">
            <text:p>17.616</text:p>
          </table:table-cell>
          <table:table-cell office:value-type="float" office:value="11" table:style-name="ce1">
            <text:p>11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7.64" table:style-name="ce1">
            <text:p>17.64</text:p>
          </table:table-cell>
          <table:table-cell office:value-type="float" office:value="12" table:style-name="ce1">
            <text:p>12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7.664000000000001" table:style-name="ce1">
            <text:p>17.664</text:p>
          </table:table-cell>
          <table:table-cell office:value-type="float" office:value="12" table:style-name="ce1">
            <text:p>12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7.687999999999999" table:style-name="ce1">
            <text:p>17.688</text:p>
          </table:table-cell>
          <table:table-cell office:value-type="float" office:value="12" table:style-name="ce1">
            <text:p>12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7.712" table:style-name="ce1">
            <text:p>17.712</text:p>
          </table:table-cell>
          <table:table-cell office:value-type="float" office:value="12" table:style-name="ce1">
            <text:p>12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7.736000000000001" table:style-name="ce1">
            <text:p>17.736</text:p>
          </table:table-cell>
          <table:table-cell office:value-type="float" office:value="12" table:style-name="ce1">
            <text:p>12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7.760000000000002" table:style-name="ce1">
            <text:p>17.76</text:p>
          </table:table-cell>
          <table:table-cell office:value-type="float" office:value="13" table:style-name="ce1">
            <text:p>13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7.783999999999999" table:style-name="ce1">
            <text:p>17.784</text:p>
          </table:table-cell>
          <table:table-cell office:value-type="float" office:value="13" table:style-name="ce1">
            <text:p>13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7.808" table:style-name="ce1">
            <text:p>17.808</text:p>
          </table:table-cell>
          <table:table-cell office:value-type="float" office:value="13" table:style-name="ce1">
            <text:p>13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7.832000000000001" table:style-name="ce1">
            <text:p>17.832</text:p>
          </table:table-cell>
          <table:table-cell office:value-type="float" office:value="14" table:style-name="ce1">
            <text:p>14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7.856000000000002" table:style-name="ce1">
            <text:p>17.856</text:p>
          </table:table-cell>
          <table:table-cell office:value-type="float" office:value="14" table:style-name="ce1">
            <text:p>14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7.880001" table:style-name="ce1">
            <text:p>17.880001</text:p>
          </table:table-cell>
          <table:table-cell office:value-type="float" office:value="15" table:style-name="ce1">
            <text:p>15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7.904" table:style-name="ce1">
            <text:p>17.904</text:p>
          </table:table-cell>
          <table:table-cell office:value-type="float" office:value="15" table:style-name="ce1">
            <text:p>15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7.928000000000001" table:style-name="ce1">
            <text:p>17.928</text:p>
          </table:table-cell>
          <table:table-cell office:value-type="float" office:value="15" table:style-name="ce1">
            <text:p>15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7.952000000000002" table:style-name="ce1">
            <text:p>17.952</text:p>
          </table:table-cell>
          <table:table-cell office:value-type="float" office:value="15" table:style-name="ce1">
            <text:p>15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7.975999999999999" table:style-name="ce1">
            <text:p>17.976</text:p>
          </table:table-cell>
          <table:table-cell office:value-type="float" office:value="16" table:style-name="ce1">
            <text:p>16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16" table:style-name="ce1">
            <text:p>16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8.024000000000001" table:style-name="ce1">
            <text:p>18.024</text:p>
          </table:table-cell>
          <table:table-cell office:value-type="float" office:value="16" table:style-name="ce1">
            <text:p>16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8.047999999999998" table:style-name="ce1">
            <text:p>18.048</text:p>
          </table:table-cell>
          <table:table-cell office:value-type="float" office:value="15" table:style-name="ce1">
            <text:p>15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8.071999999999999" table:style-name="ce1">
            <text:p>18.072</text:p>
          </table:table-cell>
          <table:table-cell office:value-type="float" office:value="16" table:style-name="ce1">
            <text:p>16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8.096" table:style-name="ce1">
            <text:p>18.096</text:p>
          </table:table-cell>
          <table:table-cell office:value-type="float" office:value="16" table:style-name="ce1">
            <text:p>16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8.12" table:style-name="ce1">
            <text:p>18.12</text:p>
          </table:table-cell>
          <table:table-cell office:value-type="float" office:value="15" table:style-name="ce1">
            <text:p>15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8.144000999999999" table:style-name="ce1">
            <text:p>18.144001</text:p>
          </table:table-cell>
          <table:table-cell office:value-type="float" office:value="14" table:style-name="ce1">
            <text:p>14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8.167999999999999" table:style-name="ce1">
            <text:p>18.168</text:p>
          </table:table-cell>
          <table:table-cell office:value-type="float" office:value="14" table:style-name="ce1">
            <text:p>14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8.192" table:style-name="ce1">
            <text:p>18.192</text:p>
          </table:table-cell>
          <table:table-cell office:value-type="float" office:value="14" table:style-name="ce1">
            <text:p>14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8.216000000000001" table:style-name="ce1">
            <text:p>18.216</text:p>
          </table:table-cell>
          <table:table-cell office:value-type="float" office:value="14" table:style-name="ce1">
            <text:p>14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8.239999999999998" table:style-name="ce1">
            <text:p>18.24</text:p>
          </table:table-cell>
          <table:table-cell office:value-type="float" office:value="14" table:style-name="ce1">
            <text:p>14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8.263999999999999" table:style-name="ce1">
            <text:p>18.264</text:p>
          </table:table-cell>
          <table:table-cell office:value-type="float" office:value="13" table:style-name="ce1">
            <text:p>13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8.288" table:style-name="ce1">
            <text:p>18.288</text:p>
          </table:table-cell>
          <table:table-cell office:value-type="float" office:value="13" table:style-name="ce1">
            <text:p>13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8.312000000000001" table:style-name="ce1">
            <text:p>18.312</text:p>
          </table:table-cell>
          <table:table-cell office:value-type="float" office:value="13" table:style-name="ce1">
            <text:p>13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8.335999999999999" table:style-name="ce1">
            <text:p>18.336</text:p>
          </table:table-cell>
          <table:table-cell office:value-type="float" office:value="13" table:style-name="ce1">
            <text:p>13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8.36" table:style-name="ce1">
            <text:p>18.36</text:p>
          </table:table-cell>
          <table:table-cell office:value-type="float" office:value="13" table:style-name="ce1">
            <text:p>13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8.384" table:style-name="ce1">
            <text:p>18.384</text:p>
          </table:table-cell>
          <table:table-cell office:value-type="float" office:value="14" table:style-name="ce1">
            <text:p>14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8.408000000000001" table:style-name="ce1">
            <text:p>18.408</text:p>
          </table:table-cell>
          <table:table-cell office:value-type="float" office:value="14" table:style-name="ce1">
            <text:p>14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8.431999999999999" table:style-name="ce1">
            <text:p>18.432</text:p>
          </table:table-cell>
          <table:table-cell office:value-type="float" office:value="15" table:style-name="ce1">
            <text:p>15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8.456" table:style-name="ce1">
            <text:p>18.456</text:p>
          </table:table-cell>
          <table:table-cell office:value-type="float" office:value="14" table:style-name="ce1">
            <text:p>14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8.48" table:style-name="ce1">
            <text:p>18.48</text:p>
          </table:table-cell>
          <table:table-cell office:value-type="float" office:value="14" table:style-name="ce1">
            <text:p>14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8.504000000000001" table:style-name="ce1">
            <text:p>18.504</text:p>
          </table:table-cell>
          <table:table-cell office:value-type="float" office:value="14" table:style-name="ce1">
            <text:p>14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8.527999999999999" table:style-name="ce1">
            <text:p>18.528</text:p>
          </table:table-cell>
          <table:table-cell office:value-type="float" office:value="14" table:style-name="ce1">
            <text:p>14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8.552" table:style-name="ce1">
            <text:p>18.552</text:p>
          </table:table-cell>
          <table:table-cell office:value-type="float" office:value="15" table:style-name="ce1">
            <text:p>15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8.576000000000001" table:style-name="ce1">
            <text:p>18.576</text:p>
          </table:table-cell>
          <table:table-cell office:value-type="float" office:value="15" table:style-name="ce1">
            <text:p>15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8.600000000000001" table:style-name="ce1">
            <text:p>18.6</text:p>
          </table:table-cell>
          <table:table-cell office:value-type="float" office:value="15" table:style-name="ce1">
            <text:p>15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8.623999999999999" table:style-name="ce1">
            <text:p>18.624</text:p>
          </table:table-cell>
          <table:table-cell office:value-type="float" office:value="14" table:style-name="ce1">
            <text:p>14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8.648" table:style-name="ce1">
            <text:p>18.648</text:p>
          </table:table-cell>
          <table:table-cell office:value-type="float" office:value="13" table:style-name="ce1">
            <text:p>13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8.672000000000001" table:style-name="ce1">
            <text:p>18.672</text:p>
          </table:table-cell>
          <table:table-cell office:value-type="float" office:value="13" table:style-name="ce1">
            <text:p>13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8.696000999999999" table:style-name="ce1">
            <text:p>18.696001</text:p>
          </table:table-cell>
          <table:table-cell office:value-type="float" office:value="11" table:style-name="ce1">
            <text:p>11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8.72" table:style-name="ce1">
            <text:p>18.72</text:p>
          </table:table-cell>
          <table:table-cell office:value-type="float" office:value="12" table:style-name="ce1">
            <text:p>12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8.744" table:style-name="ce1">
            <text:p>18.744</text:p>
          </table:table-cell>
          <table:table-cell office:value-type="float" office:value="12" table:style-name="ce1">
            <text:p>12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8.768000000000001" table:style-name="ce1">
            <text:p>18.768</text:p>
          </table:table-cell>
          <table:table-cell office:value-type="float" office:value="12" table:style-name="ce1">
            <text:p>12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8.792000000000002" table:style-name="ce1">
            <text:p>18.792</text:p>
          </table:table-cell>
          <table:table-cell office:value-type="float" office:value="12" table:style-name="ce1">
            <text:p>12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8.815999999999999" table:style-name="ce1">
            <text:p>18.816</text:p>
          </table:table-cell>
          <table:table-cell office:value-type="float" office:value="13" table:style-name="ce1">
            <text:p>13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8.84" table:style-name="ce1">
            <text:p>18.84</text:p>
          </table:table-cell>
          <table:table-cell office:value-type="float" office:value="13" table:style-name="ce1">
            <text:p>13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8.864000000000001" table:style-name="ce1">
            <text:p>18.864</text:p>
          </table:table-cell>
          <table:table-cell office:value-type="float" office:value="13" table:style-name="ce1">
            <text:p>13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8.888000000000002" table:style-name="ce1">
            <text:p>18.888</text:p>
          </table:table-cell>
          <table:table-cell office:value-type="float" office:value="14" table:style-name="ce1">
            <text:p>14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8.911999999999999" table:style-name="ce1">
            <text:p>18.912</text:p>
          </table:table-cell>
          <table:table-cell office:value-type="float" office:value="15" table:style-name="ce1">
            <text:p>15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8.936" table:style-name="ce1">
            <text:p>18.936</text:p>
          </table:table-cell>
          <table:table-cell office:value-type="float" office:value="15" table:style-name="ce1">
            <text:p>15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8.960000999999998" table:style-name="ce1">
            <text:p>18.960001</text:p>
          </table:table-cell>
          <table:table-cell office:value-type="float" office:value="16" table:style-name="ce1">
            <text:p>16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8.984000000000002" table:style-name="ce1">
            <text:p>18.984</text:p>
          </table:table-cell>
          <table:table-cell office:value-type="float" office:value="16" table:style-name="ce1">
            <text:p>16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9.007999999999999" table:style-name="ce1">
            <text:p>19.008</text:p>
          </table:table-cell>
          <table:table-cell office:value-type="float" office:value="16" table:style-name="ce1">
            <text:p>16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9.032" table:style-name="ce1">
            <text:p>19.032</text:p>
          </table:table-cell>
          <table:table-cell office:value-type="float" office:value="16" table:style-name="ce1">
            <text:p>16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9.056000000000001" table:style-name="ce1">
            <text:p>19.056</text:p>
          </table:table-cell>
          <table:table-cell office:value-type="float" office:value="17" table:style-name="ce1">
            <text:p>17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9.079999999999998" table:style-name="ce1">
            <text:p>19.08</text:p>
          </table:table-cell>
          <table:table-cell office:value-type="float" office:value="17" table:style-name="ce1">
            <text:p>17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9.103999999999999" table:style-name="ce1">
            <text:p>19.104</text:p>
          </table:table-cell>
          <table:table-cell office:value-type="float" office:value="16" table:style-name="ce1">
            <text:p>16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9.128" table:style-name="ce1">
            <text:p>19.128</text:p>
          </table:table-cell>
          <table:table-cell office:value-type="float" office:value="16" table:style-name="ce1">
            <text:p>16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9.152000000000001" table:style-name="ce1">
            <text:p>19.152</text:p>
          </table:table-cell>
          <table:table-cell office:value-type="float" office:value="17" table:style-name="ce1">
            <text:p>17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9.175999999999998" table:style-name="ce1">
            <text:p>19.176</text:p>
          </table:table-cell>
          <table:table-cell office:value-type="float" office:value="15" table:style-name="ce1">
            <text:p>15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9.2" table:style-name="ce1">
            <text:p>19.2</text:p>
          </table:table-cell>
          <table:table-cell office:value-type="float" office:value="14" table:style-name="ce1">
            <text:p>14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9.224" table:style-name="ce1">
            <text:p>19.224</text:p>
          </table:table-cell>
          <table:table-cell office:value-type="float" office:value="14" table:style-name="ce1">
            <text:p>14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9.248000999999999" table:style-name="ce1">
            <text:p>19.248001</text:p>
          </table:table-cell>
          <table:table-cell office:value-type="float" office:value="14" table:style-name="ce1">
            <text:p>14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9.271999999999998" table:style-name="ce1">
            <text:p>19.272</text:p>
          </table:table-cell>
          <table:table-cell office:value-type="float" office:value="12" table:style-name="ce1">
            <text:p>12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9.295999999999999" table:style-name="ce1">
            <text:p>19.296</text:p>
          </table:table-cell>
          <table:table-cell office:value-type="float" office:value="13" table:style-name="ce1">
            <text:p>13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9.32" table:style-name="ce1">
            <text:p>19.32</text:p>
          </table:table-cell>
          <table:table-cell office:value-type="float" office:value="13" table:style-name="ce1">
            <text:p>13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9.344000000000001" table:style-name="ce1">
            <text:p>19.344</text:p>
          </table:table-cell>
          <table:table-cell office:value-type="float" office:value="13" table:style-name="ce1">
            <text:p>13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9.367999999999999" table:style-name="ce1">
            <text:p>19.368</text:p>
          </table:table-cell>
          <table:table-cell office:value-type="float" office:value="13" table:style-name="ce1">
            <text:p>13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9.391999999999999" table:style-name="ce1">
            <text:p>19.392</text:p>
          </table:table-cell>
          <table:table-cell office:value-type="float" office:value="14" table:style-name="ce1">
            <text:p>14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9.416" table:style-name="ce1">
            <text:p>19.416</text:p>
          </table:table-cell>
          <table:table-cell office:value-type="float" office:value="14" table:style-name="ce1">
            <text:p>14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9.440000000000001" table:style-name="ce1">
            <text:p>19.44</text:p>
          </table:table-cell>
          <table:table-cell office:value-type="float" office:value="14" table:style-name="ce1">
            <text:p>14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9.463999999999999" table:style-name="ce1">
            <text:p>19.464</text:p>
          </table:table-cell>
          <table:table-cell office:value-type="float" office:value="15" table:style-name="ce1">
            <text:p>15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9.488" table:style-name="ce1">
            <text:p>19.488</text:p>
          </table:table-cell>
          <table:table-cell office:value-type="float" office:value="15" table:style-name="ce1">
            <text:p>15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9.512001000000001" table:style-name="ce1">
            <text:p>19.512001</text:p>
          </table:table-cell>
          <table:table-cell office:value-type="float" office:value="15" table:style-name="ce1">
            <text:p>15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9.536000000000001" table:style-name="ce1">
            <text:p>19.536</text:p>
          </table:table-cell>
          <table:table-cell office:value-type="float" office:value="15" table:style-name="ce1">
            <text:p>15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9.559999999999999" table:style-name="ce1">
            <text:p>19.56</text:p>
          </table:table-cell>
          <table:table-cell office:value-type="float" office:value="16" table:style-name="ce1">
            <text:p>16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9.584" table:style-name="ce1">
            <text:p>19.584</text:p>
          </table:table-cell>
          <table:table-cell office:value-type="float" office:value="16" table:style-name="ce1">
            <text:p>16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9.608000000000001" table:style-name="ce1">
            <text:p>19.608</text:p>
          </table:table-cell>
          <table:table-cell office:value-type="float" office:value="15" table:style-name="ce1">
            <text:p>15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9.632000000000001" table:style-name="ce1">
            <text:p>19.632</text:p>
          </table:table-cell>
          <table:table-cell office:value-type="float" office:value="17" table:style-name="ce1">
            <text:p>17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9.655999999999999" table:style-name="ce1">
            <text:p>19.656</text:p>
          </table:table-cell>
          <table:table-cell office:value-type="float" office:value="18" table:style-name="ce1">
            <text:p>18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9.68" table:style-name="ce1">
            <text:p>19.68</text:p>
          </table:table-cell>
          <table:table-cell office:value-type="float" office:value="18" table:style-name="ce1">
            <text:p>18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9.704000000000001" table:style-name="ce1">
            <text:p>19.704</text:p>
          </table:table-cell>
          <table:table-cell office:value-type="float" office:value="18" table:style-name="ce1">
            <text:p>18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9.728000000000002" table:style-name="ce1">
            <text:p>19.728</text:p>
          </table:table-cell>
          <table:table-cell office:value-type="float" office:value="18" table:style-name="ce1">
            <text:p>18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9.751999999999999" table:style-name="ce1">
            <text:p>19.752</text:p>
          </table:table-cell>
          <table:table-cell office:value-type="float" office:value="17" table:style-name="ce1">
            <text:p>17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9.776001000000001" table:style-name="ce1">
            <text:p>19.776001</text:p>
          </table:table-cell>
          <table:table-cell office:value-type="float" office:value="18" table:style-name="ce1">
            <text:p>18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9.8" table:style-name="ce1">
            <text:p>19.8</text:p>
          </table:table-cell>
          <table:table-cell office:value-type="float" office:value="20" table:style-name="ce1">
            <text:p>20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9.824000000000002" table:style-name="ce1">
            <text:p>19.824</text:p>
          </table:table-cell>
          <table:table-cell office:value-type="float" office:value="18" table:style-name="ce1">
            <text:p>18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9.847999999999999" table:style-name="ce1">
            <text:p>19.848</text:p>
          </table:table-cell>
          <table:table-cell office:value-type="float" office:value="18" table:style-name="ce1">
            <text:p>18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9.872" table:style-name="ce1">
            <text:p>19.872</text:p>
          </table:table-cell>
          <table:table-cell office:value-type="float" office:value="18" table:style-name="ce1">
            <text:p>18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9.896000000000001" table:style-name="ce1">
            <text:p>19.896</text:p>
          </table:table-cell>
          <table:table-cell office:value-type="float" office:value="17" table:style-name="ce1">
            <text:p>17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9.920000000000002" table:style-name="ce1">
            <text:p>19.92</text:p>
          </table:table-cell>
          <table:table-cell office:value-type="float" office:value="16" table:style-name="ce1">
            <text:p>16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9.943999999999999" table:style-name="ce1">
            <text:p>19.944</text:p>
          </table:table-cell>
          <table:table-cell office:value-type="float" office:value="16" table:style-name="ce1">
            <text:p>16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9.968" table:style-name="ce1">
            <text:p>19.968</text:p>
          </table:table-cell>
          <table:table-cell office:value-type="float" office:value="16" table:style-name="ce1">
            <text:p>16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9.992000000000001" table:style-name="ce1">
            <text:p>19.992</text:p>
          </table:table-cell>
          <table:table-cell office:value-type="float" office:value="16" table:style-name="ce1">
            <text:p>16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0.015999999999998" table:style-name="ce1">
            <text:p>20.016</text:p>
          </table:table-cell>
          <table:table-cell office:value-type="float" office:value="16" table:style-name="ce1">
            <text:p>16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0.04" table:style-name="ce1">
            <text:p>20.04</text:p>
          </table:table-cell>
          <table:table-cell office:value-type="float" office:value="16" table:style-name="ce1">
            <text:p>16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0.064001000000001" table:style-name="ce1">
            <text:p>20.064001</text:p>
          </table:table-cell>
          <table:table-cell office:value-type="float" office:value="17" table:style-name="ce1">
            <text:p>17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0.088000000000001" table:style-name="ce1">
            <text:p>20.088</text:p>
          </table:table-cell>
          <table:table-cell office:value-type="float" office:value="19" table:style-name="ce1">
            <text:p>19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0.111999999999998" table:style-name="ce1">
            <text:p>20.112</text:p>
          </table:table-cell>
          <table:table-cell office:value-type="float" office:value="19" table:style-name="ce1">
            <text:p>19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0.135999999999999" table:style-name="ce1">
            <text:p>20.136</text:p>
          </table:table-cell>
          <table:table-cell office:value-type="float" office:value="19" table:style-name="ce1">
            <text:p>19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0.16" table:style-name="ce1">
            <text:p>20.16</text:p>
          </table:table-cell>
          <table:table-cell office:value-type="float" office:value="17" table:style-name="ce1">
            <text:p>17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0.184000000000001" table:style-name="ce1">
            <text:p>20.184</text:p>
          </table:table-cell>
          <table:table-cell office:value-type="float" office:value="17" table:style-name="ce1">
            <text:p>17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0.207999999999998" table:style-name="ce1">
            <text:p>20.208</text:p>
          </table:table-cell>
          <table:table-cell office:value-type="float" office:value="17" table:style-name="ce1">
            <text:p>17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0.231999999999999" table:style-name="ce1">
            <text:p>20.232</text:p>
          </table:table-cell>
          <table:table-cell office:value-type="float" office:value="17" table:style-name="ce1">
            <text:p>17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0.256" table:style-name="ce1">
            <text:p>20.256</text:p>
          </table:table-cell>
          <table:table-cell office:value-type="float" office:value="17" table:style-name="ce1">
            <text:p>17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0.28" table:style-name="ce1">
            <text:p>20.28</text:p>
          </table:table-cell>
          <table:table-cell office:value-type="float" office:value="17" table:style-name="ce1">
            <text:p>17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0.303999999999998" table:style-name="ce1">
            <text:p>20.304</text:p>
          </table:table-cell>
          <table:table-cell office:value-type="float" office:value="17" table:style-name="ce1">
            <text:p>17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0.328001" table:style-name="ce1">
            <text:p>20.328001</text:p>
          </table:table-cell>
          <table:table-cell office:value-type="float" office:value="17" table:style-name="ce1">
            <text:p>17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0.352" table:style-name="ce1">
            <text:p>20.352</text:p>
          </table:table-cell>
          <table:table-cell office:value-type="float" office:value="17" table:style-name="ce1">
            <text:p>17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0.376000000000001" table:style-name="ce1">
            <text:p>20.376</text:p>
          </table:table-cell>
          <table:table-cell office:value-type="float" office:value="17" table:style-name="ce1">
            <text:p>17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0.399999999999999" table:style-name="ce1">
            <text:p>20.4</text:p>
          </table:table-cell>
          <table:table-cell office:value-type="float" office:value="17" table:style-name="ce1">
            <text:p>17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0.423999999999999" table:style-name="ce1">
            <text:p>20.424</text:p>
          </table:table-cell>
          <table:table-cell office:value-type="float" office:value="16" table:style-name="ce1">
            <text:p>16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0.448" table:style-name="ce1">
            <text:p>20.448</text:p>
          </table:table-cell>
          <table:table-cell office:value-type="float" office:value="17" table:style-name="ce1">
            <text:p>17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0.472000000000001" table:style-name="ce1">
            <text:p>20.472</text:p>
          </table:table-cell>
          <table:table-cell office:value-type="float" office:value="15" table:style-name="ce1">
            <text:p>15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0.495999999999999" table:style-name="ce1">
            <text:p>20.496</text:p>
          </table:table-cell>
          <table:table-cell office:value-type="float" office:value="15" table:style-name="ce1">
            <text:p>15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0.52" table:style-name="ce1">
            <text:p>20.52</text:p>
          </table:table-cell>
          <table:table-cell office:value-type="float" office:value="15" table:style-name="ce1">
            <text:p>15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0.544" table:style-name="ce1">
            <text:p>20.544</text:p>
          </table:table-cell>
          <table:table-cell office:value-type="float" office:value="15" table:style-name="ce1">
            <text:p>15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0.568000000000001" table:style-name="ce1">
            <text:p>20.568</text:p>
          </table:table-cell>
          <table:table-cell office:value-type="float" office:value="15" table:style-name="ce1">
            <text:p>15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0.592001" table:style-name="ce1">
            <text:p>20.592001</text:p>
          </table:table-cell>
          <table:table-cell office:value-type="float" office:value="16" table:style-name="ce1">
            <text:p>16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0.616001000000001" table:style-name="ce1">
            <text:p>20.616001</text:p>
          </table:table-cell>
          <table:table-cell office:value-type="float" office:value="16" table:style-name="ce1">
            <text:p>16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0.64" table:style-name="ce1">
            <text:p>20.64</text:p>
          </table:table-cell>
          <table:table-cell office:value-type="float" office:value="15" table:style-name="ce1">
            <text:p>15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0.664000000000001" table:style-name="ce1">
            <text:p>20.664</text:p>
          </table:table-cell>
          <table:table-cell office:value-type="float" office:value="15" table:style-name="ce1">
            <text:p>15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0.687999999999999" table:style-name="ce1">
            <text:p>20.688</text:p>
          </table:table-cell>
          <table:table-cell office:value-type="float" office:value="15" table:style-name="ce1">
            <text:p>15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0.712" table:style-name="ce1">
            <text:p>20.712</text:p>
          </table:table-cell>
          <table:table-cell office:value-type="float" office:value="15" table:style-name="ce1">
            <text:p>15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0.736000000000001" table:style-name="ce1">
            <text:p>20.736</text:p>
          </table:table-cell>
          <table:table-cell office:value-type="float" office:value="15" table:style-name="ce1">
            <text:p>15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0.76" table:style-name="ce1">
            <text:p>20.76</text:p>
          </table:table-cell>
          <table:table-cell office:value-type="float" office:value="15" table:style-name="ce1">
            <text:p>15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0.783999999999999" table:style-name="ce1">
            <text:p>20.784</text:p>
          </table:table-cell>
          <table:table-cell office:value-type="float" office:value="16" table:style-name="ce1">
            <text:p>16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0.808" table:style-name="ce1">
            <text:p>20.808</text:p>
          </table:table-cell>
          <table:table-cell office:value-type="float" office:value="14" table:style-name="ce1">
            <text:p>14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0.832000000000001" table:style-name="ce1">
            <text:p>20.832</text:p>
          </table:table-cell>
          <table:table-cell office:value-type="float" office:value="13" table:style-name="ce1">
            <text:p>13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0.856000000000002" table:style-name="ce1">
            <text:p>20.856</text:p>
          </table:table-cell>
          <table:table-cell office:value-type="float" office:value="13" table:style-name="ce1">
            <text:p>13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0.880001" table:style-name="ce1">
            <text:p>20.880001</text:p>
          </table:table-cell>
          <table:table-cell office:value-type="float" office:value="14" table:style-name="ce1">
            <text:p>14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0.904" table:style-name="ce1">
            <text:p>20.904</text:p>
          </table:table-cell>
          <table:table-cell office:value-type="float" office:value="14" table:style-name="ce1">
            <text:p>14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0.928000000000001" table:style-name="ce1">
            <text:p>20.928</text:p>
          </table:table-cell>
          <table:table-cell office:value-type="float" office:value="14" table:style-name="ce1">
            <text:p>14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0.952000000000002" table:style-name="ce1">
            <text:p>20.952</text:p>
          </table:table-cell>
          <table:table-cell office:value-type="float" office:value="14" table:style-name="ce1">
            <text:p>14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0.975999999999999" table:style-name="ce1">
            <text:p>20.976</text:p>
          </table:table-cell>
          <table:table-cell office:value-type="float" office:value="15" table:style-name="ce1">
            <text:p>15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15" table:style-name="ce1">
            <text:p>15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1.024000000000001" table:style-name="ce1">
            <text:p>21.024</text:p>
          </table:table-cell>
          <table:table-cell office:value-type="float" office:value="15" table:style-name="ce1">
            <text:p>15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1.047999999999998" table:style-name="ce1">
            <text:p>21.048</text:p>
          </table:table-cell>
          <table:table-cell office:value-type="float" office:value="16" table:style-name="ce1">
            <text:p>16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1.071999999999999" table:style-name="ce1">
            <text:p>21.072</text:p>
          </table:table-cell>
          <table:table-cell office:value-type="float" office:value="17" table:style-name="ce1">
            <text:p>17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1.096" table:style-name="ce1">
            <text:p>21.096</text:p>
          </table:table-cell>
          <table:table-cell office:value-type="float" office:value="17" table:style-name="ce1">
            <text:p>17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1.12" table:style-name="ce1">
            <text:p>21.12</text:p>
          </table:table-cell>
          <table:table-cell office:value-type="float" office:value="17" table:style-name="ce1">
            <text:p>17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1.144000999999999" table:style-name="ce1">
            <text:p>21.144001</text:p>
          </table:table-cell>
          <table:table-cell office:value-type="float" office:value="14" table:style-name="ce1">
            <text:p>14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1.167999999999999" table:style-name="ce1">
            <text:p>21.168</text:p>
          </table:table-cell>
          <table:table-cell office:value-type="float" office:value="14" table:style-name="ce1">
            <text:p>14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1.192" table:style-name="ce1">
            <text:p>21.192</text:p>
          </table:table-cell>
          <table:table-cell office:value-type="float" office:value="14" table:style-name="ce1">
            <text:p>14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1.216000000000001" table:style-name="ce1">
            <text:p>21.216</text:p>
          </table:table-cell>
          <table:table-cell office:value-type="float" office:value="14" table:style-name="ce1">
            <text:p>14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1.24" table:style-name="ce1">
            <text:p>21.24</text:p>
          </table:table-cell>
          <table:table-cell office:value-type="float" office:value="14" table:style-name="ce1">
            <text:p>14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1.263999999999999" table:style-name="ce1">
            <text:p>21.264</text:p>
          </table:table-cell>
          <table:table-cell office:value-type="float" office:value="14" table:style-name="ce1">
            <text:p>14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1.288" table:style-name="ce1">
            <text:p>21.288</text:p>
          </table:table-cell>
          <table:table-cell office:value-type="float" office:value="14" table:style-name="ce1">
            <text:p>14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1.312000000000001" table:style-name="ce1">
            <text:p>21.312</text:p>
          </table:table-cell>
          <table:table-cell office:value-type="float" office:value="13" table:style-name="ce1">
            <text:p>13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1.335999999999999" table:style-name="ce1">
            <text:p>21.336</text:p>
          </table:table-cell>
          <table:table-cell office:value-type="float" office:value="12" table:style-name="ce1">
            <text:p>12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1.36" table:style-name="ce1">
            <text:p>21.36</text:p>
          </table:table-cell>
          <table:table-cell office:value-type="float" office:value="13" table:style-name="ce1">
            <text:p>13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1.384" table:style-name="ce1">
            <text:p>21.384</text:p>
          </table:table-cell>
          <table:table-cell office:value-type="float" office:value="14" table:style-name="ce1">
            <text:p>14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1.408000000000001" table:style-name="ce1">
            <text:p>21.408</text:p>
          </table:table-cell>
          <table:table-cell office:value-type="float" office:value="14" table:style-name="ce1">
            <text:p>14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1.432001" table:style-name="ce1">
            <text:p>21.432001</text:p>
          </table:table-cell>
          <table:table-cell office:value-type="float" office:value="14" table:style-name="ce1">
            <text:p>14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1.456" table:style-name="ce1">
            <text:p>21.456</text:p>
          </table:table-cell>
          <table:table-cell office:value-type="float" office:value="15" table:style-name="ce1">
            <text:p>15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1.48" table:style-name="ce1">
            <text:p>21.48</text:p>
          </table:table-cell>
          <table:table-cell office:value-type="float" office:value="14" table:style-name="ce1">
            <text:p>14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1.504000000000001" table:style-name="ce1">
            <text:p>21.504</text:p>
          </table:table-cell>
          <table:table-cell office:value-type="float" office:value="14" table:style-name="ce1">
            <text:p>14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1.527999999999999" table:style-name="ce1">
            <text:p>21.528</text:p>
          </table:table-cell>
          <table:table-cell office:value-type="float" office:value="15" table:style-name="ce1">
            <text:p>15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1.552" table:style-name="ce1">
            <text:p>21.552</text:p>
          </table:table-cell>
          <table:table-cell office:value-type="float" office:value="15" table:style-name="ce1">
            <text:p>15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1.576000000000001" table:style-name="ce1">
            <text:p>21.576</text:p>
          </table:table-cell>
          <table:table-cell office:value-type="float" office:value="15" table:style-name="ce1">
            <text:p>15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1.6" table:style-name="ce1">
            <text:p>21.6</text:p>
          </table:table-cell>
          <table:table-cell office:value-type="float" office:value="15" table:style-name="ce1">
            <text:p>15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1.623999999999999" table:style-name="ce1">
            <text:p>21.624</text:p>
          </table:table-cell>
          <table:table-cell office:value-type="float" office:value="14" table:style-name="ce1">
            <text:p>14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1.648" table:style-name="ce1">
            <text:p>21.648</text:p>
          </table:table-cell>
          <table:table-cell office:value-type="float" office:value="13" table:style-name="ce1">
            <text:p>1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1.672000000000001" table:style-name="ce1">
            <text:p>21.672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1.696000999999999" table:style-name="ce1">
            <text:p>21.696001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1.72" table:style-name="ce1">
            <text:p>21.72</text:p>
          </table:table-cell>
          <table:table-cell office:value-type="float" office:value="13" table:style-name="ce1">
            <text:p>13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1.744" table:style-name="ce1">
            <text:p>21.744</text:p>
          </table:table-cell>
          <table:table-cell office:value-type="float" office:value="13" table:style-name="ce1">
            <text:p>13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1.768000000000001" table:style-name="ce1">
            <text:p>21.768</text:p>
          </table:table-cell>
          <table:table-cell office:value-type="float" office:value="14" table:style-name="ce1">
            <text:p>14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1.792000000000002" table:style-name="ce1">
            <text:p>21.792</text:p>
          </table:table-cell>
          <table:table-cell office:value-type="float" office:value="14" table:style-name="ce1">
            <text:p>14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1.815999999999999" table:style-name="ce1">
            <text:p>21.816</text:p>
          </table:table-cell>
          <table:table-cell office:value-type="float" office:value="14" table:style-name="ce1">
            <text:p>14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1.84" table:style-name="ce1">
            <text:p>21.84</text:p>
          </table:table-cell>
          <table:table-cell office:value-type="float" office:value="12" table:style-name="ce1">
            <text:p>1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1.864000000000001" table:style-name="ce1">
            <text:p>21.864</text:p>
          </table:table-cell>
          <table:table-cell office:value-type="float" office:value="12" table:style-name="ce1">
            <text:p>1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1.888000000000002" table:style-name="ce1">
            <text:p>21.888</text:p>
          </table:table-cell>
          <table:table-cell office:value-type="float" office:value="12" table:style-name="ce1">
            <text:p>1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1.911999999999999" table:style-name="ce1">
            <text:p>21.912</text:p>
          </table:table-cell>
          <table:table-cell office:value-type="float" office:value="12" table:style-name="ce1">
            <text:p>1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1.936" table:style-name="ce1">
            <text:p>21.936</text:p>
          </table:table-cell>
          <table:table-cell office:value-type="float" office:value="12" table:style-name="ce1">
            <text:p>1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1.960000999999998" table:style-name="ce1">
            <text:p>21.960001</text:p>
          </table:table-cell>
          <table:table-cell office:value-type="float" office:value="12" table:style-name="ce1">
            <text:p>1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1.984000000000002" table:style-name="ce1">
            <text:p>21.984</text:p>
          </table:table-cell>
          <table:table-cell office:value-type="float" office:value="11" table:style-name="ce1">
            <text:p>1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2.007999999999999" table:style-name="ce1">
            <text:p>22.008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2.032" table:style-name="ce1">
            <text:p>22.032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2.056000000000001" table:style-name="ce1">
            <text:p>22.056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2.08" table:style-name="ce1">
            <text:p>22.08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2.103999999999999" table:style-name="ce1">
            <text:p>22.104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2.128" table:style-name="ce1">
            <text:p>22.128</text:p>
          </table:table-cell>
          <table:table-cell office:value-type="float" office:value="9" table:style-name="ce1">
            <text:p>9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2.152000000000001" table:style-name="ce1">
            <text:p>22.152</text:p>
          </table:table-cell>
          <table:table-cell office:value-type="float" office:value="9" table:style-name="ce1">
            <text:p>9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2.175999999999998" table:style-name="ce1">
            <text:p>22.176</text:p>
          </table:table-cell>
          <table:table-cell office:value-type="float" office:value="9" table:style-name="ce1">
            <text:p>9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2.2" table:style-name="ce1">
            <text:p>22.2</text:p>
          </table:table-cell>
          <table:table-cell office:value-type="float" office:value="9" table:style-name="ce1">
            <text:p>9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2.224" table:style-name="ce1">
            <text:p>22.224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2.248000999999999" table:style-name="ce1">
            <text:p>22.248001</text:p>
          </table:table-cell>
          <table:table-cell office:value-type="float" office:value="11" table:style-name="ce1">
            <text:p>11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2.271999999999998" table:style-name="ce1">
            <text:p>22.272</text:p>
          </table:table-cell>
          <table:table-cell office:value-type="float" office:value="11" table:style-name="ce1">
            <text:p>11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2.295999999999999" table:style-name="ce1">
            <text:p>22.296</text:p>
          </table:table-cell>
          <table:table-cell office:value-type="float" office:value="9" table:style-name="ce1">
            <text:p>9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2.32" table:style-name="ce1">
            <text:p>22.32</text:p>
          </table:table-cell>
          <table:table-cell office:value-type="float" office:value="9" table:style-name="ce1">
            <text:p>9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2.344000000000001" table:style-name="ce1">
            <text:p>22.344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2.367999999999999" table:style-name="ce1">
            <text:p>22.368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2.391999999999999" table:style-name="ce1">
            <text:p>22.392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2.416" table:style-name="ce1">
            <text:p>22.416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2.44" table:style-name="ce1">
            <text:p>22.44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2.463999999999999" table:style-name="ce1">
            <text:p>22.464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2.488" table:style-name="ce1">
            <text:p>22.488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2.512001000000001" table:style-name="ce1">
            <text:p>22.512001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2.536000000000001" table:style-name="ce1">
            <text:p>22.536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2.56" table:style-name="ce1">
            <text:p>22.56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2.584" table:style-name="ce1">
            <text:p>22.584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2.608000000000001" table:style-name="ce1">
            <text:p>22.608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2.632000000000001" table:style-name="ce1">
            <text:p>22.632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2.655999999999999" table:style-name="ce1">
            <text:p>22.656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2.68" table:style-name="ce1">
            <text:p>22.68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2.704000000000001" table:style-name="ce1">
            <text:p>22.704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2.728000000000002" table:style-name="ce1">
            <text:p>22.728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2.751999999999999" table:style-name="ce1">
            <text:p>22.752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2.776001000000001" table:style-name="ce1">
            <text:p>22.776001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2.800001000000002" table:style-name="ce1">
            <text:p>22.800001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2.824000000000002" table:style-name="ce1">
            <text:p>22.824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2.847999999999999" table:style-name="ce1">
            <text:p>22.848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2.872" table:style-name="ce1">
            <text:p>22.872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2.896000000000001" table:style-name="ce1">
            <text:p>22.896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2.92" table:style-name="ce1">
            <text:p>22.92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2.943999999999999" table:style-name="ce1">
            <text:p>22.944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2.968" table:style-name="ce1">
            <text:p>22.968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2.992000000000001" table:style-name="ce1">
            <text:p>22.992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3.015999999999998" table:style-name="ce1">
            <text:p>23.0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3.04" table:style-name="ce1">
            <text:p>23.0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3.064001000000001" table:style-name="ce1">
            <text:p>23.06400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3.088000000000001" table:style-name="ce1">
            <text:p>23.08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3.111999999999998" table:style-name="ce1">
            <text:p>23.1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3.135999999999999" table:style-name="ce1">
            <text:p>23.13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3.16" table:style-name="ce1">
            <text:p>23.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3.184000000000001" table:style-name="ce1">
            <text:p>23.18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3.207999999999998" table:style-name="ce1">
            <text:p>23.20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3.231999999999999" table:style-name="ce1">
            <text:p>23.23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3.256" table:style-name="ce1">
            <text:p>23.25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3.28" table:style-name="ce1">
            <text:p>23.2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3.303999999999998" table:style-name="ce1">
            <text:p>23.30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3.328001" table:style-name="ce1">
            <text:p>23.32800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3.352" table:style-name="ce1">
            <text:p>23.35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3.376000000000001" table:style-name="ce1">
            <text:p>23.37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3.4" table:style-name="ce1">
            <text:p>23.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3.423999999999999" table:style-name="ce1">
            <text:p>23.42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3.448" table:style-name="ce1">
            <text:p>23.44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3.472000000000001" table:style-name="ce1">
            <text:p>23.47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3.495999999999999" table:style-name="ce1">
            <text:p>23.49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3.52" table:style-name="ce1">
            <text:p>23.5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3.544" table:style-name="ce1">
            <text:p>23.54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3.568000000000001" table:style-name="ce1">
            <text:p>23.56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3.592001" table:style-name="ce1">
            <text:p>23.59200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3.616001000000001" table:style-name="ce1">
            <text:p>23.61600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3.64" table:style-name="ce1">
            <text:p>23.6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3.664000000000001" table:style-name="ce1">
            <text:p>23.66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3.687999999999999" table:style-name="ce1">
            <text:p>23.68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3.712" table:style-name="ce1">
            <text:p>23.7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3.736000000000001" table:style-name="ce1">
            <text:p>23.73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3.76" table:style-name="ce1">
            <text:p>23.7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3.783999999999999" table:style-name="ce1">
            <text:p>23.78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3.808" table:style-name="ce1">
            <text:p>23.80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3.832000000000001" table:style-name="ce1">
            <text:p>23.83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3.856000000000002" table:style-name="ce1">
            <text:p>23.85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3.880001" table:style-name="ce1">
            <text:p>23.88000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3.904" table:style-name="ce1">
            <text:p>23.90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3.928000000000001" table:style-name="ce1">
            <text:p>23.92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3.952000000000002" table:style-name="ce1">
            <text:p>23.95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3.975999999999999" table:style-name="ce1">
            <text:p>23.97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number-rows-repeated="1047575" table:style-name="ro2">
          <table:table-cell table:number-columns-repeated="16384"/>
        </table:table-row>
      </table:table>
      <table:table table:name="sa-quick-charge-cnt" table:style-name="ta1">
        <table:table-column table:style-name="co6" table:default-cell-style-name="ce1"/>
        <table:table-column table:style-name="co7" table:default-cell-style-name="ce1"/>
        <table:table-column table:style-name="co4" table:default-cell-style-name="ce1"/>
        <table:table-column table:style-name="co5" table:default-cell-style-name="ce1"/>
        <table:table-column table:style-name="co2" table:number-columns-repeated="16380" table:default-cell-style-name="ce1"/>
        <table:table-row table:style-name="ro1">
          <table:table-cell office:value-type="string" table:style-name="ce1">
            <text:p>visit</text:p>
          </table:table-cell>
          <table:table-cell office:value-type="string" table:style-name="ce1">
            <text:p>wait</text:p>
          </table:table-cell>
          <table:table-cell office:value-type="string" table:style-name="ce1">
            <text:p>slow</text:p>
          </table:table-cell>
          <table:table-cell office:value-type="string" table:style-name="ce1">
            <text:p>fast</text:p>
          </table:table-cell>
          <table:table-cell table:number-columns-repeated="16380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.4E-2" table:style-name="ce1">
            <text:p>0.02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4.8000000000000001E-2" table:style-name="ce1">
            <text:p>0.04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7.1999999999999995E-2" table:style-name="ce1">
            <text:p>0.07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9.6000000000000002E-2" table:style-name="ce1">
            <text:p>0.09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0.12000000500000001" table:style-name="ce1">
            <text:p>0.12000000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0.14399999999999999" table:style-name="ce1">
            <text:p>0.14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0.16800000000000001" table:style-name="ce1">
            <text:p>0.16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0.192" table:style-name="ce1">
            <text:p>0.1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0.216" table:style-name="ce1">
            <text:p>0.2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0.24000001000000001" table:style-name="ce1">
            <text:p>0.2400000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0.26400000000000001" table:style-name="ce1">
            <text:p>0.26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0.28799999999999998" table:style-name="ce1">
            <text:p>0.28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0.312" table:style-name="ce1">
            <text:p>0.3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0.33600000000000002" table:style-name="ce1">
            <text:p>0.33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0.36" table:style-name="ce1">
            <text:p>0.3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0.38400000000000001" table:style-name="ce1">
            <text:p>0.38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0.40799999999999997" table:style-name="ce1">
            <text:p>0.40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0.432" table:style-name="ce1">
            <text:p>0.43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0.45600000000000002" table:style-name="ce1">
            <text:p>0.45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0.48000002000000003" table:style-name="ce1">
            <text:p>0.4800000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0.504" table:style-name="ce1">
            <text:p>0.50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0.52800000000000002" table:style-name="ce1">
            <text:p>0.52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0.55200000000000005" table:style-name="ce1">
            <text:p>0.55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0.57599999999999996" table:style-name="ce1">
            <text:p>0.57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0.6" table:style-name="ce1">
            <text:p>0.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0.624" table:style-name="ce1">
            <text:p>0.62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0.64800000000000002" table:style-name="ce1">
            <text:p>0.64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0.67200000000000004" table:style-name="ce1">
            <text:p>0.67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0.69599999999999995" table:style-name="ce1">
            <text:p>0.69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0.72" table:style-name="ce1">
            <text:p>0.7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0.74399999999999999" table:style-name="ce1">
            <text:p>0.74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0.76800000000000002" table:style-name="ce1">
            <text:p>0.76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0.79200000000000004" table:style-name="ce1">
            <text:p>0.7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0.81599999999999995" table:style-name="ce1">
            <text:p>0.8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0.84000003000000001" table:style-name="ce1">
            <text:p>0.8400000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0.86399999999999999" table:style-name="ce1">
            <text:p>0.86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0.88800000000000001" table:style-name="ce1">
            <text:p>0.88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0.91200000000000003" table:style-name="ce1">
            <text:p>0.9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0.93600000000000005" table:style-name="ce1">
            <text:p>0.93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0.96000004000000005" table:style-name="ce1">
            <text:p>0.9600000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0.98399999999999999" table:style-name="ce1">
            <text:p>0.98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.008" table:style-name="ce1">
            <text:p>1.00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.0320001000000001" table:style-name="ce1">
            <text:p>1.032000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.056" table:style-name="ce1">
            <text:p>1.05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.08" table:style-name="ce1">
            <text:p>1.0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.1040000000000001" table:style-name="ce1">
            <text:p>1.10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.1279999999999999" table:style-name="ce1">
            <text:p>1.12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.1519999999999999" table:style-name="ce1">
            <text:p>1.15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.1759999999999999" table:style-name="ce1">
            <text:p>1.17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.2" table:style-name="ce1">
            <text:p>1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.224" table:style-name="ce1">
            <text:p>1.22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.248" table:style-name="ce1">
            <text:p>1.24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.272" table:style-name="ce1">
            <text:p>1.27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.296" table:style-name="ce1">
            <text:p>1.29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.32" table:style-name="ce1">
            <text:p>1.3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.3440000000000001" table:style-name="ce1">
            <text:p>1.34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.3680000000000001" table:style-name="ce1">
            <text:p>1.36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.3919999999999999" table:style-name="ce1">
            <text:p>1.3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.4159999999999999" table:style-name="ce1">
            <text:p>1.4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.44" table:style-name="ce1">
            <text:p>1.4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.464" table:style-name="ce1">
            <text:p>1.46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.488" table:style-name="ce1">
            <text:p>1.48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.512" table:style-name="ce1">
            <text:p>1.5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.536" table:style-name="ce1">
            <text:p>1.53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.5600000999999999" table:style-name="ce1">
            <text:p>1.560000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.5840000000000001" table:style-name="ce1">
            <text:p>1.58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.6080000000000001" table:style-name="ce1">
            <text:p>1.60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.6319999999999999" table:style-name="ce1">
            <text:p>1.63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.6559999999999999" table:style-name="ce1">
            <text:p>1.65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.6800001" table:style-name="ce1">
            <text:p>1.680000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.704" table:style-name="ce1">
            <text:p>1.70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.728" table:style-name="ce1">
            <text:p>1.72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.752" table:style-name="ce1">
            <text:p>1.75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.776" table:style-name="ce1">
            <text:p>1.77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.8000001000000001" table:style-name="ce1">
            <text:p>1.800000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.8240000000000001" table:style-name="ce1">
            <text:p>1.82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.8480000000000001" table:style-name="ce1">
            <text:p>1.84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.8720000000000001" table:style-name="ce1">
            <text:p>1.87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.8959999999999999" table:style-name="ce1">
            <text:p>1.89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.9200001" table:style-name="ce1">
            <text:p>1.920000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.944" table:style-name="ce1">
            <text:p>1.94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.968" table:style-name="ce1">
            <text:p>1.96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.992" table:style-name="ce1">
            <text:p>1.9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.016" table:style-name="ce1">
            <text:p>2.0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.04" table:style-name="ce1">
            <text:p>2.0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.0640000999999999" table:style-name="ce1">
            <text:p>2.064000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.0880000000000001" table:style-name="ce1">
            <text:p>2.08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.1120000000000001" table:style-name="ce1">
            <text:p>2.1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.1360000000000001" table:style-name="ce1">
            <text:p>2.13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.16" table:style-name="ce1">
            <text:p>2.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.1840000000000002" table:style-name="ce1">
            <text:p>2.18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.2080000000000002" table:style-name="ce1">
            <text:p>2.20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.2320000000000002" table:style-name="ce1">
            <text:p>2.23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.2559999999999998" table:style-name="ce1">
            <text:p>2.25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.2799999999999998" table:style-name="ce1">
            <text:p>2.2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.3039999999999998" table:style-name="ce1">
            <text:p>2.30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.3279999999999998" table:style-name="ce1">
            <text:p>2.32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.3519999999999999" table:style-name="ce1">
            <text:p>2.35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.3759999999999999" table:style-name="ce1">
            <text:p>2.37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.4" table:style-name="ce1">
            <text:p>2.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.4239999999999999" table:style-name="ce1">
            <text:p>2.42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.448" table:style-name="ce1">
            <text:p>2.44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.4720000999999998" table:style-name="ce1">
            <text:p>2.472000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.496" table:style-name="ce1">
            <text:p>2.49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.52" table:style-name="ce1">
            <text:p>2.5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.544" table:style-name="ce1">
            <text:p>2.54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.5680000000000001" table:style-name="ce1">
            <text:p>2.56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.5920000000000001" table:style-name="ce1">
            <text:p>2.5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.6160000000000001" table:style-name="ce1">
            <text:p>2.6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.64" table:style-name="ce1">
            <text:p>2.6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.6640000000000001" table:style-name="ce1">
            <text:p>2.66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.6880000000000002" table:style-name="ce1">
            <text:p>2.68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.7120001" table:style-name="ce1">
            <text:p>2.712000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.7360000000000002" table:style-name="ce1">
            <text:p>2.73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.76" table:style-name="ce1">
            <text:p>2.7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.7839999999999998" table:style-name="ce1">
            <text:p>2.78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.8079999999999998" table:style-name="ce1">
            <text:p>2.80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.8319999999999999" table:style-name="ce1">
            <text:p>2.83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.8559999999999999" table:style-name="ce1">
            <text:p>2.85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.88" table:style-name="ce1">
            <text:p>2.8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.9039999999999999" table:style-name="ce1">
            <text:p>2.90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.9279999999999999" table:style-name="ce1">
            <text:p>2.92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.9520000999999998" table:style-name="ce1">
            <text:p>2.952000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.976" table:style-name="ce1">
            <text:p>2.97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3.024" table:style-name="ce1">
            <text:p>3.02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3.048" table:style-name="ce1">
            <text:p>3.04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3.0720000000000001" table:style-name="ce1">
            <text:p>3.07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3.0960000000000001" table:style-name="ce1">
            <text:p>3.09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3.1200000999999999" table:style-name="ce1">
            <text:p>3.120000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3.1440000000000001" table:style-name="ce1">
            <text:p>3.14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3.1680000000000001" table:style-name="ce1">
            <text:p>3.16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3.1920000000000002" table:style-name="ce1">
            <text:p>3.1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3.2160000000000002" table:style-name="ce1">
            <text:p>3.2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3.24" table:style-name="ce1">
            <text:p>3.2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3.2639999999999998" table:style-name="ce1">
            <text:p>3.26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3.2879999999999998" table:style-name="ce1">
            <text:p>3.28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3.3119999999999998" table:style-name="ce1">
            <text:p>3.3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3.3359999999999999" table:style-name="ce1">
            <text:p>3.33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3.3600001000000002" table:style-name="ce1">
            <text:p>3.360000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3.3839999999999999" table:style-name="ce1">
            <text:p>3.38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3.4079999999999999" table:style-name="ce1">
            <text:p>3.40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3.4319999999999999" table:style-name="ce1">
            <text:p>3.43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3.456" table:style-name="ce1">
            <text:p>3.45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3.48" table:style-name="ce1">
            <text:p>3.4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3.504" table:style-name="ce1">
            <text:p>3.50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3.528" table:style-name="ce1">
            <text:p>3.52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3.552" table:style-name="ce1">
            <text:p>3.55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3.5760000000000001" table:style-name="ce1">
            <text:p>3.57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3.6000000999999999" table:style-name="ce1">
            <text:p>3.600000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3.6240000000000001" table:style-name="ce1">
            <text:p>3.62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3.6480000000000001" table:style-name="ce1">
            <text:p>3.64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3.6720000000000002" table:style-name="ce1">
            <text:p>3.67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3.6960000000000002" table:style-name="ce1">
            <text:p>3.69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3.72" table:style-name="ce1">
            <text:p>3.7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3.7440000000000002" table:style-name="ce1">
            <text:p>3.74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3.7680001000000001" table:style-name="ce1">
            <text:p>3.768000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3.7919999999999998" table:style-name="ce1">
            <text:p>3.7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3.8159999999999998" table:style-name="ce1">
            <text:p>3.8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3.8400002" table:style-name="ce1">
            <text:p>3.840000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3.8639999999999999" table:style-name="ce1">
            <text:p>3.86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3.8879999999999999" table:style-name="ce1">
            <text:p>3.88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3.9119999999999999" table:style-name="ce1">
            <text:p>3.9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3.9359999999999999" table:style-name="ce1">
            <text:p>3.93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3.96" table:style-name="ce1">
            <text:p>3.9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3.984" table:style-name="ce1">
            <text:p>3.98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4.008" table:style-name="ce1">
            <text:p>4.00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4.032" table:style-name="ce1">
            <text:p>4.03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4.056" table:style-name="ce1">
            <text:p>4.05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4.08" table:style-name="ce1">
            <text:p>4.0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4.1040000000000001" table:style-name="ce1">
            <text:p>4.10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4.1280003000000001" table:style-name="ce1">
            <text:p>4.128000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4.1520000000000001" table:style-name="ce1">
            <text:p>4.15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4.1760000000000002" table:style-name="ce1">
            <text:p>4.17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4.2" table:style-name="ce1">
            <text:p>4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4.2240000000000002" table:style-name="ce1">
            <text:p>4.22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4.2480000000000002" table:style-name="ce1">
            <text:p>4.24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4.2720000000000002" table:style-name="ce1">
            <text:p>4.27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4.2960000000000003" table:style-name="ce1">
            <text:p>4.29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4.32" table:style-name="ce1">
            <text:p>4.3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4.3440000000000003" table:style-name="ce1">
            <text:p>4.34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4.3680000000000003" table:style-name="ce1">
            <text:p>4.36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4.3920000000000003" table:style-name="ce1">
            <text:p>4.3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4.4160000000000004" table:style-name="ce1">
            <text:p>4.4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4.4400000000000004" table:style-name="ce1">
            <text:p>4.4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4.4640000000000004" table:style-name="ce1">
            <text:p>4.46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4.4880000000000004" table:style-name="ce1">
            <text:p>4.48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4.5119999999999996" table:style-name="ce1">
            <text:p>4.5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4.5360003000000004" table:style-name="ce1">
            <text:p>4.536000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4.5599999999999996" table:style-name="ce1">
            <text:p>4.5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4.5839999999999996" table:style-name="ce1">
            <text:p>4.58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4.6079999999999997" table:style-name="ce1">
            <text:p>4.60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4.6319999999999997" table:style-name="ce1">
            <text:p>4.63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4.6559999999999997" table:style-name="ce1">
            <text:p>4.65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4.68" table:style-name="ce1">
            <text:p>4.6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4.7039999999999997" table:style-name="ce1">
            <text:p>4.70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4.7279999999999998" table:style-name="ce1">
            <text:p>4.72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4.7519999999999998" table:style-name="ce1">
            <text:p>4.75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4.7759999999999998" table:style-name="ce1">
            <text:p>4.77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4.8" table:style-name="ce1">
            <text:p>4.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4.8239999999999998" table:style-name="ce1">
            <text:p>4.82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4.8479999999999999" table:style-name="ce1">
            <text:p>4.84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4.8719999999999999" table:style-name="ce1">
            <text:p>4.87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4.8959999999999999" table:style-name="ce1">
            <text:p>4.89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4.92" table:style-name="ce1">
            <text:p>4.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4.9440001999999996" table:style-name="ce1">
            <text:p>4.944000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4.968" table:style-name="ce1">
            <text:p>4.96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4.992" table:style-name="ce1">
            <text:p>4.9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5.0160003" table:style-name="ce1">
            <text:p>5.016000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5.04" table:style-name="ce1">
            <text:p>5.04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5.0640000000000001" table:style-name="ce1">
            <text:p>5.064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5.0880000000000001" table:style-name="ce1">
            <text:p>5.088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5.1120000000000001" table:style-name="ce1">
            <text:p>5.11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5.1360000000000001" table:style-name="ce1">
            <text:p>5.136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5.16" table:style-name="ce1">
            <text:p>5.1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5.1840000000000002" table:style-name="ce1">
            <text:p>5.18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5.2080000000000002" table:style-name="ce1">
            <text:p>5.20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5.2320000000000002" table:style-name="ce1">
            <text:p>5.232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5.2560000000000002" table:style-name="ce1">
            <text:p>5.256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5.28" table:style-name="ce1">
            <text:p>5.28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5.3040000000000003" table:style-name="ce1">
            <text:p>5.304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5.3280000000000003" table:style-name="ce1">
            <text:p>5.328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5.3520000000000003" table:style-name="ce1">
            <text:p>5.352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5.3760000000000003" table:style-name="ce1">
            <text:p>5.376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5.4" table:style-name="ce1">
            <text:p>5.4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5.4240003000000003" table:style-name="ce1">
            <text:p>5.4240003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5.4480000000000004" table:style-name="ce1">
            <text:p>5.448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5.4720000000000004" table:style-name="ce1">
            <text:p>5.472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5.4960000000000004" table:style-name="ce1">
            <text:p>5.496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5.52" table:style-name="ce1">
            <text:p>5.52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5.5439999999999996" table:style-name="ce1">
            <text:p>5.544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5.5679999999999996" table:style-name="ce1">
            <text:p>5.568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5.5919999999999996" table:style-name="ce1">
            <text:p>5.592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5.6159999999999997" table:style-name="ce1">
            <text:p>5.616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5.64" table:style-name="ce1">
            <text:p>5.64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5.6639999999999997" table:style-name="ce1">
            <text:p>5.664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5.6879999999999997" table:style-name="ce1">
            <text:p>5.688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5.7119999999999997" table:style-name="ce1">
            <text:p>5.712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5.7359999999999998" table:style-name="ce1">
            <text:p>5.736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5.76" table:style-name="ce1">
            <text:p>5.76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5.7839999999999998" table:style-name="ce1">
            <text:p>5.784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5.8079999999999998" table:style-name="ce1">
            <text:p>5.808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5.8320002999999998" table:style-name="ce1">
            <text:p>5.8320003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5.8559999999999999" table:style-name="ce1">
            <text:p>5.856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5.88" table:style-name="ce1">
            <text:p>5.88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5.9040002999999999" table:style-name="ce1">
            <text:p>5.9040003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5.9279999999999999" table:style-name="ce1">
            <text:p>5.928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5.952" table:style-name="ce1">
            <text:p>5.952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5.976" table:style-name="ce1">
            <text:p>5.976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6.024" table:style-name="ce1">
            <text:p>6.024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6.048" table:style-name="ce1">
            <text:p>6.048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6.0720000000000001" table:style-name="ce1">
            <text:p>6.072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6.0960000000000001" table:style-name="ce1">
            <text:p>6.096</text:p>
          </table:table-cell>
          <table:table-cell office:value-type="float" office:value="9" table:style-name="ce1">
            <text:p>9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6.12" table:style-name="ce1">
            <text:p>6.12</text:p>
          </table:table-cell>
          <table:table-cell office:value-type="float" office:value="9" table:style-name="ce1">
            <text:p>9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6.1440000000000001" table:style-name="ce1">
            <text:p>6.144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6.1680000000000001" table:style-name="ce1">
            <text:p>6.168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6.1920000000000002" table:style-name="ce1">
            <text:p>6.192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6.2160000000000002" table:style-name="ce1">
            <text:p>6.216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6.2400001999999999" table:style-name="ce1">
            <text:p>6.2400002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6.2640000000000002" table:style-name="ce1">
            <text:p>6.264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6.2880000000000003" table:style-name="ce1">
            <text:p>6.288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6.3120003000000002" table:style-name="ce1">
            <text:p>6.3120003</text:p>
          </table:table-cell>
          <table:table-cell office:value-type="float" office:value="10" table:style-name="ce1">
            <text:p>10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6.3360000000000003" table:style-name="ce1">
            <text:p>6.336</text:p>
          </table:table-cell>
          <table:table-cell office:value-type="float" office:value="10" table:style-name="ce1">
            <text:p>10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6.36" table:style-name="ce1">
            <text:p>6.36</text:p>
          </table:table-cell>
          <table:table-cell office:value-type="float" office:value="11" table:style-name="ce1">
            <text:p>11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6.3840000000000003" table:style-name="ce1">
            <text:p>6.384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6.4080000000000004" table:style-name="ce1">
            <text:p>6.408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6.4320000000000004" table:style-name="ce1">
            <text:p>6.432</text:p>
          </table:table-cell>
          <table:table-cell office:value-type="float" office:value="9" table:style-name="ce1">
            <text:p>9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6.4560000000000004" table:style-name="ce1">
            <text:p>6.456</text:p>
          </table:table-cell>
          <table:table-cell office:value-type="float" office:value="9" table:style-name="ce1">
            <text:p>9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6.48" table:style-name="ce1">
            <text:p>6.48</text:p>
          </table:table-cell>
          <table:table-cell office:value-type="float" office:value="9" table:style-name="ce1">
            <text:p>9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6.5039999999999996" table:style-name="ce1">
            <text:p>6.504</text:p>
          </table:table-cell>
          <table:table-cell office:value-type="float" office:value="9" table:style-name="ce1">
            <text:p>9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6.5279999999999996" table:style-name="ce1">
            <text:p>6.528</text:p>
          </table:table-cell>
          <table:table-cell office:value-type="float" office:value="9" table:style-name="ce1">
            <text:p>9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6.5519999999999996" table:style-name="ce1">
            <text:p>6.552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6.5759999999999996" table:style-name="ce1">
            <text:p>6.576</text:p>
          </table:table-cell>
          <table:table-cell office:value-type="float" office:value="11" table:style-name="ce1">
            <text:p>11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6.6" table:style-name="ce1">
            <text:p>6.6</text:p>
          </table:table-cell>
          <table:table-cell office:value-type="float" office:value="12" table:style-name="ce1">
            <text:p>12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6.6239999999999997" table:style-name="ce1">
            <text:p>6.624</text:p>
          </table:table-cell>
          <table:table-cell office:value-type="float" office:value="12" table:style-name="ce1">
            <text:p>12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6.6480002000000002" table:style-name="ce1">
            <text:p>6.6480002</text:p>
          </table:table-cell>
          <table:table-cell office:value-type="float" office:value="12" table:style-name="ce1">
            <text:p>12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6.6719999999999997" table:style-name="ce1">
            <text:p>6.672</text:p>
          </table:table-cell>
          <table:table-cell office:value-type="float" office:value="13" table:style-name="ce1">
            <text:p>13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6.6959999999999997" table:style-name="ce1">
            <text:p>6.696</text:p>
          </table:table-cell>
          <table:table-cell office:value-type="float" office:value="12" table:style-name="ce1">
            <text:p>12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6.7200002999999997" table:style-name="ce1">
            <text:p>6.7200003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6.7439999999999998" table:style-name="ce1">
            <text:p>6.744</text:p>
          </table:table-cell>
          <table:table-cell office:value-type="float" office:value="11" table:style-name="ce1">
            <text:p>11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6.7679999999999998" table:style-name="ce1">
            <text:p>6.768</text:p>
          </table:table-cell>
          <table:table-cell office:value-type="float" office:value="11" table:style-name="ce1">
            <text:p>11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6.7920002999999998" table:style-name="ce1">
            <text:p>6.7920003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6.8159999999999998" table:style-name="ce1">
            <text:p>6.816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6.84" table:style-name="ce1">
            <text:p>6.84</text:p>
          </table:table-cell>
          <table:table-cell office:value-type="float" office:value="11" table:style-name="ce1">
            <text:p>11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6.8639999999999999" table:style-name="ce1">
            <text:p>6.864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6.8879999999999999" table:style-name="ce1">
            <text:p>6.888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6.9119999999999999" table:style-name="ce1">
            <text:p>6.912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6.9359999999999999" table:style-name="ce1">
            <text:p>6.936</text:p>
          </table:table-cell>
          <table:table-cell office:value-type="float" office:value="13" table:style-name="ce1">
            <text:p>1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6.96" table:style-name="ce1">
            <text:p>6.96</text:p>
          </table:table-cell>
          <table:table-cell office:value-type="float" office:value="13" table:style-name="ce1">
            <text:p>1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6.984" table:style-name="ce1">
            <text:p>6.984</text:p>
          </table:table-cell>
          <table:table-cell office:value-type="float" office:value="13" table:style-name="ce1">
            <text:p>1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7.008" table:style-name="ce1">
            <text:p>7.008</text:p>
          </table:table-cell>
          <table:table-cell office:value-type="float" office:value="13" table:style-name="ce1">
            <text:p>13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7.032" table:style-name="ce1">
            <text:p>7.032</text:p>
          </table:table-cell>
          <table:table-cell office:value-type="float" office:value="12" table:style-name="ce1">
            <text:p>12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7.056" table:style-name="ce1">
            <text:p>7.056</text:p>
          </table:table-cell>
          <table:table-cell office:value-type="float" office:value="12" table:style-name="ce1">
            <text:p>12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7.08" table:style-name="ce1">
            <text:p>7.08</text:p>
          </table:table-cell>
          <table:table-cell office:value-type="float" office:value="12" table:style-name="ce1">
            <text:p>12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7.1040000000000001" table:style-name="ce1">
            <text:p>7.104</text:p>
          </table:table-cell>
          <table:table-cell office:value-type="float" office:value="12" table:style-name="ce1">
            <text:p>12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7.1280003000000001" table:style-name="ce1">
            <text:p>7.1280003</text:p>
          </table:table-cell>
          <table:table-cell office:value-type="float" office:value="12" table:style-name="ce1">
            <text:p>12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7.1520000000000001" table:style-name="ce1">
            <text:p>7.152</text:p>
          </table:table-cell>
          <table:table-cell office:value-type="float" office:value="12" table:style-name="ce1">
            <text:p>12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7.1760000000000002" table:style-name="ce1">
            <text:p>7.176</text:p>
          </table:table-cell>
          <table:table-cell office:value-type="float" office:value="12" table:style-name="ce1">
            <text:p>12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7.2000003000000001" table:style-name="ce1">
            <text:p>7.2000003</text:p>
          </table:table-cell>
          <table:table-cell office:value-type="float" office:value="11" table:style-name="ce1">
            <text:p>11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7.2240000000000002" table:style-name="ce1">
            <text:p>7.224</text:p>
          </table:table-cell>
          <table:table-cell office:value-type="float" office:value="11" table:style-name="ce1">
            <text:p>11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7.2480000000000002" table:style-name="ce1">
            <text:p>7.248</text:p>
          </table:table-cell>
          <table:table-cell office:value-type="float" office:value="11" table:style-name="ce1">
            <text:p>11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7.2720000000000002" table:style-name="ce1">
            <text:p>7.272</text:p>
          </table:table-cell>
          <table:table-cell office:value-type="float" office:value="10" table:style-name="ce1">
            <text:p>10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7.2960000000000003" table:style-name="ce1">
            <text:p>7.296</text:p>
          </table:table-cell>
          <table:table-cell office:value-type="float" office:value="10" table:style-name="ce1">
            <text:p>10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7.32" table:style-name="ce1">
            <text:p>7.32</text:p>
          </table:table-cell>
          <table:table-cell office:value-type="float" office:value="11" table:style-name="ce1">
            <text:p>11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7.3440000000000003" table:style-name="ce1">
            <text:p>7.344</text:p>
          </table:table-cell>
          <table:table-cell office:value-type="float" office:value="12" table:style-name="ce1">
            <text:p>12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7.3680000000000003" table:style-name="ce1">
            <text:p>7.368</text:p>
          </table:table-cell>
          <table:table-cell office:value-type="float" office:value="13" table:style-name="ce1">
            <text:p>13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7.3920000000000003" table:style-name="ce1">
            <text:p>7.392</text:p>
          </table:table-cell>
          <table:table-cell office:value-type="float" office:value="12" table:style-name="ce1">
            <text:p>12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7.4160000000000004" table:style-name="ce1">
            <text:p>7.416</text:p>
          </table:table-cell>
          <table:table-cell office:value-type="float" office:value="12" table:style-name="ce1">
            <text:p>12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7.44" table:style-name="ce1">
            <text:p>7.44</text:p>
          </table:table-cell>
          <table:table-cell office:value-type="float" office:value="13" table:style-name="ce1">
            <text:p>13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7.4640000000000004" table:style-name="ce1">
            <text:p>7.464</text:p>
          </table:table-cell>
          <table:table-cell office:value-type="float" office:value="13" table:style-name="ce1">
            <text:p>13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7.4880000000000004" table:style-name="ce1">
            <text:p>7.488</text:p>
          </table:table-cell>
          <table:table-cell office:value-type="float" office:value="12" table:style-name="ce1">
            <text:p>12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7.5119999999999996" table:style-name="ce1">
            <text:p>7.512</text:p>
          </table:table-cell>
          <table:table-cell office:value-type="float" office:value="11" table:style-name="ce1">
            <text:p>11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7.5360003000000004" table:style-name="ce1">
            <text:p>7.5360003</text:p>
          </table:table-cell>
          <table:table-cell office:value-type="float" office:value="11" table:style-name="ce1">
            <text:p>11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7.56" table:style-name="ce1">
            <text:p>7.56</text:p>
          </table:table-cell>
          <table:table-cell office:value-type="float" office:value="11" table:style-name="ce1">
            <text:p>11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7.5839999999999996" table:style-name="ce1">
            <text:p>7.584</text:p>
          </table:table-cell>
          <table:table-cell office:value-type="float" office:value="11" table:style-name="ce1">
            <text:p>11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7.6080002999999996" table:style-name="ce1">
            <text:p>7.6080003</text:p>
          </table:table-cell>
          <table:table-cell office:value-type="float" office:value="11" table:style-name="ce1">
            <text:p>11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7.6319999999999997" table:style-name="ce1">
            <text:p>7.632</text:p>
          </table:table-cell>
          <table:table-cell office:value-type="float" office:value="11" table:style-name="ce1">
            <text:p>11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7.6559999999999997" table:style-name="ce1">
            <text:p>7.656</text:p>
          </table:table-cell>
          <table:table-cell office:value-type="float" office:value="11" table:style-name="ce1">
            <text:p>11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7.6800002999999997" table:style-name="ce1">
            <text:p>7.6800003</text:p>
          </table:table-cell>
          <table:table-cell office:value-type="float" office:value="12" table:style-name="ce1">
            <text:p>12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7.7039999999999997" table:style-name="ce1">
            <text:p>7.704</text:p>
          </table:table-cell>
          <table:table-cell office:value-type="float" office:value="11" table:style-name="ce1">
            <text:p>11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7.7279999999999998" table:style-name="ce1">
            <text:p>7.728</text:p>
          </table:table-cell>
          <table:table-cell office:value-type="float" office:value="11" table:style-name="ce1">
            <text:p>11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7.7519999999999998" table:style-name="ce1">
            <text:p>7.752</text:p>
          </table:table-cell>
          <table:table-cell office:value-type="float" office:value="13" table:style-name="ce1">
            <text:p>13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7.7759999999999998" table:style-name="ce1">
            <text:p>7.776</text:p>
          </table:table-cell>
          <table:table-cell office:value-type="float" office:value="13" table:style-name="ce1">
            <text:p>13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7.8" table:style-name="ce1">
            <text:p>7.8</text:p>
          </table:table-cell>
          <table:table-cell office:value-type="float" office:value="14" table:style-name="ce1">
            <text:p>14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7.8239999999999998" table:style-name="ce1">
            <text:p>7.824</text:p>
          </table:table-cell>
          <table:table-cell office:value-type="float" office:value="14" table:style-name="ce1">
            <text:p>14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7.8479999999999999" table:style-name="ce1">
            <text:p>7.848</text:p>
          </table:table-cell>
          <table:table-cell office:value-type="float" office:value="14" table:style-name="ce1">
            <text:p>14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7.8719999999999999" table:style-name="ce1">
            <text:p>7.872</text:p>
          </table:table-cell>
          <table:table-cell office:value-type="float" office:value="14" table:style-name="ce1">
            <text:p>14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7.8959999999999999" table:style-name="ce1">
            <text:p>7.896</text:p>
          </table:table-cell>
          <table:table-cell office:value-type="float" office:value="15" table:style-name="ce1">
            <text:p>15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7.92" table:style-name="ce1">
            <text:p>7.92</text:p>
          </table:table-cell>
          <table:table-cell office:value-type="float" office:value="14" table:style-name="ce1">
            <text:p>14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7.9440001999999996" table:style-name="ce1">
            <text:p>7.9440002</text:p>
          </table:table-cell>
          <table:table-cell office:value-type="float" office:value="14" table:style-name="ce1">
            <text:p>14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7.968" table:style-name="ce1">
            <text:p>7.968</text:p>
          </table:table-cell>
          <table:table-cell office:value-type="float" office:value="14" table:style-name="ce1">
            <text:p>14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7.992" table:style-name="ce1">
            <text:p>7.992</text:p>
          </table:table-cell>
          <table:table-cell office:value-type="float" office:value="14" table:style-name="ce1">
            <text:p>14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8.016" table:style-name="ce1">
            <text:p>8.016</text:p>
          </table:table-cell>
          <table:table-cell office:value-type="float" office:value="14" table:style-name="ce1">
            <text:p>14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8.0399999999999991" table:style-name="ce1">
            <text:p>8.04</text:p>
          </table:table-cell>
          <table:table-cell office:value-type="float" office:value="14" table:style-name="ce1">
            <text:p>14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8.0640000000000001" table:style-name="ce1">
            <text:p>8.064</text:p>
          </table:table-cell>
          <table:table-cell office:value-type="float" office:value="13" table:style-name="ce1">
            <text:p>13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8.0879999999999992" table:style-name="ce1">
            <text:p>8.088</text:p>
          </table:table-cell>
          <table:table-cell office:value-type="float" office:value="12" table:style-name="ce1">
            <text:p>12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8.1120000000000001" table:style-name="ce1">
            <text:p>8.112</text:p>
          </table:table-cell>
          <table:table-cell office:value-type="float" office:value="12" table:style-name="ce1">
            <text:p>12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8.1359999999999992" table:style-name="ce1">
            <text:p>8.136</text:p>
          </table:table-cell>
          <table:table-cell office:value-type="float" office:value="12" table:style-name="ce1">
            <text:p>12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8.16" table:style-name="ce1">
            <text:p>8.16</text:p>
          </table:table-cell>
          <table:table-cell office:value-type="float" office:value="12" table:style-name="ce1">
            <text:p>12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8.1839999999999993" table:style-name="ce1">
            <text:p>8.184</text:p>
          </table:table-cell>
          <table:table-cell office:value-type="float" office:value="12" table:style-name="ce1">
            <text:p>12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8.2080000000000002" table:style-name="ce1">
            <text:p>8.208</text:p>
          </table:table-cell>
          <table:table-cell office:value-type="float" office:value="12" table:style-name="ce1">
            <text:p>12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8.2319999999999993" table:style-name="ce1">
            <text:p>8.232</text:p>
          </table:table-cell>
          <table:table-cell office:value-type="float" office:value="12" table:style-name="ce1">
            <text:p>12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8.2560005000000007" table:style-name="ce1">
            <text:p>8.2560005</text:p>
          </table:table-cell>
          <table:table-cell office:value-type="float" office:value="12" table:style-name="ce1">
            <text:p>12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8.2799999999999994" table:style-name="ce1">
            <text:p>8.28</text:p>
          </table:table-cell>
          <table:table-cell office:value-type="float" office:value="11" table:style-name="ce1">
            <text:p>11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8.3040000000000003" table:style-name="ce1">
            <text:p>8.304</text:p>
          </table:table-cell>
          <table:table-cell office:value-type="float" office:value="11" table:style-name="ce1">
            <text:p>11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8.3279999999999994" table:style-name="ce1">
            <text:p>8.328</text:p>
          </table:table-cell>
          <table:table-cell office:value-type="float" office:value="10" table:style-name="ce1">
            <text:p>10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8.3520000000000003" table:style-name="ce1">
            <text:p>8.352</text:p>
          </table:table-cell>
          <table:table-cell office:value-type="float" office:value="10" table:style-name="ce1">
            <text:p>10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8.3759999999999994" table:style-name="ce1">
            <text:p>8.376</text:p>
          </table:table-cell>
          <table:table-cell office:value-type="float" office:value="10" table:style-name="ce1">
            <text:p>10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8.4" table:style-name="ce1">
            <text:p>8.4</text:p>
          </table:table-cell>
          <table:table-cell office:value-type="float" office:value="10" table:style-name="ce1">
            <text:p>10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8.4239999999999995" table:style-name="ce1">
            <text:p>8.424</text:p>
          </table:table-cell>
          <table:table-cell office:value-type="float" office:value="9" table:style-name="ce1">
            <text:p>9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8.4480000000000004" table:style-name="ce1">
            <text:p>8.448</text:p>
          </table:table-cell>
          <table:table-cell office:value-type="float" office:value="9" table:style-name="ce1">
            <text:p>9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8.4719999999999995" table:style-name="ce1">
            <text:p>8.472</text:p>
          </table:table-cell>
          <table:table-cell office:value-type="float" office:value="9" table:style-name="ce1">
            <text:p>9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8.4960000000000004" table:style-name="ce1">
            <text:p>8.496</text:p>
          </table:table-cell>
          <table:table-cell office:value-type="float" office:value="9" table:style-name="ce1">
            <text:p>9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8.52" table:style-name="ce1">
            <text:p>8.52</text:p>
          </table:table-cell>
          <table:table-cell office:value-type="float" office:value="9" table:style-name="ce1">
            <text:p>9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8.5440000000000005" table:style-name="ce1">
            <text:p>8.544</text:p>
          </table:table-cell>
          <table:table-cell office:value-type="float" office:value="9" table:style-name="ce1">
            <text:p>9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8.5679999999999996" table:style-name="ce1">
            <text:p>8.568</text:p>
          </table:table-cell>
          <table:table-cell office:value-type="float" office:value="10" table:style-name="ce1">
            <text:p>10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8.5920000000000005" table:style-name="ce1">
            <text:p>8.592</text:p>
          </table:table-cell>
          <table:table-cell office:value-type="float" office:value="10" table:style-name="ce1">
            <text:p>10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8.6159999999999997" table:style-name="ce1">
            <text:p>8.616</text:p>
          </table:table-cell>
          <table:table-cell office:value-type="float" office:value="10" table:style-name="ce1">
            <text:p>10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8.64" table:style-name="ce1">
            <text:p>8.64</text:p>
          </table:table-cell>
          <table:table-cell office:value-type="float" office:value="10" table:style-name="ce1">
            <text:p>10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8.6640005000000002" table:style-name="ce1">
            <text:p>8.6640005</text:p>
          </table:table-cell>
          <table:table-cell office:value-type="float" office:value="9" table:style-name="ce1">
            <text:p>9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8.6880000000000006" table:style-name="ce1">
            <text:p>8.688</text:p>
          </table:table-cell>
          <table:table-cell office:value-type="float" office:value="9" table:style-name="ce1">
            <text:p>9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8.7119999999999997" table:style-name="ce1">
            <text:p>8.712</text:p>
          </table:table-cell>
          <table:table-cell office:value-type="float" office:value="9" table:style-name="ce1">
            <text:p>9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8.7360000000000007" table:style-name="ce1">
            <text:p>8.736</text:p>
          </table:table-cell>
          <table:table-cell office:value-type="float" office:value="10" table:style-name="ce1">
            <text:p>10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8.76" table:style-name="ce1">
            <text:p>8.76</text:p>
          </table:table-cell>
          <table:table-cell office:value-type="float" office:value="10" table:style-name="ce1">
            <text:p>10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8.7840000000000007" table:style-name="ce1">
            <text:p>8.784</text:p>
          </table:table-cell>
          <table:table-cell office:value-type="float" office:value="10" table:style-name="ce1">
            <text:p>10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8.8079999999999998" table:style-name="ce1">
            <text:p>8.808</text:p>
          </table:table-cell>
          <table:table-cell office:value-type="float" office:value="10" table:style-name="ce1">
            <text:p>10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8.8320000000000007" table:style-name="ce1">
            <text:p>8.832</text:p>
          </table:table-cell>
          <table:table-cell office:value-type="float" office:value="11" table:style-name="ce1">
            <text:p>11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8.8559999999999999" table:style-name="ce1">
            <text:p>8.856</text:p>
          </table:table-cell>
          <table:table-cell office:value-type="float" office:value="12" table:style-name="ce1">
            <text:p>12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8.8800000000000008" table:style-name="ce1">
            <text:p>8.88</text:p>
          </table:table-cell>
          <table:table-cell office:value-type="float" office:value="13" table:style-name="ce1">
            <text:p>13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8.9039999999999999" table:style-name="ce1">
            <text:p>8.904</text:p>
          </table:table-cell>
          <table:table-cell office:value-type="float" office:value="12" table:style-name="ce1">
            <text:p>12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8.9280000000000008" table:style-name="ce1">
            <text:p>8.928</text:p>
          </table:table-cell>
          <table:table-cell office:value-type="float" office:value="12" table:style-name="ce1">
            <text:p>12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8.952" table:style-name="ce1">
            <text:p>8.952</text:p>
          </table:table-cell>
          <table:table-cell office:value-type="float" office:value="12" table:style-name="ce1">
            <text:p>12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8.9760000000000009" table:style-name="ce1">
            <text:p>8.976</text:p>
          </table:table-cell>
          <table:table-cell office:value-type="float" office:value="12" table:style-name="ce1">
            <text:p>12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2" table:style-name="ce1">
            <text:p>12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9.0239999999999991" table:style-name="ce1">
            <text:p>9.024</text:p>
          </table:table-cell>
          <table:table-cell office:value-type="float" office:value="12" table:style-name="ce1">
            <text:p>12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9.048" table:style-name="ce1">
            <text:p>9.048</text:p>
          </table:table-cell>
          <table:table-cell office:value-type="float" office:value="13" table:style-name="ce1">
            <text:p>13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9.0720004999999997" table:style-name="ce1">
            <text:p>9.0720005</text:p>
          </table:table-cell>
          <table:table-cell office:value-type="float" office:value="13" table:style-name="ce1">
            <text:p>13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9.0960000000000001" table:style-name="ce1">
            <text:p>9.096</text:p>
          </table:table-cell>
          <table:table-cell office:value-type="float" office:value="12" table:style-name="ce1">
            <text:p>12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9.1199999999999992" table:style-name="ce1">
            <text:p>9.12</text:p>
          </table:table-cell>
          <table:table-cell office:value-type="float" office:value="11" table:style-name="ce1">
            <text:p>11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9.1440000000000001" table:style-name="ce1">
            <text:p>9.144</text:p>
          </table:table-cell>
          <table:table-cell office:value-type="float" office:value="11" table:style-name="ce1">
            <text:p>11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9.1679999999999993" table:style-name="ce1">
            <text:p>9.168</text:p>
          </table:table-cell>
          <table:table-cell office:value-type="float" office:value="11" table:style-name="ce1">
            <text:p>11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9.1920000000000002" table:style-name="ce1">
            <text:p>9.192</text:p>
          </table:table-cell>
          <table:table-cell office:value-type="float" office:value="12" table:style-name="ce1">
            <text:p>12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9.2159999999999993" table:style-name="ce1">
            <text:p>9.216</text:p>
          </table:table-cell>
          <table:table-cell office:value-type="float" office:value="12" table:style-name="ce1">
            <text:p>12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9.24" table:style-name="ce1">
            <text:p>9.24</text:p>
          </table:table-cell>
          <table:table-cell office:value-type="float" office:value="12" table:style-name="ce1">
            <text:p>12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9.2639999999999993" table:style-name="ce1">
            <text:p>9.264</text:p>
          </table:table-cell>
          <table:table-cell office:value-type="float" office:value="12" table:style-name="ce1">
            <text:p>12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9.2880000000000003" table:style-name="ce1">
            <text:p>9.288</text:p>
          </table:table-cell>
          <table:table-cell office:value-type="float" office:value="12" table:style-name="ce1">
            <text:p>12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9.3119999999999994" table:style-name="ce1">
            <text:p>9.312</text:p>
          </table:table-cell>
          <table:table-cell office:value-type="float" office:value="12" table:style-name="ce1">
            <text:p>12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9.3360000000000003" table:style-name="ce1">
            <text:p>9.336</text:p>
          </table:table-cell>
          <table:table-cell office:value-type="float" office:value="12" table:style-name="ce1">
            <text:p>12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9.36" table:style-name="ce1">
            <text:p>9.36</text:p>
          </table:table-cell>
          <table:table-cell office:value-type="float" office:value="11" table:style-name="ce1">
            <text:p>11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9.3840000000000003" table:style-name="ce1">
            <text:p>9.384</text:p>
          </table:table-cell>
          <table:table-cell office:value-type="float" office:value="11" table:style-name="ce1">
            <text:p>11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9.4079999999999995" table:style-name="ce1">
            <text:p>9.408</text:p>
          </table:table-cell>
          <table:table-cell office:value-type="float" office:value="11" table:style-name="ce1">
            <text:p>11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9.4320000000000004" table:style-name="ce1">
            <text:p>9.432</text:p>
          </table:table-cell>
          <table:table-cell office:value-type="float" office:value="11" table:style-name="ce1">
            <text:p>11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9.4559999999999995" table:style-name="ce1">
            <text:p>9.456</text:p>
          </table:table-cell>
          <table:table-cell office:value-type="float" office:value="12" table:style-name="ce1">
            <text:p>12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9.4800004999999992" table:style-name="ce1">
            <text:p>9.4800005</text:p>
          </table:table-cell>
          <table:table-cell office:value-type="float" office:value="12" table:style-name="ce1">
            <text:p>12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9.5039999999999996" table:style-name="ce1">
            <text:p>9.504</text:p>
          </table:table-cell>
          <table:table-cell office:value-type="float" office:value="14" table:style-name="ce1">
            <text:p>14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9.5280000000000005" table:style-name="ce1">
            <text:p>9.528</text:p>
          </table:table-cell>
          <table:table-cell office:value-type="float" office:value="12" table:style-name="ce1">
            <text:p>12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9.5519999999999996" table:style-name="ce1">
            <text:p>9.552</text:p>
          </table:table-cell>
          <table:table-cell office:value-type="float" office:value="11" table:style-name="ce1">
            <text:p>11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9.5760000000000005" table:style-name="ce1">
            <text:p>9.576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9.6" table:style-name="ce1">
            <text:p>9.6</text:p>
          </table:table-cell>
          <table:table-cell office:value-type="float" office:value="9" table:style-name="ce1">
            <text:p>9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9.6240009999999998" table:style-name="ce1">
            <text:p>9.624001</text:p>
          </table:table-cell>
          <table:table-cell office:value-type="float" office:value="9" table:style-name="ce1">
            <text:p>9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9.6479999999999997" table:style-name="ce1">
            <text:p>9.648</text:p>
          </table:table-cell>
          <table:table-cell office:value-type="float" office:value="8" table:style-name="ce1">
            <text:p>8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9.6720000000000006" table:style-name="ce1">
            <text:p>9.672</text:p>
          </table:table-cell>
          <table:table-cell office:value-type="float" office:value="9" table:style-name="ce1">
            <text:p>9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9.6959999999999997" table:style-name="ce1">
            <text:p>9.696</text:p>
          </table:table-cell>
          <table:table-cell office:value-type="float" office:value="9" table:style-name="ce1">
            <text:p>9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9.7200000000000006" table:style-name="ce1">
            <text:p>9.72</text:p>
          </table:table-cell>
          <table:table-cell office:value-type="float" office:value="9" table:style-name="ce1">
            <text:p>9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9.7439999999999998" table:style-name="ce1">
            <text:p>9.744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9.7680000000000007" table:style-name="ce1">
            <text:p>9.768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9.7919999999999998" table:style-name="ce1">
            <text:p>9.792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9.8160000000000007" table:style-name="ce1">
            <text:p>9.816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9.84" table:style-name="ce1">
            <text:p>9.84</text:p>
          </table:table-cell>
          <table:table-cell office:value-type="float" office:value="11" table:style-name="ce1">
            <text:p>1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9.8640000000000008" table:style-name="ce1">
            <text:p>9.864</text:p>
          </table:table-cell>
          <table:table-cell office:value-type="float" office:value="11" table:style-name="ce1">
            <text:p>1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9.8880005000000004" table:style-name="ce1">
            <text:p>9.8880005</text:p>
          </table:table-cell>
          <table:table-cell office:value-type="float" office:value="11" table:style-name="ce1">
            <text:p>1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9.9120000000000008" table:style-name="ce1">
            <text:p>9.912</text:p>
          </table:table-cell>
          <table:table-cell office:value-type="float" office:value="11" table:style-name="ce1">
            <text:p>1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9.9359999999999999" table:style-name="ce1">
            <text:p>9.936</text:p>
          </table:table-cell>
          <table:table-cell office:value-type="float" office:value="11" table:style-name="ce1">
            <text:p>1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9.9600000000000009" table:style-name="ce1">
            <text:p>9.96</text:p>
          </table:table-cell>
          <table:table-cell office:value-type="float" office:value="11" table:style-name="ce1">
            <text:p>1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9.984" table:style-name="ce1">
            <text:p>9.984</text:p>
          </table:table-cell>
          <table:table-cell office:value-type="float" office:value="11" table:style-name="ce1">
            <text:p>1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0.007999999999999" table:style-name="ce1">
            <text:p>10.008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0.032000999999999" table:style-name="ce1">
            <text:p>10.032001</text:p>
          </table:table-cell>
          <table:table-cell office:value-type="float" office:value="14" table:style-name="ce1">
            <text:p>14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0.055999999999999" table:style-name="ce1">
            <text:p>10.056</text:p>
          </table:table-cell>
          <table:table-cell office:value-type="float" office:value="14" table:style-name="ce1">
            <text:p>14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0.08" table:style-name="ce1">
            <text:p>10.08</text:p>
          </table:table-cell>
          <table:table-cell office:value-type="float" office:value="14" table:style-name="ce1">
            <text:p>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0.103999999999999" table:style-name="ce1">
            <text:p>10.104</text:p>
          </table:table-cell>
          <table:table-cell office:value-type="float" office:value="14" table:style-name="ce1">
            <text:p>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0.128" table:style-name="ce1">
            <text:p>10.128</text:p>
          </table:table-cell>
          <table:table-cell office:value-type="float" office:value="14" table:style-name="ce1">
            <text:p>14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0.151999999999999" table:style-name="ce1">
            <text:p>10.152</text:p>
          </table:table-cell>
          <table:table-cell office:value-type="float" office:value="14" table:style-name="ce1">
            <text:p>14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0.176" table:style-name="ce1">
            <text:p>10.176</text:p>
          </table:table-cell>
          <table:table-cell office:value-type="float" office:value="15" table:style-name="ce1">
            <text:p>1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0.199999999999999" table:style-name="ce1">
            <text:p>10.2</text:p>
          </table:table-cell>
          <table:table-cell office:value-type="float" office:value="14" table:style-name="ce1">
            <text:p>1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0.224" table:style-name="ce1">
            <text:p>10.224</text:p>
          </table:table-cell>
          <table:table-cell office:value-type="float" office:value="13" table:style-name="ce1">
            <text:p>1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0.247999999999999" table:style-name="ce1">
            <text:p>10.248</text:p>
          </table:table-cell>
          <table:table-cell office:value-type="float" office:value="13" table:style-name="ce1">
            <text:p>1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0.272" table:style-name="ce1">
            <text:p>10.272</text:p>
          </table:table-cell>
          <table:table-cell office:value-type="float" office:value="13" table:style-name="ce1">
            <text:p>1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0.2960005" table:style-name="ce1">
            <text:p>10.2960005</text:p>
          </table:table-cell>
          <table:table-cell office:value-type="float" office:value="13" table:style-name="ce1">
            <text:p>1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0.32" table:style-name="ce1">
            <text:p>10.32</text:p>
          </table:table-cell>
          <table:table-cell office:value-type="float" office:value="13" table:style-name="ce1">
            <text:p>1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0.343999999999999" table:style-name="ce1">
            <text:p>10.344</text:p>
          </table:table-cell>
          <table:table-cell office:value-type="float" office:value="13" table:style-name="ce1">
            <text:p>1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0.368" table:style-name="ce1">
            <text:p>10.368</text:p>
          </table:table-cell>
          <table:table-cell office:value-type="float" office:value="14" table:style-name="ce1">
            <text:p>14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0.391999999999999" table:style-name="ce1">
            <text:p>10.392</text:p>
          </table:table-cell>
          <table:table-cell office:value-type="float" office:value="14" table:style-name="ce1">
            <text:p>14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0.416" table:style-name="ce1">
            <text:p>10.416</text:p>
          </table:table-cell>
          <table:table-cell office:value-type="float" office:value="14" table:style-name="ce1">
            <text:p>14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0.440001000000001" table:style-name="ce1">
            <text:p>10.440001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0.464" table:style-name="ce1">
            <text:p>10.464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0.488" table:style-name="ce1">
            <text:p>10.488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0.512" table:style-name="ce1">
            <text:p>10.512</text:p>
          </table:table-cell>
          <table:table-cell office:value-type="float" office:value="12" table:style-name="ce1">
            <text:p>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0.536" table:style-name="ce1">
            <text:p>10.536</text:p>
          </table:table-cell>
          <table:table-cell office:value-type="float" office:value="12" table:style-name="ce1">
            <text:p>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0.56" table:style-name="ce1">
            <text:p>10.56</text:p>
          </table:table-cell>
          <table:table-cell office:value-type="float" office:value="12" table:style-name="ce1">
            <text:p>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0.584" table:style-name="ce1">
            <text:p>10.584</text:p>
          </table:table-cell>
          <table:table-cell office:value-type="float" office:value="12" table:style-name="ce1">
            <text:p>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0.608000000000001" table:style-name="ce1">
            <text:p>10.608</text:p>
          </table:table-cell>
          <table:table-cell office:value-type="float" office:value="11" table:style-name="ce1">
            <text:p>1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0.632" table:style-name="ce1">
            <text:p>10.632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0.656000000000001" table:style-name="ce1">
            <text:p>10.656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0.68" table:style-name="ce1">
            <text:p>10.68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0.704000000000001" table:style-name="ce1">
            <text:p>10.704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0.728" table:style-name="ce1">
            <text:p>10.728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0.752000000000001" table:style-name="ce1">
            <text:p>10.752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0.776" table:style-name="ce1">
            <text:p>10.776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0.8" table:style-name="ce1">
            <text:p>10.8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0.824" table:style-name="ce1">
            <text:p>10.824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0.848001" table:style-name="ce1">
            <text:p>10.848001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0.872" table:style-name="ce1">
            <text:p>10.872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0.896000000000001" table:style-name="ce1">
            <text:p>10.896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0.92" table:style-name="ce1">
            <text:p>10.92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0.944000000000001" table:style-name="ce1">
            <text:p>10.944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0.968" table:style-name="ce1">
            <text:p>10.968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0.992000000000001" table:style-name="ce1">
            <text:p>10.992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1.016" table:style-name="ce1">
            <text:p>11.016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1.04" table:style-name="ce1">
            <text:p>11.04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1.064" table:style-name="ce1">
            <text:p>11.064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1.087999999999999" table:style-name="ce1">
            <text:p>11.088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1.112" table:style-name="ce1">
            <text:p>11.112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1.135999999999999" table:style-name="ce1">
            <text:p>11.136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1.16" table:style-name="ce1">
            <text:p>11.16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1.183999999999999" table:style-name="ce1">
            <text:p>11.184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1.208" table:style-name="ce1">
            <text:p>11.208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1.231999999999999" table:style-name="ce1">
            <text:p>11.232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1.256000500000001" table:style-name="ce1">
            <text:p>11.2560005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1.28" table:style-name="ce1">
            <text:p>11.28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1.304" table:style-name="ce1">
            <text:p>11.304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1.327999999999999" table:style-name="ce1">
            <text:p>11.328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1.352" table:style-name="ce1">
            <text:p>11.352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1.375999999999999" table:style-name="ce1">
            <text:p>11.376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1.400001" table:style-name="ce1">
            <text:p>11.400001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1.423999999999999" table:style-name="ce1">
            <text:p>11.424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1.448" table:style-name="ce1">
            <text:p>11.448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1.472" table:style-name="ce1">
            <text:p>11.472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1.496" table:style-name="ce1">
            <text:p>11.496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1.52" table:style-name="ce1">
            <text:p>11.52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1.544" table:style-name="ce1">
            <text:p>11.544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1.568" table:style-name="ce1">
            <text:p>11.568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1.592000000000001" table:style-name="ce1">
            <text:p>11.592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1.616" table:style-name="ce1">
            <text:p>11.616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1.64" table:style-name="ce1">
            <text:p>11.64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1.6640005" table:style-name="ce1">
            <text:p>11.6640005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1.688000000000001" table:style-name="ce1">
            <text:p>11.688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1.712" table:style-name="ce1">
            <text:p>11.712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1.736000000000001" table:style-name="ce1">
            <text:p>11.736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1.76" table:style-name="ce1">
            <text:p>11.76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1.784000000000001" table:style-name="ce1">
            <text:p>11.784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1.808001000000001" table:style-name="ce1">
            <text:p>11.808001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1.832000000000001" table:style-name="ce1">
            <text:p>11.832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1.856" table:style-name="ce1">
            <text:p>11.856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1.88" table:style-name="ce1">
            <text:p>11.88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1.904" table:style-name="ce1">
            <text:p>11.904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1.928000000000001" table:style-name="ce1">
            <text:p>11.928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1.952" table:style-name="ce1">
            <text:p>11.952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1.976000000000001" table:style-name="ce1">
            <text:p>11.976</text:p>
          </table:table-cell>
          <table:table-cell office:value-type="float" office:value="6" table:style-name="ce1">
            <text:p>6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7" table:style-name="ce1">
            <text:p>7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2.023999999999999" table:style-name="ce1">
            <text:p>12.024</text:p>
          </table:table-cell>
          <table:table-cell office:value-type="float" office:value="7" table:style-name="ce1">
            <text:p>7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2.048" table:style-name="ce1">
            <text:p>12.048</text:p>
          </table:table-cell>
          <table:table-cell office:value-type="float" office:value="7" table:style-name="ce1">
            <text:p>7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2.0720005" table:style-name="ce1">
            <text:p>12.0720005</text:p>
          </table:table-cell>
          <table:table-cell office:value-type="float" office:value="8" table:style-name="ce1">
            <text:p>8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2.096" table:style-name="ce1">
            <text:p>12.096</text:p>
          </table:table-cell>
          <table:table-cell office:value-type="float" office:value="9" table:style-name="ce1">
            <text:p>9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2.12" table:style-name="ce1">
            <text:p>12.12</text:p>
          </table:table-cell>
          <table:table-cell office:value-type="float" office:value="9" table:style-name="ce1">
            <text:p>9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2.144" table:style-name="ce1">
            <text:p>12.144</text:p>
          </table:table-cell>
          <table:table-cell office:value-type="float" office:value="9" table:style-name="ce1">
            <text:p>9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2.167999999999999" table:style-name="ce1">
            <text:p>12.168</text:p>
          </table:table-cell>
          <table:table-cell office:value-type="float" office:value="9" table:style-name="ce1">
            <text:p>9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2.192" table:style-name="ce1">
            <text:p>12.192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2.216001" table:style-name="ce1">
            <text:p>12.216001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2.24" table:style-name="ce1">
            <text:p>12.24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2.263999999999999" table:style-name="ce1">
            <text:p>12.264</text:p>
          </table:table-cell>
          <table:table-cell office:value-type="float" office:value="9" table:style-name="ce1">
            <text:p>9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2.288" table:style-name="ce1">
            <text:p>12.288</text:p>
          </table:table-cell>
          <table:table-cell office:value-type="float" office:value="9" table:style-name="ce1">
            <text:p>9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2.311999999999999" table:style-name="ce1">
            <text:p>12.312</text:p>
          </table:table-cell>
          <table:table-cell office:value-type="float" office:value="9" table:style-name="ce1">
            <text:p>9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2.336" table:style-name="ce1">
            <text:p>12.336</text:p>
          </table:table-cell>
          <table:table-cell office:value-type="float" office:value="9" table:style-name="ce1">
            <text:p>9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2.36" table:style-name="ce1">
            <text:p>12.36</text:p>
          </table:table-cell>
          <table:table-cell office:value-type="float" office:value="9" table:style-name="ce1">
            <text:p>9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2.384" table:style-name="ce1">
            <text:p>12.384</text:p>
          </table:table-cell>
          <table:table-cell office:value-type="float" office:value="9" table:style-name="ce1">
            <text:p>9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2.407999999999999" table:style-name="ce1">
            <text:p>12.408</text:p>
          </table:table-cell>
          <table:table-cell office:value-type="float" office:value="9" table:style-name="ce1">
            <text:p>9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2.432" table:style-name="ce1">
            <text:p>12.432</text:p>
          </table:table-cell>
          <table:table-cell office:value-type="float" office:value="9" table:style-name="ce1">
            <text:p>9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2.456" table:style-name="ce1">
            <text:p>12.456</text:p>
          </table:table-cell>
          <table:table-cell office:value-type="float" office:value="9" table:style-name="ce1">
            <text:p>9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2.480000499999999" table:style-name="ce1">
            <text:p>12.4800005</text:p>
          </table:table-cell>
          <table:table-cell office:value-type="float" office:value="9" table:style-name="ce1">
            <text:p>9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2.504" table:style-name="ce1">
            <text:p>12.504</text:p>
          </table:table-cell>
          <table:table-cell office:value-type="float" office:value="8" table:style-name="ce1">
            <text:p>8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2.528" table:style-name="ce1">
            <text:p>12.528</text:p>
          </table:table-cell>
          <table:table-cell office:value-type="float" office:value="9" table:style-name="ce1">
            <text:p>9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2.552" table:style-name="ce1">
            <text:p>12.552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2.576000000000001" table:style-name="ce1">
            <text:p>12.576</text:p>
          </table:table-cell>
          <table:table-cell office:value-type="float" office:value="10" table:style-name="ce1">
            <text:p>10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2.6" table:style-name="ce1">
            <text:p>12.6</text:p>
          </table:table-cell>
          <table:table-cell office:value-type="float" office:value="10" table:style-name="ce1">
            <text:p>10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2.624001" table:style-name="ce1">
            <text:p>12.624001</text:p>
          </table:table-cell>
          <table:table-cell office:value-type="float" office:value="10" table:style-name="ce1">
            <text:p>10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2.648" table:style-name="ce1">
            <text:p>12.648</text:p>
          </table:table-cell>
          <table:table-cell office:value-type="float" office:value="10" table:style-name="ce1">
            <text:p>10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2.672000000000001" table:style-name="ce1">
            <text:p>12.672</text:p>
          </table:table-cell>
          <table:table-cell office:value-type="float" office:value="11" table:style-name="ce1">
            <text:p>11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2.696" table:style-name="ce1">
            <text:p>12.696</text:p>
          </table:table-cell>
          <table:table-cell office:value-type="float" office:value="11" table:style-name="ce1">
            <text:p>11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2.72" table:style-name="ce1">
            <text:p>12.72</text:p>
          </table:table-cell>
          <table:table-cell office:value-type="float" office:value="11" table:style-name="ce1">
            <text:p>11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2.744" table:style-name="ce1">
            <text:p>12.744</text:p>
          </table:table-cell>
          <table:table-cell office:value-type="float" office:value="10" table:style-name="ce1">
            <text:p>10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2.768000000000001" table:style-name="ce1">
            <text:p>12.768</text:p>
          </table:table-cell>
          <table:table-cell office:value-type="float" office:value="10" table:style-name="ce1">
            <text:p>10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2.792" table:style-name="ce1">
            <text:p>12.792</text:p>
          </table:table-cell>
          <table:table-cell office:value-type="float" office:value="10" table:style-name="ce1">
            <text:p>10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2.816000000000001" table:style-name="ce1">
            <text:p>12.816</text:p>
          </table:table-cell>
          <table:table-cell office:value-type="float" office:value="9" table:style-name="ce1">
            <text:p>9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2.84" table:style-name="ce1">
            <text:p>12.84</text:p>
          </table:table-cell>
          <table:table-cell office:value-type="float" office:value="8" table:style-name="ce1">
            <text:p>8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2.864000000000001" table:style-name="ce1">
            <text:p>12.864</text:p>
          </table:table-cell>
          <table:table-cell office:value-type="float" office:value="8" table:style-name="ce1">
            <text:p>8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2.8880005" table:style-name="ce1">
            <text:p>12.8880005</text:p>
          </table:table-cell>
          <table:table-cell office:value-type="float" office:value="7" table:style-name="ce1">
            <text:p>7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2.912000000000001" table:style-name="ce1">
            <text:p>12.912</text:p>
          </table:table-cell>
          <table:table-cell office:value-type="float" office:value="7" table:style-name="ce1">
            <text:p>7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2.936" table:style-name="ce1">
            <text:p>12.936</text:p>
          </table:table-cell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2.96" table:style-name="ce1">
            <text:p>12.96</text:p>
          </table:table-cell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2.984" table:style-name="ce1">
            <text:p>12.984</text:p>
          </table:table-cell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3.007999999999999" table:style-name="ce1">
            <text:p>13.008</text:p>
          </table:table-cell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3.032000999999999" table:style-name="ce1">
            <text:p>13.032001</text:p>
          </table:table-cell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3.055999999999999" table:style-name="ce1">
            <text:p>13.056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3.08" table:style-name="ce1">
            <text:p>13.08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3.103999999999999" table:style-name="ce1">
            <text:p>13.104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3.128" table:style-name="ce1">
            <text:p>13.128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3.151999999999999" table:style-name="ce1">
            <text:p>13.152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3.176" table:style-name="ce1">
            <text:p>13.176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3.2" table:style-name="ce1">
            <text:p>13.2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3.224" table:style-name="ce1">
            <text:p>13.224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3.247999999999999" table:style-name="ce1">
            <text:p>13.248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3.272" table:style-name="ce1">
            <text:p>13.272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3.2960005" table:style-name="ce1">
            <text:p>13.2960005</text:p>
          </table:table-cell>
          <table:table-cell office:value-type="float" office:value="7" table:style-name="ce1">
            <text:p>7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3.32" table:style-name="ce1">
            <text:p>13.32</text:p>
          </table:table-cell>
          <table:table-cell office:value-type="float" office:value="7" table:style-name="ce1">
            <text:p>7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3.343999999999999" table:style-name="ce1">
            <text:p>13.344</text:p>
          </table:table-cell>
          <table:table-cell office:value-type="float" office:value="7" table:style-name="ce1">
            <text:p>7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3.368" table:style-name="ce1">
            <text:p>13.368</text:p>
          </table:table-cell>
          <table:table-cell office:value-type="float" office:value="7" table:style-name="ce1">
            <text:p>7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3.391999999999999" table:style-name="ce1">
            <text:p>13.392</text:p>
          </table:table-cell>
          <table:table-cell office:value-type="float" office:value="7" table:style-name="ce1">
            <text:p>7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3.416" table:style-name="ce1">
            <text:p>13.416</text:p>
          </table:table-cell>
          <table:table-cell office:value-type="float" office:value="7" table:style-name="ce1">
            <text:p>7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3.440001000000001" table:style-name="ce1">
            <text:p>13.440001</text:p>
          </table:table-cell>
          <table:table-cell office:value-type="float" office:value="8" table:style-name="ce1">
            <text:p>8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3.464" table:style-name="ce1">
            <text:p>13.464</text:p>
          </table:table-cell>
          <table:table-cell office:value-type="float" office:value="8" table:style-name="ce1">
            <text:p>8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3.488" table:style-name="ce1">
            <text:p>13.488</text:p>
          </table:table-cell>
          <table:table-cell office:value-type="float" office:value="9" table:style-name="ce1">
            <text:p>9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3.512" table:style-name="ce1">
            <text:p>13.512</text:p>
          </table:table-cell>
          <table:table-cell office:value-type="float" office:value="9" table:style-name="ce1">
            <text:p>9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3.536" table:style-name="ce1">
            <text:p>13.536</text:p>
          </table:table-cell>
          <table:table-cell office:value-type="float" office:value="9" table:style-name="ce1">
            <text:p>9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3.56" table:style-name="ce1">
            <text:p>13.56</text:p>
          </table:table-cell>
          <table:table-cell office:value-type="float" office:value="10" table:style-name="ce1">
            <text:p>10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3.584001000000001" table:style-name="ce1">
            <text:p>13.584001</text:p>
          </table:table-cell>
          <table:table-cell office:value-type="float" office:value="10" table:style-name="ce1">
            <text:p>1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3.608000000000001" table:style-name="ce1">
            <text:p>13.608</text:p>
          </table:table-cell>
          <table:table-cell office:value-type="float" office:value="11" table:style-name="ce1">
            <text:p>11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3.632" table:style-name="ce1">
            <text:p>13.632</text:p>
          </table:table-cell>
          <table:table-cell office:value-type="float" office:value="11" table:style-name="ce1">
            <text:p>11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3.656000000000001" table:style-name="ce1">
            <text:p>13.656</text:p>
          </table:table-cell>
          <table:table-cell office:value-type="float" office:value="11" table:style-name="ce1">
            <text:p>11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3.68" table:style-name="ce1">
            <text:p>13.68</text:p>
          </table:table-cell>
          <table:table-cell office:value-type="float" office:value="11" table:style-name="ce1">
            <text:p>11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3.704000000000001" table:style-name="ce1">
            <text:p>13.704</text:p>
          </table:table-cell>
          <table:table-cell office:value-type="float" office:value="10" table:style-name="ce1">
            <text:p>10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3.728" table:style-name="ce1">
            <text:p>13.728</text:p>
          </table:table-cell>
          <table:table-cell office:value-type="float" office:value="10" table:style-name="ce1">
            <text:p>10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3.752000000000001" table:style-name="ce1">
            <text:p>13.752</text:p>
          </table:table-cell>
          <table:table-cell office:value-type="float" office:value="10" table:style-name="ce1">
            <text:p>10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3.776" table:style-name="ce1">
            <text:p>13.776</text:p>
          </table:table-cell>
          <table:table-cell office:value-type="float" office:value="10" table:style-name="ce1">
            <text:p>10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3.8" table:style-name="ce1">
            <text:p>13.8</text:p>
          </table:table-cell>
          <table:table-cell office:value-type="float" office:value="10" table:style-name="ce1">
            <text:p>10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3.824" table:style-name="ce1">
            <text:p>13.824</text:p>
          </table:table-cell>
          <table:table-cell office:value-type="float" office:value="10" table:style-name="ce1">
            <text:p>10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3.848001" table:style-name="ce1">
            <text:p>13.848001</text:p>
          </table:table-cell>
          <table:table-cell office:value-type="float" office:value="12" table:style-name="ce1">
            <text:p>12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3.872" table:style-name="ce1">
            <text:p>13.872</text:p>
          </table:table-cell>
          <table:table-cell office:value-type="float" office:value="12" table:style-name="ce1">
            <text:p>12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3.896000000000001" table:style-name="ce1">
            <text:p>13.896</text:p>
          </table:table-cell>
          <table:table-cell office:value-type="float" office:value="12" table:style-name="ce1">
            <text:p>12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3.92" table:style-name="ce1">
            <text:p>13.92</text:p>
          </table:table-cell>
          <table:table-cell office:value-type="float" office:value="12" table:style-name="ce1">
            <text:p>12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3.944000000000001" table:style-name="ce1">
            <text:p>13.944</text:p>
          </table:table-cell>
          <table:table-cell office:value-type="float" office:value="12" table:style-name="ce1">
            <text:p>12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3.968" table:style-name="ce1">
            <text:p>13.968</text:p>
          </table:table-cell>
          <table:table-cell office:value-type="float" office:value="12" table:style-name="ce1">
            <text:p>12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3.992001" table:style-name="ce1">
            <text:p>13.992001</text:p>
          </table:table-cell>
          <table:table-cell office:value-type="float" office:value="12" table:style-name="ce1">
            <text:p>12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4.016" table:style-name="ce1">
            <text:p>14.016</text:p>
          </table:table-cell>
          <table:table-cell office:value-type="float" office:value="11" table:style-name="ce1">
            <text:p>11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4.04" table:style-name="ce1">
            <text:p>14.04</text:p>
          </table:table-cell>
          <table:table-cell office:value-type="float" office:value="11" table:style-name="ce1">
            <text:p>11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4.064" table:style-name="ce1">
            <text:p>14.064</text:p>
          </table:table-cell>
          <table:table-cell office:value-type="float" office:value="11" table:style-name="ce1">
            <text:p>11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4.087999999999999" table:style-name="ce1">
            <text:p>14.088</text:p>
          </table:table-cell>
          <table:table-cell office:value-type="float" office:value="11" table:style-name="ce1">
            <text:p>11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4.112" table:style-name="ce1">
            <text:p>14.112</text:p>
          </table:table-cell>
          <table:table-cell office:value-type="float" office:value="11" table:style-name="ce1">
            <text:p>11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4.135999999999999" table:style-name="ce1">
            <text:p>14.136</text:p>
          </table:table-cell>
          <table:table-cell office:value-type="float" office:value="11" table:style-name="ce1">
            <text:p>11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4.16" table:style-name="ce1">
            <text:p>14.16</text:p>
          </table:table-cell>
          <table:table-cell office:value-type="float" office:value="11" table:style-name="ce1">
            <text:p>11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4.183999999999999" table:style-name="ce1">
            <text:p>14.184</text:p>
          </table:table-cell>
          <table:table-cell office:value-type="float" office:value="11" table:style-name="ce1">
            <text:p>11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4.208" table:style-name="ce1">
            <text:p>14.208</text:p>
          </table:table-cell>
          <table:table-cell office:value-type="float" office:value="11" table:style-name="ce1">
            <text:p>11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4.231999999999999" table:style-name="ce1">
            <text:p>14.232</text:p>
          </table:table-cell>
          <table:table-cell office:value-type="float" office:value="11" table:style-name="ce1">
            <text:p>11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4.256000500000001" table:style-name="ce1">
            <text:p>14.2560005</text:p>
          </table:table-cell>
          <table:table-cell office:value-type="float" office:value="11" table:style-name="ce1">
            <text:p>11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4.28" table:style-name="ce1">
            <text:p>14.28</text:p>
          </table:table-cell>
          <table:table-cell office:value-type="float" office:value="11" table:style-name="ce1">
            <text:p>11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4.304" table:style-name="ce1">
            <text:p>14.304</text:p>
          </table:table-cell>
          <table:table-cell office:value-type="float" office:value="11" table:style-name="ce1">
            <text:p>11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4.327999999999999" table:style-name="ce1">
            <text:p>14.328</text:p>
          </table:table-cell>
          <table:table-cell office:value-type="float" office:value="11" table:style-name="ce1">
            <text:p>11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4.352" table:style-name="ce1">
            <text:p>14.352</text:p>
          </table:table-cell>
          <table:table-cell office:value-type="float" office:value="11" table:style-name="ce1">
            <text:p>11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4.375999999999999" table:style-name="ce1">
            <text:p>14.376</text:p>
          </table:table-cell>
          <table:table-cell office:value-type="float" office:value="11" table:style-name="ce1">
            <text:p>11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4.400001" table:style-name="ce1">
            <text:p>14.400001</text:p>
          </table:table-cell>
          <table:table-cell office:value-type="float" office:value="11" table:style-name="ce1">
            <text:p>11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4.423999999999999" table:style-name="ce1">
            <text:p>14.424</text:p>
          </table:table-cell>
          <table:table-cell office:value-type="float" office:value="11" table:style-name="ce1">
            <text:p>11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4.448" table:style-name="ce1">
            <text:p>14.448</text:p>
          </table:table-cell>
          <table:table-cell office:value-type="float" office:value="12" table:style-name="ce1">
            <text:p>12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4.472" table:style-name="ce1">
            <text:p>14.472</text:p>
          </table:table-cell>
          <table:table-cell office:value-type="float" office:value="12" table:style-name="ce1">
            <text:p>12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4.496" table:style-name="ce1">
            <text:p>14.496</text:p>
          </table:table-cell>
          <table:table-cell office:value-type="float" office:value="12" table:style-name="ce1">
            <text:p>12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4.52" table:style-name="ce1">
            <text:p>14.52</text:p>
          </table:table-cell>
          <table:table-cell office:value-type="float" office:value="12" table:style-name="ce1">
            <text:p>12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4.544" table:style-name="ce1">
            <text:p>14.544</text:p>
          </table:table-cell>
          <table:table-cell office:value-type="float" office:value="12" table:style-name="ce1">
            <text:p>12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4.568" table:style-name="ce1">
            <text:p>14.568</text:p>
          </table:table-cell>
          <table:table-cell office:value-type="float" office:value="12" table:style-name="ce1">
            <text:p>12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4.592000000000001" table:style-name="ce1">
            <text:p>14.592</text:p>
          </table:table-cell>
          <table:table-cell office:value-type="float" office:value="12" table:style-name="ce1">
            <text:p>12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4.616" table:style-name="ce1">
            <text:p>14.616</text:p>
          </table:table-cell>
          <table:table-cell office:value-type="float" office:value="13" table:style-name="ce1">
            <text:p>13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4.64" table:style-name="ce1">
            <text:p>14.64</text:p>
          </table:table-cell>
          <table:table-cell office:value-type="float" office:value="14" table:style-name="ce1">
            <text:p>14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4.6640005" table:style-name="ce1">
            <text:p>14.6640005</text:p>
          </table:table-cell>
          <table:table-cell office:value-type="float" office:value="14" table:style-name="ce1">
            <text:p>14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4.688000000000001" table:style-name="ce1">
            <text:p>14.688</text:p>
          </table:table-cell>
          <table:table-cell office:value-type="float" office:value="14" table:style-name="ce1">
            <text:p>14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4.712" table:style-name="ce1">
            <text:p>14.712</text:p>
          </table:table-cell>
          <table:table-cell office:value-type="float" office:value="14" table:style-name="ce1">
            <text:p>14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4.736000000000001" table:style-name="ce1">
            <text:p>14.736</text:p>
          </table:table-cell>
          <table:table-cell office:value-type="float" office:value="15" table:style-name="ce1">
            <text:p>15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4.76" table:style-name="ce1">
            <text:p>14.76</text:p>
          </table:table-cell>
          <table:table-cell office:value-type="float" office:value="14" table:style-name="ce1">
            <text:p>14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4.784000000000001" table:style-name="ce1">
            <text:p>14.784</text:p>
          </table:table-cell>
          <table:table-cell office:value-type="float" office:value="13" table:style-name="ce1">
            <text:p>13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4.808001000000001" table:style-name="ce1">
            <text:p>14.808001</text:p>
          </table:table-cell>
          <table:table-cell office:value-type="float" office:value="13" table:style-name="ce1">
            <text:p>13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4.832000000000001" table:style-name="ce1">
            <text:p>14.832</text:p>
          </table:table-cell>
          <table:table-cell office:value-type="float" office:value="13" table:style-name="ce1">
            <text:p>13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4.856" table:style-name="ce1">
            <text:p>14.856</text:p>
          </table:table-cell>
          <table:table-cell office:value-type="float" office:value="13" table:style-name="ce1">
            <text:p>13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4.88" table:style-name="ce1">
            <text:p>14.88</text:p>
          </table:table-cell>
          <table:table-cell office:value-type="float" office:value="13" table:style-name="ce1">
            <text:p>13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4.904" table:style-name="ce1">
            <text:p>14.904</text:p>
          </table:table-cell>
          <table:table-cell office:value-type="float" office:value="13" table:style-name="ce1">
            <text:p>13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4.928000000000001" table:style-name="ce1">
            <text:p>14.928</text:p>
          </table:table-cell>
          <table:table-cell office:value-type="float" office:value="13" table:style-name="ce1">
            <text:p>13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4.952" table:style-name="ce1">
            <text:p>14.952</text:p>
          </table:table-cell>
          <table:table-cell office:value-type="float" office:value="13" table:style-name="ce1">
            <text:p>13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4.976000000000001" table:style-name="ce1">
            <text:p>14.976</text:p>
          </table:table-cell>
          <table:table-cell office:value-type="float" office:value="13" table:style-name="ce1">
            <text:p>13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13" table:style-name="ce1">
            <text:p>13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5.023999999999999" table:style-name="ce1">
            <text:p>15.024</text:p>
          </table:table-cell>
          <table:table-cell office:value-type="float" office:value="13" table:style-name="ce1">
            <text:p>13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5.048" table:style-name="ce1">
            <text:p>15.048</text:p>
          </table:table-cell>
          <table:table-cell office:value-type="float" office:value="14" table:style-name="ce1">
            <text:p>14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5.0720005" table:style-name="ce1">
            <text:p>15.0720005</text:p>
          </table:table-cell>
          <table:table-cell office:value-type="float" office:value="14" table:style-name="ce1">
            <text:p>14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5.096" table:style-name="ce1">
            <text:p>15.096</text:p>
          </table:table-cell>
          <table:table-cell office:value-type="float" office:value="14" table:style-name="ce1">
            <text:p>14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5.12" table:style-name="ce1">
            <text:p>15.12</text:p>
          </table:table-cell>
          <table:table-cell office:value-type="float" office:value="13" table:style-name="ce1">
            <text:p>13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5.144" table:style-name="ce1">
            <text:p>15.144</text:p>
          </table:table-cell>
          <table:table-cell office:value-type="float" office:value="13" table:style-name="ce1">
            <text:p>13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5.167999999999999" table:style-name="ce1">
            <text:p>15.168</text:p>
          </table:table-cell>
          <table:table-cell office:value-type="float" office:value="13" table:style-name="ce1">
            <text:p>13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5.192" table:style-name="ce1">
            <text:p>15.192</text:p>
          </table:table-cell>
          <table:table-cell office:value-type="float" office:value="13" table:style-name="ce1">
            <text:p>13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5.216001" table:style-name="ce1">
            <text:p>15.216001</text:p>
          </table:table-cell>
          <table:table-cell office:value-type="float" office:value="13" table:style-name="ce1">
            <text:p>13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5.24" table:style-name="ce1">
            <text:p>15.24</text:p>
          </table:table-cell>
          <table:table-cell office:value-type="float" office:value="13" table:style-name="ce1">
            <text:p>13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5.263999999999999" table:style-name="ce1">
            <text:p>15.264</text:p>
          </table:table-cell>
          <table:table-cell office:value-type="float" office:value="11" table:style-name="ce1">
            <text:p>11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5.288" table:style-name="ce1">
            <text:p>15.288</text:p>
          </table:table-cell>
          <table:table-cell office:value-type="float" office:value="10" table:style-name="ce1">
            <text:p>1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5.311999999999999" table:style-name="ce1">
            <text:p>15.312</text:p>
          </table:table-cell>
          <table:table-cell office:value-type="float" office:value="10" table:style-name="ce1">
            <text:p>1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5.336" table:style-name="ce1">
            <text:p>15.336</text:p>
          </table:table-cell>
          <table:table-cell office:value-type="float" office:value="10" table:style-name="ce1">
            <text:p>1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5.360001" table:style-name="ce1">
            <text:p>15.360001</text:p>
          </table:table-cell>
          <table:table-cell office:value-type="float" office:value="11" table:style-name="ce1">
            <text:p>11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5.384" table:style-name="ce1">
            <text:p>15.384</text:p>
          </table:table-cell>
          <table:table-cell office:value-type="float" office:value="11" table:style-name="ce1">
            <text:p>11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5.407999999999999" table:style-name="ce1">
            <text:p>15.408</text:p>
          </table:table-cell>
          <table:table-cell office:value-type="float" office:value="11" table:style-name="ce1">
            <text:p>11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5.432" table:style-name="ce1">
            <text:p>15.432</text:p>
          </table:table-cell>
          <table:table-cell office:value-type="float" office:value="11" table:style-name="ce1">
            <text:p>11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5.456" table:style-name="ce1">
            <text:p>15.456</text:p>
          </table:table-cell>
          <table:table-cell office:value-type="float" office:value="10" table:style-name="ce1">
            <text:p>10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5.480000499999999" table:style-name="ce1">
            <text:p>15.4800005</text:p>
          </table:table-cell>
          <table:table-cell office:value-type="float" office:value="10" table:style-name="ce1">
            <text:p>10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5.504" table:style-name="ce1">
            <text:p>15.504</text:p>
          </table:table-cell>
          <table:table-cell office:value-type="float" office:value="11" table:style-name="ce1">
            <text:p>11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5.528" table:style-name="ce1">
            <text:p>15.528</text:p>
          </table:table-cell>
          <table:table-cell office:value-type="float" office:value="11" table:style-name="ce1">
            <text:p>11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5.552" table:style-name="ce1">
            <text:p>15.552</text:p>
          </table:table-cell>
          <table:table-cell office:value-type="float" office:value="11" table:style-name="ce1">
            <text:p>11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5.576000000000001" table:style-name="ce1">
            <text:p>15.576</text:p>
          </table:table-cell>
          <table:table-cell office:value-type="float" office:value="11" table:style-name="ce1">
            <text:p>11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5.6" table:style-name="ce1">
            <text:p>15.6</text:p>
          </table:table-cell>
          <table:table-cell office:value-type="float" office:value="11" table:style-name="ce1">
            <text:p>11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5.624001" table:style-name="ce1">
            <text:p>15.624001</text:p>
          </table:table-cell>
          <table:table-cell office:value-type="float" office:value="11" table:style-name="ce1">
            <text:p>11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5.648" table:style-name="ce1">
            <text:p>15.648</text:p>
          </table:table-cell>
          <table:table-cell office:value-type="float" office:value="11" table:style-name="ce1">
            <text:p>11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5.672000000000001" table:style-name="ce1">
            <text:p>15.672</text:p>
          </table:table-cell>
          <table:table-cell office:value-type="float" office:value="11" table:style-name="ce1">
            <text:p>11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5.696" table:style-name="ce1">
            <text:p>15.696</text:p>
          </table:table-cell>
          <table:table-cell office:value-type="float" office:value="12" table:style-name="ce1">
            <text:p>12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5.72" table:style-name="ce1">
            <text:p>15.72</text:p>
          </table:table-cell>
          <table:table-cell office:value-type="float" office:value="13" table:style-name="ce1">
            <text:p>13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5.744" table:style-name="ce1">
            <text:p>15.744</text:p>
          </table:table-cell>
          <table:table-cell office:value-type="float" office:value="13" table:style-name="ce1">
            <text:p>13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5.768001" table:style-name="ce1">
            <text:p>15.768001</text:p>
          </table:table-cell>
          <table:table-cell office:value-type="float" office:value="13" table:style-name="ce1">
            <text:p>13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5.792" table:style-name="ce1">
            <text:p>15.792</text:p>
          </table:table-cell>
          <table:table-cell office:value-type="float" office:value="13" table:style-name="ce1">
            <text:p>13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5.816000000000001" table:style-name="ce1">
            <text:p>15.816</text:p>
          </table:table-cell>
          <table:table-cell office:value-type="float" office:value="12" table:style-name="ce1">
            <text:p>12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5.84" table:style-name="ce1">
            <text:p>15.84</text:p>
          </table:table-cell>
          <table:table-cell office:value-type="float" office:value="13" table:style-name="ce1">
            <text:p>13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5.864000000000001" table:style-name="ce1">
            <text:p>15.864</text:p>
          </table:table-cell>
          <table:table-cell office:value-type="float" office:value="13" table:style-name="ce1">
            <text:p>13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5.8880005" table:style-name="ce1">
            <text:p>15.8880005</text:p>
          </table:table-cell>
          <table:table-cell office:value-type="float" office:value="12" table:style-name="ce1">
            <text:p>12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5.912000000000001" table:style-name="ce1">
            <text:p>15.912</text:p>
          </table:table-cell>
          <table:table-cell office:value-type="float" office:value="13" table:style-name="ce1">
            <text:p>13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5.936" table:style-name="ce1">
            <text:p>15.936</text:p>
          </table:table-cell>
          <table:table-cell office:value-type="float" office:value="13" table:style-name="ce1">
            <text:p>13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5.96" table:style-name="ce1">
            <text:p>15.96</text:p>
          </table:table-cell>
          <table:table-cell office:value-type="float" office:value="13" table:style-name="ce1">
            <text:p>13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5.984" table:style-name="ce1">
            <text:p>15.984</text:p>
          </table:table-cell>
          <table:table-cell office:value-type="float" office:value="13" table:style-name="ce1">
            <text:p>13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6.007999999999999" table:style-name="ce1">
            <text:p>16.008</text:p>
          </table:table-cell>
          <table:table-cell office:value-type="float" office:value="13" table:style-name="ce1">
            <text:p>13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6.032" table:style-name="ce1">
            <text:p>16.032</text:p>
          </table:table-cell>
          <table:table-cell office:value-type="float" office:value="12" table:style-name="ce1">
            <text:p>12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6.056000000000001" table:style-name="ce1">
            <text:p>16.056</text:p>
          </table:table-cell>
          <table:table-cell office:value-type="float" office:value="13" table:style-name="ce1">
            <text:p>13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6.079999999999998" table:style-name="ce1">
            <text:p>16.08</text:p>
          </table:table-cell>
          <table:table-cell office:value-type="float" office:value="13" table:style-name="ce1">
            <text:p>13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6.103999999999999" table:style-name="ce1">
            <text:p>16.104</text:p>
          </table:table-cell>
          <table:table-cell office:value-type="float" office:value="13" table:style-name="ce1">
            <text:p>13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6.128" table:style-name="ce1">
            <text:p>16.128</text:p>
          </table:table-cell>
          <table:table-cell office:value-type="float" office:value="13" table:style-name="ce1">
            <text:p>13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6.152000000000001" table:style-name="ce1">
            <text:p>16.152</text:p>
          </table:table-cell>
          <table:table-cell office:value-type="float" office:value="14" table:style-name="ce1">
            <text:p>14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6.175999999999998" table:style-name="ce1">
            <text:p>16.176</text:p>
          </table:table-cell>
          <table:table-cell office:value-type="float" office:value="14" table:style-name="ce1">
            <text:p>14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6.2" table:style-name="ce1">
            <text:p>16.2</text:p>
          </table:table-cell>
          <table:table-cell office:value-type="float" office:value="14" table:style-name="ce1">
            <text:p>14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6.224" table:style-name="ce1">
            <text:p>16.224</text:p>
          </table:table-cell>
          <table:table-cell office:value-type="float" office:value="14" table:style-name="ce1">
            <text:p>14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6.248000000000001" table:style-name="ce1">
            <text:p>16.248</text:p>
          </table:table-cell>
          <table:table-cell office:value-type="float" office:value="14" table:style-name="ce1">
            <text:p>14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6.271999999999998" table:style-name="ce1">
            <text:p>16.272</text:p>
          </table:table-cell>
          <table:table-cell office:value-type="float" office:value="14" table:style-name="ce1">
            <text:p>14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6.295999999999999" table:style-name="ce1">
            <text:p>16.296</text:p>
          </table:table-cell>
          <table:table-cell office:value-type="float" office:value="14" table:style-name="ce1">
            <text:p>14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6.32" table:style-name="ce1">
            <text:p>16.32</text:p>
          </table:table-cell>
          <table:table-cell office:value-type="float" office:value="14" table:style-name="ce1">
            <text:p>14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6.344000000000001" table:style-name="ce1">
            <text:p>16.344</text:p>
          </table:table-cell>
          <table:table-cell office:value-type="float" office:value="15" table:style-name="ce1">
            <text:p>15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6.367999999999999" table:style-name="ce1">
            <text:p>16.368</text:p>
          </table:table-cell>
          <table:table-cell office:value-type="float" office:value="14" table:style-name="ce1">
            <text:p>14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6.391999999999999" table:style-name="ce1">
            <text:p>16.392</text:p>
          </table:table-cell>
          <table:table-cell office:value-type="float" office:value="14" table:style-name="ce1">
            <text:p>14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6.416" table:style-name="ce1">
            <text:p>16.416</text:p>
          </table:table-cell>
          <table:table-cell office:value-type="float" office:value="14" table:style-name="ce1">
            <text:p>14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6.440000000000001" table:style-name="ce1">
            <text:p>16.44</text:p>
          </table:table-cell>
          <table:table-cell office:value-type="float" office:value="14" table:style-name="ce1">
            <text:p>14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6.463999999999999" table:style-name="ce1">
            <text:p>16.464</text:p>
          </table:table-cell>
          <table:table-cell office:value-type="float" office:value="14" table:style-name="ce1">
            <text:p>14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6.488" table:style-name="ce1">
            <text:p>16.488</text:p>
          </table:table-cell>
          <table:table-cell office:value-type="float" office:value="15" table:style-name="ce1">
            <text:p>15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6.512001000000001" table:style-name="ce1">
            <text:p>16.512001</text:p>
          </table:table-cell>
          <table:table-cell office:value-type="float" office:value="16" table:style-name="ce1">
            <text:p>16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6.536000000000001" table:style-name="ce1">
            <text:p>16.536</text:p>
          </table:table-cell>
          <table:table-cell office:value-type="float" office:value="16" table:style-name="ce1">
            <text:p>16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6.559999999999999" table:style-name="ce1">
            <text:p>16.56</text:p>
          </table:table-cell>
          <table:table-cell office:value-type="float" office:value="16" table:style-name="ce1">
            <text:p>16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6.584" table:style-name="ce1">
            <text:p>16.584</text:p>
          </table:table-cell>
          <table:table-cell office:value-type="float" office:value="17" table:style-name="ce1">
            <text:p>17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6.608000000000001" table:style-name="ce1">
            <text:p>16.608</text:p>
          </table:table-cell>
          <table:table-cell office:value-type="float" office:value="17" table:style-name="ce1">
            <text:p>17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6.632000000000001" table:style-name="ce1">
            <text:p>16.632</text:p>
          </table:table-cell>
          <table:table-cell office:value-type="float" office:value="17" table:style-name="ce1">
            <text:p>17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6.655999999999999" table:style-name="ce1">
            <text:p>16.656</text:p>
          </table:table-cell>
          <table:table-cell office:value-type="float" office:value="17" table:style-name="ce1">
            <text:p>17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6.68" table:style-name="ce1">
            <text:p>16.68</text:p>
          </table:table-cell>
          <table:table-cell office:value-type="float" office:value="17" table:style-name="ce1">
            <text:p>17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6.704000000000001" table:style-name="ce1">
            <text:p>16.704</text:p>
          </table:table-cell>
          <table:table-cell office:value-type="float" office:value="16" table:style-name="ce1">
            <text:p>16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6.728000000000002" table:style-name="ce1">
            <text:p>16.728</text:p>
          </table:table-cell>
          <table:table-cell office:value-type="float" office:value="16" table:style-name="ce1">
            <text:p>16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6.751999999999999" table:style-name="ce1">
            <text:p>16.752</text:p>
          </table:table-cell>
          <table:table-cell office:value-type="float" office:value="15" table:style-name="ce1">
            <text:p>15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6.776001000000001" table:style-name="ce1">
            <text:p>16.776001</text:p>
          </table:table-cell>
          <table:table-cell office:value-type="float" office:value="15" table:style-name="ce1">
            <text:p>15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6.8" table:style-name="ce1">
            <text:p>16.8</text:p>
          </table:table-cell>
          <table:table-cell office:value-type="float" office:value="15" table:style-name="ce1">
            <text:p>15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6.824000000000002" table:style-name="ce1">
            <text:p>16.824</text:p>
          </table:table-cell>
          <table:table-cell office:value-type="float" office:value="14" table:style-name="ce1">
            <text:p>14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6.847999999999999" table:style-name="ce1">
            <text:p>16.848</text:p>
          </table:table-cell>
          <table:table-cell office:value-type="float" office:value="13" table:style-name="ce1">
            <text:p>13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6.872" table:style-name="ce1">
            <text:p>16.872</text:p>
          </table:table-cell>
          <table:table-cell office:value-type="float" office:value="14" table:style-name="ce1">
            <text:p>14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6.896000000000001" table:style-name="ce1">
            <text:p>16.896</text:p>
          </table:table-cell>
          <table:table-cell office:value-type="float" office:value="14" table:style-name="ce1">
            <text:p>14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6.920000000000002" table:style-name="ce1">
            <text:p>16.92</text:p>
          </table:table-cell>
          <table:table-cell office:value-type="float" office:value="15" table:style-name="ce1">
            <text:p>15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6.943999999999999" table:style-name="ce1">
            <text:p>16.944</text:p>
          </table:table-cell>
          <table:table-cell office:value-type="float" office:value="15" table:style-name="ce1">
            <text:p>15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6.968" table:style-name="ce1">
            <text:p>16.968</text:p>
          </table:table-cell>
          <table:table-cell office:value-type="float" office:value="15" table:style-name="ce1">
            <text:p>15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6.992000000000001" table:style-name="ce1">
            <text:p>16.992</text:p>
          </table:table-cell>
          <table:table-cell office:value-type="float" office:value="15" table:style-name="ce1">
            <text:p>15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7.015999999999998" table:style-name="ce1">
            <text:p>17.016</text:p>
          </table:table-cell>
          <table:table-cell office:value-type="float" office:value="15" table:style-name="ce1">
            <text:p>15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7.04" table:style-name="ce1">
            <text:p>17.04</text:p>
          </table:table-cell>
          <table:table-cell office:value-type="float" office:value="15" table:style-name="ce1">
            <text:p>15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7.064001000000001" table:style-name="ce1">
            <text:p>17.064001</text:p>
          </table:table-cell>
          <table:table-cell office:value-type="float" office:value="15" table:style-name="ce1">
            <text:p>15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7.088000000000001" table:style-name="ce1">
            <text:p>17.088</text:p>
          </table:table-cell>
          <table:table-cell office:value-type="float" office:value="15" table:style-name="ce1">
            <text:p>15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7.111999999999998" table:style-name="ce1">
            <text:p>17.112</text:p>
          </table:table-cell>
          <table:table-cell office:value-type="float" office:value="14" table:style-name="ce1">
            <text:p>14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7.135999999999999" table:style-name="ce1">
            <text:p>17.136</text:p>
          </table:table-cell>
          <table:table-cell office:value-type="float" office:value="14" table:style-name="ce1">
            <text:p>14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7.16" table:style-name="ce1">
            <text:p>17.16</text:p>
          </table:table-cell>
          <table:table-cell office:value-type="float" office:value="15" table:style-name="ce1">
            <text:p>15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7.184000000000001" table:style-name="ce1">
            <text:p>17.184</text:p>
          </table:table-cell>
          <table:table-cell office:value-type="float" office:value="16" table:style-name="ce1">
            <text:p>16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7.207999999999998" table:style-name="ce1">
            <text:p>17.208</text:p>
          </table:table-cell>
          <table:table-cell office:value-type="float" office:value="16" table:style-name="ce1">
            <text:p>16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7.231999999999999" table:style-name="ce1">
            <text:p>17.232</text:p>
          </table:table-cell>
          <table:table-cell office:value-type="float" office:value="16" table:style-name="ce1">
            <text:p>16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7.256" table:style-name="ce1">
            <text:p>17.256</text:p>
          </table:table-cell>
          <table:table-cell office:value-type="float" office:value="16" table:style-name="ce1">
            <text:p>16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7.28" table:style-name="ce1">
            <text:p>17.28</text:p>
          </table:table-cell>
          <table:table-cell office:value-type="float" office:value="16" table:style-name="ce1">
            <text:p>16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7.303999999999998" table:style-name="ce1">
            <text:p>17.304</text:p>
          </table:table-cell>
          <table:table-cell office:value-type="float" office:value="17" table:style-name="ce1">
            <text:p>17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7.328001" table:style-name="ce1">
            <text:p>17.328001</text:p>
          </table:table-cell>
          <table:table-cell office:value-type="float" office:value="17" table:style-name="ce1">
            <text:p>17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7.352" table:style-name="ce1">
            <text:p>17.352</text:p>
          </table:table-cell>
          <table:table-cell office:value-type="float" office:value="17" table:style-name="ce1">
            <text:p>17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7.376000000000001" table:style-name="ce1">
            <text:p>17.376</text:p>
          </table:table-cell>
          <table:table-cell office:value-type="float" office:value="16" table:style-name="ce1">
            <text:p>16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7.399999999999999" table:style-name="ce1">
            <text:p>17.4</text:p>
          </table:table-cell>
          <table:table-cell office:value-type="float" office:value="16" table:style-name="ce1">
            <text:p>16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7.423999999999999" table:style-name="ce1">
            <text:p>17.424</text:p>
          </table:table-cell>
          <table:table-cell office:value-type="float" office:value="16" table:style-name="ce1">
            <text:p>16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7.448" table:style-name="ce1">
            <text:p>17.448</text:p>
          </table:table-cell>
          <table:table-cell office:value-type="float" office:value="17" table:style-name="ce1">
            <text:p>17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7.472000000000001" table:style-name="ce1">
            <text:p>17.472</text:p>
          </table:table-cell>
          <table:table-cell office:value-type="float" office:value="16" table:style-name="ce1">
            <text:p>16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7.495999999999999" table:style-name="ce1">
            <text:p>17.496</text:p>
          </table:table-cell>
          <table:table-cell office:value-type="float" office:value="16" table:style-name="ce1">
            <text:p>16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7.52" table:style-name="ce1">
            <text:p>17.52</text:p>
          </table:table-cell>
          <table:table-cell office:value-type="float" office:value="16" table:style-name="ce1">
            <text:p>16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7.544" table:style-name="ce1">
            <text:p>17.544</text:p>
          </table:table-cell>
          <table:table-cell office:value-type="float" office:value="17" table:style-name="ce1">
            <text:p>17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7.568000000000001" table:style-name="ce1">
            <text:p>17.568</text:p>
          </table:table-cell>
          <table:table-cell office:value-type="float" office:value="17" table:style-name="ce1">
            <text:p>17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7.592001" table:style-name="ce1">
            <text:p>17.592001</text:p>
          </table:table-cell>
          <table:table-cell office:value-type="float" office:value="17" table:style-name="ce1">
            <text:p>17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7.616" table:style-name="ce1">
            <text:p>17.616</text:p>
          </table:table-cell>
          <table:table-cell office:value-type="float" office:value="17" table:style-name="ce1">
            <text:p>17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7.64" table:style-name="ce1">
            <text:p>17.64</text:p>
          </table:table-cell>
          <table:table-cell office:value-type="float" office:value="17" table:style-name="ce1">
            <text:p>17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7.664000000000001" table:style-name="ce1">
            <text:p>17.664</text:p>
          </table:table-cell>
          <table:table-cell office:value-type="float" office:value="18" table:style-name="ce1">
            <text:p>18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7.687999999999999" table:style-name="ce1">
            <text:p>17.688</text:p>
          </table:table-cell>
          <table:table-cell office:value-type="float" office:value="18" table:style-name="ce1">
            <text:p>18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7.712" table:style-name="ce1">
            <text:p>17.712</text:p>
          </table:table-cell>
          <table:table-cell office:value-type="float" office:value="17" table:style-name="ce1">
            <text:p>17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7.736000000000001" table:style-name="ce1">
            <text:p>17.736</text:p>
          </table:table-cell>
          <table:table-cell office:value-type="float" office:value="17" table:style-name="ce1">
            <text:p>17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7.760000000000002" table:style-name="ce1">
            <text:p>17.76</text:p>
          </table:table-cell>
          <table:table-cell office:value-type="float" office:value="18" table:style-name="ce1">
            <text:p>18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7.783999999999999" table:style-name="ce1">
            <text:p>17.784</text:p>
          </table:table-cell>
          <table:table-cell office:value-type="float" office:value="18" table:style-name="ce1">
            <text:p>18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7.808" table:style-name="ce1">
            <text:p>17.808</text:p>
          </table:table-cell>
          <table:table-cell office:value-type="float" office:value="18" table:style-name="ce1">
            <text:p>18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7.832000000000001" table:style-name="ce1">
            <text:p>17.832</text:p>
          </table:table-cell>
          <table:table-cell office:value-type="float" office:value="18" table:style-name="ce1">
            <text:p>18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7.856000000000002" table:style-name="ce1">
            <text:p>17.856</text:p>
          </table:table-cell>
          <table:table-cell office:value-type="float" office:value="18" table:style-name="ce1">
            <text:p>18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7.880001" table:style-name="ce1">
            <text:p>17.880001</text:p>
          </table:table-cell>
          <table:table-cell office:value-type="float" office:value="19" table:style-name="ce1">
            <text:p>19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7.904" table:style-name="ce1">
            <text:p>17.904</text:p>
          </table:table-cell>
          <table:table-cell office:value-type="float" office:value="19" table:style-name="ce1">
            <text:p>19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7.928000000000001" table:style-name="ce1">
            <text:p>17.928</text:p>
          </table:table-cell>
          <table:table-cell office:value-type="float" office:value="18" table:style-name="ce1">
            <text:p>18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7.952000000000002" table:style-name="ce1">
            <text:p>17.952</text:p>
          </table:table-cell>
          <table:table-cell office:value-type="float" office:value="17" table:style-name="ce1">
            <text:p>17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7.975999999999999" table:style-name="ce1">
            <text:p>17.976</text:p>
          </table:table-cell>
          <table:table-cell office:value-type="float" office:value="19" table:style-name="ce1">
            <text:p>19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19" table:style-name="ce1">
            <text:p>19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8.024000000000001" table:style-name="ce1">
            <text:p>18.024</text:p>
          </table:table-cell>
          <table:table-cell office:value-type="float" office:value="18" table:style-name="ce1">
            <text:p>18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8.047999999999998" table:style-name="ce1">
            <text:p>18.048</text:p>
          </table:table-cell>
          <table:table-cell office:value-type="float" office:value="18" table:style-name="ce1">
            <text:p>18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8.071999999999999" table:style-name="ce1">
            <text:p>18.072</text:p>
          </table:table-cell>
          <table:table-cell office:value-type="float" office:value="18" table:style-name="ce1">
            <text:p>18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8.096" table:style-name="ce1">
            <text:p>18.096</text:p>
          </table:table-cell>
          <table:table-cell office:value-type="float" office:value="18" table:style-name="ce1">
            <text:p>18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8.12" table:style-name="ce1">
            <text:p>18.12</text:p>
          </table:table-cell>
          <table:table-cell office:value-type="float" office:value="17" table:style-name="ce1">
            <text:p>17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8.144000999999999" table:style-name="ce1">
            <text:p>18.144001</text:p>
          </table:table-cell>
          <table:table-cell office:value-type="float" office:value="17" table:style-name="ce1">
            <text:p>17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8.167999999999999" table:style-name="ce1">
            <text:p>18.168</text:p>
          </table:table-cell>
          <table:table-cell office:value-type="float" office:value="17" table:style-name="ce1">
            <text:p>17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8.192" table:style-name="ce1">
            <text:p>18.192</text:p>
          </table:table-cell>
          <table:table-cell office:value-type="float" office:value="17" table:style-name="ce1">
            <text:p>17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8.216000000000001" table:style-name="ce1">
            <text:p>18.216</text:p>
          </table:table-cell>
          <table:table-cell office:value-type="float" office:value="17" table:style-name="ce1">
            <text:p>17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8.239999999999998" table:style-name="ce1">
            <text:p>18.24</text:p>
          </table:table-cell>
          <table:table-cell office:value-type="float" office:value="17" table:style-name="ce1">
            <text:p>17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8.263999999999999" table:style-name="ce1">
            <text:p>18.264</text:p>
          </table:table-cell>
          <table:table-cell office:value-type="float" office:value="16" table:style-name="ce1">
            <text:p>16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8.288" table:style-name="ce1">
            <text:p>18.288</text:p>
          </table:table-cell>
          <table:table-cell office:value-type="float" office:value="16" table:style-name="ce1">
            <text:p>16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8.312000000000001" table:style-name="ce1">
            <text:p>18.312</text:p>
          </table:table-cell>
          <table:table-cell office:value-type="float" office:value="16" table:style-name="ce1">
            <text:p>16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8.335999999999999" table:style-name="ce1">
            <text:p>18.336</text:p>
          </table:table-cell>
          <table:table-cell office:value-type="float" office:value="16" table:style-name="ce1">
            <text:p>16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8.36" table:style-name="ce1">
            <text:p>18.36</text:p>
          </table:table-cell>
          <table:table-cell office:value-type="float" office:value="15" table:style-name="ce1">
            <text:p>15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8.384" table:style-name="ce1">
            <text:p>18.384</text:p>
          </table:table-cell>
          <table:table-cell office:value-type="float" office:value="15" table:style-name="ce1">
            <text:p>15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8.408000000000001" table:style-name="ce1">
            <text:p>18.408</text:p>
          </table:table-cell>
          <table:table-cell office:value-type="float" office:value="15" table:style-name="ce1">
            <text:p>15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8.431999999999999" table:style-name="ce1">
            <text:p>18.432</text:p>
          </table:table-cell>
          <table:table-cell office:value-type="float" office:value="16" table:style-name="ce1">
            <text:p>16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8.456" table:style-name="ce1">
            <text:p>18.456</text:p>
          </table:table-cell>
          <table:table-cell office:value-type="float" office:value="16" table:style-name="ce1">
            <text:p>16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8.48" table:style-name="ce1">
            <text:p>18.48</text:p>
          </table:table-cell>
          <table:table-cell office:value-type="float" office:value="16" table:style-name="ce1">
            <text:p>16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8.504000000000001" table:style-name="ce1">
            <text:p>18.504</text:p>
          </table:table-cell>
          <table:table-cell office:value-type="float" office:value="17" table:style-name="ce1">
            <text:p>17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8.527999999999999" table:style-name="ce1">
            <text:p>18.528</text:p>
          </table:table-cell>
          <table:table-cell office:value-type="float" office:value="18" table:style-name="ce1">
            <text:p>18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8.552" table:style-name="ce1">
            <text:p>18.552</text:p>
          </table:table-cell>
          <table:table-cell office:value-type="float" office:value="19" table:style-name="ce1">
            <text:p>19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8.576000000000001" table:style-name="ce1">
            <text:p>18.576</text:p>
          </table:table-cell>
          <table:table-cell office:value-type="float" office:value="20" table:style-name="ce1">
            <text:p>2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8.600000000000001" table:style-name="ce1">
            <text:p>18.6</text:p>
          </table:table-cell>
          <table:table-cell office:value-type="float" office:value="20" table:style-name="ce1">
            <text:p>2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8.623999999999999" table:style-name="ce1">
            <text:p>18.624</text:p>
          </table:table-cell>
          <table:table-cell office:value-type="float" office:value="20" table:style-name="ce1">
            <text:p>2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8.648" table:style-name="ce1">
            <text:p>18.648</text:p>
          </table:table-cell>
          <table:table-cell office:value-type="float" office:value="19" table:style-name="ce1">
            <text:p>19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8.672000000000001" table:style-name="ce1">
            <text:p>18.672</text:p>
          </table:table-cell>
          <table:table-cell office:value-type="float" office:value="19" table:style-name="ce1">
            <text:p>19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8.696000999999999" table:style-name="ce1">
            <text:p>18.696001</text:p>
          </table:table-cell>
          <table:table-cell office:value-type="float" office:value="19" table:style-name="ce1">
            <text:p>19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8.72" table:style-name="ce1">
            <text:p>18.72</text:p>
          </table:table-cell>
          <table:table-cell office:value-type="float" office:value="19" table:style-name="ce1">
            <text:p>19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8.744" table:style-name="ce1">
            <text:p>18.744</text:p>
          </table:table-cell>
          <table:table-cell office:value-type="float" office:value="19" table:style-name="ce1">
            <text:p>19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8.768000000000001" table:style-name="ce1">
            <text:p>18.768</text:p>
          </table:table-cell>
          <table:table-cell office:value-type="float" office:value="18" table:style-name="ce1">
            <text:p>18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8.792000000000002" table:style-name="ce1">
            <text:p>18.792</text:p>
          </table:table-cell>
          <table:table-cell office:value-type="float" office:value="18" table:style-name="ce1">
            <text:p>18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8.815999999999999" table:style-name="ce1">
            <text:p>18.816</text:p>
          </table:table-cell>
          <table:table-cell office:value-type="float" office:value="19" table:style-name="ce1">
            <text:p>19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8.84" table:style-name="ce1">
            <text:p>18.84</text:p>
          </table:table-cell>
          <table:table-cell office:value-type="float" office:value="20" table:style-name="ce1">
            <text:p>2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8.864000000000001" table:style-name="ce1">
            <text:p>18.864</text:p>
          </table:table-cell>
          <table:table-cell office:value-type="float" office:value="19" table:style-name="ce1">
            <text:p>19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8.888000000000002" table:style-name="ce1">
            <text:p>18.888</text:p>
          </table:table-cell>
          <table:table-cell office:value-type="float" office:value="20" table:style-name="ce1">
            <text:p>2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8.911999999999999" table:style-name="ce1">
            <text:p>18.912</text:p>
          </table:table-cell>
          <table:table-cell office:value-type="float" office:value="20" table:style-name="ce1">
            <text:p>2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8.936" table:style-name="ce1">
            <text:p>18.936</text:p>
          </table:table-cell>
          <table:table-cell office:value-type="float" office:value="20" table:style-name="ce1">
            <text:p>2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8.960000999999998" table:style-name="ce1">
            <text:p>18.960001</text:p>
          </table:table-cell>
          <table:table-cell office:value-type="float" office:value="20" table:style-name="ce1">
            <text:p>2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8.984000000000002" table:style-name="ce1">
            <text:p>18.984</text:p>
          </table:table-cell>
          <table:table-cell office:value-type="float" office:value="20" table:style-name="ce1">
            <text:p>2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9.007999999999999" table:style-name="ce1">
            <text:p>19.008</text:p>
          </table:table-cell>
          <table:table-cell office:value-type="float" office:value="20" table:style-name="ce1">
            <text:p>2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9.032" table:style-name="ce1">
            <text:p>19.032</text:p>
          </table:table-cell>
          <table:table-cell office:value-type="float" office:value="20" table:style-name="ce1">
            <text:p>2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9.056000000000001" table:style-name="ce1">
            <text:p>19.056</text:p>
          </table:table-cell>
          <table:table-cell office:value-type="float" office:value="21" table:style-name="ce1">
            <text:p>21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9.079999999999998" table:style-name="ce1">
            <text:p>19.08</text:p>
          </table:table-cell>
          <table:table-cell office:value-type="float" office:value="22" table:style-name="ce1">
            <text:p>22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9.103999999999999" table:style-name="ce1">
            <text:p>19.104</text:p>
          </table:table-cell>
          <table:table-cell office:value-type="float" office:value="21" table:style-name="ce1">
            <text:p>21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9.128" table:style-name="ce1">
            <text:p>19.128</text:p>
          </table:table-cell>
          <table:table-cell office:value-type="float" office:value="21" table:style-name="ce1">
            <text:p>21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9.152000000000001" table:style-name="ce1">
            <text:p>19.152</text:p>
          </table:table-cell>
          <table:table-cell office:value-type="float" office:value="21" table:style-name="ce1">
            <text:p>21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9.175999999999998" table:style-name="ce1">
            <text:p>19.176</text:p>
          </table:table-cell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9.2" table:style-name="ce1">
            <text:p>19.2</text:p>
          </table:table-cell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9.224" table:style-name="ce1">
            <text:p>19.224</text:p>
          </table:table-cell>
          <table:table-cell office:value-type="float" office:value="21" table:style-name="ce1">
            <text:p>21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9.248000999999999" table:style-name="ce1">
            <text:p>19.248001</text:p>
          </table:table-cell>
          <table:table-cell office:value-type="float" office:value="21" table:style-name="ce1">
            <text:p>21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9.271999999999998" table:style-name="ce1">
            <text:p>19.272</text:p>
          </table:table-cell>
          <table:table-cell office:value-type="float" office:value="21" table:style-name="ce1">
            <text:p>21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9.295999999999999" table:style-name="ce1">
            <text:p>19.296</text:p>
          </table:table-cell>
          <table:table-cell office:value-type="float" office:value="21" table:style-name="ce1">
            <text:p>21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9.32" table:style-name="ce1">
            <text:p>19.32</text:p>
          </table:table-cell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9.344000000000001" table:style-name="ce1">
            <text:p>19.344</text:p>
          </table:table-cell>
          <table:table-cell office:value-type="float" office:value="19" table:style-name="ce1">
            <text:p>19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9.367999999999999" table:style-name="ce1">
            <text:p>19.368</text:p>
          </table:table-cell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9.391999999999999" table:style-name="ce1">
            <text:p>19.392</text:p>
          </table:table-cell>
          <table:table-cell office:value-type="float" office:value="20" table:style-name="ce1">
            <text:p>20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9.416" table:style-name="ce1">
            <text:p>19.416</text:p>
          </table:table-cell>
          <table:table-cell office:value-type="float" office:value="21" table:style-name="ce1">
            <text:p>21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9.440000000000001" table:style-name="ce1">
            <text:p>19.44</text:p>
          </table:table-cell>
          <table:table-cell office:value-type="float" office:value="21" table:style-name="ce1">
            <text:p>21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9.463999999999999" table:style-name="ce1">
            <text:p>19.464</text:p>
          </table:table-cell>
          <table:table-cell office:value-type="float" office:value="21" table:style-name="ce1">
            <text:p>21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9.488" table:style-name="ce1">
            <text:p>19.488</text:p>
          </table:table-cell>
          <table:table-cell office:value-type="float" office:value="20" table:style-name="ce1">
            <text:p>20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9.512001000000001" table:style-name="ce1">
            <text:p>19.512001</text:p>
          </table:table-cell>
          <table:table-cell office:value-type="float" office:value="19" table:style-name="ce1">
            <text:p>19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9.536000000000001" table:style-name="ce1">
            <text:p>19.536</text:p>
          </table:table-cell>
          <table:table-cell office:value-type="float" office:value="19" table:style-name="ce1">
            <text:p>19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9.559999999999999" table:style-name="ce1">
            <text:p>19.56</text:p>
          </table:table-cell>
          <table:table-cell office:value-type="float" office:value="20" table:style-name="ce1">
            <text:p>20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9.584" table:style-name="ce1">
            <text:p>19.584</text:p>
          </table:table-cell>
          <table:table-cell office:value-type="float" office:value="20" table:style-name="ce1">
            <text:p>20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9.608000000000001" table:style-name="ce1">
            <text:p>19.608</text:p>
          </table:table-cell>
          <table:table-cell office:value-type="float" office:value="19" table:style-name="ce1">
            <text:p>19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9.632000000000001" table:style-name="ce1">
            <text:p>19.632</text:p>
          </table:table-cell>
          <table:table-cell office:value-type="float" office:value="19" table:style-name="ce1">
            <text:p>19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9.655999999999999" table:style-name="ce1">
            <text:p>19.656</text:p>
          </table:table-cell>
          <table:table-cell office:value-type="float" office:value="20" table:style-name="ce1">
            <text:p>20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9.68" table:style-name="ce1">
            <text:p>19.68</text:p>
          </table:table-cell>
          <table:table-cell office:value-type="float" office:value="20" table:style-name="ce1">
            <text:p>20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9.704000000000001" table:style-name="ce1">
            <text:p>19.704</text:p>
          </table:table-cell>
          <table:table-cell office:value-type="float" office:value="21" table:style-name="ce1">
            <text:p>21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9.728000000000002" table:style-name="ce1">
            <text:p>19.728</text:p>
          </table:table-cell>
          <table:table-cell office:value-type="float" office:value="21" table:style-name="ce1">
            <text:p>21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9.751999999999999" table:style-name="ce1">
            <text:p>19.752</text:p>
          </table:table-cell>
          <table:table-cell office:value-type="float" office:value="22" table:style-name="ce1">
            <text:p>22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9.776001000000001" table:style-name="ce1">
            <text:p>19.776001</text:p>
          </table:table-cell>
          <table:table-cell office:value-type="float" office:value="22" table:style-name="ce1">
            <text:p>22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9.8" table:style-name="ce1">
            <text:p>19.8</text:p>
          </table:table-cell>
          <table:table-cell office:value-type="float" office:value="23" table:style-name="ce1">
            <text:p>23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9.824000000000002" table:style-name="ce1">
            <text:p>19.824</text:p>
          </table:table-cell>
          <table:table-cell office:value-type="float" office:value="22" table:style-name="ce1">
            <text:p>22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9.847999999999999" table:style-name="ce1">
            <text:p>19.848</text:p>
          </table:table-cell>
          <table:table-cell office:value-type="float" office:value="23" table:style-name="ce1">
            <text:p>23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9.872" table:style-name="ce1">
            <text:p>19.872</text:p>
          </table:table-cell>
          <table:table-cell office:value-type="float" office:value="24" table:style-name="ce1">
            <text:p>24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9.896000000000001" table:style-name="ce1">
            <text:p>19.896</text:p>
          </table:table-cell>
          <table:table-cell office:value-type="float" office:value="23" table:style-name="ce1">
            <text:p>23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9.920000000000002" table:style-name="ce1">
            <text:p>19.92</text:p>
          </table:table-cell>
          <table:table-cell office:value-type="float" office:value="22" table:style-name="ce1">
            <text:p>22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9.943999999999999" table:style-name="ce1">
            <text:p>19.944</text:p>
          </table:table-cell>
          <table:table-cell office:value-type="float" office:value="21" table:style-name="ce1">
            <text:p>21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9.968" table:style-name="ce1">
            <text:p>19.968</text:p>
          </table:table-cell>
          <table:table-cell office:value-type="float" office:value="21" table:style-name="ce1">
            <text:p>21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9.992000000000001" table:style-name="ce1">
            <text:p>19.992</text:p>
          </table:table-cell>
          <table:table-cell office:value-type="float" office:value="21" table:style-name="ce1">
            <text:p>21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0.015999999999998" table:style-name="ce1">
            <text:p>20.016</text:p>
          </table:table-cell>
          <table:table-cell office:value-type="float" office:value="21" table:style-name="ce1">
            <text:p>21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0.04" table:style-name="ce1">
            <text:p>20.04</text:p>
          </table:table-cell>
          <table:table-cell office:value-type="float" office:value="21" table:style-name="ce1">
            <text:p>21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0.064001000000001" table:style-name="ce1">
            <text:p>20.064001</text:p>
          </table:table-cell>
          <table:table-cell office:value-type="float" office:value="20" table:style-name="ce1">
            <text:p>20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0.088000000000001" table:style-name="ce1">
            <text:p>20.088</text:p>
          </table:table-cell>
          <table:table-cell office:value-type="float" office:value="21" table:style-name="ce1">
            <text:p>21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0.111999999999998" table:style-name="ce1">
            <text:p>20.112</text:p>
          </table:table-cell>
          <table:table-cell office:value-type="float" office:value="21" table:style-name="ce1">
            <text:p>21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0.135999999999999" table:style-name="ce1">
            <text:p>20.136</text:p>
          </table:table-cell>
          <table:table-cell office:value-type="float" office:value="20" table:style-name="ce1">
            <text:p>20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0.16" table:style-name="ce1">
            <text:p>20.16</text:p>
          </table:table-cell>
          <table:table-cell office:value-type="float" office:value="20" table:style-name="ce1">
            <text:p>20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0.184000000000001" table:style-name="ce1">
            <text:p>20.184</text:p>
          </table:table-cell>
          <table:table-cell office:value-type="float" office:value="20" table:style-name="ce1">
            <text:p>20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0.207999999999998" table:style-name="ce1">
            <text:p>20.208</text:p>
          </table:table-cell>
          <table:table-cell office:value-type="float" office:value="21" table:style-name="ce1">
            <text:p>21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0.231999999999999" table:style-name="ce1">
            <text:p>20.232</text:p>
          </table:table-cell>
          <table:table-cell office:value-type="float" office:value="21" table:style-name="ce1">
            <text:p>21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0.256" table:style-name="ce1">
            <text:p>20.256</text:p>
          </table:table-cell>
          <table:table-cell office:value-type="float" office:value="20" table:style-name="ce1">
            <text:p>20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0.28" table:style-name="ce1">
            <text:p>20.28</text:p>
          </table:table-cell>
          <table:table-cell office:value-type="float" office:value="19" table:style-name="ce1">
            <text:p>19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0.303999999999998" table:style-name="ce1">
            <text:p>20.304</text:p>
          </table:table-cell>
          <table:table-cell office:value-type="float" office:value="19" table:style-name="ce1">
            <text:p>19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0.328001" table:style-name="ce1">
            <text:p>20.328001</text:p>
          </table:table-cell>
          <table:table-cell office:value-type="float" office:value="19" table:style-name="ce1">
            <text:p>19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0.352" table:style-name="ce1">
            <text:p>20.352</text:p>
          </table:table-cell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0.376000000000001" table:style-name="ce1">
            <text:p>20.376</text:p>
          </table:table-cell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0.399999999999999" table:style-name="ce1">
            <text:p>20.4</text:p>
          </table:table-cell>
          <table:table-cell office:value-type="float" office:value="18" table:style-name="ce1">
            <text:p>18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0.423999999999999" table:style-name="ce1">
            <text:p>20.424</text:p>
          </table:table-cell>
          <table:table-cell office:value-type="float" office:value="18" table:style-name="ce1">
            <text:p>18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0.448" table:style-name="ce1">
            <text:p>20.448</text:p>
          </table:table-cell>
          <table:table-cell office:value-type="float" office:value="18" table:style-name="ce1">
            <text:p>18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0.472000000000001" table:style-name="ce1">
            <text:p>20.472</text:p>
          </table:table-cell>
          <table:table-cell office:value-type="float" office:value="16" table:style-name="ce1">
            <text:p>16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0.495999999999999" table:style-name="ce1">
            <text:p>20.496</text:p>
          </table:table-cell>
          <table:table-cell office:value-type="float" office:value="16" table:style-name="ce1">
            <text:p>16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0.52" table:style-name="ce1">
            <text:p>20.52</text:p>
          </table:table-cell>
          <table:table-cell office:value-type="float" office:value="16" table:style-name="ce1">
            <text:p>16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0.544" table:style-name="ce1">
            <text:p>20.544</text:p>
          </table:table-cell>
          <table:table-cell office:value-type="float" office:value="17" table:style-name="ce1">
            <text:p>17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0.568000000000001" table:style-name="ce1">
            <text:p>20.568</text:p>
          </table:table-cell>
          <table:table-cell office:value-type="float" office:value="17" table:style-name="ce1">
            <text:p>17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0.592001" table:style-name="ce1">
            <text:p>20.592001</text:p>
          </table:table-cell>
          <table:table-cell office:value-type="float" office:value="17" table:style-name="ce1">
            <text:p>17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0.616001000000001" table:style-name="ce1">
            <text:p>20.616001</text:p>
          </table:table-cell>
          <table:table-cell office:value-type="float" office:value="16" table:style-name="ce1">
            <text:p>16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0.64" table:style-name="ce1">
            <text:p>20.64</text:p>
          </table:table-cell>
          <table:table-cell office:value-type="float" office:value="17" table:style-name="ce1">
            <text:p>17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0.664000000000001" table:style-name="ce1">
            <text:p>20.664</text:p>
          </table:table-cell>
          <table:table-cell office:value-type="float" office:value="17" table:style-name="ce1">
            <text:p>17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0.687999999999999" table:style-name="ce1">
            <text:p>20.688</text:p>
          </table:table-cell>
          <table:table-cell office:value-type="float" office:value="17" table:style-name="ce1">
            <text:p>17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0.712" table:style-name="ce1">
            <text:p>20.712</text:p>
          </table:table-cell>
          <table:table-cell office:value-type="float" office:value="17" table:style-name="ce1">
            <text:p>17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0.736000000000001" table:style-name="ce1">
            <text:p>20.736</text:p>
          </table:table-cell>
          <table:table-cell office:value-type="float" office:value="18" table:style-name="ce1">
            <text:p>18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0.76" table:style-name="ce1">
            <text:p>20.76</text:p>
          </table:table-cell>
          <table:table-cell office:value-type="float" office:value="19" table:style-name="ce1">
            <text:p>19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0.783999999999999" table:style-name="ce1">
            <text:p>20.784</text:p>
          </table:table-cell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0.808" table:style-name="ce1">
            <text:p>20.808</text:p>
          </table:table-cell>
          <table:table-cell office:value-type="float" office:value="19" table:style-name="ce1">
            <text:p>19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0.832000000000001" table:style-name="ce1">
            <text:p>20.832</text:p>
          </table:table-cell>
          <table:table-cell office:value-type="float" office:value="19" table:style-name="ce1">
            <text:p>19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0.856000000000002" table:style-name="ce1">
            <text:p>20.856</text:p>
          </table:table-cell>
          <table:table-cell office:value-type="float" office:value="19" table:style-name="ce1">
            <text:p>19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0.880001" table:style-name="ce1">
            <text:p>20.880001</text:p>
          </table:table-cell>
          <table:table-cell office:value-type="float" office:value="21" table:style-name="ce1">
            <text:p>2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0.904" table:style-name="ce1">
            <text:p>20.904</text:p>
          </table:table-cell>
          <table:table-cell office:value-type="float" office:value="21" table:style-name="ce1">
            <text:p>2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0.928000000000001" table:style-name="ce1">
            <text:p>20.928</text:p>
          </table:table-cell>
          <table:table-cell office:value-type="float" office:value="20" table:style-name="ce1">
            <text:p>2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0.952000000000002" table:style-name="ce1">
            <text:p>20.952</text:p>
          </table:table-cell>
          <table:table-cell office:value-type="float" office:value="20" table:style-name="ce1">
            <text:p>2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0.975999999999999" table:style-name="ce1">
            <text:p>20.976</text:p>
          </table:table-cell>
          <table:table-cell office:value-type="float" office:value="21" table:style-name="ce1">
            <text:p>2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21" table:style-name="ce1">
            <text:p>2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1.024000000000001" table:style-name="ce1">
            <text:p>21.024</text:p>
          </table:table-cell>
          <table:table-cell office:value-type="float" office:value="21" table:style-name="ce1">
            <text:p>2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1.047999999999998" table:style-name="ce1">
            <text:p>21.048</text:p>
          </table:table-cell>
          <table:table-cell office:value-type="float" office:value="22" table:style-name="ce1">
            <text:p>2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1.071999999999999" table:style-name="ce1">
            <text:p>21.072</text:p>
          </table:table-cell>
          <table:table-cell office:value-type="float" office:value="22" table:style-name="ce1">
            <text:p>2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1.096" table:style-name="ce1">
            <text:p>21.096</text:p>
          </table:table-cell>
          <table:table-cell office:value-type="float" office:value="22" table:style-name="ce1">
            <text:p>2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1.12" table:style-name="ce1">
            <text:p>21.12</text:p>
          </table:table-cell>
          <table:table-cell office:value-type="float" office:value="22" table:style-name="ce1">
            <text:p>2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1.144000999999999" table:style-name="ce1">
            <text:p>21.144001</text:p>
          </table:table-cell>
          <table:table-cell office:value-type="float" office:value="21" table:style-name="ce1">
            <text:p>2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1.167999999999999" table:style-name="ce1">
            <text:p>21.168</text:p>
          </table:table-cell>
          <table:table-cell office:value-type="float" office:value="20" table:style-name="ce1">
            <text:p>2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1.192" table:style-name="ce1">
            <text:p>21.192</text:p>
          </table:table-cell>
          <table:table-cell office:value-type="float" office:value="22" table:style-name="ce1">
            <text:p>2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1.216000000000001" table:style-name="ce1">
            <text:p>21.216</text:p>
          </table:table-cell>
          <table:table-cell office:value-type="float" office:value="22" table:style-name="ce1">
            <text:p>2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1.24" table:style-name="ce1">
            <text:p>21.24</text:p>
          </table:table-cell>
          <table:table-cell office:value-type="float" office:value="22" table:style-name="ce1">
            <text:p>2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1.263999999999999" table:style-name="ce1">
            <text:p>21.264</text:p>
          </table:table-cell>
          <table:table-cell office:value-type="float" office:value="21" table:style-name="ce1">
            <text:p>2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1.288" table:style-name="ce1">
            <text:p>21.288</text:p>
          </table:table-cell>
          <table:table-cell office:value-type="float" office:value="21" table:style-name="ce1">
            <text:p>2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1.312000000000001" table:style-name="ce1">
            <text:p>21.312</text:p>
          </table:table-cell>
          <table:table-cell office:value-type="float" office:value="21" table:style-name="ce1">
            <text:p>2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1.335999999999999" table:style-name="ce1">
            <text:p>21.336</text:p>
          </table:table-cell>
          <table:table-cell office:value-type="float" office:value="19" table:style-name="ce1">
            <text:p>1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1.36" table:style-name="ce1">
            <text:p>21.36</text:p>
          </table:table-cell>
          <table:table-cell office:value-type="float" office:value="19" table:style-name="ce1">
            <text:p>1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1.384" table:style-name="ce1">
            <text:p>21.384</text:p>
          </table:table-cell>
          <table:table-cell office:value-type="float" office:value="20" table:style-name="ce1">
            <text:p>2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1.408000000000001" table:style-name="ce1">
            <text:p>21.408</text:p>
          </table:table-cell>
          <table:table-cell office:value-type="float" office:value="19" table:style-name="ce1">
            <text:p>1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1.432001" table:style-name="ce1">
            <text:p>21.432001</text:p>
          </table:table-cell>
          <table:table-cell office:value-type="float" office:value="20" table:style-name="ce1">
            <text:p>2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1.456" table:style-name="ce1">
            <text:p>21.456</text:p>
          </table:table-cell>
          <table:table-cell office:value-type="float" office:value="22" table:style-name="ce1">
            <text:p>2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1.48" table:style-name="ce1">
            <text:p>21.48</text:p>
          </table:table-cell>
          <table:table-cell office:value-type="float" office:value="20" table:style-name="ce1">
            <text:p>2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1.504000000000001" table:style-name="ce1">
            <text:p>21.504</text:p>
          </table:table-cell>
          <table:table-cell office:value-type="float" office:value="20" table:style-name="ce1">
            <text:p>2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1.527999999999999" table:style-name="ce1">
            <text:p>21.528</text:p>
          </table:table-cell>
          <table:table-cell office:value-type="float" office:value="20" table:style-name="ce1">
            <text:p>2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1.552" table:style-name="ce1">
            <text:p>21.552</text:p>
          </table:table-cell>
          <table:table-cell office:value-type="float" office:value="19" table:style-name="ce1">
            <text:p>1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1.576000000000001" table:style-name="ce1">
            <text:p>21.576</text:p>
          </table:table-cell>
          <table:table-cell office:value-type="float" office:value="18" table:style-name="ce1">
            <text:p>1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1.6" table:style-name="ce1">
            <text:p>21.6</text:p>
          </table:table-cell>
          <table:table-cell office:value-type="float" office:value="17" table:style-name="ce1">
            <text:p>1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1.623999999999999" table:style-name="ce1">
            <text:p>21.624</text:p>
          </table:table-cell>
          <table:table-cell office:value-type="float" office:value="17" table:style-name="ce1">
            <text:p>1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1.648" table:style-name="ce1">
            <text:p>21.648</text:p>
          </table:table-cell>
          <table:table-cell office:value-type="float" office:value="17" table:style-name="ce1">
            <text:p>1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1.672000000000001" table:style-name="ce1">
            <text:p>21.672</text:p>
          </table:table-cell>
          <table:table-cell office:value-type="float" office:value="16" table:style-name="ce1">
            <text:p>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1.696000999999999" table:style-name="ce1">
            <text:p>21.696001</text:p>
          </table:table-cell>
          <table:table-cell office:value-type="float" office:value="16" table:style-name="ce1">
            <text:p>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1.72" table:style-name="ce1">
            <text:p>21.72</text:p>
          </table:table-cell>
          <table:table-cell office:value-type="float" office:value="17" table:style-name="ce1">
            <text:p>1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1.744" table:style-name="ce1">
            <text:p>21.744</text:p>
          </table:table-cell>
          <table:table-cell office:value-type="float" office:value="17" table:style-name="ce1">
            <text:p>1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1.768000000000001" table:style-name="ce1">
            <text:p>21.768</text:p>
          </table:table-cell>
          <table:table-cell office:value-type="float" office:value="16" table:style-name="ce1">
            <text:p>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1.792000000000002" table:style-name="ce1">
            <text:p>21.792</text:p>
          </table:table-cell>
          <table:table-cell office:value-type="float" office:value="14" table:style-name="ce1">
            <text:p>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1.815999999999999" table:style-name="ce1">
            <text:p>21.816</text:p>
          </table:table-cell>
          <table:table-cell office:value-type="float" office:value="14" table:style-name="ce1">
            <text:p>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1.84" table:style-name="ce1">
            <text:p>21.84</text:p>
          </table:table-cell>
          <table:table-cell office:value-type="float" office:value="14" table:style-name="ce1">
            <text:p>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1.864000000000001" table:style-name="ce1">
            <text:p>21.864</text:p>
          </table:table-cell>
          <table:table-cell office:value-type="float" office:value="14" table:style-name="ce1">
            <text:p>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1.888000000000002" table:style-name="ce1">
            <text:p>21.888</text:p>
          </table:table-cell>
          <table:table-cell office:value-type="float" office:value="14" table:style-name="ce1">
            <text:p>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1.911999999999999" table:style-name="ce1">
            <text:p>21.912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1.936" table:style-name="ce1">
            <text:p>21.936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1.960000999999998" table:style-name="ce1">
            <text:p>21.960001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1.984000000000002" table:style-name="ce1">
            <text:p>21.984</text:p>
          </table:table-cell>
          <table:table-cell office:value-type="float" office:value="12" table:style-name="ce1">
            <text:p>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2.007999999999999" table:style-name="ce1">
            <text:p>22.008</text:p>
          </table:table-cell>
          <table:table-cell office:value-type="float" office:value="11" table:style-name="ce1">
            <text:p>1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2.032" table:style-name="ce1">
            <text:p>22.032</text:p>
          </table:table-cell>
          <table:table-cell office:value-type="float" office:value="11" table:style-name="ce1">
            <text:p>1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2.056000000000001" table:style-name="ce1">
            <text:p>22.056</text:p>
          </table:table-cell>
          <table:table-cell office:value-type="float" office:value="11" table:style-name="ce1">
            <text:p>1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2.08" table:style-name="ce1">
            <text:p>22.08</text:p>
          </table:table-cell>
          <table:table-cell office:value-type="float" office:value="12" table:style-name="ce1">
            <text:p>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2.103999999999999" table:style-name="ce1">
            <text:p>22.104</text:p>
          </table:table-cell>
          <table:table-cell office:value-type="float" office:value="12" table:style-name="ce1">
            <text:p>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2.128" table:style-name="ce1">
            <text:p>22.128</text:p>
          </table:table-cell>
          <table:table-cell office:value-type="float" office:value="12" table:style-name="ce1">
            <text:p>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2.152000000000001" table:style-name="ce1">
            <text:p>22.152</text:p>
          </table:table-cell>
          <table:table-cell office:value-type="float" office:value="12" table:style-name="ce1">
            <text:p>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2.175999999999998" table:style-name="ce1">
            <text:p>22.176</text:p>
          </table:table-cell>
          <table:table-cell office:value-type="float" office:value="11" table:style-name="ce1">
            <text:p>1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2.2" table:style-name="ce1">
            <text:p>22.2</text:p>
          </table:table-cell>
          <table:table-cell office:value-type="float" office:value="11" table:style-name="ce1">
            <text:p>1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2.224" table:style-name="ce1">
            <text:p>22.224</text:p>
          </table:table-cell>
          <table:table-cell office:value-type="float" office:value="12" table:style-name="ce1">
            <text:p>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2.248000999999999" table:style-name="ce1">
            <text:p>22.248001</text:p>
          </table:table-cell>
          <table:table-cell office:value-type="float" office:value="12" table:style-name="ce1">
            <text:p>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2.271999999999998" table:style-name="ce1">
            <text:p>22.272</text:p>
          </table:table-cell>
          <table:table-cell office:value-type="float" office:value="11" table:style-name="ce1">
            <text:p>1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2.295999999999999" table:style-name="ce1">
            <text:p>22.296</text:p>
          </table:table-cell>
          <table:table-cell office:value-type="float" office:value="11" table:style-name="ce1">
            <text:p>1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2.32" table:style-name="ce1">
            <text:p>22.32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2.344000000000001" table:style-name="ce1">
            <text:p>22.344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2.367999999999999" table:style-name="ce1">
            <text:p>22.368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2.391999999999999" table:style-name="ce1">
            <text:p>22.392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2.416" table:style-name="ce1">
            <text:p>22.416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2.44" table:style-name="ce1">
            <text:p>22.44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2.463999999999999" table:style-name="ce1">
            <text:p>22.464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2.488" table:style-name="ce1">
            <text:p>22.488</text:p>
          </table:table-cell>
          <table:table-cell office:value-type="float" office:value="11" table:style-name="ce1">
            <text:p>1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2.512001000000001" table:style-name="ce1">
            <text:p>22.512001</text:p>
          </table:table-cell>
          <table:table-cell office:value-type="float" office:value="11" table:style-name="ce1">
            <text:p>1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2.536000000000001" table:style-name="ce1">
            <text:p>22.536</text:p>
          </table:table-cell>
          <table:table-cell office:value-type="float" office:value="11" table:style-name="ce1">
            <text:p>1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2.56" table:style-name="ce1">
            <text:p>22.56</text:p>
          </table:table-cell>
          <table:table-cell office:value-type="float" office:value="11" table:style-name="ce1">
            <text:p>1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2.584" table:style-name="ce1">
            <text:p>22.584</text:p>
          </table:table-cell>
          <table:table-cell office:value-type="float" office:value="9" table:style-name="ce1">
            <text:p>9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2.608000000000001" table:style-name="ce1">
            <text:p>22.608</text:p>
          </table:table-cell>
          <table:table-cell office:value-type="float" office:value="9" table:style-name="ce1">
            <text:p>9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2.632000000000001" table:style-name="ce1">
            <text:p>22.632</text:p>
          </table:table-cell>
          <table:table-cell office:value-type="float" office:value="9" table:style-name="ce1">
            <text:p>9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2.655999999999999" table:style-name="ce1">
            <text:p>22.656</text:p>
          </table:table-cell>
          <table:table-cell office:value-type="float" office:value="9" table:style-name="ce1">
            <text:p>9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2.68" table:style-name="ce1">
            <text:p>22.68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2.704000000000001" table:style-name="ce1">
            <text:p>22.704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2.728000000000002" table:style-name="ce1">
            <text:p>22.728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2.751999999999999" table:style-name="ce1">
            <text:p>22.752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2.776001000000001" table:style-name="ce1">
            <text:p>22.776001</text:p>
          </table:table-cell>
          <table:table-cell office:value-type="float" office:value="9" table:style-name="ce1">
            <text:p>9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2.800001000000002" table:style-name="ce1">
            <text:p>22.800001</text:p>
          </table:table-cell>
          <table:table-cell office:value-type="float" office:value="9" table:style-name="ce1">
            <text:p>9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2.824000000000002" table:style-name="ce1">
            <text:p>22.824</text:p>
          </table:table-cell>
          <table:table-cell office:value-type="float" office:value="9" table:style-name="ce1">
            <text:p>9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2.847999999999999" table:style-name="ce1">
            <text:p>22.848</text:p>
          </table:table-cell>
          <table:table-cell office:value-type="float" office:value="9" table:style-name="ce1">
            <text:p>9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2.872" table:style-name="ce1">
            <text:p>22.872</text:p>
          </table:table-cell>
          <table:table-cell office:value-type="float" office:value="9" table:style-name="ce1">
            <text:p>9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2.896000000000001" table:style-name="ce1">
            <text:p>22.896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2.92" table:style-name="ce1">
            <text:p>22.92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2.943999999999999" table:style-name="ce1">
            <text:p>22.944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2.968" table:style-name="ce1">
            <text:p>22.968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2.992000000000001" table:style-name="ce1">
            <text:p>22.992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3.015999999999998" table:style-name="ce1">
            <text:p>23.0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3.04" table:style-name="ce1">
            <text:p>23.0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3.064001000000001" table:style-name="ce1">
            <text:p>23.06400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3.088000000000001" table:style-name="ce1">
            <text:p>23.08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3.111999999999998" table:style-name="ce1">
            <text:p>23.1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3.135999999999999" table:style-name="ce1">
            <text:p>23.13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3.16" table:style-name="ce1">
            <text:p>23.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3.184000000000001" table:style-name="ce1">
            <text:p>23.18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3.207999999999998" table:style-name="ce1">
            <text:p>23.20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3.231999999999999" table:style-name="ce1">
            <text:p>23.23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3.256" table:style-name="ce1">
            <text:p>23.25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3.28" table:style-name="ce1">
            <text:p>23.2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3.303999999999998" table:style-name="ce1">
            <text:p>23.30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3.328001" table:style-name="ce1">
            <text:p>23.32800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3.352" table:style-name="ce1">
            <text:p>23.35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3.376000000000001" table:style-name="ce1">
            <text:p>23.37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3.4" table:style-name="ce1">
            <text:p>23.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3.423999999999999" table:style-name="ce1">
            <text:p>23.42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3.448" table:style-name="ce1">
            <text:p>23.44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3.472000000000001" table:style-name="ce1">
            <text:p>23.47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3.495999999999999" table:style-name="ce1">
            <text:p>23.49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3.52" table:style-name="ce1">
            <text:p>23.5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3.544" table:style-name="ce1">
            <text:p>23.54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3.568000000000001" table:style-name="ce1">
            <text:p>23.56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3.592001" table:style-name="ce1">
            <text:p>23.59200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3.616001000000001" table:style-name="ce1">
            <text:p>23.61600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3.64" table:style-name="ce1">
            <text:p>23.6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3.664000000000001" table:style-name="ce1">
            <text:p>23.66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3.687999999999999" table:style-name="ce1">
            <text:p>23.68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3.712" table:style-name="ce1">
            <text:p>23.7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3.736000000000001" table:style-name="ce1">
            <text:p>23.73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3.76" table:style-name="ce1">
            <text:p>23.7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3.783999999999999" table:style-name="ce1">
            <text:p>23.78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3.808" table:style-name="ce1">
            <text:p>23.80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3.832000000000001" table:style-name="ce1">
            <text:p>23.83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3.856000000000002" table:style-name="ce1">
            <text:p>23.85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3.880001" table:style-name="ce1">
            <text:p>23.88000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3.904" table:style-name="ce1">
            <text:p>23.90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3.928000000000001" table:style-name="ce1">
            <text:p>23.92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3.952000000000002" table:style-name="ce1">
            <text:p>23.95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3.975999999999999" table:style-name="ce1">
            <text:p>23.97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number-rows-repeated="1047575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_1" style:display-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7328</meta:generator>
    <dc:creator>BROWN, ALEXANDER CIV USAF AFMC 518 SWES/MXDEC</dc:creator>
    <dc:date>2024-05-14T15:58:45Z</dc:date>
    <meta:editing-cycles>33</meta:editing-cycles>
    <meta:editing-duration>PT2260S</meta:editing-duration>
  </office:meta>
</office:document-meta>
</file>